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mm"/>
    </style:style>
    <style:style style:name="co2" style:family="table-column">
      <style:table-column-properties fo:break-before="auto" style:column-width="9.75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14.89mm"/>
    </style:style>
    <style:style style:name="co5" style:family="table-column">
      <style:table-column-properties fo:break-before="auto" style:column-width="14.71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1.47mm"/>
    </style:style>
    <style:style style:name="co10" style:family="table-column">
      <style:table-column-properties fo:break-before="auto" style:column-width="16.09mm"/>
    </style:style>
    <style:style style:name="co11" style:family="table-column">
      <style:table-column-properties fo:break-before="auto" style:column-width="10.95mm"/>
    </style:style>
    <style:style style:name="co12" style:family="table-column">
      <style:table-column-properties fo:break-before="auto" style:column-width="15.58mm"/>
    </style:style>
    <style:style style:name="co13" style:family="table-column">
      <style:table-column-properties fo:break-before="auto" style:column-width="1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border="0.99pt ridge #000000"/>
      <style:paragraph-properties fo:text-align="center" fo:margin-left="0mm"/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able-cell-properties fo:border="0.99pt ridge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99pt ridge #000000"/>
      <style:text-properties fo:color="#000000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Segoe U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ridge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99pt ridge #000000"/>
      <style:paragraph-properties fo:text-align="center" fo:margin-left="0mm"/>
    </style:style>
    <style:style style:name="ce8" style:family="table-cell" style:parent-style-name="Default">
      <style:table-cell-properties fo:border="0.99pt ridge #000000"/>
    </style:style>
    <style:style style:name="ce9" style:family="table-cell" style:parent-style-name="Default" style:data-style-name="N0">
      <style:table-cell-properties fo:border="0.99pt ridge #000000"/>
    </style:style>
    <style:style style:name="ce19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0.4mm" svg:height="273.19mm" svg:x="75.76mm" svg:y="12.16mm">
            <draw:object draw:notify-on-update-of-ranges="Sheet1.I2:Sheet1.I311 Sheet1.J2:Sheet1.J3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2" table:default-cell-style-name="Default"/>
        <table:table-column table:style-name="co8" table:default-cell-style-name="ce1"/>
        <table:table-column table:style-name="co7" table:default-cell-style-name="ce1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ce4" table:formula="of:=INDEX([.I1:.I999];[.K1])" office:value-type="float" office:value="0" calcext:value-type="float">
            <text:p>0</text:p>
          </table:table-cell>
          <table:table-cell table:style-name="ce6" table:formula="of:=INDEX([.J1:.J999];[.K1])" office:value-type="float" office:value="0" calcext:value-type="float">
            <text:p>0</text:p>
          </table:table-cell>
          <table:table-cell/>
          <table:table-cell table:style-name="ce7" office:value-type="float" office:value="142" calcext:value-type="float">
            <text:p>142</text:p>
          </table:table-cell>
          <table:table-cell table:style-name="ce8" table:formula="of:=INDEX([.I1:.I999];[.O1])" office:value-type="float" office:value="0.2292" calcext:value-type="float">
            <text:p>0.2292</text:p>
          </table:table-cell>
          <table:table-cell table:style-name="ce9" table:formula="of:=INDEX([.J1:.J999];[.O1])" office:value-type="float" office:value="0.4849" calcext:value-type="float">
            <text:p>0.48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00</text:p>
          </table:table-cell>
          <table:table-cell office:value-type="string" calcext:value-type="string">
            <text:p>X0.2925Y0.2136</text:p>
          </table:table-cell>
          <table:table-cell table:formula="of:=MID([.C2];2;6)" office:value-type="string" office:string-value="0.2925" calcext:value-type="string">
            <text:p>0.2925</text:p>
          </table:table-cell>
          <table:table-cell table:formula="of:=MID([.C2];9;6)" office:value-type="string" office:string-value="0.2136" calcext:value-type="string">
            <text:p>0.2136</text:p>
          </table:table-cell>
          <table:table-cell/>
          <table:table-cell office:value-type="float" office:value="0.2925" calcext:value-type="float">
            <text:p>0.2925</text:p>
          </table:table-cell>
          <table:table-cell office:value-type="float" office:value="0.2136" calcext:value-type="float">
            <text:p>0.2136</text:p>
          </table:table-cell>
          <table:table-cell table:formula="of:=IF(OR(AND(ROW()&gt;=[.$K$1];ROW()&lt;=[.$K$2]);AND(ROW()&gt;=[.$O$1];ROW()&lt;=[.$O$2]) );[.G2];&quot;&quot;)" office:value-type="float" office:value="0.2925" calcext:value-type="float">
            <text:p>0.2925</text:p>
          </table:table-cell>
          <table:table-cell table:formula="of:=IF(OR(AND(ROW()&gt;=[.$K$1];ROW()&lt;=[.$K$2]);AND(ROW()&gt;=[.$O$1];ROW()&lt;=[.$O$2]));[.H2];&quot;&quot;)" office:value-type="float" office:value="0.2136" calcext:value-type="float">
            <text:p>0.2136</text:p>
          </table:table-cell>
          <table:table-cell table:style-name="ce3" office:value-type="float" office:value="309" calcext:value-type="float">
            <text:p>309</text:p>
          </table:table-cell>
          <table:table-cell table:style-name="ce5" table:formula="of:=INDEX([.I1:.I999];[.K2])" office:value-type="float" office:value="0.3695" calcext:value-type="float">
            <text:p>0.3695</text:p>
          </table:table-cell>
          <table:table-cell table:style-name="ce6" table:formula="of:=INDEX([.J1:.J999];[.K2])" office:value-type="float" office:value="0.776" calcext:value-type="float">
            <text:p>0.776</text:p>
          </table:table-cell>
          <table:table-cell/>
          <table:table-cell table:style-name="ce7" office:value-type="float" office:value="144" calcext:value-type="float">
            <text:p>144</text:p>
          </table:table-cell>
          <table:table-cell table:style-name="ce9" table:formula="of:=INDEX([.I1:.I999];[.O2])" office:value-type="float" office:value="0.2236" calcext:value-type="float">
            <text:p>0.2236</text:p>
          </table:table-cell>
          <table:table-cell table:style-name="ce8" table:formula="of:=INDEX([.J1:.J999];[.O2])" office:value-type="float" office:value="0.4953" calcext:value-type="float">
            <text:p>0.4953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G01</text:p>
          </table:table-cell>
          <table:table-cell/>
          <table:table-cell table:formula="of:=MID([.C3];2;6)">
            <text:p/>
          </table:table-cell>
          <table:table-cell table:formula="of:=MID([.C3];9;6)">
            <text:p/>
          </table:table-cell>
          <table:table-cell table:number-columns-repeated="3"/>
          <table:table-cell table:formula="of:=IF(ROW()&lt;=[.$F$1];[.G3];&quot;&quot;)">
            <text:p/>
          </table:table-cell>
          <table:table-cell table:formula="of:=IF(ROW()&lt;=[.$F$1];[.H3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837Y0.2104</text:p>
          </table:table-cell>
          <table:table-cell table:formula="of:=MID([.C4];2;6)" office:value-type="string" office:string-value="0.2837" calcext:value-type="string">
            <text:p>0.2837</text:p>
          </table:table-cell>
          <table:table-cell table:formula="of:=MID([.C4];9;6)" office:value-type="string" office:string-value="0.2104" calcext:value-type="string">
            <text:p>0.2104</text:p>
          </table:table-cell>
          <table:table-cell/>
          <table:table-cell office:value-type="float" office:value="0.2837" calcext:value-type="float">
            <text:p>0.2837</text:p>
          </table:table-cell>
          <table:table-cell office:value-type="float" office:value="0.2104" calcext:value-type="float">
            <text:p>0.2104</text:p>
          </table:table-cell>
          <table:table-cell table:formula="of:=IF(OR(AND(ROW()&gt;=[.$K$1];ROW()&lt;=[.$K$2]);AND(ROW()&gt;=[.$O$1];ROW()&lt;=[.$O$2]) );[.G4];&quot;&quot;)" office:value-type="float" office:value="0.2837" calcext:value-type="float">
            <text:p>0.2837</text:p>
          </table:table-cell>
          <table:table-cell table:formula="of:=IF(OR(AND(ROW()&gt;=[.$K$1];ROW()&lt;=[.$K$2]);AND(ROW()&gt;=[.$O$1];ROW()&lt;=[.$O$2]));[.H4];&quot;&quot;)" office:value-type="float" office:value="0.2104" calcext:value-type="float">
            <text:p>0.21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58Y0.2045</text:p>
          </table:table-cell>
          <table:table-cell table:formula="of:=MID([.C5];2;6)" office:value-type="string" office:string-value="0.2758" calcext:value-type="string">
            <text:p>0.2758</text:p>
          </table:table-cell>
          <table:table-cell table:formula="of:=MID([.C5];9;6)" office:value-type="string" office:string-value="0.2045" calcext:value-type="string">
            <text:p>0.2045</text:p>
          </table:table-cell>
          <table:table-cell/>
          <table:table-cell office:value-type="float" office:value="0.2758" calcext:value-type="float">
            <text:p>0.2758</text:p>
          </table:table-cell>
          <table:table-cell office:value-type="float" office:value="0.2045" calcext:value-type="float">
            <text:p>0.2045</text:p>
          </table:table-cell>
          <table:table-cell table:formula="of:=IF(OR(AND(ROW()&gt;=[.$K$1];ROW()&lt;=[.$K$2]);AND(ROW()&gt;=[.$O$1];ROW()&lt;=[.$O$2]) );[.G5];&quot;&quot;)" office:value-type="float" office:value="0.2758" calcext:value-type="float">
            <text:p>0.2758</text:p>
          </table:table-cell>
          <table:table-cell table:formula="of:=IF(OR(AND(ROW()&gt;=[.$K$1];ROW()&lt;=[.$K$2]);AND(ROW()&gt;=[.$O$1];ROW()&lt;=[.$O$2]));[.H5];&quot;&quot;)" office:value-type="float" office:value="0.2045" calcext:value-type="float">
            <text:p>0.20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12Y0.1990</text:p>
          </table:table-cell>
          <table:table-cell table:formula="of:=MID([.C6];2;6)" office:value-type="string" office:string-value="0.2712" calcext:value-type="string">
            <text:p>0.2712</text:p>
          </table:table-cell>
          <table:table-cell table:formula="of:=MID([.C6];9;6)" office:value-type="string" office:string-value="0.1990" calcext:value-type="string">
            <text:p>0.1990</text:p>
          </table:table-cell>
          <table:table-cell/>
          <table:table-cell office:value-type="float" office:value="0.2712" calcext:value-type="float">
            <text:p>0.2712</text:p>
          </table:table-cell>
          <table:table-cell office:value-type="float" office:value="0.199" calcext:value-type="float">
            <text:p>0.199</text:p>
          </table:table-cell>
          <table:table-cell table:formula="of:=IF(OR(AND(ROW()&gt;=[.$K$1];ROW()&lt;=[.$K$2]);AND(ROW()&gt;=[.$O$1];ROW()&lt;=[.$O$2]) );[.G6];&quot;&quot;)" office:value-type="float" office:value="0.2712" calcext:value-type="float">
            <text:p>0.2712</text:p>
          </table:table-cell>
          <table:table-cell table:formula="of:=IF(OR(AND(ROW()&gt;=[.$K$1];ROW()&lt;=[.$K$2]);AND(ROW()&gt;=[.$O$1];ROW()&lt;=[.$O$2]));[.H6];&quot;&quot;)" office:value-type="float" office:value="0.199" calcext:value-type="float">
            <text:p>0.19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669Y0.1898</text:p>
          </table:table-cell>
          <table:table-cell table:formula="of:=MID([.C7];2;6)" office:value-type="string" office:string-value="0.2669" calcext:value-type="string">
            <text:p>0.2669</text:p>
          </table:table-cell>
          <table:table-cell table:formula="of:=MID([.C7];9;6)" office:value-type="string" office:string-value="0.1898" calcext:value-type="string">
            <text:p>0.1898</text:p>
          </table:table-cell>
          <table:table-cell/>
          <table:table-cell office:value-type="float" office:value="0.2669" calcext:value-type="float">
            <text:p>0.2669</text:p>
          </table:table-cell>
          <table:table-cell office:value-type="float" office:value="0.1898" calcext:value-type="float">
            <text:p>0.1898</text:p>
          </table:table-cell>
          <table:table-cell table:formula="of:=IF(OR(AND(ROW()&gt;=[.$K$1];ROW()&lt;=[.$K$2]);AND(ROW()&gt;=[.$O$1];ROW()&lt;=[.$O$2]) );[.G7];&quot;&quot;)" office:value-type="float" office:value="0.2669" calcext:value-type="float">
            <text:p>0.2669</text:p>
          </table:table-cell>
          <table:table-cell table:formula="of:=IF(OR(AND(ROW()&gt;=[.$K$1];ROW()&lt;=[.$K$2]);AND(ROW()&gt;=[.$O$1];ROW()&lt;=[.$O$2]));[.H7];&quot;&quot;)" office:value-type="float" office:value="0.1898" calcext:value-type="float">
            <text:p>0.189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655Y0.1801</text:p>
          </table:table-cell>
          <table:table-cell table:formula="of:=MID([.C8];2;6)" office:value-type="string" office:string-value="0.2655" calcext:value-type="string">
            <text:p>0.2655</text:p>
          </table:table-cell>
          <table:table-cell table:formula="of:=MID([.C8];9;6)" office:value-type="string" office:string-value="0.1801" calcext:value-type="string">
            <text:p>0.1801</text:p>
          </table:table-cell>
          <table:table-cell/>
          <table:table-cell office:value-type="float" office:value="0.2655" calcext:value-type="float">
            <text:p>0.2655</text:p>
          </table:table-cell>
          <table:table-cell office:value-type="float" office:value="0.1801" calcext:value-type="float">
            <text:p>0.1801</text:p>
          </table:table-cell>
          <table:table-cell table:formula="of:=IF(OR(AND(ROW()&gt;=[.$K$1];ROW()&lt;=[.$K$2]);AND(ROW()&gt;=[.$O$1];ROW()&lt;=[.$O$2]) );[.G8];&quot;&quot;)" office:value-type="float" office:value="0.2655" calcext:value-type="float">
            <text:p>0.2655</text:p>
          </table:table-cell>
          <table:table-cell table:formula="of:=IF(OR(AND(ROW()&gt;=[.$K$1];ROW()&lt;=[.$K$2]);AND(ROW()&gt;=[.$O$1];ROW()&lt;=[.$O$2]));[.H8];&quot;&quot;)" office:value-type="float" office:value="0.1801" calcext:value-type="float">
            <text:p>0.18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657Y0.1166</text:p>
          </table:table-cell>
          <table:table-cell table:formula="of:=MID([.C9];2;6)" office:value-type="string" office:string-value="0.2657" calcext:value-type="string">
            <text:p>0.2657</text:p>
          </table:table-cell>
          <table:table-cell table:formula="of:=MID([.C9];9;6)" office:value-type="string" office:string-value="0.1166" calcext:value-type="string">
            <text:p>0.1166</text:p>
          </table:table-cell>
          <table:table-cell/>
          <table:table-cell office:value-type="float" office:value="0.2657" calcext:value-type="float">
            <text:p>0.2657</text:p>
          </table:table-cell>
          <table:table-cell office:value-type="float" office:value="0.1166" calcext:value-type="float">
            <text:p>0.1166</text:p>
          </table:table-cell>
          <table:table-cell table:formula="of:=IF(OR(AND(ROW()&gt;=[.$K$1];ROW()&lt;=[.$K$2]);AND(ROW()&gt;=[.$O$1];ROW()&lt;=[.$O$2]) );[.G9];&quot;&quot;)" office:value-type="float" office:value="0.2657" calcext:value-type="float">
            <text:p>0.2657</text:p>
          </table:table-cell>
          <table:table-cell table:formula="of:=IF(OR(AND(ROW()&gt;=[.$K$1];ROW()&lt;=[.$K$2]);AND(ROW()&gt;=[.$O$1];ROW()&lt;=[.$O$2]));[.H9];&quot;&quot;)" office:value-type="float" office:value="0.1166" calcext:value-type="float">
            <text:p>0.116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670Y0.1100</text:p>
          </table:table-cell>
          <table:table-cell table:formula="of:=MID([.C10];2;6)" office:value-type="string" office:string-value="0.2670" calcext:value-type="string">
            <text:p>0.2670</text:p>
          </table:table-cell>
          <table:table-cell table:formula="of:=MID([.C10];9;6)" office:value-type="string" office:string-value="0.1100" calcext:value-type="string">
            <text:p>0.1100</text:p>
          </table:table-cell>
          <table:table-cell/>
          <table:table-cell office:value-type="float" office:value="0.267" calcext:value-type="float">
            <text:p>0.267</text:p>
          </table:table-cell>
          <table:table-cell office:value-type="float" office:value="0.11" calcext:value-type="float">
            <text:p>0.11</text:p>
          </table:table-cell>
          <table:table-cell table:formula="of:=IF(OR(AND(ROW()&gt;=[.$K$1];ROW()&lt;=[.$K$2]);AND(ROW()&gt;=[.$O$1];ROW()&lt;=[.$O$2]) );[.G10];&quot;&quot;)" office:value-type="float" office:value="0.267" calcext:value-type="float">
            <text:p>0.267</text:p>
          </table:table-cell>
          <table:table-cell table:formula="of:=IF(OR(AND(ROW()&gt;=[.$K$1];ROW()&lt;=[.$K$2]);AND(ROW()&gt;=[.$O$1];ROW()&lt;=[.$O$2]));[.H10];&quot;&quot;)" office:value-type="float" office:value="0.11" calcext:value-type="float">
            <text:p>0.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696Y0.1037</text:p>
          </table:table-cell>
          <table:table-cell table:formula="of:=MID([.C11];2;6)" office:value-type="string" office:string-value="0.2696" calcext:value-type="string">
            <text:p>0.2696</text:p>
          </table:table-cell>
          <table:table-cell table:formula="of:=MID([.C11];9;6)" office:value-type="string" office:string-value="0.1037" calcext:value-type="string">
            <text:p>0.1037</text:p>
          </table:table-cell>
          <table:table-cell/>
          <table:table-cell office:value-type="float" office:value="0.2696" calcext:value-type="float">
            <text:p>0.2696</text:p>
          </table:table-cell>
          <table:table-cell office:value-type="float" office:value="0.1037" calcext:value-type="float">
            <text:p>0.1037</text:p>
          </table:table-cell>
          <table:table-cell table:formula="of:=IF(OR(AND(ROW()&gt;=[.$K$1];ROW()&lt;=[.$K$2]);AND(ROW()&gt;=[.$O$1];ROW()&lt;=[.$O$2]) );[.G11];&quot;&quot;)" office:value-type="float" office:value="0.2696" calcext:value-type="float">
            <text:p>0.2696</text:p>
          </table:table-cell>
          <table:table-cell table:formula="of:=IF(OR(AND(ROW()&gt;=[.$K$1];ROW()&lt;=[.$K$2]);AND(ROW()&gt;=[.$O$1];ROW()&lt;=[.$O$2]));[.H11];&quot;&quot;)" office:value-type="float" office:value="0.1037" calcext:value-type="float">
            <text:p>0.10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33Y0.0981</text:p>
          </table:table-cell>
          <table:table-cell table:formula="of:=MID([.C12];2;6)" office:value-type="string" office:string-value="0.2733" calcext:value-type="string">
            <text:p>0.2733</text:p>
          </table:table-cell>
          <table:table-cell table:formula="of:=MID([.C12];9;6)" office:value-type="string" office:string-value="0.0981" calcext:value-type="string">
            <text:p>0.0981</text:p>
          </table:table-cell>
          <table:table-cell/>
          <table:table-cell office:value-type="float" office:value="0.2733" calcext:value-type="float">
            <text:p>0.2733</text:p>
          </table:table-cell>
          <table:table-cell office:value-type="float" office:value="0.0981" calcext:value-type="float">
            <text:p>0.0981</text:p>
          </table:table-cell>
          <table:table-cell table:formula="of:=IF(OR(AND(ROW()&gt;=[.$K$1];ROW()&lt;=[.$K$2]);AND(ROW()&gt;=[.$O$1];ROW()&lt;=[.$O$2]) );[.G12];&quot;&quot;)" office:value-type="float" office:value="0.2733" calcext:value-type="float">
            <text:p>0.2733</text:p>
          </table:table-cell>
          <table:table-cell table:formula="of:=IF(OR(AND(ROW()&gt;=[.$K$1];ROW()&lt;=[.$K$2]);AND(ROW()&gt;=[.$O$1];ROW()&lt;=[.$O$2]));[.H12];&quot;&quot;)" office:value-type="float" office:value="0.0981" calcext:value-type="float">
            <text:p>0.098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81Y0.0933</text:p>
          </table:table-cell>
          <table:table-cell table:formula="of:=MID([.C13];2;6)" office:value-type="string" office:string-value="0.2781" calcext:value-type="string">
            <text:p>0.2781</text:p>
          </table:table-cell>
          <table:table-cell table:formula="of:=MID([.C13];9;6)" office:value-type="string" office:string-value="0.0933" calcext:value-type="string">
            <text:p>0.0933</text:p>
          </table:table-cell>
          <table:table-cell/>
          <table:table-cell office:value-type="float" office:value="0.2781" calcext:value-type="float">
            <text:p>0.2781</text:p>
          </table:table-cell>
          <table:table-cell office:value-type="float" office:value="0.0933" calcext:value-type="float">
            <text:p>0.0933</text:p>
          </table:table-cell>
          <table:table-cell table:formula="of:=IF(OR(AND(ROW()&gt;=[.$K$1];ROW()&lt;=[.$K$2]);AND(ROW()&gt;=[.$O$1];ROW()&lt;=[.$O$2]) );[.G13];&quot;&quot;)" office:value-type="float" office:value="0.2781" calcext:value-type="float">
            <text:p>0.2781</text:p>
          </table:table-cell>
          <table:table-cell table:formula="of:=IF(OR(AND(ROW()&gt;=[.$K$1];ROW()&lt;=[.$K$2]);AND(ROW()&gt;=[.$O$1];ROW()&lt;=[.$O$2]));[.H13];&quot;&quot;)" office:value-type="float" office:value="0.0933" calcext:value-type="float">
            <text:p>0.093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837Y0.0896</text:p>
          </table:table-cell>
          <table:table-cell table:formula="of:=MID([.C14];2;6)" office:value-type="string" office:string-value="0.2837" calcext:value-type="string">
            <text:p>0.2837</text:p>
          </table:table-cell>
          <table:table-cell table:formula="of:=MID([.C14];9;6)" office:value-type="string" office:string-value="0.0896" calcext:value-type="string">
            <text:p>0.0896</text:p>
          </table:table-cell>
          <table:table-cell/>
          <table:table-cell office:value-type="float" office:value="0.2837" calcext:value-type="float">
            <text:p>0.2837</text:p>
          </table:table-cell>
          <table:table-cell office:value-type="float" office:value="0.0896" calcext:value-type="float">
            <text:p>0.0896</text:p>
          </table:table-cell>
          <table:table-cell table:formula="of:=IF(OR(AND(ROW()&gt;=[.$K$1];ROW()&lt;=[.$K$2]);AND(ROW()&gt;=[.$O$1];ROW()&lt;=[.$O$2]) );[.G14];&quot;&quot;)" office:value-type="float" office:value="0.2837" calcext:value-type="float">
            <text:p>0.2837</text:p>
          </table:table-cell>
          <table:table-cell table:formula="of:=IF(OR(AND(ROW()&gt;=[.$K$1];ROW()&lt;=[.$K$2]);AND(ROW()&gt;=[.$O$1];ROW()&lt;=[.$O$2]));[.H14];&quot;&quot;)" office:value-type="float" office:value="0.0896" calcext:value-type="float">
            <text:p>0.089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900Y0.0870</text:p>
          </table:table-cell>
          <table:table-cell table:formula="of:=MID([.C15];2;6)" office:value-type="string" office:string-value="0.2900" calcext:value-type="string">
            <text:p>0.2900</text:p>
          </table:table-cell>
          <table:table-cell table:formula="of:=MID([.C15];9;6)" office:value-type="string" office:string-value="0.0870" calcext:value-type="string">
            <text:p>0.0870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087" calcext:value-type="float">
            <text:p>0.087</text:p>
          </table:table-cell>
          <table:table-cell table:formula="of:=IF(OR(AND(ROW()&gt;=[.$K$1];ROW()&lt;=[.$K$2]);AND(ROW()&gt;=[.$O$1];ROW()&lt;=[.$O$2]) );[.G15];&quot;&quot;)" office:value-type="float" office:value="0.29" calcext:value-type="float">
            <text:p>0.29</text:p>
          </table:table-cell>
          <table:table-cell table:formula="of:=IF(OR(AND(ROW()&gt;=[.$K$1];ROW()&lt;=[.$K$2]);AND(ROW()&gt;=[.$O$1];ROW()&lt;=[.$O$2]));[.H15];&quot;&quot;)" office:value-type="float" office:value="0.087" calcext:value-type="float">
            <text:p>0.0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966Y0.0857</text:p>
          </table:table-cell>
          <table:table-cell table:formula="of:=MID([.C16];2;6)" office:value-type="string" office:string-value="0.2966" calcext:value-type="string">
            <text:p>0.2966</text:p>
          </table:table-cell>
          <table:table-cell table:formula="of:=MID([.C16];9;6)" office:value-type="string" office:string-value="0.0857" calcext:value-type="string">
            <text:p>0.0857</text:p>
          </table:table-cell>
          <table:table-cell/>
          <table:table-cell office:value-type="float" office:value="0.2966" calcext:value-type="float">
            <text:p>0.2966</text:p>
          </table:table-cell>
          <table:table-cell office:value-type="float" office:value="0.0857" calcext:value-type="float">
            <text:p>0.0857</text:p>
          </table:table-cell>
          <table:table-cell table:formula="of:=IF(OR(AND(ROW()&gt;=[.$K$1];ROW()&lt;=[.$K$2]);AND(ROW()&gt;=[.$O$1];ROW()&lt;=[.$O$2]) );[.G16];&quot;&quot;)" office:value-type="float" office:value="0.2966" calcext:value-type="float">
            <text:p>0.2966</text:p>
          </table:table-cell>
          <table:table-cell table:formula="of:=IF(OR(AND(ROW()&gt;=[.$K$1];ROW()&lt;=[.$K$2]);AND(ROW()&gt;=[.$O$1];ROW()&lt;=[.$O$2]));[.H16];&quot;&quot;)" office:value-type="float" office:value="0.0857" calcext:value-type="float">
            <text:p>0.085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034Y0.0857</text:p>
          </table:table-cell>
          <table:table-cell table:formula="of:=MID([.C17];2;6)" office:value-type="string" office:string-value="0.3034" calcext:value-type="string">
            <text:p>0.3034</text:p>
          </table:table-cell>
          <table:table-cell table:formula="of:=MID([.C17];9;6)" office:value-type="string" office:string-value="0.0857" calcext:value-type="string">
            <text:p>0.0857</text:p>
          </table:table-cell>
          <table:table-cell/>
          <table:table-cell office:value-type="float" office:value="0.3034" calcext:value-type="float">
            <text:p>0.3034</text:p>
          </table:table-cell>
          <table:table-cell office:value-type="float" office:value="0.0857" calcext:value-type="float">
            <text:p>0.0857</text:p>
          </table:table-cell>
          <table:table-cell table:formula="of:=IF(OR(AND(ROW()&gt;=[.$K$1];ROW()&lt;=[.$K$2]);AND(ROW()&gt;=[.$O$1];ROW()&lt;=[.$O$2]) );[.G17];&quot;&quot;)" office:value-type="float" office:value="0.3034" calcext:value-type="float">
            <text:p>0.3034</text:p>
          </table:table-cell>
          <table:table-cell table:formula="of:=IF(OR(AND(ROW()&gt;=[.$K$1];ROW()&lt;=[.$K$2]);AND(ROW()&gt;=[.$O$1];ROW()&lt;=[.$O$2]));[.H17];&quot;&quot;)" office:value-type="float" office:value="0.0857" calcext:value-type="float">
            <text:p>0.085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132Y0.0881</text:p>
          </table:table-cell>
          <table:table-cell table:formula="of:=MID([.C18];2;6)" office:value-type="string" office:string-value="0.3132" calcext:value-type="string">
            <text:p>0.3132</text:p>
          </table:table-cell>
          <table:table-cell table:formula="of:=MID([.C18];9;6)" office:value-type="string" office:string-value="0.0881" calcext:value-type="string">
            <text:p>0.0881</text:p>
          </table:table-cell>
          <table:table-cell/>
          <table:table-cell office:value-type="float" office:value="0.3132" calcext:value-type="float">
            <text:p>0.3132</text:p>
          </table:table-cell>
          <table:table-cell office:value-type="float" office:value="0.0881" calcext:value-type="float">
            <text:p>0.0881</text:p>
          </table:table-cell>
          <table:table-cell table:formula="of:=IF(OR(AND(ROW()&gt;=[.$K$1];ROW()&lt;=[.$K$2]);AND(ROW()&gt;=[.$O$1];ROW()&lt;=[.$O$2]) );[.G18];&quot;&quot;)" office:value-type="float" office:value="0.3132" calcext:value-type="float">
            <text:p>0.3132</text:p>
          </table:table-cell>
          <table:table-cell table:formula="of:=IF(OR(AND(ROW()&gt;=[.$K$1];ROW()&lt;=[.$K$2]);AND(ROW()&gt;=[.$O$1];ROW()&lt;=[.$O$2]));[.H18];&quot;&quot;)" office:value-type="float" office:value="0.0881" calcext:value-type="float">
            <text:p>0.088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19Y0.0933</text:p>
          </table:table-cell>
          <table:table-cell table:formula="of:=MID([.C19];2;6)" office:value-type="string" office:string-value="0.3219" calcext:value-type="string">
            <text:p>0.3219</text:p>
          </table:table-cell>
          <table:table-cell table:formula="of:=MID([.C19];9;6)" office:value-type="string" office:string-value="0.0933" calcext:value-type="string">
            <text:p>0.0933</text:p>
          </table:table-cell>
          <table:table-cell/>
          <table:table-cell office:value-type="float" office:value="0.3219" calcext:value-type="float">
            <text:p>0.3219</text:p>
          </table:table-cell>
          <table:table-cell office:value-type="float" office:value="0.0933" calcext:value-type="float">
            <text:p>0.0933</text:p>
          </table:table-cell>
          <table:table-cell table:formula="of:=IF(OR(AND(ROW()&gt;=[.$K$1];ROW()&lt;=[.$K$2]);AND(ROW()&gt;=[.$O$1];ROW()&lt;=[.$O$2]) );[.G19];&quot;&quot;)" office:value-type="float" office:value="0.3219" calcext:value-type="float">
            <text:p>0.3219</text:p>
          </table:table-cell>
          <table:table-cell table:formula="of:=IF(OR(AND(ROW()&gt;=[.$K$1];ROW()&lt;=[.$K$2]);AND(ROW()&gt;=[.$O$1];ROW()&lt;=[.$O$2]));[.H19];&quot;&quot;)" office:value-type="float" office:value="0.0933" calcext:value-type="float">
            <text:p>0.093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87Y0.1008</text:p>
          </table:table-cell>
          <table:table-cell table:formula="of:=MID([.C20];2;6)" office:value-type="string" office:string-value="0.3287" calcext:value-type="string">
            <text:p>0.3287</text:p>
          </table:table-cell>
          <table:table-cell table:formula="of:=MID([.C20];9;6)" office:value-type="string" office:string-value="0.1008" calcext:value-type="string">
            <text:p>0.1008</text:p>
          </table:table-cell>
          <table:table-cell/>
          <table:table-cell office:value-type="float" office:value="0.3287" calcext:value-type="float">
            <text:p>0.3287</text:p>
          </table:table-cell>
          <table:table-cell office:value-type="float" office:value="0.1008" calcext:value-type="float">
            <text:p>0.1008</text:p>
          </table:table-cell>
          <table:table-cell table:formula="of:=IF(OR(AND(ROW()&gt;=[.$K$1];ROW()&lt;=[.$K$2]);AND(ROW()&gt;=[.$O$1];ROW()&lt;=[.$O$2]) );[.G20];&quot;&quot;)" office:value-type="float" office:value="0.3287" calcext:value-type="float">
            <text:p>0.3287</text:p>
          </table:table-cell>
          <table:table-cell table:formula="of:=IF(OR(AND(ROW()&gt;=[.$K$1];ROW()&lt;=[.$K$2]);AND(ROW()&gt;=[.$O$1];ROW()&lt;=[.$O$2]));[.H20];&quot;&quot;)" office:value-type="float" office:value="0.1008" calcext:value-type="float">
            <text:p>0.10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330Y0.1100</text:p>
          </table:table-cell>
          <table:table-cell table:formula="of:=MID([.C21];2;6)" office:value-type="string" office:string-value="0.3330" calcext:value-type="string">
            <text:p>0.3330</text:p>
          </table:table-cell>
          <table:table-cell table:formula="of:=MID([.C21];9;6)" office:value-type="string" office:string-value="0.1100" calcext:value-type="string">
            <text:p>0.1100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0.11" calcext:value-type="float">
            <text:p>0.11</text:p>
          </table:table-cell>
          <table:table-cell table:formula="of:=IF(OR(AND(ROW()&gt;=[.$K$1];ROW()&lt;=[.$K$2]);AND(ROW()&gt;=[.$O$1];ROW()&lt;=[.$O$2]) );[.G21];&quot;&quot;)" office:value-type="float" office:value="0.333" calcext:value-type="float">
            <text:p>0.333</text:p>
          </table:table-cell>
          <table:table-cell table:formula="of:=IF(OR(AND(ROW()&gt;=[.$K$1];ROW()&lt;=[.$K$2]);AND(ROW()&gt;=[.$O$1];ROW()&lt;=[.$O$2]));[.H21];&quot;&quot;)" office:value-type="float" office:value="0.11" calcext:value-type="float">
            <text:p>0.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345Y0.1199</text:p>
          </table:table-cell>
          <table:table-cell table:formula="of:=MID([.C22];2;6)" office:value-type="string" office:string-value="0.3345" calcext:value-type="string">
            <text:p>0.3345</text:p>
          </table:table-cell>
          <table:table-cell table:formula="of:=MID([.C22];9;6)" office:value-type="string" office:string-value="0.1199" calcext:value-type="string">
            <text:p>0.1199</text:p>
          </table:table-cell>
          <table:table-cell/>
          <table:table-cell office:value-type="float" office:value="0.3345" calcext:value-type="float">
            <text:p>0.3345</text:p>
          </table:table-cell>
          <table:table-cell office:value-type="float" office:value="0.1199" calcext:value-type="float">
            <text:p>0.1199</text:p>
          </table:table-cell>
          <table:table-cell table:formula="of:=IF(OR(AND(ROW()&gt;=[.$K$1];ROW()&lt;=[.$K$2]);AND(ROW()&gt;=[.$O$1];ROW()&lt;=[.$O$2]) );[.G22];&quot;&quot;)" office:value-type="float" office:value="0.3345" calcext:value-type="float">
            <text:p>0.3345</text:p>
          </table:table-cell>
          <table:table-cell table:formula="of:=IF(OR(AND(ROW()&gt;=[.$K$1];ROW()&lt;=[.$K$2]);AND(ROW()&gt;=[.$O$1];ROW()&lt;=[.$O$2]));[.H22];&quot;&quot;)" office:value-type="float" office:value="0.1199" calcext:value-type="float">
            <text:p>0.119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345Y0.1800</text:p>
          </table:table-cell>
          <table:table-cell table:formula="of:=MID([.C23];2;6)" office:value-type="string" office:string-value="0.3345" calcext:value-type="string">
            <text:p>0.3345</text:p>
          </table:table-cell>
          <table:table-cell table:formula="of:=MID([.C23];9;6)" office:value-type="string" office:string-value="0.1800" calcext:value-type="string">
            <text:p>0.1800</text:p>
          </table:table-cell>
          <table:table-cell/>
          <table:table-cell office:value-type="float" office:value="0.3345" calcext:value-type="float">
            <text:p>0.3345</text:p>
          </table:table-cell>
          <table:table-cell office:value-type="float" office:value="0.18" calcext:value-type="float">
            <text:p>0.18</text:p>
          </table:table-cell>
          <table:table-cell table:formula="of:=IF(OR(AND(ROW()&gt;=[.$K$1];ROW()&lt;=[.$K$2]);AND(ROW()&gt;=[.$O$1];ROW()&lt;=[.$O$2]) );[.G23];&quot;&quot;)" office:value-type="float" office:value="0.3345" calcext:value-type="float">
            <text:p>0.3345</text:p>
          </table:table-cell>
          <table:table-cell table:formula="of:=IF(OR(AND(ROW()&gt;=[.$K$1];ROW()&lt;=[.$K$2]);AND(ROW()&gt;=[.$O$1];ROW()&lt;=[.$O$2]));[.H23];&quot;&quot;)" office:value-type="float" office:value="0.18" calcext:value-type="float">
            <text:p>0.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338Y0.1867</text:p>
          </table:table-cell>
          <table:table-cell table:formula="of:=MID([.C24];2;6)" office:value-type="string" office:string-value="0.3338" calcext:value-type="string">
            <text:p>0.3338</text:p>
          </table:table-cell>
          <table:table-cell table:formula="of:=MID([.C24];9;6)" office:value-type="string" office:string-value="0.1867" calcext:value-type="string">
            <text:p>0.1867</text:p>
          </table:table-cell>
          <table:table-cell/>
          <table:table-cell office:value-type="float" office:value="0.3338" calcext:value-type="float">
            <text:p>0.3338</text:p>
          </table:table-cell>
          <table:table-cell office:value-type="float" office:value="0.1867" calcext:value-type="float">
            <text:p>0.1867</text:p>
          </table:table-cell>
          <table:table-cell table:formula="of:=IF(OR(AND(ROW()&gt;=[.$K$1];ROW()&lt;=[.$K$2]);AND(ROW()&gt;=[.$O$1];ROW()&lt;=[.$O$2]) );[.G24];&quot;&quot;)" office:value-type="float" office:value="0.3338" calcext:value-type="float">
            <text:p>0.3338</text:p>
          </table:table-cell>
          <table:table-cell table:formula="of:=IF(OR(AND(ROW()&gt;=[.$K$1];ROW()&lt;=[.$K$2]);AND(ROW()&gt;=[.$O$1];ROW()&lt;=[.$O$2]));[.H24];&quot;&quot;)" office:value-type="float" office:value="0.1867" calcext:value-type="float">
            <text:p>0.186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320Y0.1930</text:p>
          </table:table-cell>
          <table:table-cell table:formula="of:=MID([.C25];2;6)" office:value-type="string" office:string-value="0.3320" calcext:value-type="string">
            <text:p>0.3320</text:p>
          </table:table-cell>
          <table:table-cell table:formula="of:=MID([.C25];9;6)" office:value-type="string" office:string-value="0.1930" calcext:value-type="string">
            <text:p>0.1930</text:p>
          </table:table-cell>
          <table:table-cell/>
          <table:table-cell office:value-type="float" office:value="0.332" calcext:value-type="float">
            <text:p>0.332</text:p>
          </table:table-cell>
          <table:table-cell office:value-type="float" office:value="0.193" calcext:value-type="float">
            <text:p>0.193</text:p>
          </table:table-cell>
          <table:table-cell table:formula="of:=IF(OR(AND(ROW()&gt;=[.$K$1];ROW()&lt;=[.$K$2]);AND(ROW()&gt;=[.$O$1];ROW()&lt;=[.$O$2]) );[.G25];&quot;&quot;)" office:value-type="float" office:value="0.332" calcext:value-type="float">
            <text:p>0.332</text:p>
          </table:table-cell>
          <table:table-cell table:formula="of:=IF(OR(AND(ROW()&gt;=[.$K$1];ROW()&lt;=[.$K$2]);AND(ROW()&gt;=[.$O$1];ROW()&lt;=[.$O$2]));[.H25];&quot;&quot;)" office:value-type="float" office:value="0.193" calcext:value-type="float">
            <text:p>0.19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67Y0.2019</text:p>
          </table:table-cell>
          <table:table-cell table:formula="of:=MID([.C26];2;6)" office:value-type="string" office:string-value="0.3267" calcext:value-type="string">
            <text:p>0.3267</text:p>
          </table:table-cell>
          <table:table-cell table:formula="of:=MID([.C26];9;6)" office:value-type="string" office:string-value="0.2019" calcext:value-type="string">
            <text:p>0.2019</text:p>
          </table:table-cell>
          <table:table-cell/>
          <table:table-cell office:value-type="float" office:value="0.3267" calcext:value-type="float">
            <text:p>0.3267</text:p>
          </table:table-cell>
          <table:table-cell office:value-type="float" office:value="0.2019" calcext:value-type="float">
            <text:p>0.2019</text:p>
          </table:table-cell>
          <table:table-cell table:formula="of:=IF(OR(AND(ROW()&gt;=[.$K$1];ROW()&lt;=[.$K$2]);AND(ROW()&gt;=[.$O$1];ROW()&lt;=[.$O$2]) );[.G26];&quot;&quot;)" office:value-type="float" office:value="0.3267" calcext:value-type="float">
            <text:p>0.3267</text:p>
          </table:table-cell>
          <table:table-cell table:formula="of:=IF(OR(AND(ROW()&gt;=[.$K$1];ROW()&lt;=[.$K$2]);AND(ROW()&gt;=[.$O$1];ROW()&lt;=[.$O$2]));[.H26];&quot;&quot;)" office:value-type="float" office:value="0.2019" calcext:value-type="float">
            <text:p>0.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190Y0.2088</text:p>
          </table:table-cell>
          <table:table-cell table:formula="of:=MID([.C27];2;6)" office:value-type="string" office:string-value="0.3190" calcext:value-type="string">
            <text:p>0.3190</text:p>
          </table:table-cell>
          <table:table-cell table:formula="of:=MID([.C27];9;6)" office:value-type="string" office:string-value="0.2088" calcext:value-type="string">
            <text:p>0.2088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0.2088" calcext:value-type="float">
            <text:p>0.2088</text:p>
          </table:table-cell>
          <table:table-cell table:formula="of:=IF(OR(AND(ROW()&gt;=[.$K$1];ROW()&lt;=[.$K$2]);AND(ROW()&gt;=[.$O$1];ROW()&lt;=[.$O$2]) );[.G27];&quot;&quot;)" office:value-type="float" office:value="0.319" calcext:value-type="float">
            <text:p>0.319</text:p>
          </table:table-cell>
          <table:table-cell table:formula="of:=IF(OR(AND(ROW()&gt;=[.$K$1];ROW()&lt;=[.$K$2]);AND(ROW()&gt;=[.$O$1];ROW()&lt;=[.$O$2]));[.H27];&quot;&quot;)" office:value-type="float" office:value="0.2088" calcext:value-type="float">
            <text:p>0.208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132Y0.2119</text:p>
          </table:table-cell>
          <table:table-cell table:formula="of:=MID([.C28];2;6)" office:value-type="string" office:string-value="0.3132" calcext:value-type="string">
            <text:p>0.3132</text:p>
          </table:table-cell>
          <table:table-cell table:formula="of:=MID([.C28];9;6)" office:value-type="string" office:string-value="0.2119" calcext:value-type="string">
            <text:p>0.2119</text:p>
          </table:table-cell>
          <table:table-cell/>
          <table:table-cell office:value-type="float" office:value="0.3132" calcext:value-type="float">
            <text:p>0.3132</text:p>
          </table:table-cell>
          <table:table-cell office:value-type="float" office:value="0.2119" calcext:value-type="float">
            <text:p>0.2119</text:p>
          </table:table-cell>
          <table:table-cell table:formula="of:=IF(OR(AND(ROW()&gt;=[.$K$1];ROW()&lt;=[.$K$2]);AND(ROW()&gt;=[.$O$1];ROW()&lt;=[.$O$2]) );[.G28];&quot;&quot;)" office:value-type="float" office:value="0.3132" calcext:value-type="float">
            <text:p>0.3132</text:p>
          </table:table-cell>
          <table:table-cell table:formula="of:=IF(OR(AND(ROW()&gt;=[.$K$1];ROW()&lt;=[.$K$2]);AND(ROW()&gt;=[.$O$1];ROW()&lt;=[.$O$2]));[.H28];&quot;&quot;)" office:value-type="float" office:value="0.2119" calcext:value-type="float">
            <text:p>0.21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075Y0.2136</text:p>
          </table:table-cell>
          <table:table-cell table:formula="of:=MID([.C29];2;6)" office:value-type="string" office:string-value="0.3075" calcext:value-type="string">
            <text:p>0.3075</text:p>
          </table:table-cell>
          <table:table-cell table:formula="of:=MID([.C29];9;6)" office:value-type="string" office:string-value="0.2136" calcext:value-type="string">
            <text:p>0.2136</text:p>
          </table:table-cell>
          <table:table-cell/>
          <table:table-cell office:value-type="float" office:value="0.3075" calcext:value-type="float">
            <text:p>0.3075</text:p>
          </table:table-cell>
          <table:table-cell office:value-type="float" office:value="0.2136" calcext:value-type="float">
            <text:p>0.2136</text:p>
          </table:table-cell>
          <table:table-cell table:formula="of:=IF(OR(AND(ROW()&gt;=[.$K$1];ROW()&lt;=[.$K$2]);AND(ROW()&gt;=[.$O$1];ROW()&lt;=[.$O$2]) );[.G29];&quot;&quot;)" office:value-type="float" office:value="0.3075" calcext:value-type="float">
            <text:p>0.3075</text:p>
          </table:table-cell>
          <table:table-cell table:formula="of:=IF(OR(AND(ROW()&gt;=[.$K$1];ROW()&lt;=[.$K$2]);AND(ROW()&gt;=[.$O$1];ROW()&lt;=[.$O$2]));[.H29];&quot;&quot;)" office:value-type="float" office:value="0.2136" calcext:value-type="float">
            <text:p>0.21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075Y0.3945</text:p>
          </table:table-cell>
          <table:table-cell table:formula="of:=MID([.C30];2;6)" office:value-type="string" office:string-value="0.3075" calcext:value-type="string">
            <text:p>0.3075</text:p>
          </table:table-cell>
          <table:table-cell table:formula="of:=MID([.C30];9;6)" office:value-type="string" office:string-value="0.3945" calcext:value-type="string">
            <text:p>0.3945</text:p>
          </table:table-cell>
          <table:table-cell/>
          <table:table-cell office:value-type="float" office:value="0.3075" calcext:value-type="float">
            <text:p>0.3075</text:p>
          </table:table-cell>
          <table:table-cell office:value-type="float" office:value="0.3945" calcext:value-type="float">
            <text:p>0.3945</text:p>
          </table:table-cell>
          <table:table-cell table:formula="of:=IF(OR(AND(ROW()&gt;=[.$K$1];ROW()&lt;=[.$K$2]);AND(ROW()&gt;=[.$O$1];ROW()&lt;=[.$O$2]) );[.G30];&quot;&quot;)" office:value-type="float" office:value="0.3075" calcext:value-type="float">
            <text:p>0.3075</text:p>
          </table:table-cell>
          <table:table-cell table:formula="of:=IF(OR(AND(ROW()&gt;=[.$K$1];ROW()&lt;=[.$K$2]);AND(ROW()&gt;=[.$O$1];ROW()&lt;=[.$O$2]));[.H30];&quot;&quot;)" office:value-type="float" office:value="0.3945" calcext:value-type="float">
            <text:p>0.39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144Y0.3971</text:p>
          </table:table-cell>
          <table:table-cell table:formula="of:=MID([.C31];2;6)" office:value-type="string" office:string-value="0.3144" calcext:value-type="string">
            <text:p>0.3144</text:p>
          </table:table-cell>
          <table:table-cell table:formula="of:=MID([.C31];9;6)" office:value-type="string" office:string-value="0.3971" calcext:value-type="string">
            <text:p>0.3971</text:p>
          </table:table-cell>
          <table:table-cell/>
          <table:table-cell office:value-type="float" office:value="0.3144" calcext:value-type="float">
            <text:p>0.3144</text:p>
          </table:table-cell>
          <table:table-cell office:value-type="float" office:value="0.3971" calcext:value-type="float">
            <text:p>0.3971</text:p>
          </table:table-cell>
          <table:table-cell table:formula="of:=IF(OR(AND(ROW()&gt;=[.$K$1];ROW()&lt;=[.$K$2]);AND(ROW()&gt;=[.$O$1];ROW()&lt;=[.$O$2]) );[.G31];&quot;&quot;)" office:value-type="float" office:value="0.3144" calcext:value-type="float">
            <text:p>0.3144</text:p>
          </table:table-cell>
          <table:table-cell table:formula="of:=IF(OR(AND(ROW()&gt;=[.$K$1];ROW()&lt;=[.$K$2]);AND(ROW()&gt;=[.$O$1];ROW()&lt;=[.$O$2]));[.H31];&quot;&quot;)" office:value-type="float" office:value="0.3971" calcext:value-type="float">
            <text:p>0.39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16Y0.4024</text:p>
          </table:table-cell>
          <table:table-cell table:formula="of:=MID([.C32];2;6)" office:value-type="string" office:string-value="0.3216" calcext:value-type="string">
            <text:p>0.3216</text:p>
          </table:table-cell>
          <table:table-cell table:formula="of:=MID([.C32];9;6)" office:value-type="string" office:string-value="0.4024" calcext:value-type="string">
            <text:p>0.4024</text:p>
          </table:table-cell>
          <table:table-cell/>
          <table:table-cell office:value-type="float" office:value="0.3216" calcext:value-type="float">
            <text:p>0.3216</text:p>
          </table:table-cell>
          <table:table-cell office:value-type="float" office:value="0.4024" calcext:value-type="float">
            <text:p>0.4024</text:p>
          </table:table-cell>
          <table:table-cell table:formula="of:=IF(OR(AND(ROW()&gt;=[.$K$1];ROW()&lt;=[.$K$2]);AND(ROW()&gt;=[.$O$1];ROW()&lt;=[.$O$2]) );[.G32];&quot;&quot;)" office:value-type="float" office:value="0.3216" calcext:value-type="float">
            <text:p>0.3216</text:p>
          </table:table-cell>
          <table:table-cell table:formula="of:=IF(OR(AND(ROW()&gt;=[.$K$1];ROW()&lt;=[.$K$2]);AND(ROW()&gt;=[.$O$1];ROW()&lt;=[.$O$2]));[.H32];&quot;&quot;)" office:value-type="float" office:value="0.4024" calcext:value-type="float">
            <text:p>0.40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68Y0.4094</text:p>
          </table:table-cell>
          <table:table-cell table:formula="of:=MID([.C33];2;6)" office:value-type="string" office:string-value="0.3268" calcext:value-type="string">
            <text:p>0.3268</text:p>
          </table:table-cell>
          <table:table-cell table:formula="of:=MID([.C33];9;6)" office:value-type="string" office:string-value="0.4094" calcext:value-type="string">
            <text:p>0.4094</text:p>
          </table:table-cell>
          <table:table-cell/>
          <table:table-cell office:value-type="float" office:value="0.3268" calcext:value-type="float">
            <text:p>0.3268</text:p>
          </table:table-cell>
          <table:table-cell office:value-type="float" office:value="0.4094" calcext:value-type="float">
            <text:p>0.4094</text:p>
          </table:table-cell>
          <table:table-cell table:formula="of:=IF(OR(AND(ROW()&gt;=[.$K$1];ROW()&lt;=[.$K$2]);AND(ROW()&gt;=[.$O$1];ROW()&lt;=[.$O$2]) );[.G33];&quot;&quot;)" office:value-type="float" office:value="0.3268" calcext:value-type="float">
            <text:p>0.3268</text:p>
          </table:table-cell>
          <table:table-cell table:formula="of:=IF(OR(AND(ROW()&gt;=[.$K$1];ROW()&lt;=[.$K$2]);AND(ROW()&gt;=[.$O$1];ROW()&lt;=[.$O$2]));[.H33];&quot;&quot;)" office:value-type="float" office:value="0.4094" calcext:value-type="float">
            <text:p>0.40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92Y0.4154</text:p>
          </table:table-cell>
          <table:table-cell table:formula="of:=MID([.C34];2;6)" office:value-type="string" office:string-value="0.3292" calcext:value-type="string">
            <text:p>0.3292</text:p>
          </table:table-cell>
          <table:table-cell table:formula="of:=MID([.C34];9;6)" office:value-type="string" office:string-value="0.4154" calcext:value-type="string">
            <text:p>0.4154</text:p>
          </table:table-cell>
          <table:table-cell/>
          <table:table-cell office:value-type="float" office:value="0.3292" calcext:value-type="float">
            <text:p>0.3292</text:p>
          </table:table-cell>
          <table:table-cell office:value-type="float" office:value="0.4154" calcext:value-type="float">
            <text:p>0.4154</text:p>
          </table:table-cell>
          <table:table-cell table:formula="of:=IF(OR(AND(ROW()&gt;=[.$K$1];ROW()&lt;=[.$K$2]);AND(ROW()&gt;=[.$O$1];ROW()&lt;=[.$O$2]) );[.G34];&quot;&quot;)" office:value-type="float" office:value="0.3292" calcext:value-type="float">
            <text:p>0.3292</text:p>
          </table:table-cell>
          <table:table-cell table:formula="of:=IF(OR(AND(ROW()&gt;=[.$K$1];ROW()&lt;=[.$K$2]);AND(ROW()&gt;=[.$O$1];ROW()&lt;=[.$O$2]));[.H34];&quot;&quot;)" office:value-type="float" office:value="0.4154" calcext:value-type="float">
            <text:p>0.415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305Y0.4239</text:p>
          </table:table-cell>
          <table:table-cell table:formula="of:=MID([.C35];2;6)" office:value-type="string" office:string-value="0.3305" calcext:value-type="string">
            <text:p>0.3305</text:p>
          </table:table-cell>
          <table:table-cell table:formula="of:=MID([.C35];9;6)" office:value-type="string" office:string-value="0.4239" calcext:value-type="string">
            <text:p>0.4239</text:p>
          </table:table-cell>
          <table:table-cell/>
          <table:table-cell office:value-type="float" office:value="0.3305" calcext:value-type="float">
            <text:p>0.3305</text:p>
          </table:table-cell>
          <table:table-cell office:value-type="float" office:value="0.4239" calcext:value-type="float">
            <text:p>0.4239</text:p>
          </table:table-cell>
          <table:table-cell table:formula="of:=IF(OR(AND(ROW()&gt;=[.$K$1];ROW()&lt;=[.$K$2]);AND(ROW()&gt;=[.$O$1];ROW()&lt;=[.$O$2]) );[.G35];&quot;&quot;)" office:value-type="float" office:value="0.3305" calcext:value-type="float">
            <text:p>0.3305</text:p>
          </table:table-cell>
          <table:table-cell table:formula="of:=IF(OR(AND(ROW()&gt;=[.$K$1];ROW()&lt;=[.$K$2]);AND(ROW()&gt;=[.$O$1];ROW()&lt;=[.$O$2]));[.H35];&quot;&quot;)" office:value-type="float" office:value="0.4239" calcext:value-type="float">
            <text:p>0.423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304Y0.4790</text:p>
          </table:table-cell>
          <table:table-cell table:formula="of:=MID([.C36];2;6)" office:value-type="string" office:string-value="0.3304" calcext:value-type="string">
            <text:p>0.3304</text:p>
          </table:table-cell>
          <table:table-cell table:formula="of:=MID([.C36];9;6)" office:value-type="string" office:string-value="0.4790" calcext:value-type="string">
            <text:p>0.4790</text:p>
          </table:table-cell>
          <table:table-cell/>
          <table:table-cell office:value-type="float" office:value="0.3304" calcext:value-type="float">
            <text:p>0.3304</text:p>
          </table:table-cell>
          <table:table-cell office:value-type="float" office:value="0.479" calcext:value-type="float">
            <text:p>0.479</text:p>
          </table:table-cell>
          <table:table-cell table:formula="of:=IF(OR(AND(ROW()&gt;=[.$K$1];ROW()&lt;=[.$K$2]);AND(ROW()&gt;=[.$O$1];ROW()&lt;=[.$O$2]) );[.G36];&quot;&quot;)" office:value-type="float" office:value="0.3304" calcext:value-type="float">
            <text:p>0.3304</text:p>
          </table:table-cell>
          <table:table-cell table:formula="of:=IF(OR(AND(ROW()&gt;=[.$K$1];ROW()&lt;=[.$K$2]);AND(ROW()&gt;=[.$O$1];ROW()&lt;=[.$O$2]));[.H36];&quot;&quot;)" office:value-type="float" office:value="0.479" calcext:value-type="float">
            <text:p>0.47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92Y0.4849</text:p>
          </table:table-cell>
          <table:table-cell table:formula="of:=MID([.C37];2;6)" office:value-type="string" office:string-value="0.3292" calcext:value-type="string">
            <text:p>0.3292</text:p>
          </table:table-cell>
          <table:table-cell table:formula="of:=MID([.C37];9;6)" office:value-type="string" office:string-value="0.4849" calcext:value-type="string">
            <text:p>0.4849</text:p>
          </table:table-cell>
          <table:table-cell/>
          <table:table-cell office:value-type="float" office:value="0.3292" calcext:value-type="float">
            <text:p>0.3292</text:p>
          </table:table-cell>
          <table:table-cell office:value-type="float" office:value="0.4849" calcext:value-type="float">
            <text:p>0.4849</text:p>
          </table:table-cell>
          <table:table-cell table:formula="of:=IF(OR(AND(ROW()&gt;=[.$K$1];ROW()&lt;=[.$K$2]);AND(ROW()&gt;=[.$O$1];ROW()&lt;=[.$O$2]) );[.G37];&quot;&quot;)" office:value-type="float" office:value="0.3292" calcext:value-type="float">
            <text:p>0.3292</text:p>
          </table:table-cell>
          <table:table-cell table:formula="of:=IF(OR(AND(ROW()&gt;=[.$K$1];ROW()&lt;=[.$K$2]);AND(ROW()&gt;=[.$O$1];ROW()&lt;=[.$O$2]));[.H37];&quot;&quot;)" office:value-type="float" office:value="0.4849" calcext:value-type="float">
            <text:p>0.48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70Y0.4902</text:p>
          </table:table-cell>
          <table:table-cell table:formula="of:=MID([.C38];2;6)" office:value-type="string" office:string-value="0.3270" calcext:value-type="string">
            <text:p>0.3270</text:p>
          </table:table-cell>
          <table:table-cell table:formula="of:=MID([.C38];9;6)" office:value-type="string" office:string-value="0.4902" calcext:value-type="string">
            <text:p>0.4902</text:p>
          </table:table-cell>
          <table:table-cell/>
          <table:table-cell office:value-type="float" office:value="0.327" calcext:value-type="float">
            <text:p>0.327</text:p>
          </table:table-cell>
          <table:table-cell office:value-type="float" office:value="0.4902" calcext:value-type="float">
            <text:p>0.4902</text:p>
          </table:table-cell>
          <table:table-cell table:formula="of:=IF(OR(AND(ROW()&gt;=[.$K$1];ROW()&lt;=[.$K$2]);AND(ROW()&gt;=[.$O$1];ROW()&lt;=[.$O$2]) );[.G38];&quot;&quot;)" office:value-type="float" office:value="0.327" calcext:value-type="float">
            <text:p>0.327</text:p>
          </table:table-cell>
          <table:table-cell table:formula="of:=IF(OR(AND(ROW()&gt;=[.$K$1];ROW()&lt;=[.$K$2]);AND(ROW()&gt;=[.$O$1];ROW()&lt;=[.$O$2]));[.H38];&quot;&quot;)" office:value-type="float" office:value="0.4902" calcext:value-type="float">
            <text:p>0.49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14Y0.4977</text:p>
          </table:table-cell>
          <table:table-cell table:formula="of:=MID([.C39];2;6)" office:value-type="string" office:string-value="0.3214" calcext:value-type="string">
            <text:p>0.3214</text:p>
          </table:table-cell>
          <table:table-cell table:formula="of:=MID([.C39];9;6)" office:value-type="string" office:string-value="0.4977" calcext:value-type="string">
            <text:p>0.4977</text:p>
          </table:table-cell>
          <table:table-cell/>
          <table:table-cell office:value-type="float" office:value="0.3214" calcext:value-type="float">
            <text:p>0.3214</text:p>
          </table:table-cell>
          <table:table-cell office:value-type="float" office:value="0.4977" calcext:value-type="float">
            <text:p>0.4977</text:p>
          </table:table-cell>
          <table:table-cell table:formula="of:=IF(OR(AND(ROW()&gt;=[.$K$1];ROW()&lt;=[.$K$2]);AND(ROW()&gt;=[.$O$1];ROW()&lt;=[.$O$2]) );[.G39];&quot;&quot;)" office:value-type="float" office:value="0.3214" calcext:value-type="float">
            <text:p>0.3214</text:p>
          </table:table-cell>
          <table:table-cell table:formula="of:=IF(OR(AND(ROW()&gt;=[.$K$1];ROW()&lt;=[.$K$2]);AND(ROW()&gt;=[.$O$1];ROW()&lt;=[.$O$2]));[.H39];&quot;&quot;)" office:value-type="float" office:value="0.4977" calcext:value-type="float">
            <text:p>0.497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169Y0.5014</text:p>
          </table:table-cell>
          <table:table-cell table:formula="of:=MID([.C40];2;6)" office:value-type="string" office:string-value="0.3169" calcext:value-type="string">
            <text:p>0.3169</text:p>
          </table:table-cell>
          <table:table-cell table:formula="of:=MID([.C40];9;6)" office:value-type="string" office:string-value="0.5014" calcext:value-type="string">
            <text:p>0.5014</text:p>
          </table:table-cell>
          <table:table-cell/>
          <table:table-cell office:value-type="float" office:value="0.3169" calcext:value-type="float">
            <text:p>0.3169</text:p>
          </table:table-cell>
          <table:table-cell office:value-type="float" office:value="0.5014" calcext:value-type="float">
            <text:p>0.5014</text:p>
          </table:table-cell>
          <table:table-cell table:formula="of:=IF(OR(AND(ROW()&gt;=[.$K$1];ROW()&lt;=[.$K$2]);AND(ROW()&gt;=[.$O$1];ROW()&lt;=[.$O$2]) );[.G40];&quot;&quot;)" office:value-type="float" office:value="0.3169" calcext:value-type="float">
            <text:p>0.3169</text:p>
          </table:table-cell>
          <table:table-cell table:formula="of:=IF(OR(AND(ROW()&gt;=[.$K$1];ROW()&lt;=[.$K$2]);AND(ROW()&gt;=[.$O$1];ROW()&lt;=[.$O$2]));[.H40];&quot;&quot;)" office:value-type="float" office:value="0.5014" calcext:value-type="float">
            <text:p>0.5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117Y0.5042</text:p>
          </table:table-cell>
          <table:table-cell table:formula="of:=MID([.C41];2;6)" office:value-type="string" office:string-value="0.3117" calcext:value-type="string">
            <text:p>0.3117</text:p>
          </table:table-cell>
          <table:table-cell table:formula="of:=MID([.C41];9;6)" office:value-type="string" office:string-value="0.5042" calcext:value-type="string">
            <text:p>0.5042</text:p>
          </table:table-cell>
          <table:table-cell/>
          <table:table-cell office:value-type="float" office:value="0.3117" calcext:value-type="float">
            <text:p>0.3117</text:p>
          </table:table-cell>
          <table:table-cell office:value-type="float" office:value="0.5042" calcext:value-type="float">
            <text:p>0.5042</text:p>
          </table:table-cell>
          <table:table-cell table:formula="of:=IF(OR(AND(ROW()&gt;=[.$K$1];ROW()&lt;=[.$K$2]);AND(ROW()&gt;=[.$O$1];ROW()&lt;=[.$O$2]) );[.G41];&quot;&quot;)" office:value-type="float" office:value="0.3117" calcext:value-type="float">
            <text:p>0.3117</text:p>
          </table:table-cell>
          <table:table-cell table:formula="of:=IF(OR(AND(ROW()&gt;=[.$K$1];ROW()&lt;=[.$K$2]);AND(ROW()&gt;=[.$O$1];ROW()&lt;=[.$O$2]));[.H41];&quot;&quot;)" office:value-type="float" office:value="0.5042" calcext:value-type="float">
            <text:p>0.504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060Y0.5059</text:p>
          </table:table-cell>
          <table:table-cell table:formula="of:=MID([.C42];2;6)" office:value-type="string" office:string-value="0.3060" calcext:value-type="string">
            <text:p>0.3060</text:p>
          </table:table-cell>
          <table:table-cell table:formula="of:=MID([.C42];9;6)" office:value-type="string" office:string-value="0.5059" calcext:value-type="string">
            <text:p>0.5059</text:p>
          </table:table-cell>
          <table:table-cell/>
          <table:table-cell office:value-type="float" office:value="0.306" calcext:value-type="float">
            <text:p>0.306</text:p>
          </table:table-cell>
          <table:table-cell office:value-type="float" office:value="0.5059" calcext:value-type="float">
            <text:p>0.5059</text:p>
          </table:table-cell>
          <table:table-cell table:formula="of:=IF(OR(AND(ROW()&gt;=[.$K$1];ROW()&lt;=[.$K$2]);AND(ROW()&gt;=[.$O$1];ROW()&lt;=[.$O$2]) );[.G42];&quot;&quot;)" office:value-type="float" office:value="0.306" calcext:value-type="float">
            <text:p>0.306</text:p>
          </table:table-cell>
          <table:table-cell table:formula="of:=IF(OR(AND(ROW()&gt;=[.$K$1];ROW()&lt;=[.$K$2]);AND(ROW()&gt;=[.$O$1];ROW()&lt;=[.$O$2]));[.H42];&quot;&quot;)" office:value-type="float" office:value="0.5059" calcext:value-type="float">
            <text:p>0.505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002Y0.5065</text:p>
          </table:table-cell>
          <table:table-cell table:formula="of:=MID([.C43];2;6)" office:value-type="string" office:string-value="0.3002" calcext:value-type="string">
            <text:p>0.3002</text:p>
          </table:table-cell>
          <table:table-cell table:formula="of:=MID([.C43];9;6)" office:value-type="string" office:string-value="0.5065" calcext:value-type="string">
            <text:p>0.5065</text:p>
          </table:table-cell>
          <table:table-cell/>
          <table:table-cell office:value-type="float" office:value="0.3002" calcext:value-type="float">
            <text:p>0.3002</text:p>
          </table:table-cell>
          <table:table-cell office:value-type="float" office:value="0.5065" calcext:value-type="float">
            <text:p>0.5065</text:p>
          </table:table-cell>
          <table:table-cell table:formula="of:=IF(OR(AND(ROW()&gt;=[.$K$1];ROW()&lt;=[.$K$2]);AND(ROW()&gt;=[.$O$1];ROW()&lt;=[.$O$2]) );[.G43];&quot;&quot;)" office:value-type="float" office:value="0.3002" calcext:value-type="float">
            <text:p>0.3002</text:p>
          </table:table-cell>
          <table:table-cell table:formula="of:=IF(OR(AND(ROW()&gt;=[.$K$1];ROW()&lt;=[.$K$2]);AND(ROW()&gt;=[.$O$1];ROW()&lt;=[.$O$2]));[.H43];&quot;&quot;)" office:value-type="float" office:value="0.5065" calcext:value-type="float">
            <text:p>0.50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940Y0.5059</text:p>
          </table:table-cell>
          <table:table-cell table:formula="of:=MID([.C44];2;6)" office:value-type="string" office:string-value="0.2940" calcext:value-type="string">
            <text:p>0.2940</text:p>
          </table:table-cell>
          <table:table-cell table:formula="of:=MID([.C44];9;6)" office:value-type="string" office:string-value="0.5059" calcext:value-type="string">
            <text:p>0.5059</text:p>
          </table:table-cell>
          <table:table-cell/>
          <table:table-cell office:value-type="float" office:value="0.294" calcext:value-type="float">
            <text:p>0.294</text:p>
          </table:table-cell>
          <table:table-cell office:value-type="float" office:value="0.5059" calcext:value-type="float">
            <text:p>0.5059</text:p>
          </table:table-cell>
          <table:table-cell table:formula="of:=IF(OR(AND(ROW()&gt;=[.$K$1];ROW()&lt;=[.$K$2]);AND(ROW()&gt;=[.$O$1];ROW()&lt;=[.$O$2]) );[.G44];&quot;&quot;)" office:value-type="float" office:value="0.294" calcext:value-type="float">
            <text:p>0.294</text:p>
          </table:table-cell>
          <table:table-cell table:formula="of:=IF(OR(AND(ROW()&gt;=[.$K$1];ROW()&lt;=[.$K$2]);AND(ROW()&gt;=[.$O$1];ROW()&lt;=[.$O$2]));[.H44];&quot;&quot;)" office:value-type="float" office:value="0.5059" calcext:value-type="float">
            <text:p>0.505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883Y0.5042</text:p>
          </table:table-cell>
          <table:table-cell table:formula="of:=MID([.C45];2;6)" office:value-type="string" office:string-value="0.2883" calcext:value-type="string">
            <text:p>0.2883</text:p>
          </table:table-cell>
          <table:table-cell table:formula="of:=MID([.C45];9;6)" office:value-type="string" office:string-value="0.5042" calcext:value-type="string">
            <text:p>0.5042</text:p>
          </table:table-cell>
          <table:table-cell/>
          <table:table-cell office:value-type="float" office:value="0.2883" calcext:value-type="float">
            <text:p>0.2883</text:p>
          </table:table-cell>
          <table:table-cell office:value-type="float" office:value="0.5042" calcext:value-type="float">
            <text:p>0.5042</text:p>
          </table:table-cell>
          <table:table-cell table:formula="of:=IF(OR(AND(ROW()&gt;=[.$K$1];ROW()&lt;=[.$K$2]);AND(ROW()&gt;=[.$O$1];ROW()&lt;=[.$O$2]) );[.G45];&quot;&quot;)" office:value-type="float" office:value="0.2883" calcext:value-type="float">
            <text:p>0.2883</text:p>
          </table:table-cell>
          <table:table-cell table:formula="of:=IF(OR(AND(ROW()&gt;=[.$K$1];ROW()&lt;=[.$K$2]);AND(ROW()&gt;=[.$O$1];ROW()&lt;=[.$O$2]));[.H45];&quot;&quot;)" office:value-type="float" office:value="0.5042" calcext:value-type="float">
            <text:p>0.504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831Y0.5014</text:p>
          </table:table-cell>
          <table:table-cell table:formula="of:=MID([.C46];2;6)" office:value-type="string" office:string-value="0.2831" calcext:value-type="string">
            <text:p>0.2831</text:p>
          </table:table-cell>
          <table:table-cell table:formula="of:=MID([.C46];9;6)" office:value-type="string" office:string-value="0.5014" calcext:value-type="string">
            <text:p>0.5014</text:p>
          </table:table-cell>
          <table:table-cell/>
          <table:table-cell office:value-type="float" office:value="0.2831" calcext:value-type="float">
            <text:p>0.2831</text:p>
          </table:table-cell>
          <table:table-cell office:value-type="float" office:value="0.5014" calcext:value-type="float">
            <text:p>0.5014</text:p>
          </table:table-cell>
          <table:table-cell table:formula="of:=IF(OR(AND(ROW()&gt;=[.$K$1];ROW()&lt;=[.$K$2]);AND(ROW()&gt;=[.$O$1];ROW()&lt;=[.$O$2]) );[.G46];&quot;&quot;)" office:value-type="float" office:value="0.2831" calcext:value-type="float">
            <text:p>0.2831</text:p>
          </table:table-cell>
          <table:table-cell table:formula="of:=IF(OR(AND(ROW()&gt;=[.$K$1];ROW()&lt;=[.$K$2]);AND(ROW()&gt;=[.$O$1];ROW()&lt;=[.$O$2]));[.H46];&quot;&quot;)" office:value-type="float" office:value="0.5014" calcext:value-type="float">
            <text:p>0.5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84Y0.4976</text:p>
          </table:table-cell>
          <table:table-cell table:formula="of:=MID([.C47];2;6)" office:value-type="string" office:string-value="0.2784" calcext:value-type="string">
            <text:p>0.2784</text:p>
          </table:table-cell>
          <table:table-cell table:formula="of:=MID([.C47];9;6)" office:value-type="string" office:string-value="0.4976" calcext:value-type="string">
            <text:p>0.4976</text:p>
          </table:table-cell>
          <table:table-cell/>
          <table:table-cell office:value-type="float" office:value="0.2784" calcext:value-type="float">
            <text:p>0.2784</text:p>
          </table:table-cell>
          <table:table-cell office:value-type="float" office:value="0.4976" calcext:value-type="float">
            <text:p>0.4976</text:p>
          </table:table-cell>
          <table:table-cell table:formula="of:=IF(OR(AND(ROW()&gt;=[.$K$1];ROW()&lt;=[.$K$2]);AND(ROW()&gt;=[.$O$1];ROW()&lt;=[.$O$2]) );[.G47];&quot;&quot;)" office:value-type="float" office:value="0.2784" calcext:value-type="float">
            <text:p>0.2784</text:p>
          </table:table-cell>
          <table:table-cell table:formula="of:=IF(OR(AND(ROW()&gt;=[.$K$1];ROW()&lt;=[.$K$2]);AND(ROW()&gt;=[.$O$1];ROW()&lt;=[.$O$2]));[.H47];&quot;&quot;)" office:value-type="float" office:value="0.4976" calcext:value-type="float">
            <text:p>0.49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46Y0.4929</text:p>
          </table:table-cell>
          <table:table-cell table:formula="of:=MID([.C48];2;6)" office:value-type="string" office:string-value="0.2746" calcext:value-type="string">
            <text:p>0.2746</text:p>
          </table:table-cell>
          <table:table-cell table:formula="of:=MID([.C48];9;6)" office:value-type="string" office:string-value="0.4929" calcext:value-type="string">
            <text:p>0.4929</text:p>
          </table:table-cell>
          <table:table-cell/>
          <table:table-cell office:value-type="float" office:value="0.2746" calcext:value-type="float">
            <text:p>0.2746</text:p>
          </table:table-cell>
          <table:table-cell office:value-type="float" office:value="0.4929" calcext:value-type="float">
            <text:p>0.4929</text:p>
          </table:table-cell>
          <table:table-cell table:formula="of:=IF(OR(AND(ROW()&gt;=[.$K$1];ROW()&lt;=[.$K$2]);AND(ROW()&gt;=[.$O$1];ROW()&lt;=[.$O$2]) );[.G48];&quot;&quot;)" office:value-type="float" office:value="0.2746" calcext:value-type="float">
            <text:p>0.2746</text:p>
          </table:table-cell>
          <table:table-cell table:formula="of:=IF(OR(AND(ROW()&gt;=[.$K$1];ROW()&lt;=[.$K$2]);AND(ROW()&gt;=[.$O$1];ROW()&lt;=[.$O$2]));[.H48];&quot;&quot;)" office:value-type="float" office:value="0.4929" calcext:value-type="float">
            <text:p>0.492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18Y0.4877</text:p>
          </table:table-cell>
          <table:table-cell table:formula="of:=MID([.C49];2;6)" office:value-type="string" office:string-value="0.2718" calcext:value-type="string">
            <text:p>0.2718</text:p>
          </table:table-cell>
          <table:table-cell table:formula="of:=MID([.C49];9;6)" office:value-type="string" office:string-value="0.4877" calcext:value-type="string">
            <text:p>0.4877</text:p>
          </table:table-cell>
          <table:table-cell/>
          <table:table-cell office:value-type="float" office:value="0.2718" calcext:value-type="float">
            <text:p>0.2718</text:p>
          </table:table-cell>
          <table:table-cell office:value-type="float" office:value="0.4877" calcext:value-type="float">
            <text:p>0.4877</text:p>
          </table:table-cell>
          <table:table-cell table:formula="of:=IF(OR(AND(ROW()&gt;=[.$K$1];ROW()&lt;=[.$K$2]);AND(ROW()&gt;=[.$O$1];ROW()&lt;=[.$O$2]) );[.G49];&quot;&quot;)" office:value-type="float" office:value="0.2718" calcext:value-type="float">
            <text:p>0.2718</text:p>
          </table:table-cell>
          <table:table-cell table:formula="of:=IF(OR(AND(ROW()&gt;=[.$K$1];ROW()&lt;=[.$K$2]);AND(ROW()&gt;=[.$O$1];ROW()&lt;=[.$O$2]));[.H49];&quot;&quot;)" office:value-type="float" office:value="0.4877" calcext:value-type="float">
            <text:p>0.487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01Y0.4820</text:p>
          </table:table-cell>
          <table:table-cell table:formula="of:=MID([.C50];2;6)" office:value-type="string" office:string-value="0.2701" calcext:value-type="string">
            <text:p>0.2701</text:p>
          </table:table-cell>
          <table:table-cell table:formula="of:=MID([.C50];9;6)" office:value-type="string" office:string-value="0.4820" calcext:value-type="string">
            <text:p>0.4820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0.482" calcext:value-type="float">
            <text:p>0.482</text:p>
          </table:table-cell>
          <table:table-cell table:formula="of:=IF(OR(AND(ROW()&gt;=[.$K$1];ROW()&lt;=[.$K$2]);AND(ROW()&gt;=[.$O$1];ROW()&lt;=[.$O$2]) );[.G50];&quot;&quot;)" office:value-type="float" office:value="0.2701" calcext:value-type="float">
            <text:p>0.2701</text:p>
          </table:table-cell>
          <table:table-cell table:formula="of:=IF(OR(AND(ROW()&gt;=[.$K$1];ROW()&lt;=[.$K$2]);AND(ROW()&gt;=[.$O$1];ROW()&lt;=[.$O$2]));[.H50];&quot;&quot;)" office:value-type="float" office:value="0.482" calcext:value-type="float">
            <text:p>0.4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695Y0.4761</text:p>
          </table:table-cell>
          <table:table-cell table:formula="of:=MID([.C51];2;6)" office:value-type="string" office:string-value="0.2695" calcext:value-type="string">
            <text:p>0.2695</text:p>
          </table:table-cell>
          <table:table-cell table:formula="of:=MID([.C51];9;6)" office:value-type="string" office:string-value="0.4761" calcext:value-type="string">
            <text:p>0.4761</text:p>
          </table:table-cell>
          <table:table-cell/>
          <table:table-cell office:value-type="float" office:value="0.2695" calcext:value-type="float">
            <text:p>0.2695</text:p>
          </table:table-cell>
          <table:table-cell office:value-type="float" office:value="0.4761" calcext:value-type="float">
            <text:p>0.4761</text:p>
          </table:table-cell>
          <table:table-cell table:formula="of:=IF(OR(AND(ROW()&gt;=[.$K$1];ROW()&lt;=[.$K$2]);AND(ROW()&gt;=[.$O$1];ROW()&lt;=[.$O$2]) );[.G51];&quot;&quot;)" office:value-type="float" office:value="0.2695" calcext:value-type="float">
            <text:p>0.2695</text:p>
          </table:table-cell>
          <table:table-cell table:formula="of:=IF(OR(AND(ROW()&gt;=[.$K$1];ROW()&lt;=[.$K$2]);AND(ROW()&gt;=[.$O$1];ROW()&lt;=[.$O$2]));[.H51];&quot;&quot;)" office:value-type="float" office:value="0.4761" calcext:value-type="float">
            <text:p>0.47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695Y0.4239</text:p>
          </table:table-cell>
          <table:table-cell table:formula="of:=MID([.C52];2;6)" office:value-type="string" office:string-value="0.2695" calcext:value-type="string">
            <text:p>0.2695</text:p>
          </table:table-cell>
          <table:table-cell table:formula="of:=MID([.C52];9;6)" office:value-type="string" office:string-value="0.4239" calcext:value-type="string">
            <text:p>0.4239</text:p>
          </table:table-cell>
          <table:table-cell/>
          <table:table-cell office:value-type="float" office:value="0.2695" calcext:value-type="float">
            <text:p>0.2695</text:p>
          </table:table-cell>
          <table:table-cell office:value-type="float" office:value="0.4239" calcext:value-type="float">
            <text:p>0.4239</text:p>
          </table:table-cell>
          <table:table-cell table:formula="of:=IF(OR(AND(ROW()&gt;=[.$K$1];ROW()&lt;=[.$K$2]);AND(ROW()&gt;=[.$O$1];ROW()&lt;=[.$O$2]) );[.G52];&quot;&quot;)" office:value-type="float" office:value="0.2695" calcext:value-type="float">
            <text:p>0.2695</text:p>
          </table:table-cell>
          <table:table-cell table:formula="of:=IF(OR(AND(ROW()&gt;=[.$K$1];ROW()&lt;=[.$K$2]);AND(ROW()&gt;=[.$O$1];ROW()&lt;=[.$O$2]));[.H52];&quot;&quot;)" office:value-type="float" office:value="0.4239" calcext:value-type="float">
            <text:p>0.423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08Y0.4151</text:p>
          </table:table-cell>
          <table:table-cell table:formula="of:=MID([.C53];2;6)" office:value-type="string" office:string-value="0.2708" calcext:value-type="string">
            <text:p>0.2708</text:p>
          </table:table-cell>
          <table:table-cell table:formula="of:=MID([.C53];9;6)" office:value-type="string" office:string-value="0.4151" calcext:value-type="string">
            <text:p>0.4151</text:p>
          </table:table-cell>
          <table:table-cell/>
          <table:table-cell office:value-type="float" office:value="0.2708" calcext:value-type="float">
            <text:p>0.2708</text:p>
          </table:table-cell>
          <table:table-cell office:value-type="float" office:value="0.4151" calcext:value-type="float">
            <text:p>0.4151</text:p>
          </table:table-cell>
          <table:table-cell table:formula="of:=IF(OR(AND(ROW()&gt;=[.$K$1];ROW()&lt;=[.$K$2]);AND(ROW()&gt;=[.$O$1];ROW()&lt;=[.$O$2]) );[.G53];&quot;&quot;)" office:value-type="float" office:value="0.2708" calcext:value-type="float">
            <text:p>0.2708</text:p>
          </table:table-cell>
          <table:table-cell table:formula="of:=IF(OR(AND(ROW()&gt;=[.$K$1];ROW()&lt;=[.$K$2]);AND(ROW()&gt;=[.$O$1];ROW()&lt;=[.$O$2]));[.H53];&quot;&quot;)" office:value-type="float" office:value="0.4151" calcext:value-type="float">
            <text:p>0.41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45Y0.4072</text:p>
          </table:table-cell>
          <table:table-cell table:formula="of:=MID([.C54];2;6)" office:value-type="string" office:string-value="0.2745" calcext:value-type="string">
            <text:p>0.2745</text:p>
          </table:table-cell>
          <table:table-cell table:formula="of:=MID([.C54];9;6)" office:value-type="string" office:string-value="0.4072" calcext:value-type="string">
            <text:p>0.4072</text:p>
          </table:table-cell>
          <table:table-cell/>
          <table:table-cell office:value-type="float" office:value="0.2745" calcext:value-type="float">
            <text:p>0.2745</text:p>
          </table:table-cell>
          <table:table-cell office:value-type="float" office:value="0.4072" calcext:value-type="float">
            <text:p>0.4072</text:p>
          </table:table-cell>
          <table:table-cell table:formula="of:=IF(OR(AND(ROW()&gt;=[.$K$1];ROW()&lt;=[.$K$2]);AND(ROW()&gt;=[.$O$1];ROW()&lt;=[.$O$2]) );[.G54];&quot;&quot;)" office:value-type="float" office:value="0.2745" calcext:value-type="float">
            <text:p>0.2745</text:p>
          </table:table-cell>
          <table:table-cell table:formula="of:=IF(OR(AND(ROW()&gt;=[.$K$1];ROW()&lt;=[.$K$2]);AND(ROW()&gt;=[.$O$1];ROW()&lt;=[.$O$2]));[.H54];&quot;&quot;)" office:value-type="float" office:value="0.4072" calcext:value-type="float">
            <text:p>0.407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84Y0.4024</text:p>
          </table:table-cell>
          <table:table-cell table:formula="of:=MID([.C55];2;6)" office:value-type="string" office:string-value="0.2784" calcext:value-type="string">
            <text:p>0.2784</text:p>
          </table:table-cell>
          <table:table-cell table:formula="of:=MID([.C55];9;6)" office:value-type="string" office:string-value="0.4024" calcext:value-type="string">
            <text:p>0.4024</text:p>
          </table:table-cell>
          <table:table-cell/>
          <table:table-cell office:value-type="float" office:value="0.2784" calcext:value-type="float">
            <text:p>0.2784</text:p>
          </table:table-cell>
          <table:table-cell office:value-type="float" office:value="0.4024" calcext:value-type="float">
            <text:p>0.4024</text:p>
          </table:table-cell>
          <table:table-cell table:formula="of:=IF(OR(AND(ROW()&gt;=[.$K$1];ROW()&lt;=[.$K$2]);AND(ROW()&gt;=[.$O$1];ROW()&lt;=[.$O$2]) );[.G55];&quot;&quot;)" office:value-type="float" office:value="0.2784" calcext:value-type="float">
            <text:p>0.2784</text:p>
          </table:table-cell>
          <table:table-cell table:formula="of:=IF(OR(AND(ROW()&gt;=[.$K$1];ROW()&lt;=[.$K$2]);AND(ROW()&gt;=[.$O$1];ROW()&lt;=[.$O$2]));[.H55];&quot;&quot;)" office:value-type="float" office:value="0.4024" calcext:value-type="float">
            <text:p>0.40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856Y0.3971</text:p>
          </table:table-cell>
          <table:table-cell table:formula="of:=MID([.C56];2;6)" office:value-type="string" office:string-value="0.2856" calcext:value-type="string">
            <text:p>0.2856</text:p>
          </table:table-cell>
          <table:table-cell table:formula="of:=MID([.C56];9;6)" office:value-type="string" office:string-value="0.3971" calcext:value-type="string">
            <text:p>0.3971</text:p>
          </table:table-cell>
          <table:table-cell/>
          <table:table-cell office:value-type="float" office:value="0.2856" calcext:value-type="float">
            <text:p>0.2856</text:p>
          </table:table-cell>
          <table:table-cell office:value-type="float" office:value="0.3971" calcext:value-type="float">
            <text:p>0.3971</text:p>
          </table:table-cell>
          <table:table-cell table:formula="of:=IF(OR(AND(ROW()&gt;=[.$K$1];ROW()&lt;=[.$K$2]);AND(ROW()&gt;=[.$O$1];ROW()&lt;=[.$O$2]) );[.G56];&quot;&quot;)" office:value-type="float" office:value="0.2856" calcext:value-type="float">
            <text:p>0.2856</text:p>
          </table:table-cell>
          <table:table-cell table:formula="of:=IF(OR(AND(ROW()&gt;=[.$K$1];ROW()&lt;=[.$K$2]);AND(ROW()&gt;=[.$O$1];ROW()&lt;=[.$O$2]));[.H56];&quot;&quot;)" office:value-type="float" office:value="0.3971" calcext:value-type="float">
            <text:p>0.39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925Y0.3945</text:p>
          </table:table-cell>
          <table:table-cell table:formula="of:=MID([.C57];2;6)" office:value-type="string" office:string-value="0.2925" calcext:value-type="string">
            <text:p>0.2925</text:p>
          </table:table-cell>
          <table:table-cell table:formula="of:=MID([.C57];9;6)" office:value-type="string" office:string-value="0.3945" calcext:value-type="string">
            <text:p>0.3945</text:p>
          </table:table-cell>
          <table:table-cell/>
          <table:table-cell office:value-type="float" office:value="0.2925" calcext:value-type="float">
            <text:p>0.2925</text:p>
          </table:table-cell>
          <table:table-cell office:value-type="float" office:value="0.3945" calcext:value-type="float">
            <text:p>0.3945</text:p>
          </table:table-cell>
          <table:table-cell table:formula="of:=IF(OR(AND(ROW()&gt;=[.$K$1];ROW()&lt;=[.$K$2]);AND(ROW()&gt;=[.$O$1];ROW()&lt;=[.$O$2]) );[.G57];&quot;&quot;)" office:value-type="float" office:value="0.2925" calcext:value-type="float">
            <text:p>0.2925</text:p>
          </table:table-cell>
          <table:table-cell table:formula="of:=IF(OR(AND(ROW()&gt;=[.$K$1];ROW()&lt;=[.$K$2]);AND(ROW()&gt;=[.$O$1];ROW()&lt;=[.$O$2]));[.H57];&quot;&quot;)" office:value-type="float" office:value="0.3945" calcext:value-type="float">
            <text:p>0.39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925Y0.2136</text:p>
          </table:table-cell>
          <table:table-cell table:formula="of:=MID([.C58];2;6)" office:value-type="string" office:string-value="0.2925" calcext:value-type="string">
            <text:p>0.2925</text:p>
          </table:table-cell>
          <table:table-cell table:formula="of:=MID([.C58];9;6)" office:value-type="string" office:string-value="0.2136" calcext:value-type="string">
            <text:p>0.2136</text:p>
          </table:table-cell>
          <table:table-cell/>
          <table:table-cell office:value-type="float" office:value="0.2925" calcext:value-type="float">
            <text:p>0.2925</text:p>
          </table:table-cell>
          <table:table-cell office:value-type="float" office:value="0.2136" calcext:value-type="float">
            <text:p>0.2136</text:p>
          </table:table-cell>
          <table:table-cell table:formula="of:=IF(OR(AND(ROW()&gt;=[.$K$1];ROW()&lt;=[.$K$2]);AND(ROW()&gt;=[.$O$1];ROW()&lt;=[.$O$2]) );[.G58];&quot;&quot;)" office:value-type="float" office:value="0.2925" calcext:value-type="float">
            <text:p>0.2925</text:p>
          </table:table-cell>
          <table:table-cell table:formula="of:=IF(OR(AND(ROW()&gt;=[.$K$1];ROW()&lt;=[.$K$2]);AND(ROW()&gt;=[.$O$1];ROW()&lt;=[.$O$2]));[.H58];&quot;&quot;)" office:value-type="float" office:value="0.2136" calcext:value-type="float">
            <text:p>0.2136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G00</text:p>
          </table:table-cell>
          <table:table-cell/>
          <table:table-cell table:formula="of:=MID([.C59];2;6)">
            <text:p/>
          </table:table-cell>
          <table:table-cell table:formula="of:=MID([.C59];9;6)">
            <text:p/>
          </table:table-cell>
          <table:table-cell table:number-columns-repeated="3"/>
          <table:table-cell table:formula="of:=IF(ROW()&lt;=[.$F$1];[.G59];&quot;&quot;)">
            <text:p/>
          </table:table-cell>
          <table:table-cell table:formula="of:=IF(ROW()&lt;=[.$F$1];[.H59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0</text:p>
          </table:table-cell>
          <table:table-cell office:value-type="string" calcext:value-type="string">
            <text:p>X0.3655Y0.1800</text:p>
          </table:table-cell>
          <table:table-cell table:formula="of:=MID([.C60];2;6)" office:value-type="string" office:string-value="0.3655" calcext:value-type="string">
            <text:p>0.3655</text:p>
          </table:table-cell>
          <table:table-cell table:formula="of:=MID([.C60];9;6)" office:value-type="string" office:string-value="0.1800" calcext:value-type="string">
            <text:p>0.1800</text:p>
          </table:table-cell>
          <table:table-cell/>
          <table:table-cell office:value-type="float" office:value="0.3655" calcext:value-type="float">
            <text:p>0.3655</text:p>
          </table:table-cell>
          <table:table-cell office:value-type="float" office:value="0.18" calcext:value-type="float">
            <text:p>0.18</text:p>
          </table:table-cell>
          <table:table-cell table:formula="of:=IF(OR(AND(ROW()&gt;=[.$K$1];ROW()&lt;=[.$K$2]);AND(ROW()&gt;=[.$O$1];ROW()&lt;=[.$O$2]) );[.G60];&quot;&quot;)" office:value-type="float" office:value="0.3655" calcext:value-type="float">
            <text:p>0.3655</text:p>
          </table:table-cell>
          <table:table-cell table:formula="of:=IF(OR(AND(ROW()&gt;=[.$K$1];ROW()&lt;=[.$K$2]);AND(ROW()&gt;=[.$O$1];ROW()&lt;=[.$O$2]));[.H60];&quot;&quot;)" office:value-type="float" office:value="0.18" calcext:value-type="float">
            <text:p>0.18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G01</text:p>
          </table:table-cell>
          <table:table-cell/>
          <table:table-cell table:formula="of:=MID([.C61];2;6)">
            <text:p/>
          </table:table-cell>
          <table:table-cell table:formula="of:=MID([.C61];9;6)">
            <text:p/>
          </table:table-cell>
          <table:table-cell table:number-columns-repeated="3"/>
          <table:table-cell table:formula="of:=IF(ROW()&lt;=[.$F$1];[.G61];&quot;&quot;)">
            <text:p/>
          </table:table-cell>
          <table:table-cell table:formula="of:=IF(ROW()&lt;=[.$F$1];[.H61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656Y0.1168</text:p>
          </table:table-cell>
          <table:table-cell table:formula="of:=MID([.C62];2;6)" office:value-type="string" office:string-value="0.3656" calcext:value-type="string">
            <text:p>0.3656</text:p>
          </table:table-cell>
          <table:table-cell table:formula="of:=MID([.C62];9;6)" office:value-type="string" office:string-value="0.1168" calcext:value-type="string">
            <text:p>0.1168</text:p>
          </table:table-cell>
          <table:table-cell/>
          <table:table-cell office:value-type="float" office:value="0.3656" calcext:value-type="float">
            <text:p>0.3656</text:p>
          </table:table-cell>
          <table:table-cell office:value-type="float" office:value="0.1168" calcext:value-type="float">
            <text:p>0.1168</text:p>
          </table:table-cell>
          <table:table-cell table:formula="of:=IF(OR(AND(ROW()&gt;=[.$K$1];ROW()&lt;=[.$K$2]);AND(ROW()&gt;=[.$O$1];ROW()&lt;=[.$O$2]) );[.G62];&quot;&quot;)" office:value-type="float" office:value="0.3656" calcext:value-type="float">
            <text:p>0.3656</text:p>
          </table:table-cell>
          <table:table-cell table:formula="of:=IF(OR(AND(ROW()&gt;=[.$K$1];ROW()&lt;=[.$K$2]);AND(ROW()&gt;=[.$O$1];ROW()&lt;=[.$O$2]));[.H62];&quot;&quot;)" office:value-type="float" office:value="0.1168" calcext:value-type="float">
            <text:p>0.116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670Y0.1100</text:p>
          </table:table-cell>
          <table:table-cell table:formula="of:=MID([.C63];2;6)" office:value-type="string" office:string-value="0.3670" calcext:value-type="string">
            <text:p>0.3670</text:p>
          </table:table-cell>
          <table:table-cell table:formula="of:=MID([.C63];9;6)" office:value-type="string" office:string-value="0.1100" calcext:value-type="string">
            <text:p>0.1100</text:p>
          </table:table-cell>
          <table:table-cell/>
          <table:table-cell office:value-type="float" office:value="0.367" calcext:value-type="float">
            <text:p>0.367</text:p>
          </table:table-cell>
          <table:table-cell office:value-type="float" office:value="0.11" calcext:value-type="float">
            <text:p>0.11</text:p>
          </table:table-cell>
          <table:table-cell table:formula="of:=IF(OR(AND(ROW()&gt;=[.$K$1];ROW()&lt;=[.$K$2]);AND(ROW()&gt;=[.$O$1];ROW()&lt;=[.$O$2]) );[.G63];&quot;&quot;)" office:value-type="float" office:value="0.367" calcext:value-type="float">
            <text:p>0.367</text:p>
          </table:table-cell>
          <table:table-cell table:formula="of:=IF(OR(AND(ROW()&gt;=[.$K$1];ROW()&lt;=[.$K$2]);AND(ROW()&gt;=[.$O$1];ROW()&lt;=[.$O$2]));[.H63];&quot;&quot;)" office:value-type="float" office:value="0.11" calcext:value-type="float">
            <text:p>0.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696Y0.1037</text:p>
          </table:table-cell>
          <table:table-cell table:formula="of:=MID([.C64];2;6)" office:value-type="string" office:string-value="0.3696" calcext:value-type="string">
            <text:p>0.3696</text:p>
          </table:table-cell>
          <table:table-cell table:formula="of:=MID([.C64];9;6)" office:value-type="string" office:string-value="0.1037" calcext:value-type="string">
            <text:p>0.1037</text:p>
          </table:table-cell>
          <table:table-cell/>
          <table:table-cell office:value-type="float" office:value="0.3696" calcext:value-type="float">
            <text:p>0.3696</text:p>
          </table:table-cell>
          <table:table-cell office:value-type="float" office:value="0.1037" calcext:value-type="float">
            <text:p>0.1037</text:p>
          </table:table-cell>
          <table:table-cell table:formula="of:=IF(OR(AND(ROW()&gt;=[.$K$1];ROW()&lt;=[.$K$2]);AND(ROW()&gt;=[.$O$1];ROW()&lt;=[.$O$2]) );[.G64];&quot;&quot;)" office:value-type="float" office:value="0.3696" calcext:value-type="float">
            <text:p>0.3696</text:p>
          </table:table-cell>
          <table:table-cell table:formula="of:=IF(OR(AND(ROW()&gt;=[.$K$1];ROW()&lt;=[.$K$2]);AND(ROW()&gt;=[.$O$1];ROW()&lt;=[.$O$2]));[.H64];&quot;&quot;)" office:value-type="float" office:value="0.1037" calcext:value-type="float">
            <text:p>0.10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33Y0.0981</text:p>
          </table:table-cell>
          <table:table-cell table:formula="of:=MID([.C65];2;6)" office:value-type="string" office:string-value="0.3733" calcext:value-type="string">
            <text:p>0.3733</text:p>
          </table:table-cell>
          <table:table-cell table:formula="of:=MID([.C65];9;6)" office:value-type="string" office:string-value="0.0981" calcext:value-type="string">
            <text:p>0.0981</text:p>
          </table:table-cell>
          <table:table-cell/>
          <table:table-cell office:value-type="float" office:value="0.3733" calcext:value-type="float">
            <text:p>0.3733</text:p>
          </table:table-cell>
          <table:table-cell office:value-type="float" office:value="0.0981" calcext:value-type="float">
            <text:p>0.0981</text:p>
          </table:table-cell>
          <table:table-cell table:formula="of:=IF(OR(AND(ROW()&gt;=[.$K$1];ROW()&lt;=[.$K$2]);AND(ROW()&gt;=[.$O$1];ROW()&lt;=[.$O$2]) );[.G65];&quot;&quot;)" office:value-type="float" office:value="0.3733" calcext:value-type="float">
            <text:p>0.3733</text:p>
          </table:table-cell>
          <table:table-cell table:formula="of:=IF(OR(AND(ROW()&gt;=[.$K$1];ROW()&lt;=[.$K$2]);AND(ROW()&gt;=[.$O$1];ROW()&lt;=[.$O$2]));[.H65];&quot;&quot;)" office:value-type="float" office:value="0.0981" calcext:value-type="float">
            <text:p>0.098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81Y0.0933</text:p>
          </table:table-cell>
          <table:table-cell table:formula="of:=MID([.C66];2;6)" office:value-type="string" office:string-value="0.3781" calcext:value-type="string">
            <text:p>0.3781</text:p>
          </table:table-cell>
          <table:table-cell table:formula="of:=MID([.C66];9;6)" office:value-type="string" office:string-value="0.0933" calcext:value-type="string">
            <text:p>0.0933</text:p>
          </table:table-cell>
          <table:table-cell/>
          <table:table-cell office:value-type="float" office:value="0.3781" calcext:value-type="float">
            <text:p>0.3781</text:p>
          </table:table-cell>
          <table:table-cell office:value-type="float" office:value="0.0933" calcext:value-type="float">
            <text:p>0.0933</text:p>
          </table:table-cell>
          <table:table-cell table:formula="of:=IF(OR(AND(ROW()&gt;=[.$K$1];ROW()&lt;=[.$K$2]);AND(ROW()&gt;=[.$O$1];ROW()&lt;=[.$O$2]) );[.G66];&quot;&quot;)" office:value-type="float" office:value="0.3781" calcext:value-type="float">
            <text:p>0.3781</text:p>
          </table:table-cell>
          <table:table-cell table:formula="of:=IF(OR(AND(ROW()&gt;=[.$K$1];ROW()&lt;=[.$K$2]);AND(ROW()&gt;=[.$O$1];ROW()&lt;=[.$O$2]));[.H66];&quot;&quot;)" office:value-type="float" office:value="0.0933" calcext:value-type="float">
            <text:p>0.093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837Y0.0896</text:p>
          </table:table-cell>
          <table:table-cell table:formula="of:=MID([.C67];2;6)" office:value-type="string" office:string-value="0.3837" calcext:value-type="string">
            <text:p>0.3837</text:p>
          </table:table-cell>
          <table:table-cell table:formula="of:=MID([.C67];9;6)" office:value-type="string" office:string-value="0.0896" calcext:value-type="string">
            <text:p>0.0896</text:p>
          </table:table-cell>
          <table:table-cell/>
          <table:table-cell office:value-type="float" office:value="0.3837" calcext:value-type="float">
            <text:p>0.3837</text:p>
          </table:table-cell>
          <table:table-cell office:value-type="float" office:value="0.0896" calcext:value-type="float">
            <text:p>0.0896</text:p>
          </table:table-cell>
          <table:table-cell table:formula="of:=IF(OR(AND(ROW()&gt;=[.$K$1];ROW()&lt;=[.$K$2]);AND(ROW()&gt;=[.$O$1];ROW()&lt;=[.$O$2]) );[.G67];&quot;&quot;)" office:value-type="float" office:value="0.3837" calcext:value-type="float">
            <text:p>0.3837</text:p>
          </table:table-cell>
          <table:table-cell table:formula="of:=IF(OR(AND(ROW()&gt;=[.$K$1];ROW()&lt;=[.$K$2]);AND(ROW()&gt;=[.$O$1];ROW()&lt;=[.$O$2]));[.H67];&quot;&quot;)" office:value-type="float" office:value="0.0896" calcext:value-type="float">
            <text:p>0.089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900Y0.0870</text:p>
          </table:table-cell>
          <table:table-cell table:formula="of:=MID([.C68];2;6)" office:value-type="string" office:string-value="0.3900" calcext:value-type="string">
            <text:p>0.3900</text:p>
          </table:table-cell>
          <table:table-cell table:formula="of:=MID([.C68];9;6)" office:value-type="string" office:string-value="0.0870" calcext:value-type="string">
            <text:p>0.0870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87" calcext:value-type="float">
            <text:p>0.087</text:p>
          </table:table-cell>
          <table:table-cell table:formula="of:=IF(OR(AND(ROW()&gt;=[.$K$1];ROW()&lt;=[.$K$2]);AND(ROW()&gt;=[.$O$1];ROW()&lt;=[.$O$2]) );[.G68];&quot;&quot;)" office:value-type="float" office:value="0.39" calcext:value-type="float">
            <text:p>0.39</text:p>
          </table:table-cell>
          <table:table-cell table:formula="of:=IF(OR(AND(ROW()&gt;=[.$K$1];ROW()&lt;=[.$K$2]);AND(ROW()&gt;=[.$O$1];ROW()&lt;=[.$O$2]));[.H68];&quot;&quot;)" office:value-type="float" office:value="0.087" calcext:value-type="float">
            <text:p>0.087</text:p>
          </table:table-cell>
          <table:table-cell table:number-columns-repeated="5"/>
          <table:table-cell office:value-type="float" office:value="0.1925" calcext:value-type="float">
            <text:p>0.19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966Y0.0857</text:p>
          </table:table-cell>
          <table:table-cell table:formula="of:=MID([.C69];2;6)" office:value-type="string" office:string-value="0.3966" calcext:value-type="string">
            <text:p>0.3966</text:p>
          </table:table-cell>
          <table:table-cell table:formula="of:=MID([.C69];9;6)" office:value-type="string" office:string-value="0.0857" calcext:value-type="string">
            <text:p>0.0857</text:p>
          </table:table-cell>
          <table:table-cell/>
          <table:table-cell office:value-type="float" office:value="0.3966" calcext:value-type="float">
            <text:p>0.3966</text:p>
          </table:table-cell>
          <table:table-cell office:value-type="float" office:value="0.0857" calcext:value-type="float">
            <text:p>0.0857</text:p>
          </table:table-cell>
          <table:table-cell table:formula="of:=IF(OR(AND(ROW()&gt;=[.$K$1];ROW()&lt;=[.$K$2]);AND(ROW()&gt;=[.$O$1];ROW()&lt;=[.$O$2]) );[.G69];&quot;&quot;)" office:value-type="float" office:value="0.3966" calcext:value-type="float">
            <text:p>0.3966</text:p>
          </table:table-cell>
          <table:table-cell table:formula="of:=IF(OR(AND(ROW()&gt;=[.$K$1];ROW()&lt;=[.$K$2]);AND(ROW()&gt;=[.$O$1];ROW()&lt;=[.$O$2]));[.H69];&quot;&quot;)" office:value-type="float" office:value="0.0857" calcext:value-type="float">
            <text:p>0.0857</text:p>
          </table:table-cell>
          <table:table-cell table:number-columns-repeated="5"/>
          <table:table-cell office:value-type="float" office:value="0.2075" calcext:value-type="float">
            <text:p>0.2075</text:p>
          </table:table-cell>
          <table:table-cell table:style-name="ce19" table:formula="of:=[.P69]-[.P68]" office:value-type="float" office:value="0.015" calcext:value-type="float">
            <text:p>0.015</text:p>
          </table:table-cell>
          <table:table-cell office:value-type="float" office:value="0.3345" calcext:value-type="float">
            <text:p>0.3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034Y0.0857</text:p>
          </table:table-cell>
          <table:table-cell table:formula="of:=MID([.C70];2;6)" office:value-type="string" office:string-value="0.4034" calcext:value-type="string">
            <text:p>0.4034</text:p>
          </table:table-cell>
          <table:table-cell table:formula="of:=MID([.C70];9;6)" office:value-type="string" office:string-value="0.0857" calcext:value-type="string">
            <text:p>0.0857</text:p>
          </table:table-cell>
          <table:table-cell/>
          <table:table-cell office:value-type="float" office:value="0.4034" calcext:value-type="float">
            <text:p>0.4034</text:p>
          </table:table-cell>
          <table:table-cell office:value-type="float" office:value="0.0857" calcext:value-type="float">
            <text:p>0.0857</text:p>
          </table:table-cell>
          <table:table-cell table:formula="of:=IF(OR(AND(ROW()&gt;=[.$K$1];ROW()&lt;=[.$K$2]);AND(ROW()&gt;=[.$O$1];ROW()&lt;=[.$O$2]) );[.G70];&quot;&quot;)" office:value-type="float" office:value="0.4034" calcext:value-type="float">
            <text:p>0.4034</text:p>
          </table:table-cell>
          <table:table-cell table:formula="of:=IF(OR(AND(ROW()&gt;=[.$K$1];ROW()&lt;=[.$K$2]);AND(ROW()&gt;=[.$O$1];ROW()&lt;=[.$O$2]));[.H70];&quot;&quot;)" office:value-type="float" office:value="0.0857" calcext:value-type="float">
            <text:p>0.0857</text:p>
          </table:table-cell>
          <table:table-cell table:number-columns-repeated="7"/>
          <table:table-cell office:value-type="float" office:value="0.3425" calcext:value-type="float">
            <text:p>0.3425</text:p>
          </table:table-cell>
          <table:table-cell table:formula="of:=[.R70]-[.R69]" office:value-type="float" office:value="0.00800000000000001" calcext:value-type="float">
            <text:p>0.008</text:p>
          </table:table-cell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100Y0.0870</text:p>
          </table:table-cell>
          <table:table-cell table:formula="of:=MID([.C71];2;6)" office:value-type="string" office:string-value="0.4100" calcext:value-type="string">
            <text:p>0.4100</text:p>
          </table:table-cell>
          <table:table-cell table:formula="of:=MID([.C71];9;6)" office:value-type="string" office:string-value="0.0870" calcext:value-type="string">
            <text:p>0.0870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087" calcext:value-type="float">
            <text:p>0.087</text:p>
          </table:table-cell>
          <table:table-cell table:formula="of:=IF(OR(AND(ROW()&gt;=[.$K$1];ROW()&lt;=[.$K$2]);AND(ROW()&gt;=[.$O$1];ROW()&lt;=[.$O$2]) );[.G71];&quot;&quot;)" office:value-type="float" office:value="0.41" calcext:value-type="float">
            <text:p>0.41</text:p>
          </table:table-cell>
          <table:table-cell table:formula="of:=IF(OR(AND(ROW()&gt;=[.$K$1];ROW()&lt;=[.$K$2]);AND(ROW()&gt;=[.$O$1];ROW()&lt;=[.$O$2]));[.H71];&quot;&quot;)" office:value-type="float" office:value="0.087" calcext:value-type="float">
            <text:p>0.087</text:p>
          </table:table-cell>
          <table:table-cell table:number-columns-repeated="7"/>
          <table:table-cell office:value-type="float" office:value="0.3575" calcext:value-type="float">
            <text:p>0.3575</text:p>
          </table:table-cell>
          <table:table-cell table:style-name="ce19" table:formula="of:=[.R71]-[.R70]" office:value-type="float" office:value="0.015" calcext:value-type="float">
            <text:p>0.015</text:p>
          </table:table-cell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163Y0.0896</text:p>
          </table:table-cell>
          <table:table-cell table:formula="of:=MID([.C72];2;6)" office:value-type="string" office:string-value="0.4163" calcext:value-type="string">
            <text:p>0.4163</text:p>
          </table:table-cell>
          <table:table-cell table:formula="of:=MID([.C72];9;6)" office:value-type="string" office:string-value="0.0896" calcext:value-type="string">
            <text:p>0.0896</text:p>
          </table:table-cell>
          <table:table-cell/>
          <table:table-cell office:value-type="float" office:value="0.4163" calcext:value-type="float">
            <text:p>0.4163</text:p>
          </table:table-cell>
          <table:table-cell office:value-type="float" office:value="0.0896" calcext:value-type="float">
            <text:p>0.0896</text:p>
          </table:table-cell>
          <table:table-cell table:formula="of:=IF(OR(AND(ROW()&gt;=[.$K$1];ROW()&lt;=[.$K$2]);AND(ROW()&gt;=[.$O$1];ROW()&lt;=[.$O$2]) );[.G72];&quot;&quot;)" office:value-type="float" office:value="0.4163" calcext:value-type="float">
            <text:p>0.4163</text:p>
          </table:table-cell>
          <table:table-cell table:formula="of:=IF(OR(AND(ROW()&gt;=[.$K$1];ROW()&lt;=[.$K$2]);AND(ROW()&gt;=[.$O$1];ROW()&lt;=[.$O$2]));[.H72];&quot;&quot;)" office:value-type="float" office:value="0.0896" calcext:value-type="float">
            <text:p>0.0896</text:p>
          </table:table-cell>
          <table:table-cell table:number-columns-repeated="7"/>
          <table:table-cell office:value-type="float" office:value="0.3656" calcext:value-type="float">
            <text:p>0.3656</text:p>
          </table:table-cell>
          <table:table-cell table:formula="of:=[.R72]-[.R71]" office:value-type="float" office:value="0.0081" calcext:value-type="float">
            <text:p>0.0081</text:p>
          </table:table-cell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42Y0.0955</text:p>
          </table:table-cell>
          <table:table-cell table:formula="of:=MID([.C73];2;6)" office:value-type="string" office:string-value="0.4242" calcext:value-type="string">
            <text:p>0.4242</text:p>
          </table:table-cell>
          <table:table-cell table:formula="of:=MID([.C73];9;6)" office:value-type="string" office:string-value="0.0955" calcext:value-type="string">
            <text:p>0.0955</text:p>
          </table:table-cell>
          <table:table-cell/>
          <table:table-cell office:value-type="float" office:value="0.4242" calcext:value-type="float">
            <text:p>0.4242</text:p>
          </table:table-cell>
          <table:table-cell office:value-type="float" office:value="0.0955" calcext:value-type="float">
            <text:p>0.0955</text:p>
          </table:table-cell>
          <table:table-cell table:formula="of:=IF(OR(AND(ROW()&gt;=[.$K$1];ROW()&lt;=[.$K$2]);AND(ROW()&gt;=[.$O$1];ROW()&lt;=[.$O$2]) );[.G73];&quot;&quot;)" office:value-type="float" office:value="0.4242" calcext:value-type="float">
            <text:p>0.4242</text:p>
          </table:table-cell>
          <table:table-cell table:formula="of:=IF(OR(AND(ROW()&gt;=[.$K$1];ROW()&lt;=[.$K$2]);AND(ROW()&gt;=[.$O$1];ROW()&lt;=[.$O$2]));[.H73];&quot;&quot;)" office:value-type="float" office:value="0.0955" calcext:value-type="float">
            <text:p>0.09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87Y0.1008</text:p>
          </table:table-cell>
          <table:table-cell table:formula="of:=MID([.C74];2;6)" office:value-type="string" office:string-value="0.4287" calcext:value-type="string">
            <text:p>0.4287</text:p>
          </table:table-cell>
          <table:table-cell table:formula="of:=MID([.C74];9;6)" office:value-type="string" office:string-value="0.1008" calcext:value-type="string">
            <text:p>0.1008</text:p>
          </table:table-cell>
          <table:table-cell/>
          <table:table-cell office:value-type="float" office:value="0.4287" calcext:value-type="float">
            <text:p>0.4287</text:p>
          </table:table-cell>
          <table:table-cell office:value-type="float" office:value="0.1008" calcext:value-type="float">
            <text:p>0.1008</text:p>
          </table:table-cell>
          <table:table-cell table:formula="of:=IF(OR(AND(ROW()&gt;=[.$K$1];ROW()&lt;=[.$K$2]);AND(ROW()&gt;=[.$O$1];ROW()&lt;=[.$O$2]) );[.G74];&quot;&quot;)" office:value-type="float" office:value="0.4287" calcext:value-type="float">
            <text:p>0.4287</text:p>
          </table:table-cell>
          <table:table-cell table:formula="of:=IF(OR(AND(ROW()&gt;=[.$K$1];ROW()&lt;=[.$K$2]);AND(ROW()&gt;=[.$O$1];ROW()&lt;=[.$O$2]));[.H74];&quot;&quot;)" office:value-type="float" office:value="0.1008" calcext:value-type="float">
            <text:p>0.10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320Y0.1070</text:p>
          </table:table-cell>
          <table:table-cell table:formula="of:=MID([.C75];2;6)" office:value-type="string" office:string-value="0.4320" calcext:value-type="string">
            <text:p>0.4320</text:p>
          </table:table-cell>
          <table:table-cell table:formula="of:=MID([.C75];9;6)" office:value-type="string" office:string-value="0.1070" calcext:value-type="string">
            <text:p>0.1070</text:p>
          </table:table-cell>
          <table:table-cell/>
          <table:table-cell office:value-type="float" office:value="0.432" calcext:value-type="float">
            <text:p>0.432</text:p>
          </table:table-cell>
          <table:table-cell office:value-type="float" office:value="0.107" calcext:value-type="float">
            <text:p>0.107</text:p>
          </table:table-cell>
          <table:table-cell table:formula="of:=IF(OR(AND(ROW()&gt;=[.$K$1];ROW()&lt;=[.$K$2]);AND(ROW()&gt;=[.$O$1];ROW()&lt;=[.$O$2]) );[.G75];&quot;&quot;)" office:value-type="float" office:value="0.432" calcext:value-type="float">
            <text:p>0.432</text:p>
          </table:table-cell>
          <table:table-cell table:formula="of:=IF(OR(AND(ROW()&gt;=[.$K$1];ROW()&lt;=[.$K$2]);AND(ROW()&gt;=[.$O$1];ROW()&lt;=[.$O$2]));[.H75];&quot;&quot;)" office:value-type="float" office:value="0.107" calcext:value-type="float">
            <text:p>0.107</text:p>
          </table:table-cell>
          <table:table-cell table:number-columns-repeated="7"/>
          <table:table-cell office:value-type="float" office:value="0.3305" calcext:value-type="float">
            <text:p>0.33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343Y0.1164</text:p>
          </table:table-cell>
          <table:table-cell table:formula="of:=MID([.C76];2;6)" office:value-type="string" office:string-value="0.4343" calcext:value-type="string">
            <text:p>0.4343</text:p>
          </table:table-cell>
          <table:table-cell table:formula="of:=MID([.C76];9;6)" office:value-type="string" office:string-value="0.1164" calcext:value-type="string">
            <text:p>0.1164</text:p>
          </table:table-cell>
          <table:table-cell/>
          <table:table-cell office:value-type="float" office:value="0.4343" calcext:value-type="float">
            <text:p>0.4343</text:p>
          </table:table-cell>
          <table:table-cell office:value-type="float" office:value="0.1164" calcext:value-type="float">
            <text:p>0.1164</text:p>
          </table:table-cell>
          <table:table-cell table:formula="of:=IF(OR(AND(ROW()&gt;=[.$K$1];ROW()&lt;=[.$K$2]);AND(ROW()&gt;=[.$O$1];ROW()&lt;=[.$O$2]) );[.G76];&quot;&quot;)" office:value-type="float" office:value="0.4343" calcext:value-type="float">
            <text:p>0.4343</text:p>
          </table:table-cell>
          <table:table-cell table:formula="of:=IF(OR(AND(ROW()&gt;=[.$K$1];ROW()&lt;=[.$K$2]);AND(ROW()&gt;=[.$O$1];ROW()&lt;=[.$O$2]));[.H76];&quot;&quot;)" office:value-type="float" office:value="0.1164" calcext:value-type="float">
            <text:p>0.1164</text:p>
          </table:table-cell>
          <table:table-cell table:number-columns-repeated="7"/>
          <table:table-cell office:value-type="float" office:value="0.3425" calcext:value-type="float">
            <text:p>0.3425</text:p>
          </table:table-cell>
          <table:table-cell table:formula="of:=[.R76]-[.R75]"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345Y0.1802</text:p>
          </table:table-cell>
          <table:table-cell table:formula="of:=MID([.C77];2;6)" office:value-type="string" office:string-value="0.4345" calcext:value-type="string">
            <text:p>0.4345</text:p>
          </table:table-cell>
          <table:table-cell table:formula="of:=MID([.C77];9;6)" office:value-type="string" office:string-value="0.1802" calcext:value-type="string">
            <text:p>0.1802</text:p>
          </table:table-cell>
          <table:table-cell/>
          <table:table-cell office:value-type="float" office:value="0.4345" calcext:value-type="float">
            <text:p>0.4345</text:p>
          </table:table-cell>
          <table:table-cell office:value-type="float" office:value="0.1802" calcext:value-type="float">
            <text:p>0.1802</text:p>
          </table:table-cell>
          <table:table-cell table:formula="of:=IF(OR(AND(ROW()&gt;=[.$K$1];ROW()&lt;=[.$K$2]);AND(ROW()&gt;=[.$O$1];ROW()&lt;=[.$O$2]) );[.G77];&quot;&quot;)" office:value-type="float" office:value="0.4345" calcext:value-type="float">
            <text:p>0.4345</text:p>
          </table:table-cell>
          <table:table-cell table:formula="of:=IF(OR(AND(ROW()&gt;=[.$K$1];ROW()&lt;=[.$K$2]);AND(ROW()&gt;=[.$O$1];ROW()&lt;=[.$O$2]));[.H77];&quot;&quot;)" office:value-type="float" office:value="0.1802" calcext:value-type="float">
            <text:p>0.1802</text:p>
          </table:table-cell>
          <table:table-cell table:number-columns-repeated="7"/>
          <table:table-cell office:value-type="float" office:value="0.3575" calcext:value-type="float">
            <text:p>0.3575</text:p>
          </table:table-cell>
          <table:table-cell table:style-name="ce19" table:formula="of:=[.R77]-[.R76]" office:value-type="float" office:value="0.015" calcext:value-type="float">
            <text:p>0.015</text:p>
          </table:table-cell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331Y0.1898</text:p>
          </table:table-cell>
          <table:table-cell table:formula="of:=MID([.C78];2;6)" office:value-type="string" office:string-value="0.4331" calcext:value-type="string">
            <text:p>0.4331</text:p>
          </table:table-cell>
          <table:table-cell table:formula="of:=MID([.C78];9;6)" office:value-type="string" office:string-value="0.1898" calcext:value-type="string">
            <text:p>0.1898</text:p>
          </table:table-cell>
          <table:table-cell/>
          <table:table-cell office:value-type="float" office:value="0.4331" calcext:value-type="float">
            <text:p>0.4331</text:p>
          </table:table-cell>
          <table:table-cell office:value-type="float" office:value="0.1898" calcext:value-type="float">
            <text:p>0.1898</text:p>
          </table:table-cell>
          <table:table-cell table:formula="of:=IF(OR(AND(ROW()&gt;=[.$K$1];ROW()&lt;=[.$K$2]);AND(ROW()&gt;=[.$O$1];ROW()&lt;=[.$O$2]) );[.G78];&quot;&quot;)" office:value-type="float" office:value="0.4331" calcext:value-type="float">
            <text:p>0.4331</text:p>
          </table:table-cell>
          <table:table-cell table:formula="of:=IF(OR(AND(ROW()&gt;=[.$K$1];ROW()&lt;=[.$K$2]);AND(ROW()&gt;=[.$O$1];ROW()&lt;=[.$O$2]));[.H78];&quot;&quot;)" office:value-type="float" office:value="0.1898" calcext:value-type="float">
            <text:p>0.1898</text:p>
          </table:table-cell>
          <table:table-cell table:number-columns-repeated="7"/>
          <table:table-cell office:value-type="float" office:value="0.3695" calcext:value-type="float">
            <text:p>0.3695</text:p>
          </table:table-cell>
          <table:table-cell table:formula="of:=[.R78]-[.R77]"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304Y0.1963</text:p>
          </table:table-cell>
          <table:table-cell table:formula="of:=MID([.C79];2;6)" office:value-type="string" office:string-value="0.4304" calcext:value-type="string">
            <text:p>0.4304</text:p>
          </table:table-cell>
          <table:table-cell table:formula="of:=MID([.C79];9;6)" office:value-type="string" office:string-value="0.1963" calcext:value-type="string">
            <text:p>0.1963</text:p>
          </table:table-cell>
          <table:table-cell/>
          <table:table-cell office:value-type="float" office:value="0.4304" calcext:value-type="float">
            <text:p>0.4304</text:p>
          </table:table-cell>
          <table:table-cell office:value-type="float" office:value="0.1963" calcext:value-type="float">
            <text:p>0.1963</text:p>
          </table:table-cell>
          <table:table-cell table:formula="of:=IF(OR(AND(ROW()&gt;=[.$K$1];ROW()&lt;=[.$K$2]);AND(ROW()&gt;=[.$O$1];ROW()&lt;=[.$O$2]) );[.G79];&quot;&quot;)" office:value-type="float" office:value="0.4304" calcext:value-type="float">
            <text:p>0.4304</text:p>
          </table:table-cell>
          <table:table-cell table:formula="of:=IF(OR(AND(ROW()&gt;=[.$K$1];ROW()&lt;=[.$K$2]);AND(ROW()&gt;=[.$O$1];ROW()&lt;=[.$O$2]));[.H79];&quot;&quot;)" office:value-type="float" office:value="0.1963" calcext:value-type="float">
            <text:p>0.19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67Y0.2019</text:p>
          </table:table-cell>
          <table:table-cell table:formula="of:=MID([.C80];2;6)" office:value-type="string" office:string-value="0.4267" calcext:value-type="string">
            <text:p>0.4267</text:p>
          </table:table-cell>
          <table:table-cell table:formula="of:=MID([.C80];9;6)" office:value-type="string" office:string-value="0.2019" calcext:value-type="string">
            <text:p>0.2019</text:p>
          </table:table-cell>
          <table:table-cell/>
          <table:table-cell office:value-type="float" office:value="0.4267" calcext:value-type="float">
            <text:p>0.4267</text:p>
          </table:table-cell>
          <table:table-cell office:value-type="float" office:value="0.2019" calcext:value-type="float">
            <text:p>0.2019</text:p>
          </table:table-cell>
          <table:table-cell table:formula="of:=IF(OR(AND(ROW()&gt;=[.$K$1];ROW()&lt;=[.$K$2]);AND(ROW()&gt;=[.$O$1];ROW()&lt;=[.$O$2]) );[.G80];&quot;&quot;)" office:value-type="float" office:value="0.4267" calcext:value-type="float">
            <text:p>0.4267</text:p>
          </table:table-cell>
          <table:table-cell table:formula="of:=IF(OR(AND(ROW()&gt;=[.$K$1];ROW()&lt;=[.$K$2]);AND(ROW()&gt;=[.$O$1];ROW()&lt;=[.$O$2]));[.H80];&quot;&quot;)" office:value-type="float" office:value="0.2019" calcext:value-type="float">
            <text:p>0.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21Y0.2065</text:p>
          </table:table-cell>
          <table:table-cell table:formula="of:=MID([.C81];2;6)" office:value-type="string" office:string-value="0.4221" calcext:value-type="string">
            <text:p>0.4221</text:p>
          </table:table-cell>
          <table:table-cell table:formula="of:=MID([.C81];9;6)" office:value-type="string" office:string-value="0.2065" calcext:value-type="string">
            <text:p>0.2065</text:p>
          </table:table-cell>
          <table:table-cell/>
          <table:table-cell office:value-type="float" office:value="0.4221" calcext:value-type="float">
            <text:p>0.4221</text:p>
          </table:table-cell>
          <table:table-cell office:value-type="float" office:value="0.2065" calcext:value-type="float">
            <text:p>0.2065</text:p>
          </table:table-cell>
          <table:table-cell table:formula="of:=IF(OR(AND(ROW()&gt;=[.$K$1];ROW()&lt;=[.$K$2]);AND(ROW()&gt;=[.$O$1];ROW()&lt;=[.$O$2]) );[.G81];&quot;&quot;)" office:value-type="float" office:value="0.4221" calcext:value-type="float">
            <text:p>0.4221</text:p>
          </table:table-cell>
          <table:table-cell table:formula="of:=IF(OR(AND(ROW()&gt;=[.$K$1];ROW()&lt;=[.$K$2]);AND(ROW()&gt;=[.$O$1];ROW()&lt;=[.$O$2]));[.H81];&quot;&quot;)" office:value-type="float" office:value="0.2065" calcext:value-type="float">
            <text:p>0.20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132Y0.2119</text:p>
          </table:table-cell>
          <table:table-cell table:formula="of:=MID([.C82];2;6)" office:value-type="string" office:string-value="0.4132" calcext:value-type="string">
            <text:p>0.4132</text:p>
          </table:table-cell>
          <table:table-cell table:formula="of:=MID([.C82];9;6)" office:value-type="string" office:string-value="0.2119" calcext:value-type="string">
            <text:p>0.2119</text:p>
          </table:table-cell>
          <table:table-cell/>
          <table:table-cell office:value-type="float" office:value="0.4132" calcext:value-type="float">
            <text:p>0.4132</text:p>
          </table:table-cell>
          <table:table-cell office:value-type="float" office:value="0.2119" calcext:value-type="float">
            <text:p>0.2119</text:p>
          </table:table-cell>
          <table:table-cell table:formula="of:=IF(OR(AND(ROW()&gt;=[.$K$1];ROW()&lt;=[.$K$2]);AND(ROW()&gt;=[.$O$1];ROW()&lt;=[.$O$2]) );[.G82];&quot;&quot;)" office:value-type="float" office:value="0.4132" calcext:value-type="float">
            <text:p>0.4132</text:p>
          </table:table-cell>
          <table:table-cell table:formula="of:=IF(OR(AND(ROW()&gt;=[.$K$1];ROW()&lt;=[.$K$2]);AND(ROW()&gt;=[.$O$1];ROW()&lt;=[.$O$2]));[.H82];&quot;&quot;)" office:value-type="float" office:value="0.2119" calcext:value-type="float">
            <text:p>0.21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032Y0.2144</text:p>
          </table:table-cell>
          <table:table-cell table:formula="of:=MID([.C83];2;6)" office:value-type="string" office:string-value="0.4032" calcext:value-type="string">
            <text:p>0.4032</text:p>
          </table:table-cell>
          <table:table-cell table:formula="of:=MID([.C83];9;6)" office:value-type="string" office:string-value="0.2144" calcext:value-type="string">
            <text:p>0.2144</text:p>
          </table:table-cell>
          <table:table-cell/>
          <table:table-cell office:value-type="float" office:value="0.4032" calcext:value-type="float">
            <text:p>0.4032</text:p>
          </table:table-cell>
          <table:table-cell office:value-type="float" office:value="0.2144" calcext:value-type="float">
            <text:p>0.2144</text:p>
          </table:table-cell>
          <table:table-cell table:formula="of:=IF(OR(AND(ROW()&gt;=[.$K$1];ROW()&lt;=[.$K$2]);AND(ROW()&gt;=[.$O$1];ROW()&lt;=[.$O$2]) );[.G83];&quot;&quot;)" office:value-type="float" office:value="0.4032" calcext:value-type="float">
            <text:p>0.4032</text:p>
          </table:table-cell>
          <table:table-cell table:formula="of:=IF(OR(AND(ROW()&gt;=[.$K$1];ROW()&lt;=[.$K$2]);AND(ROW()&gt;=[.$O$1];ROW()&lt;=[.$O$2]));[.H83];&quot;&quot;)" office:value-type="float" office:value="0.2144" calcext:value-type="float">
            <text:p>0.21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966Y0.2143</text:p>
          </table:table-cell>
          <table:table-cell table:formula="of:=MID([.C84];2;6)" office:value-type="string" office:string-value="0.3966" calcext:value-type="string">
            <text:p>0.3966</text:p>
          </table:table-cell>
          <table:table-cell table:formula="of:=MID([.C84];9;6)" office:value-type="string" office:string-value="0.2143" calcext:value-type="string">
            <text:p>0.2143</text:p>
          </table:table-cell>
          <table:table-cell/>
          <table:table-cell office:value-type="float" office:value="0.3966" calcext:value-type="float">
            <text:p>0.3966</text:p>
          </table:table-cell>
          <table:table-cell office:value-type="float" office:value="0.2143" calcext:value-type="float">
            <text:p>0.2143</text:p>
          </table:table-cell>
          <table:table-cell table:formula="of:=IF(OR(AND(ROW()&gt;=[.$K$1];ROW()&lt;=[.$K$2]);AND(ROW()&gt;=[.$O$1];ROW()&lt;=[.$O$2]) );[.G84];&quot;&quot;)" office:value-type="float" office:value="0.3966" calcext:value-type="float">
            <text:p>0.3966</text:p>
          </table:table-cell>
          <table:table-cell table:formula="of:=IF(OR(AND(ROW()&gt;=[.$K$1];ROW()&lt;=[.$K$2]);AND(ROW()&gt;=[.$O$1];ROW()&lt;=[.$O$2]));[.H84];&quot;&quot;)" office:value-type="float" office:value="0.2143" calcext:value-type="float">
            <text:p>0.214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902Y0.2131</text:p>
          </table:table-cell>
          <table:table-cell table:formula="of:=MID([.C85];2;6)" office:value-type="string" office:string-value="0.3902" calcext:value-type="string">
            <text:p>0.3902</text:p>
          </table:table-cell>
          <table:table-cell table:formula="of:=MID([.C85];9;6)" office:value-type="string" office:string-value="0.2131" calcext:value-type="string">
            <text:p>0.2131</text:p>
          </table:table-cell>
          <table:table-cell/>
          <table:table-cell office:value-type="float" office:value="0.3902" calcext:value-type="float">
            <text:p>0.3902</text:p>
          </table:table-cell>
          <table:table-cell office:value-type="float" office:value="0.2131" calcext:value-type="float">
            <text:p>0.2131</text:p>
          </table:table-cell>
          <table:table-cell table:formula="of:=IF(OR(AND(ROW()&gt;=[.$K$1];ROW()&lt;=[.$K$2]);AND(ROW()&gt;=[.$O$1];ROW()&lt;=[.$O$2]) );[.G85];&quot;&quot;)" office:value-type="float" office:value="0.3902" calcext:value-type="float">
            <text:p>0.3902</text:p>
          </table:table-cell>
          <table:table-cell table:formula="of:=IF(OR(AND(ROW()&gt;=[.$K$1];ROW()&lt;=[.$K$2]);AND(ROW()&gt;=[.$O$1];ROW()&lt;=[.$O$2]));[.H85];&quot;&quot;)" office:value-type="float" office:value="0.2131" calcext:value-type="float">
            <text:p>0.21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808Y0.2087</text:p>
          </table:table-cell>
          <table:table-cell table:formula="of:=MID([.C86];2;6)" office:value-type="string" office:string-value="0.3808" calcext:value-type="string">
            <text:p>0.3808</text:p>
          </table:table-cell>
          <table:table-cell table:formula="of:=MID([.C86];9;6)" office:value-type="string" office:string-value="0.2087" calcext:value-type="string">
            <text:p>0.2087</text:p>
          </table:table-cell>
          <table:table-cell/>
          <table:table-cell office:value-type="float" office:value="0.3808" calcext:value-type="float">
            <text:p>0.3808</text:p>
          </table:table-cell>
          <table:table-cell office:value-type="float" office:value="0.2087" calcext:value-type="float">
            <text:p>0.2087</text:p>
          </table:table-cell>
          <table:table-cell table:formula="of:=IF(OR(AND(ROW()&gt;=[.$K$1];ROW()&lt;=[.$K$2]);AND(ROW()&gt;=[.$O$1];ROW()&lt;=[.$O$2]) );[.G86];&quot;&quot;)" office:value-type="float" office:value="0.3808" calcext:value-type="float">
            <text:p>0.3808</text:p>
          </table:table-cell>
          <table:table-cell table:formula="of:=IF(OR(AND(ROW()&gt;=[.$K$1];ROW()&lt;=[.$K$2]);AND(ROW()&gt;=[.$O$1];ROW()&lt;=[.$O$2]));[.H86];&quot;&quot;)" office:value-type="float" office:value="0.2087" calcext:value-type="float">
            <text:p>0.20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32Y0.2017</text:p>
          </table:table-cell>
          <table:table-cell table:formula="of:=MID([.C87];2;6)" office:value-type="string" office:string-value="0.3732" calcext:value-type="string">
            <text:p>0.3732</text:p>
          </table:table-cell>
          <table:table-cell table:formula="of:=MID([.C87];9;6)" office:value-type="string" office:string-value="0.2017" calcext:value-type="string">
            <text:p>0.2017</text:p>
          </table:table-cell>
          <table:table-cell/>
          <table:table-cell office:value-type="float" office:value="0.3732" calcext:value-type="float">
            <text:p>0.3732</text:p>
          </table:table-cell>
          <table:table-cell office:value-type="float" office:value="0.2017" calcext:value-type="float">
            <text:p>0.2017</text:p>
          </table:table-cell>
          <table:table-cell table:formula="of:=IF(OR(AND(ROW()&gt;=[.$K$1];ROW()&lt;=[.$K$2]);AND(ROW()&gt;=[.$O$1];ROW()&lt;=[.$O$2]) );[.G87];&quot;&quot;)" office:value-type="float" office:value="0.3732" calcext:value-type="float">
            <text:p>0.3732</text:p>
          </table:table-cell>
          <table:table-cell table:formula="of:=IF(OR(AND(ROW()&gt;=[.$K$1];ROW()&lt;=[.$K$2]);AND(ROW()&gt;=[.$O$1];ROW()&lt;=[.$O$2]));[.H87];&quot;&quot;)" office:value-type="float" office:value="0.2017" calcext:value-type="float">
            <text:p>0.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696Y0.1963</text:p>
          </table:table-cell>
          <table:table-cell table:formula="of:=MID([.C88];2;6)" office:value-type="string" office:string-value="0.3696" calcext:value-type="string">
            <text:p>0.3696</text:p>
          </table:table-cell>
          <table:table-cell table:formula="of:=MID([.C88];9;6)" office:value-type="string" office:string-value="0.1963" calcext:value-type="string">
            <text:p>0.1963</text:p>
          </table:table-cell>
          <table:table-cell/>
          <table:table-cell office:value-type="float" office:value="0.3696" calcext:value-type="float">
            <text:p>0.3696</text:p>
          </table:table-cell>
          <table:table-cell office:value-type="float" office:value="0.1963" calcext:value-type="float">
            <text:p>0.1963</text:p>
          </table:table-cell>
          <table:table-cell table:formula="of:=IF(OR(AND(ROW()&gt;=[.$K$1];ROW()&lt;=[.$K$2]);AND(ROW()&gt;=[.$O$1];ROW()&lt;=[.$O$2]) );[.G88];&quot;&quot;)" office:value-type="float" office:value="0.3696" calcext:value-type="float">
            <text:p>0.3696</text:p>
          </table:table-cell>
          <table:table-cell table:formula="of:=IF(OR(AND(ROW()&gt;=[.$K$1];ROW()&lt;=[.$K$2]);AND(ROW()&gt;=[.$O$1];ROW()&lt;=[.$O$2]));[.H88];&quot;&quot;)" office:value-type="float" office:value="0.1963" calcext:value-type="float">
            <text:p>0.19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671Y0.1902</text:p>
          </table:table-cell>
          <table:table-cell table:formula="of:=MID([.C89];2;6)" office:value-type="string" office:string-value="0.3671" calcext:value-type="string">
            <text:p>0.3671</text:p>
          </table:table-cell>
          <table:table-cell table:formula="of:=MID([.C89];9;6)" office:value-type="string" office:string-value="0.1902" calcext:value-type="string">
            <text:p>0.1902</text:p>
          </table:table-cell>
          <table:table-cell/>
          <table:table-cell office:value-type="float" office:value="0.3671" calcext:value-type="float">
            <text:p>0.3671</text:p>
          </table:table-cell>
          <table:table-cell office:value-type="float" office:value="0.1902" calcext:value-type="float">
            <text:p>0.1902</text:p>
          </table:table-cell>
          <table:table-cell table:formula="of:=IF(OR(AND(ROW()&gt;=[.$K$1];ROW()&lt;=[.$K$2]);AND(ROW()&gt;=[.$O$1];ROW()&lt;=[.$O$2]) );[.G89];&quot;&quot;)" office:value-type="float" office:value="0.3671" calcext:value-type="float">
            <text:p>0.3671</text:p>
          </table:table-cell>
          <table:table-cell table:formula="of:=IF(OR(AND(ROW()&gt;=[.$K$1];ROW()&lt;=[.$K$2]);AND(ROW()&gt;=[.$O$1];ROW()&lt;=[.$O$2]));[.H89];&quot;&quot;)" office:value-type="float" office:value="0.1902" calcext:value-type="float">
            <text:p>0.19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655Y0.1800</text:p>
          </table:table-cell>
          <table:table-cell table:formula="of:=MID([.C90];2;6)" office:value-type="string" office:string-value="0.3655" calcext:value-type="string">
            <text:p>0.3655</text:p>
          </table:table-cell>
          <table:table-cell table:formula="of:=MID([.C90];9;6)" office:value-type="string" office:string-value="0.1800" calcext:value-type="string">
            <text:p>0.1800</text:p>
          </table:table-cell>
          <table:table-cell/>
          <table:table-cell office:value-type="float" office:value="0.3655" calcext:value-type="float">
            <text:p>0.3655</text:p>
          </table:table-cell>
          <table:table-cell office:value-type="float" office:value="0.18" calcext:value-type="float">
            <text:p>0.18</text:p>
          </table:table-cell>
          <table:table-cell table:formula="of:=IF(OR(AND(ROW()&gt;=[.$K$1];ROW()&lt;=[.$K$2]);AND(ROW()&gt;=[.$O$1];ROW()&lt;=[.$O$2]) );[.G90];&quot;&quot;)" office:value-type="float" office:value="0.3655" calcext:value-type="float">
            <text:p>0.3655</text:p>
          </table:table-cell>
          <table:table-cell table:formula="of:=IF(OR(AND(ROW()&gt;=[.$K$1];ROW()&lt;=[.$K$2]);AND(ROW()&gt;=[.$O$1];ROW()&lt;=[.$O$2]));[.H90];&quot;&quot;)" office:value-type="float" office:value="0.18" calcext:value-type="float">
            <text:p>0.18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G00</text:p>
          </table:table-cell>
          <table:table-cell/>
          <table:table-cell table:formula="of:=MID([.C91];2;6)">
            <text:p/>
          </table:table-cell>
          <table:table-cell table:formula="of:=MID([.C91];9;6)">
            <text:p/>
          </table:table-cell>
          <table:table-cell table:number-columns-repeated="3"/>
          <table:table-cell table:formula="of:=IF(ROW()&lt;=[.$F$1];[.G91];&quot;&quot;)">
            <text:p/>
          </table:table-cell>
          <table:table-cell table:formula="of:=IF(ROW()&lt;=[.$F$1];[.H91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0</text:p>
          </table:table-cell>
          <table:table-cell office:value-type="string" calcext:value-type="string">
            <text:p>X0.3695Y0.4760</text:p>
          </table:table-cell>
          <table:table-cell table:formula="of:=MID([.C92];2;6)" office:value-type="string" office:string-value="0.3695" calcext:value-type="string">
            <text:p>0.3695</text:p>
          </table:table-cell>
          <table:table-cell table:formula="of:=MID([.C92];9;6)" office:value-type="string" office:string-value="0.4760" calcext:value-type="string">
            <text:p>0.4760</text:p>
          </table:table-cell>
          <table:table-cell/>
          <table:table-cell office:value-type="float" office:value="0.3695" calcext:value-type="float">
            <text:p>0.3695</text:p>
          </table:table-cell>
          <table:table-cell office:value-type="float" office:value="0.476" calcext:value-type="float">
            <text:p>0.476</text:p>
          </table:table-cell>
          <table:table-cell table:formula="of:=IF(OR(AND(ROW()&gt;=[.$K$1];ROW()&lt;=[.$K$2]);AND(ROW()&gt;=[.$O$1];ROW()&lt;=[.$O$2]) );[.G92];&quot;&quot;)" office:value-type="float" office:value="0.3695" calcext:value-type="float">
            <text:p>0.3695</text:p>
          </table:table-cell>
          <table:table-cell table:formula="of:=IF(OR(AND(ROW()&gt;=[.$K$1];ROW()&lt;=[.$K$2]);AND(ROW()&gt;=[.$O$1];ROW()&lt;=[.$O$2]));[.H92];&quot;&quot;)" office:value-type="float" office:value="0.476" calcext:value-type="float">
            <text:p>0.476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G01</text:p>
          </table:table-cell>
          <table:table-cell/>
          <table:table-cell table:formula="of:=MID([.C93];2;6)">
            <text:p/>
          </table:table-cell>
          <table:table-cell table:formula="of:=MID([.C93];9;6)">
            <text:p/>
          </table:table-cell>
          <table:table-cell table:number-columns-repeated="3"/>
          <table:table-cell table:formula="of:=IF(ROW()&lt;=[.$F$1];[.G93];&quot;&quot;)">
            <text:p/>
          </table:table-cell>
          <table:table-cell table:formula="of:=IF(ROW()&lt;=[.$F$1];[.H93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696Y0.4212</text:p>
          </table:table-cell>
          <table:table-cell table:formula="of:=MID([.C94];2;6)" office:value-type="string" office:string-value="0.3696" calcext:value-type="string">
            <text:p>0.3696</text:p>
          </table:table-cell>
          <table:table-cell table:formula="of:=MID([.C94];9;6)" office:value-type="string" office:string-value="0.4212" calcext:value-type="string">
            <text:p>0.4212</text:p>
          </table:table-cell>
          <table:table-cell/>
          <table:table-cell office:value-type="float" office:value="0.3696" calcext:value-type="float">
            <text:p>0.3696</text:p>
          </table:table-cell>
          <table:table-cell office:value-type="float" office:value="0.4212" calcext:value-type="float">
            <text:p>0.4212</text:p>
          </table:table-cell>
          <table:table-cell table:formula="of:=IF(OR(AND(ROW()&gt;=[.$K$1];ROW()&lt;=[.$K$2]);AND(ROW()&gt;=[.$O$1];ROW()&lt;=[.$O$2]) );[.G94];&quot;&quot;)" office:value-type="float" office:value="0.3696" calcext:value-type="float">
            <text:p>0.3696</text:p>
          </table:table-cell>
          <table:table-cell table:formula="of:=IF(OR(AND(ROW()&gt;=[.$K$1];ROW()&lt;=[.$K$2]);AND(ROW()&gt;=[.$O$1];ROW()&lt;=[.$O$2]));[.H94];&quot;&quot;)" office:value-type="float" office:value="0.4212" calcext:value-type="float">
            <text:p>0.42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08Y0.4151</text:p>
          </table:table-cell>
          <table:table-cell table:formula="of:=MID([.C95];2;6)" office:value-type="string" office:string-value="0.3708" calcext:value-type="string">
            <text:p>0.3708</text:p>
          </table:table-cell>
          <table:table-cell table:formula="of:=MID([.C95];9;6)" office:value-type="string" office:string-value="0.4151" calcext:value-type="string">
            <text:p>0.4151</text:p>
          </table:table-cell>
          <table:table-cell/>
          <table:table-cell office:value-type="float" office:value="0.3708" calcext:value-type="float">
            <text:p>0.3708</text:p>
          </table:table-cell>
          <table:table-cell office:value-type="float" office:value="0.4151" calcext:value-type="float">
            <text:p>0.4151</text:p>
          </table:table-cell>
          <table:table-cell table:formula="of:=IF(OR(AND(ROW()&gt;=[.$K$1];ROW()&lt;=[.$K$2]);AND(ROW()&gt;=[.$O$1];ROW()&lt;=[.$O$2]) );[.G95];&quot;&quot;)" office:value-type="float" office:value="0.3708" calcext:value-type="float">
            <text:p>0.3708</text:p>
          </table:table-cell>
          <table:table-cell table:formula="of:=IF(OR(AND(ROW()&gt;=[.$K$1];ROW()&lt;=[.$K$2]);AND(ROW()&gt;=[.$O$1];ROW()&lt;=[.$O$2]));[.H95];&quot;&quot;)" office:value-type="float" office:value="0.4151" calcext:value-type="float">
            <text:p>0.41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32Y0.4094</text:p>
          </table:table-cell>
          <table:table-cell table:formula="of:=MID([.C96];2;6)" office:value-type="string" office:string-value="0.3732" calcext:value-type="string">
            <text:p>0.3732</text:p>
          </table:table-cell>
          <table:table-cell table:formula="of:=MID([.C96];9;6)" office:value-type="string" office:string-value="0.4094" calcext:value-type="string">
            <text:p>0.4094</text:p>
          </table:table-cell>
          <table:table-cell/>
          <table:table-cell office:value-type="float" office:value="0.3732" calcext:value-type="float">
            <text:p>0.3732</text:p>
          </table:table-cell>
          <table:table-cell office:value-type="float" office:value="0.4094" calcext:value-type="float">
            <text:p>0.4094</text:p>
          </table:table-cell>
          <table:table-cell table:formula="of:=IF(OR(AND(ROW()&gt;=[.$K$1];ROW()&lt;=[.$K$2]);AND(ROW()&gt;=[.$O$1];ROW()&lt;=[.$O$2]) );[.G96];&quot;&quot;)" office:value-type="float" office:value="0.3732" calcext:value-type="float">
            <text:p>0.3732</text:p>
          </table:table-cell>
          <table:table-cell table:formula="of:=IF(OR(AND(ROW()&gt;=[.$K$1];ROW()&lt;=[.$K$2]);AND(ROW()&gt;=[.$O$1];ROW()&lt;=[.$O$2]));[.H96];&quot;&quot;)" office:value-type="float" office:value="0.4094" calcext:value-type="float">
            <text:p>0.40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64Y0.4047</text:p>
          </table:table-cell>
          <table:table-cell table:formula="of:=MID([.C97];2;6)" office:value-type="string" office:string-value="0.3764" calcext:value-type="string">
            <text:p>0.3764</text:p>
          </table:table-cell>
          <table:table-cell table:formula="of:=MID([.C97];9;6)" office:value-type="string" office:string-value="0.4047" calcext:value-type="string">
            <text:p>0.4047</text:p>
          </table:table-cell>
          <table:table-cell/>
          <table:table-cell office:value-type="float" office:value="0.3764" calcext:value-type="float">
            <text:p>0.3764</text:p>
          </table:table-cell>
          <table:table-cell office:value-type="float" office:value="0.4047" calcext:value-type="float">
            <text:p>0.4047</text:p>
          </table:table-cell>
          <table:table-cell table:formula="of:=IF(OR(AND(ROW()&gt;=[.$K$1];ROW()&lt;=[.$K$2]);AND(ROW()&gt;=[.$O$1];ROW()&lt;=[.$O$2]) );[.G97];&quot;&quot;)" office:value-type="float" office:value="0.3764" calcext:value-type="float">
            <text:p>0.3764</text:p>
          </table:table-cell>
          <table:table-cell table:formula="of:=IF(OR(AND(ROW()&gt;=[.$K$1];ROW()&lt;=[.$K$2]);AND(ROW()&gt;=[.$O$1];ROW()&lt;=[.$O$2]));[.H97];&quot;&quot;)" office:value-type="float" office:value="0.4047" calcext:value-type="float">
            <text:p>0.404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807Y0.4004</text:p>
          </table:table-cell>
          <table:table-cell table:formula="of:=MID([.C98];2;6)" office:value-type="string" office:string-value="0.3807" calcext:value-type="string">
            <text:p>0.3807</text:p>
          </table:table-cell>
          <table:table-cell table:formula="of:=MID([.C98];9;6)" office:value-type="string" office:string-value="0.4004" calcext:value-type="string">
            <text:p>0.4004</text:p>
          </table:table-cell>
          <table:table-cell/>
          <table:table-cell office:value-type="float" office:value="0.3807" calcext:value-type="float">
            <text:p>0.3807</text:p>
          </table:table-cell>
          <table:table-cell office:value-type="float" office:value="0.4004" calcext:value-type="float">
            <text:p>0.4004</text:p>
          </table:table-cell>
          <table:table-cell table:formula="of:=IF(OR(AND(ROW()&gt;=[.$K$1];ROW()&lt;=[.$K$2]);AND(ROW()&gt;=[.$O$1];ROW()&lt;=[.$O$2]) );[.G98];&quot;&quot;)" office:value-type="float" office:value="0.3807" calcext:value-type="float">
            <text:p>0.3807</text:p>
          </table:table-cell>
          <table:table-cell table:formula="of:=IF(OR(AND(ROW()&gt;=[.$K$1];ROW()&lt;=[.$K$2]);AND(ROW()&gt;=[.$O$1];ROW()&lt;=[.$O$2]));[.H98];&quot;&quot;)" office:value-type="float" office:value="0.4004" calcext:value-type="float">
            <text:p>0.40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856Y0.3971</text:p>
          </table:table-cell>
          <table:table-cell table:formula="of:=MID([.C99];2;6)" office:value-type="string" office:string-value="0.3856" calcext:value-type="string">
            <text:p>0.3856</text:p>
          </table:table-cell>
          <table:table-cell table:formula="of:=MID([.C99];9;6)" office:value-type="string" office:string-value="0.3971" calcext:value-type="string">
            <text:p>0.3971</text:p>
          </table:table-cell>
          <table:table-cell/>
          <table:table-cell office:value-type="float" office:value="0.3856" calcext:value-type="float">
            <text:p>0.3856</text:p>
          </table:table-cell>
          <table:table-cell office:value-type="float" office:value="0.3971" calcext:value-type="float">
            <text:p>0.3971</text:p>
          </table:table-cell>
          <table:table-cell table:formula="of:=IF(OR(AND(ROW()&gt;=[.$K$1];ROW()&lt;=[.$K$2]);AND(ROW()&gt;=[.$O$1];ROW()&lt;=[.$O$2]) );[.G99];&quot;&quot;)" office:value-type="float" office:value="0.3856" calcext:value-type="float">
            <text:p>0.3856</text:p>
          </table:table-cell>
          <table:table-cell table:formula="of:=IF(OR(AND(ROW()&gt;=[.$K$1];ROW()&lt;=[.$K$2]);AND(ROW()&gt;=[.$O$1];ROW()&lt;=[.$O$2]));[.H99];&quot;&quot;)" office:value-type="float" office:value="0.3971" calcext:value-type="float">
            <text:p>0.39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911Y0.3948</text:p>
          </table:table-cell>
          <table:table-cell table:formula="of:=MID([.C100];2;6)" office:value-type="string" office:string-value="0.3911" calcext:value-type="string">
            <text:p>0.3911</text:p>
          </table:table-cell>
          <table:table-cell table:formula="of:=MID([.C100];9;6)" office:value-type="string" office:string-value="0.3948" calcext:value-type="string">
            <text:p>0.3948</text:p>
          </table:table-cell>
          <table:table-cell/>
          <table:table-cell office:value-type="float" office:value="0.3911" calcext:value-type="float">
            <text:p>0.3911</text:p>
          </table:table-cell>
          <table:table-cell office:value-type="float" office:value="0.3948" calcext:value-type="float">
            <text:p>0.3948</text:p>
          </table:table-cell>
          <table:table-cell table:formula="of:=IF(OR(AND(ROW()&gt;=[.$K$1];ROW()&lt;=[.$K$2]);AND(ROW()&gt;=[.$O$1];ROW()&lt;=[.$O$2]) );[.G100];&quot;&quot;)" office:value-type="float" office:value="0.3911" calcext:value-type="float">
            <text:p>0.3911</text:p>
          </table:table-cell>
          <table:table-cell table:formula="of:=IF(OR(AND(ROW()&gt;=[.$K$1];ROW()&lt;=[.$K$2]);AND(ROW()&gt;=[.$O$1];ROW()&lt;=[.$O$2]));[.H100];&quot;&quot;)" office:value-type="float" office:value="0.3948" calcext:value-type="float">
            <text:p>0.394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970Y0.3936</text:p>
          </table:table-cell>
          <table:table-cell table:formula="of:=MID([.C101];2;6)" office:value-type="string" office:string-value="0.3970" calcext:value-type="string">
            <text:p>0.3970</text:p>
          </table:table-cell>
          <table:table-cell table:formula="of:=MID([.C101];9;6)" office:value-type="string" office:string-value="0.3936" calcext:value-type="string">
            <text:p>0.3936</text:p>
          </table:table-cell>
          <table:table-cell/>
          <table:table-cell office:value-type="float" office:value="0.397" calcext:value-type="float">
            <text:p>0.397</text:p>
          </table:table-cell>
          <table:table-cell office:value-type="float" office:value="0.3936" calcext:value-type="float">
            <text:p>0.3936</text:p>
          </table:table-cell>
          <table:table-cell table:formula="of:=IF(OR(AND(ROW()&gt;=[.$K$1];ROW()&lt;=[.$K$2]);AND(ROW()&gt;=[.$O$1];ROW()&lt;=[.$O$2]) );[.G101];&quot;&quot;)" office:value-type="float" office:value="0.397" calcext:value-type="float">
            <text:p>0.397</text:p>
          </table:table-cell>
          <table:table-cell table:formula="of:=IF(OR(AND(ROW()&gt;=[.$K$1];ROW()&lt;=[.$K$2]);AND(ROW()&gt;=[.$O$1];ROW()&lt;=[.$O$2]));[.H101];&quot;&quot;)" office:value-type="float" office:value="0.3936" calcext:value-type="float">
            <text:p>0.39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030Y0.3936</text:p>
          </table:table-cell>
          <table:table-cell table:formula="of:=MID([.C102];2;6)" office:value-type="string" office:string-value="0.4030" calcext:value-type="string">
            <text:p>0.4030</text:p>
          </table:table-cell>
          <table:table-cell table:formula="of:=MID([.C102];9;6)" office:value-type="string" office:string-value="0.3936" calcext:value-type="string">
            <text:p>0.3936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0.3936" calcext:value-type="float">
            <text:p>0.3936</text:p>
          </table:table-cell>
          <table:table-cell table:formula="of:=IF(OR(AND(ROW()&gt;=[.$K$1];ROW()&lt;=[.$K$2]);AND(ROW()&gt;=[.$O$1];ROW()&lt;=[.$O$2]) );[.G102];&quot;&quot;)" office:value-type="float" office:value="0.403" calcext:value-type="float">
            <text:p>0.403</text:p>
          </table:table-cell>
          <table:table-cell table:formula="of:=IF(OR(AND(ROW()&gt;=[.$K$1];ROW()&lt;=[.$K$2]);AND(ROW()&gt;=[.$O$1];ROW()&lt;=[.$O$2]));[.H102];&quot;&quot;)" office:value-type="float" office:value="0.3936" calcext:value-type="float">
            <text:p>0.39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089Y0.3948</text:p>
          </table:table-cell>
          <table:table-cell table:formula="of:=MID([.C103];2;6)" office:value-type="string" office:string-value="0.4089" calcext:value-type="string">
            <text:p>0.4089</text:p>
          </table:table-cell>
          <table:table-cell table:formula="of:=MID([.C103];9;6)" office:value-type="string" office:string-value="0.3948" calcext:value-type="string">
            <text:p>0.3948</text:p>
          </table:table-cell>
          <table:table-cell/>
          <table:table-cell office:value-type="float" office:value="0.4089" calcext:value-type="float">
            <text:p>0.4089</text:p>
          </table:table-cell>
          <table:table-cell office:value-type="float" office:value="0.3948" calcext:value-type="float">
            <text:p>0.3948</text:p>
          </table:table-cell>
          <table:table-cell table:formula="of:=IF(OR(AND(ROW()&gt;=[.$K$1];ROW()&lt;=[.$K$2]);AND(ROW()&gt;=[.$O$1];ROW()&lt;=[.$O$2]) );[.G103];&quot;&quot;)" office:value-type="float" office:value="0.4089" calcext:value-type="float">
            <text:p>0.4089</text:p>
          </table:table-cell>
          <table:table-cell table:formula="of:=IF(OR(AND(ROW()&gt;=[.$K$1];ROW()&lt;=[.$K$2]);AND(ROW()&gt;=[.$O$1];ROW()&lt;=[.$O$2]));[.H103];&quot;&quot;)" office:value-type="float" office:value="0.3948" calcext:value-type="float">
            <text:p>0.394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146Y0.3972</text:p>
          </table:table-cell>
          <table:table-cell table:formula="of:=MID([.C104];2;6)" office:value-type="string" office:string-value="0.4146" calcext:value-type="string">
            <text:p>0.4146</text:p>
          </table:table-cell>
          <table:table-cell table:formula="of:=MID([.C104];9;6)" office:value-type="string" office:string-value="0.3972" calcext:value-type="string">
            <text:p>0.3972</text:p>
          </table:table-cell>
          <table:table-cell/>
          <table:table-cell office:value-type="float" office:value="0.4146" calcext:value-type="float">
            <text:p>0.4146</text:p>
          </table:table-cell>
          <table:table-cell office:value-type="float" office:value="0.3972" calcext:value-type="float">
            <text:p>0.3972</text:p>
          </table:table-cell>
          <table:table-cell table:formula="of:=IF(OR(AND(ROW()&gt;=[.$K$1];ROW()&lt;=[.$K$2]);AND(ROW()&gt;=[.$O$1];ROW()&lt;=[.$O$2]) );[.G104];&quot;&quot;)" office:value-type="float" office:value="0.4146" calcext:value-type="float">
            <text:p>0.4146</text:p>
          </table:table-cell>
          <table:table-cell table:formula="of:=IF(OR(AND(ROW()&gt;=[.$K$1];ROW()&lt;=[.$K$2]);AND(ROW()&gt;=[.$O$1];ROW()&lt;=[.$O$2]));[.H104];&quot;&quot;)" office:value-type="float" office:value="0.3972" calcext:value-type="float">
            <text:p>0.397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14Y0.4023</text:p>
          </table:table-cell>
          <table:table-cell table:formula="of:=MID([.C105];2;6)" office:value-type="string" office:string-value="0.4214" calcext:value-type="string">
            <text:p>0.4214</text:p>
          </table:table-cell>
          <table:table-cell table:formula="of:=MID([.C105];9;6)" office:value-type="string" office:string-value="0.4023" calcext:value-type="string">
            <text:p>0.4023</text:p>
          </table:table-cell>
          <table:table-cell/>
          <table:table-cell office:value-type="float" office:value="0.4214" calcext:value-type="float">
            <text:p>0.4214</text:p>
          </table:table-cell>
          <table:table-cell office:value-type="float" office:value="0.4023" calcext:value-type="float">
            <text:p>0.4023</text:p>
          </table:table-cell>
          <table:table-cell table:formula="of:=IF(OR(AND(ROW()&gt;=[.$K$1];ROW()&lt;=[.$K$2]);AND(ROW()&gt;=[.$O$1];ROW()&lt;=[.$O$2]) );[.G105];&quot;&quot;)" office:value-type="float" office:value="0.4214" calcext:value-type="float">
            <text:p>0.4214</text:p>
          </table:table-cell>
          <table:table-cell table:formula="of:=IF(OR(AND(ROW()&gt;=[.$K$1];ROW()&lt;=[.$K$2]);AND(ROW()&gt;=[.$O$1];ROW()&lt;=[.$O$2]));[.H105];&quot;&quot;)" office:value-type="float" office:value="0.4023" calcext:value-type="float">
            <text:p>0.402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54Y0.4071</text:p>
          </table:table-cell>
          <table:table-cell table:formula="of:=MID([.C106];2;6)" office:value-type="string" office:string-value="0.4254" calcext:value-type="string">
            <text:p>0.4254</text:p>
          </table:table-cell>
          <table:table-cell table:formula="of:=MID([.C106];9;6)" office:value-type="string" office:string-value="0.4071" calcext:value-type="string">
            <text:p>0.4071</text:p>
          </table:table-cell>
          <table:table-cell/>
          <table:table-cell office:value-type="float" office:value="0.4254" calcext:value-type="float">
            <text:p>0.4254</text:p>
          </table:table-cell>
          <table:table-cell office:value-type="float" office:value="0.4071" calcext:value-type="float">
            <text:p>0.4071</text:p>
          </table:table-cell>
          <table:table-cell table:formula="of:=IF(OR(AND(ROW()&gt;=[.$K$1];ROW()&lt;=[.$K$2]);AND(ROW()&gt;=[.$O$1];ROW()&lt;=[.$O$2]) );[.G106];&quot;&quot;)" office:value-type="float" office:value="0.4254" calcext:value-type="float">
            <text:p>0.4254</text:p>
          </table:table-cell>
          <table:table-cell table:formula="of:=IF(OR(AND(ROW()&gt;=[.$K$1];ROW()&lt;=[.$K$2]);AND(ROW()&gt;=[.$O$1];ROW()&lt;=[.$O$2]));[.H106];&quot;&quot;)" office:value-type="float" office:value="0.4071" calcext:value-type="float">
            <text:p>0.40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83Y0.4125</text:p>
          </table:table-cell>
          <table:table-cell table:formula="of:=MID([.C107];2;6)" office:value-type="string" office:string-value="0.4283" calcext:value-type="string">
            <text:p>0.4283</text:p>
          </table:table-cell>
          <table:table-cell table:formula="of:=MID([.C107];9;6)" office:value-type="string" office:string-value="0.4125" calcext:value-type="string">
            <text:p>0.4125</text:p>
          </table:table-cell>
          <table:table-cell/>
          <table:table-cell office:value-type="float" office:value="0.4283" calcext:value-type="float">
            <text:p>0.4283</text:p>
          </table:table-cell>
          <table:table-cell office:value-type="float" office:value="0.4125" calcext:value-type="float">
            <text:p>0.4125</text:p>
          </table:table-cell>
          <table:table-cell table:formula="of:=IF(OR(AND(ROW()&gt;=[.$K$1];ROW()&lt;=[.$K$2]);AND(ROW()&gt;=[.$O$1];ROW()&lt;=[.$O$2]) );[.G107];&quot;&quot;)" office:value-type="float" office:value="0.4283" calcext:value-type="float">
            <text:p>0.4283</text:p>
          </table:table-cell>
          <table:table-cell table:formula="of:=IF(OR(AND(ROW()&gt;=[.$K$1];ROW()&lt;=[.$K$2]);AND(ROW()&gt;=[.$O$1];ROW()&lt;=[.$O$2]));[.H107];&quot;&quot;)" office:value-type="float" office:value="0.4125" calcext:value-type="float">
            <text:p>0.41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303Y0.4208</text:p>
          </table:table-cell>
          <table:table-cell table:formula="of:=MID([.C108];2;6)" office:value-type="string" office:string-value="0.4303" calcext:value-type="string">
            <text:p>0.4303</text:p>
          </table:table-cell>
          <table:table-cell table:formula="of:=MID([.C108];9;6)" office:value-type="string" office:string-value="0.4208" calcext:value-type="string">
            <text:p>0.4208</text:p>
          </table:table-cell>
          <table:table-cell/>
          <table:table-cell office:value-type="float" office:value="0.4303" calcext:value-type="float">
            <text:p>0.4303</text:p>
          </table:table-cell>
          <table:table-cell office:value-type="float" office:value="0.4208" calcext:value-type="float">
            <text:p>0.4208</text:p>
          </table:table-cell>
          <table:table-cell table:formula="of:=IF(OR(AND(ROW()&gt;=[.$K$1];ROW()&lt;=[.$K$2]);AND(ROW()&gt;=[.$O$1];ROW()&lt;=[.$O$2]) );[.G108];&quot;&quot;)" office:value-type="float" office:value="0.4303" calcext:value-type="float">
            <text:p>0.4303</text:p>
          </table:table-cell>
          <table:table-cell table:formula="of:=IF(OR(AND(ROW()&gt;=[.$K$1];ROW()&lt;=[.$K$2]);AND(ROW()&gt;=[.$O$1];ROW()&lt;=[.$O$2]));[.H108];&quot;&quot;)" office:value-type="float" office:value="0.4208" calcext:value-type="float">
            <text:p>0.42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304Y0.4788</text:p>
          </table:table-cell>
          <table:table-cell table:formula="of:=MID([.C109];2;6)" office:value-type="string" office:string-value="0.4304" calcext:value-type="string">
            <text:p>0.4304</text:p>
          </table:table-cell>
          <table:table-cell table:formula="of:=MID([.C109];9;6)" office:value-type="string" office:string-value="0.4788" calcext:value-type="string">
            <text:p>0.4788</text:p>
          </table:table-cell>
          <table:table-cell/>
          <table:table-cell office:value-type="float" office:value="0.4304" calcext:value-type="float">
            <text:p>0.4304</text:p>
          </table:table-cell>
          <table:table-cell office:value-type="float" office:value="0.4788" calcext:value-type="float">
            <text:p>0.4788</text:p>
          </table:table-cell>
          <table:table-cell table:formula="of:=IF(OR(AND(ROW()&gt;=[.$K$1];ROW()&lt;=[.$K$2]);AND(ROW()&gt;=[.$O$1];ROW()&lt;=[.$O$2]) );[.G109];&quot;&quot;)" office:value-type="float" office:value="0.4304" calcext:value-type="float">
            <text:p>0.4304</text:p>
          </table:table-cell>
          <table:table-cell table:formula="of:=IF(OR(AND(ROW()&gt;=[.$K$1];ROW()&lt;=[.$K$2]);AND(ROW()&gt;=[.$O$1];ROW()&lt;=[.$O$2]));[.H109];&quot;&quot;)" office:value-type="float" office:value="0.4788" calcext:value-type="float">
            <text:p>0.478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92Y0.4849</text:p>
          </table:table-cell>
          <table:table-cell table:formula="of:=MID([.C110];2;6)" office:value-type="string" office:string-value="0.4292" calcext:value-type="string">
            <text:p>0.4292</text:p>
          </table:table-cell>
          <table:table-cell table:formula="of:=MID([.C110];9;6)" office:value-type="string" office:string-value="0.4849" calcext:value-type="string">
            <text:p>0.4849</text:p>
          </table:table-cell>
          <table:table-cell/>
          <table:table-cell office:value-type="float" office:value="0.4292" calcext:value-type="float">
            <text:p>0.4292</text:p>
          </table:table-cell>
          <table:table-cell office:value-type="float" office:value="0.4849" calcext:value-type="float">
            <text:p>0.4849</text:p>
          </table:table-cell>
          <table:table-cell table:formula="of:=IF(OR(AND(ROW()&gt;=[.$K$1];ROW()&lt;=[.$K$2]);AND(ROW()&gt;=[.$O$1];ROW()&lt;=[.$O$2]) );[.G110];&quot;&quot;)" office:value-type="float" office:value="0.4292" calcext:value-type="float">
            <text:p>0.4292</text:p>
          </table:table-cell>
          <table:table-cell table:formula="of:=IF(OR(AND(ROW()&gt;=[.$K$1];ROW()&lt;=[.$K$2]);AND(ROW()&gt;=[.$O$1];ROW()&lt;=[.$O$2]));[.H110];&quot;&quot;)" office:value-type="float" office:value="0.4849" calcext:value-type="float">
            <text:p>0.48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68Y0.4906</text:p>
          </table:table-cell>
          <table:table-cell table:formula="of:=MID([.C111];2;6)" office:value-type="string" office:string-value="0.4268" calcext:value-type="string">
            <text:p>0.4268</text:p>
          </table:table-cell>
          <table:table-cell table:formula="of:=MID([.C111];9;6)" office:value-type="string" office:string-value="0.4906" calcext:value-type="string">
            <text:p>0.4906</text:p>
          </table:table-cell>
          <table:table-cell/>
          <table:table-cell office:value-type="float" office:value="0.4268" calcext:value-type="float">
            <text:p>0.4268</text:p>
          </table:table-cell>
          <table:table-cell office:value-type="float" office:value="0.4906" calcext:value-type="float">
            <text:p>0.4906</text:p>
          </table:table-cell>
          <table:table-cell table:formula="of:=IF(OR(AND(ROW()&gt;=[.$K$1];ROW()&lt;=[.$K$2]);AND(ROW()&gt;=[.$O$1];ROW()&lt;=[.$O$2]) );[.G111];&quot;&quot;)" office:value-type="float" office:value="0.4268" calcext:value-type="float">
            <text:p>0.4268</text:p>
          </table:table-cell>
          <table:table-cell table:formula="of:=IF(OR(AND(ROW()&gt;=[.$K$1];ROW()&lt;=[.$K$2]);AND(ROW()&gt;=[.$O$1];ROW()&lt;=[.$O$2]));[.H111];&quot;&quot;)" office:value-type="float" office:value="0.4906" calcext:value-type="float">
            <text:p>0.49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36Y0.4953</text:p>
          </table:table-cell>
          <table:table-cell table:formula="of:=MID([.C112];2;6)" office:value-type="string" office:string-value="0.4236" calcext:value-type="string">
            <text:p>0.4236</text:p>
          </table:table-cell>
          <table:table-cell table:formula="of:=MID([.C112];9;6)" office:value-type="string" office:string-value="0.4953" calcext:value-type="string">
            <text:p>0.4953</text:p>
          </table:table-cell>
          <table:table-cell/>
          <table:table-cell office:value-type="float" office:value="0.4236" calcext:value-type="float">
            <text:p>0.4236</text:p>
          </table:table-cell>
          <table:table-cell office:value-type="float" office:value="0.4953" calcext:value-type="float">
            <text:p>0.4953</text:p>
          </table:table-cell>
          <table:table-cell table:formula="of:=IF(OR(AND(ROW()&gt;=[.$K$1];ROW()&lt;=[.$K$2]);AND(ROW()&gt;=[.$O$1];ROW()&lt;=[.$O$2]) );[.G112];&quot;&quot;)" office:value-type="float" office:value="0.4236" calcext:value-type="float">
            <text:p>0.4236</text:p>
          </table:table-cell>
          <table:table-cell table:formula="of:=IF(OR(AND(ROW()&gt;=[.$K$1];ROW()&lt;=[.$K$2]);AND(ROW()&gt;=[.$O$1];ROW()&lt;=[.$O$2]));[.H112];&quot;&quot;)" office:value-type="float" office:value="0.4953" calcext:value-type="float">
            <text:p>0.495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195Y0.4994</text:p>
          </table:table-cell>
          <table:table-cell table:formula="of:=MID([.C113];2;6)" office:value-type="string" office:string-value="0.4195" calcext:value-type="string">
            <text:p>0.4195</text:p>
          </table:table-cell>
          <table:table-cell table:formula="of:=MID([.C113];9;6)" office:value-type="string" office:string-value="0.4994" calcext:value-type="string">
            <text:p>0.4994</text:p>
          </table:table-cell>
          <table:table-cell/>
          <table:table-cell office:value-type="float" office:value="0.4195" calcext:value-type="float">
            <text:p>0.4195</text:p>
          </table:table-cell>
          <table:table-cell office:value-type="float" office:value="0.4994" calcext:value-type="float">
            <text:p>0.4994</text:p>
          </table:table-cell>
          <table:table-cell table:formula="of:=IF(OR(AND(ROW()&gt;=[.$K$1];ROW()&lt;=[.$K$2]);AND(ROW()&gt;=[.$O$1];ROW()&lt;=[.$O$2]) );[.G113];&quot;&quot;)" office:value-type="float" office:value="0.4195" calcext:value-type="float">
            <text:p>0.4195</text:p>
          </table:table-cell>
          <table:table-cell table:formula="of:=IF(OR(AND(ROW()&gt;=[.$K$1];ROW()&lt;=[.$K$2]);AND(ROW()&gt;=[.$O$1];ROW()&lt;=[.$O$2]));[.H113];&quot;&quot;)" office:value-type="float" office:value="0.4994" calcext:value-type="float">
            <text:p>0.49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117Y0.5042</text:p>
          </table:table-cell>
          <table:table-cell table:formula="of:=MID([.C114];2;6)" office:value-type="string" office:string-value="0.4117" calcext:value-type="string">
            <text:p>0.4117</text:p>
          </table:table-cell>
          <table:table-cell table:formula="of:=MID([.C114];9;6)" office:value-type="string" office:string-value="0.5042" calcext:value-type="string">
            <text:p>0.5042</text:p>
          </table:table-cell>
          <table:table-cell/>
          <table:table-cell office:value-type="float" office:value="0.4117" calcext:value-type="float">
            <text:p>0.4117</text:p>
          </table:table-cell>
          <table:table-cell office:value-type="float" office:value="0.5042" calcext:value-type="float">
            <text:p>0.5042</text:p>
          </table:table-cell>
          <table:table-cell table:formula="of:=IF(OR(AND(ROW()&gt;=[.$K$1];ROW()&lt;=[.$K$2]);AND(ROW()&gt;=[.$O$1];ROW()&lt;=[.$O$2]) );[.G114];&quot;&quot;)" office:value-type="float" office:value="0.4117" calcext:value-type="float">
            <text:p>0.4117</text:p>
          </table:table-cell>
          <table:table-cell table:formula="of:=IF(OR(AND(ROW()&gt;=[.$K$1];ROW()&lt;=[.$K$2]);AND(ROW()&gt;=[.$O$1];ROW()&lt;=[.$O$2]));[.H114];&quot;&quot;)" office:value-type="float" office:value="0.5042" calcext:value-type="float">
            <text:p>0.504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028Y0.5064</text:p>
          </table:table-cell>
          <table:table-cell table:formula="of:=MID([.C115];2;6)" office:value-type="string" office:string-value="0.4028" calcext:value-type="string">
            <text:p>0.4028</text:p>
          </table:table-cell>
          <table:table-cell table:formula="of:=MID([.C115];9;6)" office:value-type="string" office:string-value="0.5064" calcext:value-type="string">
            <text:p>0.5064</text:p>
          </table:table-cell>
          <table:table-cell/>
          <table:table-cell office:value-type="float" office:value="0.4028" calcext:value-type="float">
            <text:p>0.4028</text:p>
          </table:table-cell>
          <table:table-cell office:value-type="float" office:value="0.5064" calcext:value-type="float">
            <text:p>0.5064</text:p>
          </table:table-cell>
          <table:table-cell table:formula="of:=IF(OR(AND(ROW()&gt;=[.$K$1];ROW()&lt;=[.$K$2]);AND(ROW()&gt;=[.$O$1];ROW()&lt;=[.$O$2]) );[.G115];&quot;&quot;)" office:value-type="float" office:value="0.4028" calcext:value-type="float">
            <text:p>0.4028</text:p>
          </table:table-cell>
          <table:table-cell table:formula="of:=IF(OR(AND(ROW()&gt;=[.$K$1];ROW()&lt;=[.$K$2]);AND(ROW()&gt;=[.$O$1];ROW()&lt;=[.$O$2]));[.H115];&quot;&quot;)" office:value-type="float" office:value="0.5064" calcext:value-type="float">
            <text:p>0.50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970Y0.5064</text:p>
          </table:table-cell>
          <table:table-cell table:formula="of:=MID([.C116];2;6)" office:value-type="string" office:string-value="0.3970" calcext:value-type="string">
            <text:p>0.3970</text:p>
          </table:table-cell>
          <table:table-cell table:formula="of:=MID([.C116];9;6)" office:value-type="string" office:string-value="0.5064" calcext:value-type="string">
            <text:p>0.5064</text:p>
          </table:table-cell>
          <table:table-cell/>
          <table:table-cell office:value-type="float" office:value="0.397" calcext:value-type="float">
            <text:p>0.397</text:p>
          </table:table-cell>
          <table:table-cell office:value-type="float" office:value="0.5064" calcext:value-type="float">
            <text:p>0.5064</text:p>
          </table:table-cell>
          <table:table-cell table:formula="of:=IF(OR(AND(ROW()&gt;=[.$K$1];ROW()&lt;=[.$K$2]);AND(ROW()&gt;=[.$O$1];ROW()&lt;=[.$O$2]) );[.G116];&quot;&quot;)" office:value-type="float" office:value="0.397" calcext:value-type="float">
            <text:p>0.397</text:p>
          </table:table-cell>
          <table:table-cell table:formula="of:=IF(OR(AND(ROW()&gt;=[.$K$1];ROW()&lt;=[.$K$2]);AND(ROW()&gt;=[.$O$1];ROW()&lt;=[.$O$2]));[.H116];&quot;&quot;)" office:value-type="float" office:value="0.5064" calcext:value-type="float">
            <text:p>0.50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914Y0.5052</text:p>
          </table:table-cell>
          <table:table-cell table:formula="of:=MID([.C117];2;6)" office:value-type="string" office:string-value="0.3914" calcext:value-type="string">
            <text:p>0.3914</text:p>
          </table:table-cell>
          <table:table-cell table:formula="of:=MID([.C117];9;6)" office:value-type="string" office:string-value="0.5052" calcext:value-type="string">
            <text:p>0.5052</text:p>
          </table:table-cell>
          <table:table-cell/>
          <table:table-cell office:value-type="float" office:value="0.3914" calcext:value-type="float">
            <text:p>0.3914</text:p>
          </table:table-cell>
          <table:table-cell office:value-type="float" office:value="0.5052" calcext:value-type="float">
            <text:p>0.5052</text:p>
          </table:table-cell>
          <table:table-cell table:formula="of:=IF(OR(AND(ROW()&gt;=[.$K$1];ROW()&lt;=[.$K$2]);AND(ROW()&gt;=[.$O$1];ROW()&lt;=[.$O$2]) );[.G117];&quot;&quot;)" office:value-type="float" office:value="0.3914" calcext:value-type="float">
            <text:p>0.3914</text:p>
          </table:table-cell>
          <table:table-cell table:formula="of:=IF(OR(AND(ROW()&gt;=[.$K$1];ROW()&lt;=[.$K$2]);AND(ROW()&gt;=[.$O$1];ROW()&lt;=[.$O$2]));[.H117];&quot;&quot;)" office:value-type="float" office:value="0.5052" calcext:value-type="float">
            <text:p>0.505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831Y0.5014</text:p>
          </table:table-cell>
          <table:table-cell table:formula="of:=MID([.C118];2;6)" office:value-type="string" office:string-value="0.3831" calcext:value-type="string">
            <text:p>0.3831</text:p>
          </table:table-cell>
          <table:table-cell table:formula="of:=MID([.C118];9;6)" office:value-type="string" office:string-value="0.5014" calcext:value-type="string">
            <text:p>0.5014</text:p>
          </table:table-cell>
          <table:table-cell/>
          <table:table-cell office:value-type="float" office:value="0.3831" calcext:value-type="float">
            <text:p>0.3831</text:p>
          </table:table-cell>
          <table:table-cell office:value-type="float" office:value="0.5014" calcext:value-type="float">
            <text:p>0.5014</text:p>
          </table:table-cell>
          <table:table-cell table:formula="of:=IF(OR(AND(ROW()&gt;=[.$K$1];ROW()&lt;=[.$K$2]);AND(ROW()&gt;=[.$O$1];ROW()&lt;=[.$O$2]) );[.G118];&quot;&quot;)" office:value-type="float" office:value="0.3831" calcext:value-type="float">
            <text:p>0.3831</text:p>
          </table:table-cell>
          <table:table-cell table:formula="of:=IF(OR(AND(ROW()&gt;=[.$K$1];ROW()&lt;=[.$K$2]);AND(ROW()&gt;=[.$O$1];ROW()&lt;=[.$O$2]));[.H118];&quot;&quot;)" office:value-type="float" office:value="0.5014" calcext:value-type="float">
            <text:p>0.5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63Y0.4952</text:p>
          </table:table-cell>
          <table:table-cell table:formula="of:=MID([.C119];2;6)" office:value-type="string" office:string-value="0.3763" calcext:value-type="string">
            <text:p>0.3763</text:p>
          </table:table-cell>
          <table:table-cell table:formula="of:=MID([.C119];9;6)" office:value-type="string" office:string-value="0.4952" calcext:value-type="string">
            <text:p>0.4952</text:p>
          </table:table-cell>
          <table:table-cell/>
          <table:table-cell office:value-type="float" office:value="0.3763" calcext:value-type="float">
            <text:p>0.3763</text:p>
          </table:table-cell>
          <table:table-cell office:value-type="float" office:value="0.4952" calcext:value-type="float">
            <text:p>0.4952</text:p>
          </table:table-cell>
          <table:table-cell table:formula="of:=IF(OR(AND(ROW()&gt;=[.$K$1];ROW()&lt;=[.$K$2]);AND(ROW()&gt;=[.$O$1];ROW()&lt;=[.$O$2]) );[.G119];&quot;&quot;)" office:value-type="float" office:value="0.3763" calcext:value-type="float">
            <text:p>0.3763</text:p>
          </table:table-cell>
          <table:table-cell table:formula="of:=IF(OR(AND(ROW()&gt;=[.$K$1];ROW()&lt;=[.$K$2]);AND(ROW()&gt;=[.$O$1];ROW()&lt;=[.$O$2]));[.H119];&quot;&quot;)" office:value-type="float" office:value="0.4952" calcext:value-type="float">
            <text:p>0.495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31Y0.4904</text:p>
          </table:table-cell>
          <table:table-cell table:formula="of:=MID([.C120];2;6)" office:value-type="string" office:string-value="0.3731" calcext:value-type="string">
            <text:p>0.3731</text:p>
          </table:table-cell>
          <table:table-cell table:formula="of:=MID([.C120];9;6)" office:value-type="string" office:string-value="0.4904" calcext:value-type="string">
            <text:p>0.4904</text:p>
          </table:table-cell>
          <table:table-cell/>
          <table:table-cell office:value-type="float" office:value="0.3731" calcext:value-type="float">
            <text:p>0.3731</text:p>
          </table:table-cell>
          <table:table-cell office:value-type="float" office:value="0.4904" calcext:value-type="float">
            <text:p>0.4904</text:p>
          </table:table-cell>
          <table:table-cell table:formula="of:=IF(OR(AND(ROW()&gt;=[.$K$1];ROW()&lt;=[.$K$2]);AND(ROW()&gt;=[.$O$1];ROW()&lt;=[.$O$2]) );[.G120];&quot;&quot;)" office:value-type="float" office:value="0.3731" calcext:value-type="float">
            <text:p>0.3731</text:p>
          </table:table-cell>
          <table:table-cell table:formula="of:=IF(OR(AND(ROW()&gt;=[.$K$1];ROW()&lt;=[.$K$2]);AND(ROW()&gt;=[.$O$1];ROW()&lt;=[.$O$2]));[.H120];&quot;&quot;)" office:value-type="float" office:value="0.4904" calcext:value-type="float">
            <text:p>0.49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09Y0.4851</text:p>
          </table:table-cell>
          <table:table-cell table:formula="of:=MID([.C121];2;6)" office:value-type="string" office:string-value="0.3709" calcext:value-type="string">
            <text:p>0.3709</text:p>
          </table:table-cell>
          <table:table-cell table:formula="of:=MID([.C121];9;6)" office:value-type="string" office:string-value="0.4851" calcext:value-type="string">
            <text:p>0.4851</text:p>
          </table:table-cell>
          <table:table-cell/>
          <table:table-cell office:value-type="float" office:value="0.3709" calcext:value-type="float">
            <text:p>0.3709</text:p>
          </table:table-cell>
          <table:table-cell office:value-type="float" office:value="0.4851" calcext:value-type="float">
            <text:p>0.4851</text:p>
          </table:table-cell>
          <table:table-cell table:formula="of:=IF(OR(AND(ROW()&gt;=[.$K$1];ROW()&lt;=[.$K$2]);AND(ROW()&gt;=[.$O$1];ROW()&lt;=[.$O$2]) );[.G121];&quot;&quot;)" office:value-type="float" office:value="0.3709" calcext:value-type="float">
            <text:p>0.3709</text:p>
          </table:table-cell>
          <table:table-cell table:formula="of:=IF(OR(AND(ROW()&gt;=[.$K$1];ROW()&lt;=[.$K$2]);AND(ROW()&gt;=[.$O$1];ROW()&lt;=[.$O$2]));[.H121];&quot;&quot;)" office:value-type="float" office:value="0.4851" calcext:value-type="float">
            <text:p>0.48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695Y0.4760</text:p>
          </table:table-cell>
          <table:table-cell table:formula="of:=MID([.C122];2;6)" office:value-type="string" office:string-value="0.3695" calcext:value-type="string">
            <text:p>0.3695</text:p>
          </table:table-cell>
          <table:table-cell table:formula="of:=MID([.C122];9;6)" office:value-type="string" office:string-value="0.4760" calcext:value-type="string">
            <text:p>0.4760</text:p>
          </table:table-cell>
          <table:table-cell/>
          <table:table-cell office:value-type="float" office:value="0.3695" calcext:value-type="float">
            <text:p>0.3695</text:p>
          </table:table-cell>
          <table:table-cell office:value-type="float" office:value="0.476" calcext:value-type="float">
            <text:p>0.476</text:p>
          </table:table-cell>
          <table:table-cell table:formula="of:=IF(OR(AND(ROW()&gt;=[.$K$1];ROW()&lt;=[.$K$2]);AND(ROW()&gt;=[.$O$1];ROW()&lt;=[.$O$2]) );[.G122];&quot;&quot;)" office:value-type="float" office:value="0.3695" calcext:value-type="float">
            <text:p>0.3695</text:p>
          </table:table-cell>
          <table:table-cell table:formula="of:=IF(OR(AND(ROW()&gt;=[.$K$1];ROW()&lt;=[.$K$2]);AND(ROW()&gt;=[.$O$1];ROW()&lt;=[.$O$2]));[.H122];&quot;&quot;)" office:value-type="float" office:value="0.476" calcext:value-type="float">
            <text:p>0.476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G00</text:p>
          </table:table-cell>
          <table:table-cell/>
          <table:table-cell table:formula="of:=MID([.C123];2;6)">
            <text:p/>
          </table:table-cell>
          <table:table-cell table:formula="of:=MID([.C123];9;6)">
            <text:p/>
          </table:table-cell>
          <table:table-cell table:number-columns-repeated="3"/>
          <table:table-cell table:formula="of:=IF(ROW()&lt;=[.$F$1];[.G123];&quot;&quot;)">
            <text:p/>
          </table:table-cell>
          <table:table-cell table:formula="of:=IF(ROW()&lt;=[.$F$1];[.H123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0</text:p>
          </table:table-cell>
          <table:table-cell office:value-type="string" calcext:value-type="string">
            <text:p>X0.1425Y0.5501</text:p>
          </table:table-cell>
          <table:table-cell table:formula="of:=MID([.C124];2;6)" office:value-type="string" office:string-value="0.1425" calcext:value-type="string">
            <text:p>0.1425</text:p>
          </table:table-cell>
          <table:table-cell table:formula="of:=MID([.C124];9;6)" office:value-type="string" office:string-value="0.5501" calcext:value-type="string">
            <text:p>0.5501</text:p>
          </table:table-cell>
          <table:table-cell/>
          <table:table-cell office:value-type="float" office:value="0.1425" calcext:value-type="float">
            <text:p>0.1425</text:p>
          </table:table-cell>
          <table:table-cell office:value-type="float" office:value="0.5501" calcext:value-type="float">
            <text:p>0.5501</text:p>
          </table:table-cell>
          <table:table-cell table:formula="of:=IF(OR(AND(ROW()&gt;=[.$K$1];ROW()&lt;=[.$K$2]);AND(ROW()&gt;=[.$O$1];ROW()&lt;=[.$O$2]) );[.G124];&quot;&quot;)" office:value-type="float" office:value="0.1425" calcext:value-type="float">
            <text:p>0.1425</text:p>
          </table:table-cell>
          <table:table-cell table:formula="of:=IF(OR(AND(ROW()&gt;=[.$K$1];ROW()&lt;=[.$K$2]);AND(ROW()&gt;=[.$O$1];ROW()&lt;=[.$O$2]));[.H124];&quot;&quot;)" office:value-type="float" office:value="0.5501" calcext:value-type="float">
            <text:p>0.5501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G01</text:p>
          </table:table-cell>
          <table:table-cell/>
          <table:table-cell table:formula="of:=MID([.C125];2;6)">
            <text:p/>
          </table:table-cell>
          <table:table-cell table:formula="of:=MID([.C125];9;6)">
            <text:p/>
          </table:table-cell>
          <table:table-cell table:number-columns-repeated="3"/>
          <table:table-cell table:formula="of:=IF(ROW()&lt;=[.$F$1];[.G125];&quot;&quot;)">
            <text:p/>
          </table:table-cell>
          <table:table-cell table:formula="of:=IF(ROW()&lt;=[.$F$1];[.H125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425Y0.2999</text:p>
          </table:table-cell>
          <table:table-cell table:formula="of:=MID([.C126];2;6)" office:value-type="string" office:string-value="0.1425" calcext:value-type="string">
            <text:p>0.1425</text:p>
          </table:table-cell>
          <table:table-cell table:formula="of:=MID([.C126];9;6)" office:value-type="string" office:string-value="0.2999" calcext:value-type="string">
            <text:p>0.2999</text:p>
          </table:table-cell>
          <table:table-cell/>
          <table:table-cell office:value-type="float" office:value="0.1425" calcext:value-type="float">
            <text:p>0.1425</text:p>
          </table:table-cell>
          <table:table-cell office:value-type="float" office:value="0.2999" calcext:value-type="float">
            <text:p>0.2999</text:p>
          </table:table-cell>
          <table:table-cell table:formula="of:=IF(OR(AND(ROW()&gt;=[.$K$1];ROW()&lt;=[.$K$2]);AND(ROW()&gt;=[.$O$1];ROW()&lt;=[.$O$2]) );[.G126];&quot;&quot;)" office:value-type="float" office:value="0.1425" calcext:value-type="float">
            <text:p>0.1425</text:p>
          </table:table-cell>
          <table:table-cell table:formula="of:=IF(OR(AND(ROW()&gt;=[.$K$1];ROW()&lt;=[.$K$2]);AND(ROW()&gt;=[.$O$1];ROW()&lt;=[.$O$2]));[.H126];&quot;&quot;)" office:value-type="float" office:value="0.2999" calcext:value-type="float">
            <text:p>0.299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431Y0.2971</text:p>
          </table:table-cell>
          <table:table-cell table:formula="of:=MID([.C127];2;6)" office:value-type="string" office:string-value="0.1431" calcext:value-type="string">
            <text:p>0.1431</text:p>
          </table:table-cell>
          <table:table-cell table:formula="of:=MID([.C127];9;6)" office:value-type="string" office:string-value="0.2971" calcext:value-type="string">
            <text:p>0.2971</text:p>
          </table:table-cell>
          <table:table-cell/>
          <table:table-cell office:value-type="float" office:value="0.1431" calcext:value-type="float">
            <text:p>0.1431</text:p>
          </table:table-cell>
          <table:table-cell office:value-type="float" office:value="0.2971" calcext:value-type="float">
            <text:p>0.2971</text:p>
          </table:table-cell>
          <table:table-cell table:formula="of:=IF(OR(AND(ROW()&gt;=[.$K$1];ROW()&lt;=[.$K$2]);AND(ROW()&gt;=[.$O$1];ROW()&lt;=[.$O$2]) );[.G127];&quot;&quot;)" office:value-type="float" office:value="0.1431" calcext:value-type="float">
            <text:p>0.1431</text:p>
          </table:table-cell>
          <table:table-cell table:formula="of:=IF(OR(AND(ROW()&gt;=[.$K$1];ROW()&lt;=[.$K$2]);AND(ROW()&gt;=[.$O$1];ROW()&lt;=[.$O$2]));[.H127];&quot;&quot;)" office:value-type="float" office:value="0.2971" calcext:value-type="float">
            <text:p>0.29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447Y0.2947</text:p>
          </table:table-cell>
          <table:table-cell table:formula="of:=MID([.C128];2;6)" office:value-type="string" office:string-value="0.1447" calcext:value-type="string">
            <text:p>0.1447</text:p>
          </table:table-cell>
          <table:table-cell table:formula="of:=MID([.C128];9;6)" office:value-type="string" office:string-value="0.2947" calcext:value-type="string">
            <text:p>0.2947</text:p>
          </table:table-cell>
          <table:table-cell/>
          <table:table-cell office:value-type="float" office:value="0.1447" calcext:value-type="float">
            <text:p>0.1447</text:p>
          </table:table-cell>
          <table:table-cell office:value-type="float" office:value="0.2947" calcext:value-type="float">
            <text:p>0.2947</text:p>
          </table:table-cell>
          <table:table-cell table:formula="of:=IF(OR(AND(ROW()&gt;=[.$K$1];ROW()&lt;=[.$K$2]);AND(ROW()&gt;=[.$O$1];ROW()&lt;=[.$O$2]) );[.G128];&quot;&quot;)" office:value-type="float" office:value="0.1447" calcext:value-type="float">
            <text:p>0.1447</text:p>
          </table:table-cell>
          <table:table-cell table:formula="of:=IF(OR(AND(ROW()&gt;=[.$K$1];ROW()&lt;=[.$K$2]);AND(ROW()&gt;=[.$O$1];ROW()&lt;=[.$O$2]));[.H128];&quot;&quot;)" office:value-type="float" office:value="0.2947" calcext:value-type="float">
            <text:p>0.294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471Y0.2931</text:p>
          </table:table-cell>
          <table:table-cell table:formula="of:=MID([.C129];2;6)" office:value-type="string" office:string-value="0.1471" calcext:value-type="string">
            <text:p>0.1471</text:p>
          </table:table-cell>
          <table:table-cell table:formula="of:=MID([.C129];9;6)" office:value-type="string" office:string-value="0.2931" calcext:value-type="string">
            <text:p>0.2931</text:p>
          </table:table-cell>
          <table:table-cell/>
          <table:table-cell office:value-type="float" office:value="0.1471" calcext:value-type="float">
            <text:p>0.1471</text:p>
          </table:table-cell>
          <table:table-cell office:value-type="float" office:value="0.2931" calcext:value-type="float">
            <text:p>0.2931</text:p>
          </table:table-cell>
          <table:table-cell table:formula="of:=IF(OR(AND(ROW()&gt;=[.$K$1];ROW()&lt;=[.$K$2]);AND(ROW()&gt;=[.$O$1];ROW()&lt;=[.$O$2]) );[.G129];&quot;&quot;)" office:value-type="float" office:value="0.1471" calcext:value-type="float">
            <text:p>0.1471</text:p>
          </table:table-cell>
          <table:table-cell table:formula="of:=IF(OR(AND(ROW()&gt;=[.$K$1];ROW()&lt;=[.$K$2]);AND(ROW()&gt;=[.$O$1];ROW()&lt;=[.$O$2]));[.H129];&quot;&quot;)" office:value-type="float" office:value="0.2931" calcext:value-type="float">
            <text:p>0.29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498Y0.2925</text:p>
          </table:table-cell>
          <table:table-cell table:formula="of:=MID([.C130];2;6)" office:value-type="string" office:string-value="0.1498" calcext:value-type="string">
            <text:p>0.1498</text:p>
          </table:table-cell>
          <table:table-cell table:formula="of:=MID([.C130];9;6)" office:value-type="string" office:string-value="0.2925" calcext:value-type="string">
            <text:p>0.2925</text:p>
          </table:table-cell>
          <table:table-cell/>
          <table:table-cell office:value-type="float" office:value="0.1498" calcext:value-type="float">
            <text:p>0.1498</text:p>
          </table:table-cell>
          <table:table-cell office:value-type="float" office:value="0.2925" calcext:value-type="float">
            <text:p>0.2925</text:p>
          </table:table-cell>
          <table:table-cell table:formula="of:=IF(OR(AND(ROW()&gt;=[.$K$1];ROW()&lt;=[.$K$2]);AND(ROW()&gt;=[.$O$1];ROW()&lt;=[.$O$2]) );[.G130];&quot;&quot;)" office:value-type="float" office:value="0.1498" calcext:value-type="float">
            <text:p>0.1498</text:p>
          </table:table-cell>
          <table:table-cell table:formula="of:=IF(OR(AND(ROW()&gt;=[.$K$1];ROW()&lt;=[.$K$2]);AND(ROW()&gt;=[.$O$1];ROW()&lt;=[.$O$2]));[.H130];&quot;&quot;)" office:value-type="float" office:value="0.2925" calcext:value-type="float">
            <text:p>0.29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05Y0.2925</text:p>
          </table:table-cell>
          <table:table-cell table:formula="of:=MID([.C131];2;6)" office:value-type="string" office:string-value="0.2005" calcext:value-type="string">
            <text:p>0.2005</text:p>
          </table:table-cell>
          <table:table-cell table:formula="of:=MID([.C131];9;6)" office:value-type="string" office:string-value="0.2925" calcext:value-type="string">
            <text:p>0.2925</text:p>
          </table:table-cell>
          <table:table-cell/>
          <table:table-cell office:value-type="float" office:value="0.2005" calcext:value-type="float">
            <text:p>0.2005</text:p>
          </table:table-cell>
          <table:table-cell office:value-type="float" office:value="0.2925" calcext:value-type="float">
            <text:p>0.2925</text:p>
          </table:table-cell>
          <table:table-cell table:formula="of:=IF(OR(AND(ROW()&gt;=[.$K$1];ROW()&lt;=[.$K$2]);AND(ROW()&gt;=[.$O$1];ROW()&lt;=[.$O$2]) );[.G131];&quot;&quot;)" office:value-type="float" office:value="0.2005" calcext:value-type="float">
            <text:p>0.2005</text:p>
          </table:table-cell>
          <table:table-cell table:formula="of:=IF(OR(AND(ROW()&gt;=[.$K$1];ROW()&lt;=[.$K$2]);AND(ROW()&gt;=[.$O$1];ROW()&lt;=[.$O$2]));[.H131];&quot;&quot;)" office:value-type="float" office:value="0.2925" calcext:value-type="float">
            <text:p>0.29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40Y0.2936</text:p>
          </table:table-cell>
          <table:table-cell table:formula="of:=MID([.C132];2;6)" office:value-type="string" office:string-value="0.2040" calcext:value-type="string">
            <text:p>0.2040</text:p>
          </table:table-cell>
          <table:table-cell table:formula="of:=MID([.C132];9;6)" office:value-type="string" office:string-value="0.2936" calcext:value-type="string">
            <text:p>0.2936</text:p>
          </table:table-cell>
          <table:table-cell/>
          <table:table-cell office:value-type="float" office:value="0.204" calcext:value-type="float">
            <text:p>0.204</text:p>
          </table:table-cell>
          <table:table-cell office:value-type="float" office:value="0.2936" calcext:value-type="float">
            <text:p>0.2936</text:p>
          </table:table-cell>
          <table:table-cell table:formula="of:=IF(OR(AND(ROW()&gt;=[.$K$1];ROW()&lt;=[.$K$2]);AND(ROW()&gt;=[.$O$1];ROW()&lt;=[.$O$2]) );[.G132];&quot;&quot;)" office:value-type="float" office:value="0.204" calcext:value-type="float">
            <text:p>0.204</text:p>
          </table:table-cell>
          <table:table-cell table:formula="of:=IF(OR(AND(ROW()&gt;=[.$K$1];ROW()&lt;=[.$K$2]);AND(ROW()&gt;=[.$O$1];ROW()&lt;=[.$O$2]));[.H132];&quot;&quot;)" office:value-type="float" office:value="0.2936" calcext:value-type="float">
            <text:p>0.29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64Y0.2960</text:p>
          </table:table-cell>
          <table:table-cell table:formula="of:=MID([.C133];2;6)" office:value-type="string" office:string-value="0.2064" calcext:value-type="string">
            <text:p>0.2064</text:p>
          </table:table-cell>
          <table:table-cell table:formula="of:=MID([.C133];9;6)" office:value-type="string" office:string-value="0.2960" calcext:value-type="string">
            <text:p>0.2960</text:p>
          </table:table-cell>
          <table:table-cell/>
          <table:table-cell office:value-type="float" office:value="0.2064" calcext:value-type="float">
            <text:p>0.2064</text:p>
          </table:table-cell>
          <table:table-cell office:value-type="float" office:value="0.296" calcext:value-type="float">
            <text:p>0.296</text:p>
          </table:table-cell>
          <table:table-cell table:formula="of:=IF(OR(AND(ROW()&gt;=[.$K$1];ROW()&lt;=[.$K$2]);AND(ROW()&gt;=[.$O$1];ROW()&lt;=[.$O$2]) );[.G133];&quot;&quot;)" office:value-type="float" office:value="0.2064" calcext:value-type="float">
            <text:p>0.2064</text:p>
          </table:table-cell>
          <table:table-cell table:formula="of:=IF(OR(AND(ROW()&gt;=[.$K$1];ROW()&lt;=[.$K$2]);AND(ROW()&gt;=[.$O$1];ROW()&lt;=[.$O$2]));[.H133];&quot;&quot;)" office:value-type="float" office:value="0.296" calcext:value-type="float">
            <text:p>0.29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75Y0.3000</text:p>
          </table:table-cell>
          <table:table-cell table:formula="of:=MID([.C134];2;6)" office:value-type="string" office:string-value="0.2075" calcext:value-type="string">
            <text:p>0.2075</text:p>
          </table:table-cell>
          <table:table-cell table:formula="of:=MID([.C134];9;6)" office:value-type="string" office:string-value="0.3000" calcext:value-type="string">
            <text:p>0.3000</text:p>
          </table:table-cell>
          <table:table-cell/>
          <table:table-cell office:value-type="float" office:value="0.2075" calcext:value-type="float">
            <text:p>0.2075</text:p>
          </table:table-cell>
          <table:table-cell office:value-type="float" office:value="0.3" calcext:value-type="float">
            <text:p>0.3</text:p>
          </table:table-cell>
          <table:table-cell table:formula="of:=IF(OR(AND(ROW()&gt;=[.$K$1];ROW()&lt;=[.$K$2]);AND(ROW()&gt;=[.$O$1];ROW()&lt;=[.$O$2]) );[.G134];&quot;&quot;)" office:value-type="float" office:value="0.2075" calcext:value-type="float">
            <text:p>0.2075</text:p>
          </table:table-cell>
          <table:table-cell table:formula="of:=IF(OR(AND(ROW()&gt;=[.$K$1];ROW()&lt;=[.$K$2]);AND(ROW()&gt;=[.$O$1];ROW()&lt;=[.$O$2]));[.H134];&quot;&quot;)"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75Y0.3945</text:p>
          </table:table-cell>
          <table:table-cell table:formula="of:=MID([.C135];2;6)" office:value-type="string" office:string-value="0.2075" calcext:value-type="string">
            <text:p>0.2075</text:p>
          </table:table-cell>
          <table:table-cell table:formula="of:=MID([.C135];9;6)" office:value-type="string" office:string-value="0.3945" calcext:value-type="string">
            <text:p>0.3945</text:p>
          </table:table-cell>
          <table:table-cell/>
          <table:table-cell office:value-type="float" office:value="0.2075" calcext:value-type="float">
            <text:p>0.2075</text:p>
          </table:table-cell>
          <table:table-cell office:value-type="float" office:value="0.3945" calcext:value-type="float">
            <text:p>0.3945</text:p>
          </table:table-cell>
          <table:table-cell table:formula="of:=IF(OR(AND(ROW()&gt;=[.$K$1];ROW()&lt;=[.$K$2]);AND(ROW()&gt;=[.$O$1];ROW()&lt;=[.$O$2]) );[.G135];&quot;&quot;)" office:value-type="float" office:value="0.2075" calcext:value-type="float">
            <text:p>0.2075</text:p>
          </table:table-cell>
          <table:table-cell table:formula="of:=IF(OR(AND(ROW()&gt;=[.$K$1];ROW()&lt;=[.$K$2]);AND(ROW()&gt;=[.$O$1];ROW()&lt;=[.$O$2]));[.H135];&quot;&quot;)" office:value-type="float" office:value="0.3945" calcext:value-type="float">
            <text:p>0.39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169Y0.3986</text:p>
          </table:table-cell>
          <table:table-cell table:formula="of:=MID([.C136];2;6)" office:value-type="string" office:string-value="0.2169" calcext:value-type="string">
            <text:p>0.2169</text:p>
          </table:table-cell>
          <table:table-cell table:formula="of:=MID([.C136];9;6)" office:value-type="string" office:string-value="0.3986" calcext:value-type="string">
            <text:p>0.3986</text:p>
          </table:table-cell>
          <table:table-cell/>
          <table:table-cell office:value-type="float" office:value="0.2169" calcext:value-type="float">
            <text:p>0.2169</text:p>
          </table:table-cell>
          <table:table-cell office:value-type="float" office:value="0.3986" calcext:value-type="float">
            <text:p>0.3986</text:p>
          </table:table-cell>
          <table:table-cell table:formula="of:=IF(OR(AND(ROW()&gt;=[.$K$1];ROW()&lt;=[.$K$2]);AND(ROW()&gt;=[.$O$1];ROW()&lt;=[.$O$2]) );[.G136];&quot;&quot;)" office:value-type="float" office:value="0.2169" calcext:value-type="float">
            <text:p>0.2169</text:p>
          </table:table-cell>
          <table:table-cell table:formula="of:=IF(OR(AND(ROW()&gt;=[.$K$1];ROW()&lt;=[.$K$2]);AND(ROW()&gt;=[.$O$1];ROW()&lt;=[.$O$2]));[.H136];&quot;&quot;)" office:value-type="float" office:value="0.3986" calcext:value-type="float">
            <text:p>0.398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36Y0.4047</text:p>
          </table:table-cell>
          <table:table-cell table:formula="of:=MID([.C137];2;6)" office:value-type="string" office:string-value="0.2236" calcext:value-type="string">
            <text:p>0.2236</text:p>
          </table:table-cell>
          <table:table-cell table:formula="of:=MID([.C137];9;6)" office:value-type="string" office:string-value="0.4047" calcext:value-type="string">
            <text:p>0.4047</text:p>
          </table:table-cell>
          <table:table-cell/>
          <table:table-cell office:value-type="float" office:value="0.2236" calcext:value-type="float">
            <text:p>0.2236</text:p>
          </table:table-cell>
          <table:table-cell office:value-type="float" office:value="0.4047" calcext:value-type="float">
            <text:p>0.4047</text:p>
          </table:table-cell>
          <table:table-cell table:formula="of:=IF(OR(AND(ROW()&gt;=[.$K$1];ROW()&lt;=[.$K$2]);AND(ROW()&gt;=[.$O$1];ROW()&lt;=[.$O$2]) );[.G137];&quot;&quot;)" office:value-type="float" office:value="0.2236" calcext:value-type="float">
            <text:p>0.2236</text:p>
          </table:table-cell>
          <table:table-cell table:formula="of:=IF(OR(AND(ROW()&gt;=[.$K$1];ROW()&lt;=[.$K$2]);AND(ROW()&gt;=[.$O$1];ROW()&lt;=[.$O$2]));[.H137];&quot;&quot;)" office:value-type="float" office:value="0.4047" calcext:value-type="float">
            <text:p>0.404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83Y0.4125</text:p>
          </table:table-cell>
          <table:table-cell table:formula="of:=MID([.C138];2;6)" office:value-type="string" office:string-value="0.2283" calcext:value-type="string">
            <text:p>0.2283</text:p>
          </table:table-cell>
          <table:table-cell table:formula="of:=MID([.C138];9;6)" office:value-type="string" office:string-value="0.4125" calcext:value-type="string">
            <text:p>0.4125</text:p>
          </table:table-cell>
          <table:table-cell/>
          <table:table-cell office:value-type="float" office:value="0.2283" calcext:value-type="float">
            <text:p>0.2283</text:p>
          </table:table-cell>
          <table:table-cell office:value-type="float" office:value="0.4125" calcext:value-type="float">
            <text:p>0.4125</text:p>
          </table:table-cell>
          <table:table-cell table:formula="of:=IF(OR(AND(ROW()&gt;=[.$K$1];ROW()&lt;=[.$K$2]);AND(ROW()&gt;=[.$O$1];ROW()&lt;=[.$O$2]) );[.G138];&quot;&quot;)" office:value-type="float" office:value="0.2283" calcext:value-type="float">
            <text:p>0.2283</text:p>
          </table:table-cell>
          <table:table-cell table:formula="of:=IF(OR(AND(ROW()&gt;=[.$K$1];ROW()&lt;=[.$K$2]);AND(ROW()&gt;=[.$O$1];ROW()&lt;=[.$O$2]));[.H138];&quot;&quot;)" office:value-type="float" office:value="0.4125" calcext:value-type="float">
            <text:p>0.41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99Y0.4180</text:p>
          </table:table-cell>
          <table:table-cell table:formula="of:=MID([.C139];2;6)" office:value-type="string" office:string-value="0.2299" calcext:value-type="string">
            <text:p>0.2299</text:p>
          </table:table-cell>
          <table:table-cell table:formula="of:=MID([.C139];9;6)" office:value-type="string" office:string-value="0.4180" calcext:value-type="string">
            <text:p>0.4180</text:p>
          </table:table-cell>
          <table:table-cell/>
          <table:table-cell office:value-type="float" office:value="0.2299" calcext:value-type="float">
            <text:p>0.2299</text:p>
          </table:table-cell>
          <table:table-cell office:value-type="float" office:value="0.418" calcext:value-type="float">
            <text:p>0.418</text:p>
          </table:table-cell>
          <table:table-cell table:formula="of:=IF(OR(AND(ROW()&gt;=[.$K$1];ROW()&lt;=[.$K$2]);AND(ROW()&gt;=[.$O$1];ROW()&lt;=[.$O$2]) );[.G139];&quot;&quot;)" office:value-type="float" office:value="0.2299" calcext:value-type="float">
            <text:p>0.2299</text:p>
          </table:table-cell>
          <table:table-cell table:formula="of:=IF(OR(AND(ROW()&gt;=[.$K$1];ROW()&lt;=[.$K$2]);AND(ROW()&gt;=[.$O$1];ROW()&lt;=[.$O$2]));[.H139];&quot;&quot;)" office:value-type="float" office:value="0.418" calcext:value-type="float">
            <text:p>0.4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305Y0.4239</text:p>
          </table:table-cell>
          <table:table-cell table:formula="of:=MID([.C140];2;6)" office:value-type="string" office:string-value="0.2305" calcext:value-type="string">
            <text:p>0.2305</text:p>
          </table:table-cell>
          <table:table-cell table:formula="of:=MID([.C140];9;6)" office:value-type="string" office:string-value="0.4239" calcext:value-type="string">
            <text:p>0.4239</text:p>
          </table:table-cell>
          <table:table-cell/>
          <table:table-cell office:value-type="float" office:value="0.2305" calcext:value-type="float">
            <text:p>0.2305</text:p>
          </table:table-cell>
          <table:table-cell office:value-type="float" office:value="0.4239" calcext:value-type="float">
            <text:p>0.4239</text:p>
          </table:table-cell>
          <table:table-cell table:formula="of:=IF(OR(AND(ROW()&gt;=[.$K$1];ROW()&lt;=[.$K$2]);AND(ROW()&gt;=[.$O$1];ROW()&lt;=[.$O$2]) );[.G140];&quot;&quot;)" office:value-type="float" office:value="0.2305" calcext:value-type="float">
            <text:p>0.2305</text:p>
          </table:table-cell>
          <table:table-cell table:formula="of:=IF(OR(AND(ROW()&gt;=[.$K$1];ROW()&lt;=[.$K$2]);AND(ROW()&gt;=[.$O$1];ROW()&lt;=[.$O$2]));[.H140];&quot;&quot;)" office:value-type="float" office:value="0.4239" calcext:value-type="float">
            <text:p>0.423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304Y0.4788</text:p>
          </table:table-cell>
          <table:table-cell table:formula="of:=MID([.C141];2;6)" office:value-type="string" office:string-value="0.2304" calcext:value-type="string">
            <text:p>0.2304</text:p>
          </table:table-cell>
          <table:table-cell table:formula="of:=MID([.C141];9;6)" office:value-type="string" office:string-value="0.4788" calcext:value-type="string">
            <text:p>0.4788</text:p>
          </table:table-cell>
          <table:table-cell/>
          <table:table-cell office:value-type="float" office:value="0.2304" calcext:value-type="float">
            <text:p>0.2304</text:p>
          </table:table-cell>
          <table:table-cell office:value-type="float" office:value="0.4788" calcext:value-type="float">
            <text:p>0.4788</text:p>
          </table:table-cell>
          <table:table-cell table:formula="of:=IF(OR(AND(ROW()&gt;=[.$K$1];ROW()&lt;=[.$K$2]);AND(ROW()&gt;=[.$O$1];ROW()&lt;=[.$O$2]) );[.G141];&quot;&quot;)" office:value-type="float" office:value="0.2304" calcext:value-type="float">
            <text:p>0.2304</text:p>
          </table:table-cell>
          <table:table-cell table:formula="of:=IF(OR(AND(ROW()&gt;=[.$K$1];ROW()&lt;=[.$K$2]);AND(ROW()&gt;=[.$O$1];ROW()&lt;=[.$O$2]));[.H141];&quot;&quot;)" office:value-type="float" office:value="0.4788" calcext:value-type="float">
            <text:p>0.478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92Y0.4849</text:p>
          </table:table-cell>
          <table:table-cell table:formula="of:=MID([.C142];2;6)" office:value-type="string" office:string-value="0.2292" calcext:value-type="string">
            <text:p>0.2292</text:p>
          </table:table-cell>
          <table:table-cell table:formula="of:=MID([.C142];9;6)" office:value-type="string" office:string-value="0.4849" calcext:value-type="string">
            <text:p>0.4849</text:p>
          </table:table-cell>
          <table:table-cell/>
          <table:table-cell office:value-type="float" office:value="0.2292" calcext:value-type="float">
            <text:p>0.2292</text:p>
          </table:table-cell>
          <table:table-cell office:value-type="float" office:value="0.4849" calcext:value-type="float">
            <text:p>0.4849</text:p>
          </table:table-cell>
          <table:table-cell table:formula="of:=IF(OR(AND(ROW()&gt;=[.$K$1];ROW()&lt;=[.$K$2]);AND(ROW()&gt;=[.$O$1];ROW()&lt;=[.$O$2]) );[.G142];&quot;&quot;)" office:value-type="float" office:value="0.2292" calcext:value-type="float">
            <text:p>0.2292</text:p>
          </table:table-cell>
          <table:table-cell table:formula="of:=IF(OR(AND(ROW()&gt;=[.$K$1];ROW()&lt;=[.$K$2]);AND(ROW()&gt;=[.$O$1];ROW()&lt;=[.$O$2]));[.H142];&quot;&quot;)" office:value-type="float" office:value="0.4849" calcext:value-type="float">
            <text:p>0.48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68Y0.4906</text:p>
          </table:table-cell>
          <table:table-cell table:formula="of:=MID([.C143];2;6)" office:value-type="string" office:string-value="0.2268" calcext:value-type="string">
            <text:p>0.2268</text:p>
          </table:table-cell>
          <table:table-cell table:formula="of:=MID([.C143];9;6)" office:value-type="string" office:string-value="0.4906" calcext:value-type="string">
            <text:p>0.4906</text:p>
          </table:table-cell>
          <table:table-cell/>
          <table:table-cell office:value-type="float" office:value="0.2268" calcext:value-type="float">
            <text:p>0.2268</text:p>
          </table:table-cell>
          <table:table-cell office:value-type="float" office:value="0.4906" calcext:value-type="float">
            <text:p>0.4906</text:p>
          </table:table-cell>
          <table:table-cell table:formula="of:=IF(OR(AND(ROW()&gt;=[.$K$1];ROW()&lt;=[.$K$2]);AND(ROW()&gt;=[.$O$1];ROW()&lt;=[.$O$2]) );[.G143];&quot;&quot;)" office:value-type="float" office:value="0.2268" calcext:value-type="float">
            <text:p>0.2268</text:p>
          </table:table-cell>
          <table:table-cell table:formula="of:=IF(OR(AND(ROW()&gt;=[.$K$1];ROW()&lt;=[.$K$2]);AND(ROW()&gt;=[.$O$1];ROW()&lt;=[.$O$2]));[.H143];&quot;&quot;)" office:value-type="float" office:value="0.4906" calcext:value-type="float">
            <text:p>0.49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36Y0.4953</text:p>
          </table:table-cell>
          <table:table-cell table:formula="of:=MID([.C144];2;6)" office:value-type="string" office:string-value="0.2236" calcext:value-type="string">
            <text:p>0.2236</text:p>
          </table:table-cell>
          <table:table-cell table:formula="of:=MID([.C144];9;6)" office:value-type="string" office:string-value="0.4953" calcext:value-type="string">
            <text:p>0.4953</text:p>
          </table:table-cell>
          <table:table-cell/>
          <table:table-cell office:value-type="float" office:value="0.2236" calcext:value-type="float">
            <text:p>0.2236</text:p>
          </table:table-cell>
          <table:table-cell office:value-type="float" office:value="0.4953" calcext:value-type="float">
            <text:p>0.4953</text:p>
          </table:table-cell>
          <table:table-cell table:formula="of:=IF(OR(AND(ROW()&gt;=[.$K$1];ROW()&lt;=[.$K$2]);AND(ROW()&gt;=[.$O$1];ROW()&lt;=[.$O$2]) );[.G144];&quot;&quot;)" office:value-type="float" office:value="0.2236" calcext:value-type="float">
            <text:p>0.2236</text:p>
          </table:table-cell>
          <table:table-cell table:formula="of:=IF(OR(AND(ROW()&gt;=[.$K$1];ROW()&lt;=[.$K$2]);AND(ROW()&gt;=[.$O$1];ROW()&lt;=[.$O$2]));[.H144];&quot;&quot;)" office:value-type="float" office:value="0.4953" calcext:value-type="float">
            <text:p>0.495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193Y0.4996</text:p>
          </table:table-cell>
          <table:table-cell table:formula="of:=MID([.C145];2;6)" office:value-type="string" office:string-value="0.2193" calcext:value-type="string">
            <text:p>0.2193</text:p>
          </table:table-cell>
          <table:table-cell table:formula="of:=MID([.C145];9;6)" office:value-type="string" office:string-value="0.4996" calcext:value-type="string">
            <text:p>0.4996</text:p>
          </table:table-cell>
          <table:table-cell/>
          <table:table-cell office:value-type="float" office:value="0.2193" calcext:value-type="float">
            <text:p>0.2193</text:p>
          </table:table-cell>
          <table:table-cell office:value-type="float" office:value="0.4996" calcext:value-type="float">
            <text:p>0.4996</text:p>
          </table:table-cell>
          <table:table-cell table:formula="of:=IF(OR(AND(ROW()&gt;=[.$K$1];ROW()&lt;=[.$K$2]);AND(ROW()&gt;=[.$O$1];ROW()&lt;=[.$O$2]) );[.G145];&quot;&quot;)" office:value-type="float" office:value="0.2193" calcext:value-type="float">
            <text:p>0.2193</text:p>
          </table:table-cell>
          <table:table-cell table:formula="of:=IF(OR(AND(ROW()&gt;=[.$K$1];ROW()&lt;=[.$K$2]);AND(ROW()&gt;=[.$O$1];ROW()&lt;=[.$O$2]));[.H145];&quot;&quot;)" office:value-type="float" office:value="0.4996" calcext:value-type="float">
            <text:p>0.499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144Y0.5029</text:p>
          </table:table-cell>
          <table:table-cell table:formula="of:=MID([.C146];2;6)" office:value-type="string" office:string-value="0.2144" calcext:value-type="string">
            <text:p>0.2144</text:p>
          </table:table-cell>
          <table:table-cell table:formula="of:=MID([.C146];9;6)" office:value-type="string" office:string-value="0.5029" calcext:value-type="string">
            <text:p>0.5029</text:p>
          </table:table-cell>
          <table:table-cell/>
          <table:table-cell office:value-type="float" office:value="0.2144" calcext:value-type="float">
            <text:p>0.2144</text:p>
          </table:table-cell>
          <table:table-cell office:value-type="float" office:value="0.5029" calcext:value-type="float">
            <text:p>0.5029</text:p>
          </table:table-cell>
          <table:table-cell table:formula="of:=IF(OR(AND(ROW()&gt;=[.$K$1];ROW()&lt;=[.$K$2]);AND(ROW()&gt;=[.$O$1];ROW()&lt;=[.$O$2]) );[.G146];&quot;&quot;)" office:value-type="float" office:value="0.2144" calcext:value-type="float">
            <text:p>0.2144</text:p>
          </table:table-cell>
          <table:table-cell table:formula="of:=IF(OR(AND(ROW()&gt;=[.$K$1];ROW()&lt;=[.$K$2]);AND(ROW()&gt;=[.$O$1];ROW()&lt;=[.$O$2]));[.H146];&quot;&quot;)" office:value-type="float" office:value="0.5029" calcext:value-type="float">
            <text:p>0.502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89Y0.5052</text:p>
          </table:table-cell>
          <table:table-cell table:formula="of:=MID([.C147];2;6)" office:value-type="string" office:string-value="0.2089" calcext:value-type="string">
            <text:p>0.2089</text:p>
          </table:table-cell>
          <table:table-cell table:formula="of:=MID([.C147];9;6)" office:value-type="string" office:string-value="0.5052" calcext:value-type="string">
            <text:p>0.5052</text:p>
          </table:table-cell>
          <table:table-cell/>
          <table:table-cell office:value-type="float" office:value="0.2089" calcext:value-type="float">
            <text:p>0.2089</text:p>
          </table:table-cell>
          <table:table-cell office:value-type="float" office:value="0.5052" calcext:value-type="float">
            <text:p>0.5052</text:p>
          </table:table-cell>
          <table:table-cell table:formula="of:=IF(OR(AND(ROW()&gt;=[.$K$1];ROW()&lt;=[.$K$2]);AND(ROW()&gt;=[.$O$1];ROW()&lt;=[.$O$2]) );[.G147];&quot;&quot;)" office:value-type="float" office:value="0.2089" calcext:value-type="float">
            <text:p>0.2089</text:p>
          </table:table-cell>
          <table:table-cell table:formula="of:=IF(OR(AND(ROW()&gt;=[.$K$1];ROW()&lt;=[.$K$2]);AND(ROW()&gt;=[.$O$1];ROW()&lt;=[.$O$2]));[.H147];&quot;&quot;)" office:value-type="float" office:value="0.5052" calcext:value-type="float">
            <text:p>0.505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30Y0.5064</text:p>
          </table:table-cell>
          <table:table-cell table:formula="of:=MID([.C148];2;6)" office:value-type="string" office:string-value="0.2030" calcext:value-type="string">
            <text:p>0.2030</text:p>
          </table:table-cell>
          <table:table-cell table:formula="of:=MID([.C148];9;6)" office:value-type="string" office:string-value="0.5064" calcext:value-type="string">
            <text:p>0.5064</text:p>
          </table:table-cell>
          <table:table-cell/>
          <table:table-cell office:value-type="float" office:value="0.203" calcext:value-type="float">
            <text:p>0.203</text:p>
          </table:table-cell>
          <table:table-cell office:value-type="float" office:value="0.5064" calcext:value-type="float">
            <text:p>0.5064</text:p>
          </table:table-cell>
          <table:table-cell table:formula="of:=IF(OR(AND(ROW()&gt;=[.$K$1];ROW()&lt;=[.$K$2]);AND(ROW()&gt;=[.$O$1];ROW()&lt;=[.$O$2]) );[.G148];&quot;&quot;)" office:value-type="float" office:value="0.203" calcext:value-type="float">
            <text:p>0.203</text:p>
          </table:table-cell>
          <table:table-cell table:formula="of:=IF(OR(AND(ROW()&gt;=[.$K$1];ROW()&lt;=[.$K$2]);AND(ROW()&gt;=[.$O$1];ROW()&lt;=[.$O$2]));[.H148];&quot;&quot;)" office:value-type="float" office:value="0.5064" calcext:value-type="float">
            <text:p>0.50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970Y0.5064</text:p>
          </table:table-cell>
          <table:table-cell table:formula="of:=MID([.C149];2;6)" office:value-type="string" office:string-value="0.1970" calcext:value-type="string">
            <text:p>0.1970</text:p>
          </table:table-cell>
          <table:table-cell table:formula="of:=MID([.C149];9;6)" office:value-type="string" office:string-value="0.5064" calcext:value-type="string">
            <text:p>0.5064</text:p>
          </table:table-cell>
          <table:table-cell/>
          <table:table-cell office:value-type="float" office:value="0.197" calcext:value-type="float">
            <text:p>0.197</text:p>
          </table:table-cell>
          <table:table-cell office:value-type="float" office:value="0.5064" calcext:value-type="float">
            <text:p>0.5064</text:p>
          </table:table-cell>
          <table:table-cell table:formula="of:=IF(OR(AND(ROW()&gt;=[.$K$1];ROW()&lt;=[.$K$2]);AND(ROW()&gt;=[.$O$1];ROW()&lt;=[.$O$2]) );[.G149];&quot;&quot;)" office:value-type="float" office:value="0.197" calcext:value-type="float">
            <text:p>0.197</text:p>
          </table:table-cell>
          <table:table-cell table:formula="of:=IF(OR(AND(ROW()&gt;=[.$K$1];ROW()&lt;=[.$K$2]);AND(ROW()&gt;=[.$O$1];ROW()&lt;=[.$O$2]));[.H149];&quot;&quot;)" office:value-type="float" office:value="0.5064" calcext:value-type="float">
            <text:p>0.50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911Y0.5052</text:p>
          </table:table-cell>
          <table:table-cell table:formula="of:=MID([.C150];2;6)" office:value-type="string" office:string-value="0.1911" calcext:value-type="string">
            <text:p>0.1911</text:p>
          </table:table-cell>
          <table:table-cell table:formula="of:=MID([.C150];9;6)" office:value-type="string" office:string-value="0.5052" calcext:value-type="string">
            <text:p>0.5052</text:p>
          </table:table-cell>
          <table:table-cell/>
          <table:table-cell office:value-type="float" office:value="0.1911" calcext:value-type="float">
            <text:p>0.1911</text:p>
          </table:table-cell>
          <table:table-cell office:value-type="float" office:value="0.5052" calcext:value-type="float">
            <text:p>0.5052</text:p>
          </table:table-cell>
          <table:table-cell table:formula="of:=IF(OR(AND(ROW()&gt;=[.$K$1];ROW()&lt;=[.$K$2]);AND(ROW()&gt;=[.$O$1];ROW()&lt;=[.$O$2]) );[.G150];&quot;&quot;)" office:value-type="float" office:value="0.1911" calcext:value-type="float">
            <text:p>0.1911</text:p>
          </table:table-cell>
          <table:table-cell table:formula="of:=IF(OR(AND(ROW()&gt;=[.$K$1];ROW()&lt;=[.$K$2]);AND(ROW()&gt;=[.$O$1];ROW()&lt;=[.$O$2]));[.H150];&quot;&quot;)" office:value-type="float" office:value="0.5052" calcext:value-type="float">
            <text:p>0.505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854Y0.5028</text:p>
          </table:table-cell>
          <table:table-cell table:formula="of:=MID([.C151];2;6)" office:value-type="string" office:string-value="0.1854" calcext:value-type="string">
            <text:p>0.1854</text:p>
          </table:table-cell>
          <table:table-cell table:formula="of:=MID([.C151];9;6)" office:value-type="string" office:string-value="0.5028" calcext:value-type="string">
            <text:p>0.5028</text:p>
          </table:table-cell>
          <table:table-cell/>
          <table:table-cell office:value-type="float" office:value="0.1854" calcext:value-type="float">
            <text:p>0.1854</text:p>
          </table:table-cell>
          <table:table-cell office:value-type="float" office:value="0.5028" calcext:value-type="float">
            <text:p>0.5028</text:p>
          </table:table-cell>
          <table:table-cell table:formula="of:=IF(OR(AND(ROW()&gt;=[.$K$1];ROW()&lt;=[.$K$2]);AND(ROW()&gt;=[.$O$1];ROW()&lt;=[.$O$2]) );[.G151];&quot;&quot;)" office:value-type="float" office:value="0.1854" calcext:value-type="float">
            <text:p>0.1854</text:p>
          </table:table-cell>
          <table:table-cell table:formula="of:=IF(OR(AND(ROW()&gt;=[.$K$1];ROW()&lt;=[.$K$2]);AND(ROW()&gt;=[.$O$1];ROW()&lt;=[.$O$2]));[.H151];&quot;&quot;)" office:value-type="float" office:value="0.5028" calcext:value-type="float">
            <text:p>0.502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86Y0.4977</text:p>
          </table:table-cell>
          <table:table-cell table:formula="of:=MID([.C152];2;6)" office:value-type="string" office:string-value="0.1786" calcext:value-type="string">
            <text:p>0.1786</text:p>
          </table:table-cell>
          <table:table-cell table:formula="of:=MID([.C152];9;6)" office:value-type="string" office:string-value="0.4977" calcext:value-type="string">
            <text:p>0.4977</text:p>
          </table:table-cell>
          <table:table-cell/>
          <table:table-cell office:value-type="float" office:value="0.1786" calcext:value-type="float">
            <text:p>0.1786</text:p>
          </table:table-cell>
          <table:table-cell office:value-type="float" office:value="0.4977" calcext:value-type="float">
            <text:p>0.4977</text:p>
          </table:table-cell>
          <table:table-cell table:formula="of:=IF(OR(AND(ROW()&gt;=[.$K$1];ROW()&lt;=[.$K$2]);AND(ROW()&gt;=[.$O$1];ROW()&lt;=[.$O$2]) );[.G152];&quot;&quot;)" office:value-type="float" office:value="0.1786" calcext:value-type="float">
            <text:p>0.1786</text:p>
          </table:table-cell>
          <table:table-cell table:formula="of:=IF(OR(AND(ROW()&gt;=[.$K$1];ROW()&lt;=[.$K$2]);AND(ROW()&gt;=[.$O$1];ROW()&lt;=[.$O$2]));[.H152];&quot;&quot;)" office:value-type="float" office:value="0.4977" calcext:value-type="float">
            <text:p>0.497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48Y0.4931</text:p>
          </table:table-cell>
          <table:table-cell table:formula="of:=MID([.C153];2;6)" office:value-type="string" office:string-value="0.1748" calcext:value-type="string">
            <text:p>0.1748</text:p>
          </table:table-cell>
          <table:table-cell table:formula="of:=MID([.C153];9;6)" office:value-type="string" office:string-value="0.4931" calcext:value-type="string">
            <text:p>0.4931</text:p>
          </table:table-cell>
          <table:table-cell/>
          <table:table-cell office:value-type="float" office:value="0.1748" calcext:value-type="float">
            <text:p>0.1748</text:p>
          </table:table-cell>
          <table:table-cell office:value-type="float" office:value="0.4931" calcext:value-type="float">
            <text:p>0.4931</text:p>
          </table:table-cell>
          <table:table-cell table:formula="of:=IF(OR(AND(ROW()&gt;=[.$K$1];ROW()&lt;=[.$K$2]);AND(ROW()&gt;=[.$O$1];ROW()&lt;=[.$O$2]) );[.G153];&quot;&quot;)" office:value-type="float" office:value="0.1748" calcext:value-type="float">
            <text:p>0.1748</text:p>
          </table:table-cell>
          <table:table-cell table:formula="of:=IF(OR(AND(ROW()&gt;=[.$K$1];ROW()&lt;=[.$K$2]);AND(ROW()&gt;=[.$O$1];ROW()&lt;=[.$O$2]));[.H153];&quot;&quot;)" office:value-type="float" office:value="0.4931" calcext:value-type="float">
            <text:p>0.49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18Y0.4877</text:p>
          </table:table-cell>
          <table:table-cell table:formula="of:=MID([.C154];2;6)" office:value-type="string" office:string-value="0.1718" calcext:value-type="string">
            <text:p>0.1718</text:p>
          </table:table-cell>
          <table:table-cell table:formula="of:=MID([.C154];9;6)" office:value-type="string" office:string-value="0.4877" calcext:value-type="string">
            <text:p>0.4877</text:p>
          </table:table-cell>
          <table:table-cell/>
          <table:table-cell office:value-type="float" office:value="0.1718" calcext:value-type="float">
            <text:p>0.1718</text:p>
          </table:table-cell>
          <table:table-cell office:value-type="float" office:value="0.4877" calcext:value-type="float">
            <text:p>0.4877</text:p>
          </table:table-cell>
          <table:table-cell table:formula="of:=IF(OR(AND(ROW()&gt;=[.$K$1];ROW()&lt;=[.$K$2]);AND(ROW()&gt;=[.$O$1];ROW()&lt;=[.$O$2]) );[.G154];&quot;&quot;)" office:value-type="float" office:value="0.1718" calcext:value-type="float">
            <text:p>0.1718</text:p>
          </table:table-cell>
          <table:table-cell table:formula="of:=IF(OR(AND(ROW()&gt;=[.$K$1];ROW()&lt;=[.$K$2]);AND(ROW()&gt;=[.$O$1];ROW()&lt;=[.$O$2]));[.H154];&quot;&quot;)" office:value-type="float" office:value="0.4877" calcext:value-type="float">
            <text:p>0.487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01Y0.4820</text:p>
          </table:table-cell>
          <table:table-cell table:formula="of:=MID([.C155];2;6)" office:value-type="string" office:string-value="0.1701" calcext:value-type="string">
            <text:p>0.1701</text:p>
          </table:table-cell>
          <table:table-cell table:formula="of:=MID([.C155];9;6)" office:value-type="string" office:string-value="0.4820" calcext:value-type="string">
            <text:p>0.4820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0.482" calcext:value-type="float">
            <text:p>0.482</text:p>
          </table:table-cell>
          <table:table-cell table:formula="of:=IF(OR(AND(ROW()&gt;=[.$K$1];ROW()&lt;=[.$K$2]);AND(ROW()&gt;=[.$O$1];ROW()&lt;=[.$O$2]) );[.G155];&quot;&quot;)" office:value-type="float" office:value="0.1701" calcext:value-type="float">
            <text:p>0.1701</text:p>
          </table:table-cell>
          <table:table-cell table:formula="of:=IF(OR(AND(ROW()&gt;=[.$K$1];ROW()&lt;=[.$K$2]);AND(ROW()&gt;=[.$O$1];ROW()&lt;=[.$O$2]));[.H155];&quot;&quot;)" office:value-type="float" office:value="0.482" calcext:value-type="float">
            <text:p>0.4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695Y0.4760</text:p>
          </table:table-cell>
          <table:table-cell table:formula="of:=MID([.C156];2;6)" office:value-type="string" office:string-value="0.1695" calcext:value-type="string">
            <text:p>0.1695</text:p>
          </table:table-cell>
          <table:table-cell table:formula="of:=MID([.C156];9;6)" office:value-type="string" office:string-value="0.4760" calcext:value-type="string">
            <text:p>0.4760</text:p>
          </table:table-cell>
          <table:table-cell/>
          <table:table-cell office:value-type="float" office:value="0.1695" calcext:value-type="float">
            <text:p>0.1695</text:p>
          </table:table-cell>
          <table:table-cell office:value-type="float" office:value="0.476" calcext:value-type="float">
            <text:p>0.476</text:p>
          </table:table-cell>
          <table:table-cell table:formula="of:=IF(OR(AND(ROW()&gt;=[.$K$1];ROW()&lt;=[.$K$2]);AND(ROW()&gt;=[.$O$1];ROW()&lt;=[.$O$2]) );[.G156];&quot;&quot;)" office:value-type="float" office:value="0.1695" calcext:value-type="float">
            <text:p>0.1695</text:p>
          </table:table-cell>
          <table:table-cell table:formula="of:=IF(OR(AND(ROW()&gt;=[.$K$1];ROW()&lt;=[.$K$2]);AND(ROW()&gt;=[.$O$1];ROW()&lt;=[.$O$2]));[.H156];&quot;&quot;)" office:value-type="float" office:value="0.476" calcext:value-type="float">
            <text:p>0.4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695Y0.4239</text:p>
          </table:table-cell>
          <table:table-cell table:formula="of:=MID([.C157];2;6)" office:value-type="string" office:string-value="0.1695" calcext:value-type="string">
            <text:p>0.1695</text:p>
          </table:table-cell>
          <table:table-cell table:formula="of:=MID([.C157];9;6)" office:value-type="string" office:string-value="0.4239" calcext:value-type="string">
            <text:p>0.4239</text:p>
          </table:table-cell>
          <table:table-cell/>
          <table:table-cell office:value-type="float" office:value="0.1695" calcext:value-type="float">
            <text:p>0.1695</text:p>
          </table:table-cell>
          <table:table-cell office:value-type="float" office:value="0.4239" calcext:value-type="float">
            <text:p>0.4239</text:p>
          </table:table-cell>
          <table:table-cell table:formula="of:=IF(OR(AND(ROW()&gt;=[.$K$1];ROW()&lt;=[.$K$2]);AND(ROW()&gt;=[.$O$1];ROW()&lt;=[.$O$2]) );[.G157];&quot;&quot;)" office:value-type="float" office:value="0.1695" calcext:value-type="float">
            <text:p>0.1695</text:p>
          </table:table-cell>
          <table:table-cell table:formula="of:=IF(OR(AND(ROW()&gt;=[.$K$1];ROW()&lt;=[.$K$2]);AND(ROW()&gt;=[.$O$1];ROW()&lt;=[.$O$2]));[.H157];&quot;&quot;)" office:value-type="float" office:value="0.4239" calcext:value-type="float">
            <text:p>0.423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01Y0.4180</text:p>
          </table:table-cell>
          <table:table-cell table:formula="of:=MID([.C158];2;6)" office:value-type="string" office:string-value="0.1701" calcext:value-type="string">
            <text:p>0.1701</text:p>
          </table:table-cell>
          <table:table-cell table:formula="of:=MID([.C158];9;6)" office:value-type="string" office:string-value="0.4180" calcext:value-type="string">
            <text:p>0.4180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0.418" calcext:value-type="float">
            <text:p>0.418</text:p>
          </table:table-cell>
          <table:table-cell table:formula="of:=IF(OR(AND(ROW()&gt;=[.$K$1];ROW()&lt;=[.$K$2]);AND(ROW()&gt;=[.$O$1];ROW()&lt;=[.$O$2]) );[.G158];&quot;&quot;)" office:value-type="float" office:value="0.1701" calcext:value-type="float">
            <text:p>0.1701</text:p>
          </table:table-cell>
          <table:table-cell table:formula="of:=IF(OR(AND(ROW()&gt;=[.$K$1];ROW()&lt;=[.$K$2]);AND(ROW()&gt;=[.$O$1];ROW()&lt;=[.$O$2]));[.H158];&quot;&quot;)" office:value-type="float" office:value="0.418" calcext:value-type="float">
            <text:p>0.4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17Y0.4125</text:p>
          </table:table-cell>
          <table:table-cell table:formula="of:=MID([.C159];2;6)" office:value-type="string" office:string-value="0.1717" calcext:value-type="string">
            <text:p>0.1717</text:p>
          </table:table-cell>
          <table:table-cell table:formula="of:=MID([.C159];9;6)" office:value-type="string" office:string-value="0.4125" calcext:value-type="string">
            <text:p>0.4125</text:p>
          </table:table-cell>
          <table:table-cell/>
          <table:table-cell office:value-type="float" office:value="0.1717" calcext:value-type="float">
            <text:p>0.1717</text:p>
          </table:table-cell>
          <table:table-cell office:value-type="float" office:value="0.4125" calcext:value-type="float">
            <text:p>0.4125</text:p>
          </table:table-cell>
          <table:table-cell table:formula="of:=IF(OR(AND(ROW()&gt;=[.$K$1];ROW()&lt;=[.$K$2]);AND(ROW()&gt;=[.$O$1];ROW()&lt;=[.$O$2]) );[.G159];&quot;&quot;)" office:value-type="float" office:value="0.1717" calcext:value-type="float">
            <text:p>0.1717</text:p>
          </table:table-cell>
          <table:table-cell table:formula="of:=IF(OR(AND(ROW()&gt;=[.$K$1];ROW()&lt;=[.$K$2]);AND(ROW()&gt;=[.$O$1];ROW()&lt;=[.$O$2]));[.H159];&quot;&quot;)" office:value-type="float" office:value="0.4125" calcext:value-type="float">
            <text:p>0.41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64Y0.4047</text:p>
          </table:table-cell>
          <table:table-cell table:formula="of:=MID([.C160];2;6)" office:value-type="string" office:string-value="0.1764" calcext:value-type="string">
            <text:p>0.1764</text:p>
          </table:table-cell>
          <table:table-cell table:formula="of:=MID([.C160];9;6)" office:value-type="string" office:string-value="0.4047" calcext:value-type="string">
            <text:p>0.4047</text:p>
          </table:table-cell>
          <table:table-cell/>
          <table:table-cell office:value-type="float" office:value="0.1764" calcext:value-type="float">
            <text:p>0.1764</text:p>
          </table:table-cell>
          <table:table-cell office:value-type="float" office:value="0.4047" calcext:value-type="float">
            <text:p>0.4047</text:p>
          </table:table-cell>
          <table:table-cell table:formula="of:=IF(OR(AND(ROW()&gt;=[.$K$1];ROW()&lt;=[.$K$2]);AND(ROW()&gt;=[.$O$1];ROW()&lt;=[.$O$2]) );[.G160];&quot;&quot;)" office:value-type="float" office:value="0.1764" calcext:value-type="float">
            <text:p>0.1764</text:p>
          </table:table-cell>
          <table:table-cell table:formula="of:=IF(OR(AND(ROW()&gt;=[.$K$1];ROW()&lt;=[.$K$2]);AND(ROW()&gt;=[.$O$1];ROW()&lt;=[.$O$2]));[.H160];&quot;&quot;)" office:value-type="float" office:value="0.4047" calcext:value-type="float">
            <text:p>0.404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831Y0.3986</text:p>
          </table:table-cell>
          <table:table-cell table:formula="of:=MID([.C161];2;6)" office:value-type="string" office:string-value="0.1831" calcext:value-type="string">
            <text:p>0.1831</text:p>
          </table:table-cell>
          <table:table-cell table:formula="of:=MID([.C161];9;6)" office:value-type="string" office:string-value="0.3986" calcext:value-type="string">
            <text:p>0.3986</text:p>
          </table:table-cell>
          <table:table-cell/>
          <table:table-cell office:value-type="float" office:value="0.1831" calcext:value-type="float">
            <text:p>0.1831</text:p>
          </table:table-cell>
          <table:table-cell office:value-type="float" office:value="0.3986" calcext:value-type="float">
            <text:p>0.3986</text:p>
          </table:table-cell>
          <table:table-cell table:formula="of:=IF(OR(AND(ROW()&gt;=[.$K$1];ROW()&lt;=[.$K$2]);AND(ROW()&gt;=[.$O$1];ROW()&lt;=[.$O$2]) );[.G161];&quot;&quot;)" office:value-type="float" office:value="0.1831" calcext:value-type="float">
            <text:p>0.1831</text:p>
          </table:table-cell>
          <table:table-cell table:formula="of:=IF(OR(AND(ROW()&gt;=[.$K$1];ROW()&lt;=[.$K$2]);AND(ROW()&gt;=[.$O$1];ROW()&lt;=[.$O$2]));[.H161];&quot;&quot;)" office:value-type="float" office:value="0.3986" calcext:value-type="float">
            <text:p>0.398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925Y0.3945</text:p>
          </table:table-cell>
          <table:table-cell table:formula="of:=MID([.C162];2;6)" office:value-type="string" office:string-value="0.1925" calcext:value-type="string">
            <text:p>0.1925</text:p>
          </table:table-cell>
          <table:table-cell table:formula="of:=MID([.C162];9;6)" office:value-type="string" office:string-value="0.3945" calcext:value-type="string">
            <text:p>0.3945</text:p>
          </table:table-cell>
          <table:table-cell/>
          <table:table-cell office:value-type="float" office:value="0.1925" calcext:value-type="float">
            <text:p>0.1925</text:p>
          </table:table-cell>
          <table:table-cell office:value-type="float" office:value="0.3945" calcext:value-type="float">
            <text:p>0.3945</text:p>
          </table:table-cell>
          <table:table-cell table:formula="of:=IF(OR(AND(ROW()&gt;=[.$K$1];ROW()&lt;=[.$K$2]);AND(ROW()&gt;=[.$O$1];ROW()&lt;=[.$O$2]) );[.G162];&quot;&quot;)" office:value-type="float" office:value="0.1925" calcext:value-type="float">
            <text:p>0.1925</text:p>
          </table:table-cell>
          <table:table-cell table:formula="of:=IF(OR(AND(ROW()&gt;=[.$K$1];ROW()&lt;=[.$K$2]);AND(ROW()&gt;=[.$O$1];ROW()&lt;=[.$O$2]));[.H162];&quot;&quot;)" office:value-type="float" office:value="0.3945" calcext:value-type="float">
            <text:p>0.39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925Y0.3075</text:p>
          </table:table-cell>
          <table:table-cell table:formula="of:=MID([.C163];2;6)" office:value-type="string" office:string-value="0.1925" calcext:value-type="string">
            <text:p>0.1925</text:p>
          </table:table-cell>
          <table:table-cell table:formula="of:=MID([.C163];9;6)" office:value-type="string" office:string-value="0.3075" calcext:value-type="string">
            <text:p>0.3075</text:p>
          </table:table-cell>
          <table:table-cell/>
          <table:table-cell office:value-type="float" office:value="0.1925" calcext:value-type="float">
            <text:p>0.1925</text:p>
          </table:table-cell>
          <table:table-cell office:value-type="float" office:value="0.3075" calcext:value-type="float">
            <text:p>0.3075</text:p>
          </table:table-cell>
          <table:table-cell table:formula="of:=IF(OR(AND(ROW()&gt;=[.$K$1];ROW()&lt;=[.$K$2]);AND(ROW()&gt;=[.$O$1];ROW()&lt;=[.$O$2]) );[.G163];&quot;&quot;)" office:value-type="float" office:value="0.1925" calcext:value-type="float">
            <text:p>0.1925</text:p>
          </table:table-cell>
          <table:table-cell table:formula="of:=IF(OR(AND(ROW()&gt;=[.$K$1];ROW()&lt;=[.$K$2]);AND(ROW()&gt;=[.$O$1];ROW()&lt;=[.$O$2]));[.H163];&quot;&quot;)" office:value-type="float" office:value="0.3075" calcext:value-type="float">
            <text:p>0.30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575Y0.3075</text:p>
          </table:table-cell>
          <table:table-cell table:formula="of:=MID([.C164];2;6)" office:value-type="string" office:string-value="0.1575" calcext:value-type="string">
            <text:p>0.1575</text:p>
          </table:table-cell>
          <table:table-cell table:formula="of:=MID([.C164];9;6)" office:value-type="string" office:string-value="0.3075" calcext:value-type="string">
            <text:p>0.3075</text:p>
          </table:table-cell>
          <table:table-cell/>
          <table:table-cell office:value-type="float" office:value="0.1575" calcext:value-type="float">
            <text:p>0.1575</text:p>
          </table:table-cell>
          <table:table-cell office:value-type="float" office:value="0.3075" calcext:value-type="float">
            <text:p>0.3075</text:p>
          </table:table-cell>
          <table:table-cell table:formula="of:=IF(OR(AND(ROW()&gt;=[.$K$1];ROW()&lt;=[.$K$2]);AND(ROW()&gt;=[.$O$1];ROW()&lt;=[.$O$2]) );[.G164];&quot;&quot;)" office:value-type="float" office:value="0.1575" calcext:value-type="float">
            <text:p>0.1575</text:p>
          </table:table-cell>
          <table:table-cell table:formula="of:=IF(OR(AND(ROW()&gt;=[.$K$1];ROW()&lt;=[.$K$2]);AND(ROW()&gt;=[.$O$1];ROW()&lt;=[.$O$2]));[.H164];&quot;&quot;)" office:value-type="float" office:value="0.3075" calcext:value-type="float">
            <text:p>0.30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575Y0.5425</text:p>
          </table:table-cell>
          <table:table-cell table:formula="of:=MID([.C165];2;6)" office:value-type="string" office:string-value="0.1575" calcext:value-type="string">
            <text:p>0.1575</text:p>
          </table:table-cell>
          <table:table-cell table:formula="of:=MID([.C165];9;6)" office:value-type="string" office:string-value="0.5425" calcext:value-type="string">
            <text:p>0.5425</text:p>
          </table:table-cell>
          <table:table-cell/>
          <table:table-cell office:value-type="float" office:value="0.1575" calcext:value-type="float">
            <text:p>0.1575</text:p>
          </table:table-cell>
          <table:table-cell office:value-type="float" office:value="0.5425" calcext:value-type="float">
            <text:p>0.5425</text:p>
          </table:table-cell>
          <table:table-cell table:formula="of:=IF(OR(AND(ROW()&gt;=[.$K$1];ROW()&lt;=[.$K$2]);AND(ROW()&gt;=[.$O$1];ROW()&lt;=[.$O$2]) );[.G165];&quot;&quot;)" office:value-type="float" office:value="0.1575" calcext:value-type="float">
            <text:p>0.1575</text:p>
          </table:table-cell>
          <table:table-cell table:formula="of:=IF(OR(AND(ROW()&gt;=[.$K$1];ROW()&lt;=[.$K$2]);AND(ROW()&gt;=[.$O$1];ROW()&lt;=[.$O$2]));[.H165];&quot;&quot;)" office:value-type="float" office:value="0.5425" calcext:value-type="float">
            <text:p>0.5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425Y0.5425</text:p>
          </table:table-cell>
          <table:table-cell table:formula="of:=MID([.C166];2;6)" office:value-type="string" office:string-value="0.3425" calcext:value-type="string">
            <text:p>0.3425</text:p>
          </table:table-cell>
          <table:table-cell table:formula="of:=MID([.C166];9;6)" office:value-type="string" office:string-value="0.5425" calcext:value-type="string">
            <text:p>0.5425</text:p>
          </table:table-cell>
          <table:table-cell/>
          <table:table-cell office:value-type="float" office:value="0.3425" calcext:value-type="float">
            <text:p>0.3425</text:p>
          </table:table-cell>
          <table:table-cell office:value-type="float" office:value="0.5425" calcext:value-type="float">
            <text:p>0.5425</text:p>
          </table:table-cell>
          <table:table-cell table:formula="of:=IF(OR(AND(ROW()&gt;=[.$K$1];ROW()&lt;=[.$K$2]);AND(ROW()&gt;=[.$O$1];ROW()&lt;=[.$O$2]) );[.G166];&quot;&quot;)" office:value-type="float" office:value="0.3425" calcext:value-type="float">
            <text:p>0.3425</text:p>
          </table:table-cell>
          <table:table-cell table:formula="of:=IF(OR(AND(ROW()&gt;=[.$K$1];ROW()&lt;=[.$K$2]);AND(ROW()&gt;=[.$O$1];ROW()&lt;=[.$O$2]));[.H166];&quot;&quot;)" office:value-type="float" office:value="0.5425" calcext:value-type="float">
            <text:p>0.5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425Y0.0575</text:p>
          </table:table-cell>
          <table:table-cell table:formula="of:=MID([.C167];2;6)" office:value-type="string" office:string-value="0.3425" calcext:value-type="string">
            <text:p>0.3425</text:p>
          </table:table-cell>
          <table:table-cell table:formula="of:=MID([.C167];9;6)" office:value-type="string" office:string-value="0.0575" calcext:value-type="string">
            <text:p>0.0575</text:p>
          </table:table-cell>
          <table:table-cell/>
          <table:table-cell office:value-type="float" office:value="0.3425" calcext:value-type="float">
            <text:p>0.3425</text:p>
          </table:table-cell>
          <table:table-cell office:value-type="float" office:value="0.0575" calcext:value-type="float">
            <text:p>0.0575</text:p>
          </table:table-cell>
          <table:table-cell table:formula="of:=IF(OR(AND(ROW()&gt;=[.$K$1];ROW()&lt;=[.$K$2]);AND(ROW()&gt;=[.$O$1];ROW()&lt;=[.$O$2]) );[.G167];&quot;&quot;)" office:value-type="float" office:value="0.3425" calcext:value-type="float">
            <text:p>0.3425</text:p>
          </table:table-cell>
          <table:table-cell table:formula="of:=IF(OR(AND(ROW()&gt;=[.$K$1];ROW()&lt;=[.$K$2]);AND(ROW()&gt;=[.$O$1];ROW()&lt;=[.$O$2]));[.H167];&quot;&quot;)" office:value-type="float" office:value="0.0575" calcext:value-type="float">
            <text:p>0.05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75Y0.0575</text:p>
          </table:table-cell>
          <table:table-cell table:formula="of:=MID([.C168];2;6)" office:value-type="string" office:string-value="0.2075" calcext:value-type="string">
            <text:p>0.2075</text:p>
          </table:table-cell>
          <table:table-cell table:formula="of:=MID([.C168];9;6)" office:value-type="string" office:string-value="0.0575" calcext:value-type="string">
            <text:p>0.0575</text:p>
          </table:table-cell>
          <table:table-cell/>
          <table:table-cell office:value-type="float" office:value="0.2075" calcext:value-type="float">
            <text:p>0.2075</text:p>
          </table:table-cell>
          <table:table-cell office:value-type="float" office:value="0.0575" calcext:value-type="float">
            <text:p>0.0575</text:p>
          </table:table-cell>
          <table:table-cell table:formula="of:=IF(OR(AND(ROW()&gt;=[.$K$1];ROW()&lt;=[.$K$2]);AND(ROW()&gt;=[.$O$1];ROW()&lt;=[.$O$2]) );[.G168];&quot;&quot;)" office:value-type="float" office:value="0.2075" calcext:value-type="float">
            <text:p>0.2075</text:p>
          </table:table-cell>
          <table:table-cell table:formula="of:=IF(OR(AND(ROW()&gt;=[.$K$1];ROW()&lt;=[.$K$2]);AND(ROW()&gt;=[.$O$1];ROW()&lt;=[.$O$2]));[.H168];&quot;&quot;)" office:value-type="float" office:value="0.0575" calcext:value-type="float">
            <text:p>0.05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75Y0.0864</text:p>
          </table:table-cell>
          <table:table-cell table:formula="of:=MID([.C169];2;6)" office:value-type="string" office:string-value="0.2075" calcext:value-type="string">
            <text:p>0.2075</text:p>
          </table:table-cell>
          <table:table-cell table:formula="of:=MID([.C169];9;6)" office:value-type="string" office:string-value="0.0864" calcext:value-type="string">
            <text:p>0.0864</text:p>
          </table:table-cell>
          <table:table-cell/>
          <table:table-cell office:value-type="float" office:value="0.2075" calcext:value-type="float">
            <text:p>0.2075</text:p>
          </table:table-cell>
          <table:table-cell office:value-type="float" office:value="0.0864" calcext:value-type="float">
            <text:p>0.0864</text:p>
          </table:table-cell>
          <table:table-cell table:formula="of:=IF(OR(AND(ROW()&gt;=[.$K$1];ROW()&lt;=[.$K$2]);AND(ROW()&gt;=[.$O$1];ROW()&lt;=[.$O$2]) );[.G169];&quot;&quot;)" office:value-type="float" office:value="0.2075" calcext:value-type="float">
            <text:p>0.2075</text:p>
          </table:table-cell>
          <table:table-cell table:formula="of:=IF(OR(AND(ROW()&gt;=[.$K$1];ROW()&lt;=[.$K$2]);AND(ROW()&gt;=[.$O$1];ROW()&lt;=[.$O$2]));[.H169];&quot;&quot;)" office:value-type="float" office:value="0.0864" calcext:value-type="float">
            <text:p>0.08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132Y0.0881</text:p>
          </table:table-cell>
          <table:table-cell table:formula="of:=MID([.C170];2;6)" office:value-type="string" office:string-value="0.2132" calcext:value-type="string">
            <text:p>0.2132</text:p>
          </table:table-cell>
          <table:table-cell table:formula="of:=MID([.C170];9;6)" office:value-type="string" office:string-value="0.0881" calcext:value-type="string">
            <text:p>0.0881</text:p>
          </table:table-cell>
          <table:table-cell/>
          <table:table-cell office:value-type="float" office:value="0.2132" calcext:value-type="float">
            <text:p>0.2132</text:p>
          </table:table-cell>
          <table:table-cell office:value-type="float" office:value="0.0881" calcext:value-type="float">
            <text:p>0.0881</text:p>
          </table:table-cell>
          <table:table-cell table:formula="of:=IF(OR(AND(ROW()&gt;=[.$K$1];ROW()&lt;=[.$K$2]);AND(ROW()&gt;=[.$O$1];ROW()&lt;=[.$O$2]) );[.G170];&quot;&quot;)" office:value-type="float" office:value="0.2132" calcext:value-type="float">
            <text:p>0.2132</text:p>
          </table:table-cell>
          <table:table-cell table:formula="of:=IF(OR(AND(ROW()&gt;=[.$K$1];ROW()&lt;=[.$K$2]);AND(ROW()&gt;=[.$O$1];ROW()&lt;=[.$O$2]));[.H170];&quot;&quot;)" office:value-type="float" office:value="0.0881" calcext:value-type="float">
            <text:p>0.088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190Y0.0912</text:p>
          </table:table-cell>
          <table:table-cell table:formula="of:=MID([.C171];2;6)" office:value-type="string" office:string-value="0.2190" calcext:value-type="string">
            <text:p>0.2190</text:p>
          </table:table-cell>
          <table:table-cell table:formula="of:=MID([.C171];9;6)" office:value-type="string" office:string-value="0.0912" calcext:value-type="string">
            <text:p>0.0912</text:p>
          </table:table-cell>
          <table:table-cell/>
          <table:table-cell office:value-type="float" office:value="0.219" calcext:value-type="float">
            <text:p>0.219</text:p>
          </table:table-cell>
          <table:table-cell office:value-type="float" office:value="0.0912" calcext:value-type="float">
            <text:p>0.0912</text:p>
          </table:table-cell>
          <table:table-cell table:formula="of:=IF(OR(AND(ROW()&gt;=[.$K$1];ROW()&lt;=[.$K$2]);AND(ROW()&gt;=[.$O$1];ROW()&lt;=[.$O$2]) );[.G171];&quot;&quot;)" office:value-type="float" office:value="0.219" calcext:value-type="float">
            <text:p>0.219</text:p>
          </table:table-cell>
          <table:table-cell table:formula="of:=IF(OR(AND(ROW()&gt;=[.$K$1];ROW()&lt;=[.$K$2]);AND(ROW()&gt;=[.$O$1];ROW()&lt;=[.$O$2]));[.H171];&quot;&quot;)" office:value-type="float" office:value="0.0912" calcext:value-type="float">
            <text:p>0.09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67Y0.0981</text:p>
          </table:table-cell>
          <table:table-cell table:formula="of:=MID([.C172];2;6)" office:value-type="string" office:string-value="0.2267" calcext:value-type="string">
            <text:p>0.2267</text:p>
          </table:table-cell>
          <table:table-cell table:formula="of:=MID([.C172];9;6)" office:value-type="string" office:string-value="0.0981" calcext:value-type="string">
            <text:p>0.0981</text:p>
          </table:table-cell>
          <table:table-cell/>
          <table:table-cell office:value-type="float" office:value="0.2267" calcext:value-type="float">
            <text:p>0.2267</text:p>
          </table:table-cell>
          <table:table-cell office:value-type="float" office:value="0.0981" calcext:value-type="float">
            <text:p>0.0981</text:p>
          </table:table-cell>
          <table:table-cell table:formula="of:=IF(OR(AND(ROW()&gt;=[.$K$1];ROW()&lt;=[.$K$2]);AND(ROW()&gt;=[.$O$1];ROW()&lt;=[.$O$2]) );[.G172];&quot;&quot;)" office:value-type="float" office:value="0.2267" calcext:value-type="float">
            <text:p>0.2267</text:p>
          </table:table-cell>
          <table:table-cell table:formula="of:=IF(OR(AND(ROW()&gt;=[.$K$1];ROW()&lt;=[.$K$2]);AND(ROW()&gt;=[.$O$1];ROW()&lt;=[.$O$2]));[.H172];&quot;&quot;)" office:value-type="float" office:value="0.0981" calcext:value-type="float">
            <text:p>0.098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320Y0.1070</text:p>
          </table:table-cell>
          <table:table-cell table:formula="of:=MID([.C173];2;6)" office:value-type="string" office:string-value="0.2320" calcext:value-type="string">
            <text:p>0.2320</text:p>
          </table:table-cell>
          <table:table-cell table:formula="of:=MID([.C173];9;6)" office:value-type="string" office:string-value="0.1070" calcext:value-type="string">
            <text:p>0.1070</text:p>
          </table:table-cell>
          <table:table-cell/>
          <table:table-cell office:value-type="float" office:value="0.232" calcext:value-type="float">
            <text:p>0.232</text:p>
          </table:table-cell>
          <table:table-cell office:value-type="float" office:value="0.107" calcext:value-type="float">
            <text:p>0.107</text:p>
          </table:table-cell>
          <table:table-cell table:formula="of:=IF(OR(AND(ROW()&gt;=[.$K$1];ROW()&lt;=[.$K$2]);AND(ROW()&gt;=[.$O$1];ROW()&lt;=[.$O$2]) );[.G173];&quot;&quot;)" office:value-type="float" office:value="0.232" calcext:value-type="float">
            <text:p>0.232</text:p>
          </table:table-cell>
          <table:table-cell table:formula="of:=IF(OR(AND(ROW()&gt;=[.$K$1];ROW()&lt;=[.$K$2]);AND(ROW()&gt;=[.$O$1];ROW()&lt;=[.$O$2]));[.H173];&quot;&quot;)" office:value-type="float" office:value="0.107" calcext:value-type="float">
            <text:p>0.1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338Y0.1133</text:p>
          </table:table-cell>
          <table:table-cell table:formula="of:=MID([.C174];2;6)" office:value-type="string" office:string-value="0.2338" calcext:value-type="string">
            <text:p>0.2338</text:p>
          </table:table-cell>
          <table:table-cell table:formula="of:=MID([.C174];9;6)" office:value-type="string" office:string-value="0.1133" calcext:value-type="string">
            <text:p>0.1133</text:p>
          </table:table-cell>
          <table:table-cell/>
          <table:table-cell office:value-type="float" office:value="0.2338" calcext:value-type="float">
            <text:p>0.2338</text:p>
          </table:table-cell>
          <table:table-cell office:value-type="float" office:value="0.1133" calcext:value-type="float">
            <text:p>0.1133</text:p>
          </table:table-cell>
          <table:table-cell table:formula="of:=IF(OR(AND(ROW()&gt;=[.$K$1];ROW()&lt;=[.$K$2]);AND(ROW()&gt;=[.$O$1];ROW()&lt;=[.$O$2]) );[.G174];&quot;&quot;)" office:value-type="float" office:value="0.2338" calcext:value-type="float">
            <text:p>0.2338</text:p>
          </table:table-cell>
          <table:table-cell table:formula="of:=IF(OR(AND(ROW()&gt;=[.$K$1];ROW()&lt;=[.$K$2]);AND(ROW()&gt;=[.$O$1];ROW()&lt;=[.$O$2]));[.H174];&quot;&quot;)" office:value-type="float" office:value="0.1133" calcext:value-type="float">
            <text:p>0.113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345Y0.1199</text:p>
          </table:table-cell>
          <table:table-cell table:formula="of:=MID([.C175];2;6)" office:value-type="string" office:string-value="0.2345" calcext:value-type="string">
            <text:p>0.2345</text:p>
          </table:table-cell>
          <table:table-cell table:formula="of:=MID([.C175];9;6)" office:value-type="string" office:string-value="0.1199" calcext:value-type="string">
            <text:p>0.1199</text:p>
          </table:table-cell>
          <table:table-cell/>
          <table:table-cell office:value-type="float" office:value="0.2345" calcext:value-type="float">
            <text:p>0.2345</text:p>
          </table:table-cell>
          <table:table-cell office:value-type="float" office:value="0.1199" calcext:value-type="float">
            <text:p>0.1199</text:p>
          </table:table-cell>
          <table:table-cell table:formula="of:=IF(OR(AND(ROW()&gt;=[.$K$1];ROW()&lt;=[.$K$2]);AND(ROW()&gt;=[.$O$1];ROW()&lt;=[.$O$2]) );[.G175];&quot;&quot;)" office:value-type="float" office:value="0.2345" calcext:value-type="float">
            <text:p>0.2345</text:p>
          </table:table-cell>
          <table:table-cell table:formula="of:=IF(OR(AND(ROW()&gt;=[.$K$1];ROW()&lt;=[.$K$2]);AND(ROW()&gt;=[.$O$1];ROW()&lt;=[.$O$2]));[.H175];&quot;&quot;)" office:value-type="float" office:value="0.1199" calcext:value-type="float">
            <text:p>0.119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345Y0.1801</text:p>
          </table:table-cell>
          <table:table-cell table:formula="of:=MID([.C176];2;6)" office:value-type="string" office:string-value="0.2345" calcext:value-type="string">
            <text:p>0.2345</text:p>
          </table:table-cell>
          <table:table-cell table:formula="of:=MID([.C176];9;6)" office:value-type="string" office:string-value="0.1801" calcext:value-type="string">
            <text:p>0.1801</text:p>
          </table:table-cell>
          <table:table-cell/>
          <table:table-cell office:value-type="float" office:value="0.2345" calcext:value-type="float">
            <text:p>0.2345</text:p>
          </table:table-cell>
          <table:table-cell office:value-type="float" office:value="0.1801" calcext:value-type="float">
            <text:p>0.1801</text:p>
          </table:table-cell>
          <table:table-cell table:formula="of:=IF(OR(AND(ROW()&gt;=[.$K$1];ROW()&lt;=[.$K$2]);AND(ROW()&gt;=[.$O$1];ROW()&lt;=[.$O$2]) );[.G176];&quot;&quot;)" office:value-type="float" office:value="0.2345" calcext:value-type="float">
            <text:p>0.2345</text:p>
          </table:table-cell>
          <table:table-cell table:formula="of:=IF(OR(AND(ROW()&gt;=[.$K$1];ROW()&lt;=[.$K$2]);AND(ROW()&gt;=[.$O$1];ROW()&lt;=[.$O$2]));[.H176];&quot;&quot;)" office:value-type="float" office:value="0.1801" calcext:value-type="float">
            <text:p>0.18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331Y0.1898</text:p>
          </table:table-cell>
          <table:table-cell table:formula="of:=MID([.C177];2;6)" office:value-type="string" office:string-value="0.2331" calcext:value-type="string">
            <text:p>0.2331</text:p>
          </table:table-cell>
          <table:table-cell table:formula="of:=MID([.C177];9;6)" office:value-type="string" office:string-value="0.1898" calcext:value-type="string">
            <text:p>0.1898</text:p>
          </table:table-cell>
          <table:table-cell/>
          <table:table-cell office:value-type="float" office:value="0.2331" calcext:value-type="float">
            <text:p>0.2331</text:p>
          </table:table-cell>
          <table:table-cell office:value-type="float" office:value="0.1898" calcext:value-type="float">
            <text:p>0.1898</text:p>
          </table:table-cell>
          <table:table-cell table:formula="of:=IF(OR(AND(ROW()&gt;=[.$K$1];ROW()&lt;=[.$K$2]);AND(ROW()&gt;=[.$O$1];ROW()&lt;=[.$O$2]) );[.G177];&quot;&quot;)" office:value-type="float" office:value="0.2331" calcext:value-type="float">
            <text:p>0.2331</text:p>
          </table:table-cell>
          <table:table-cell table:formula="of:=IF(OR(AND(ROW()&gt;=[.$K$1];ROW()&lt;=[.$K$2]);AND(ROW()&gt;=[.$O$1];ROW()&lt;=[.$O$2]));[.H177];&quot;&quot;)" office:value-type="float" office:value="0.1898" calcext:value-type="float">
            <text:p>0.189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303Y0.1965</text:p>
          </table:table-cell>
          <table:table-cell table:formula="of:=MID([.C178];2;6)" office:value-type="string" office:string-value="0.2303" calcext:value-type="string">
            <text:p>0.2303</text:p>
          </table:table-cell>
          <table:table-cell table:formula="of:=MID([.C178];9;6)" office:value-type="string" office:string-value="0.1965" calcext:value-type="string">
            <text:p>0.1965</text:p>
          </table:table-cell>
          <table:table-cell/>
          <table:table-cell office:value-type="float" office:value="0.2303" calcext:value-type="float">
            <text:p>0.2303</text:p>
          </table:table-cell>
          <table:table-cell office:value-type="float" office:value="0.1965" calcext:value-type="float">
            <text:p>0.1965</text:p>
          </table:table-cell>
          <table:table-cell table:formula="of:=IF(OR(AND(ROW()&gt;=[.$K$1];ROW()&lt;=[.$K$2]);AND(ROW()&gt;=[.$O$1];ROW()&lt;=[.$O$2]) );[.G178];&quot;&quot;)" office:value-type="float" office:value="0.2303" calcext:value-type="float">
            <text:p>0.2303</text:p>
          </table:table-cell>
          <table:table-cell table:formula="of:=IF(OR(AND(ROW()&gt;=[.$K$1];ROW()&lt;=[.$K$2]);AND(ROW()&gt;=[.$O$1];ROW()&lt;=[.$O$2]));[.H178];&quot;&quot;)" office:value-type="float" office:value="0.1965" calcext:value-type="float">
            <text:p>0.19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44Y0.2044</text:p>
          </table:table-cell>
          <table:table-cell table:formula="of:=MID([.C179];2;6)" office:value-type="string" office:string-value="0.2244" calcext:value-type="string">
            <text:p>0.2244</text:p>
          </table:table-cell>
          <table:table-cell table:formula="of:=MID([.C179];9;6)" office:value-type="string" office:string-value="0.2044" calcext:value-type="string">
            <text:p>0.2044</text:p>
          </table:table-cell>
          <table:table-cell/>
          <table:table-cell office:value-type="float" office:value="0.2244" calcext:value-type="float">
            <text:p>0.2244</text:p>
          </table:table-cell>
          <table:table-cell office:value-type="float" office:value="0.2044" calcext:value-type="float">
            <text:p>0.2044</text:p>
          </table:table-cell>
          <table:table-cell table:formula="of:=IF(OR(AND(ROW()&gt;=[.$K$1];ROW()&lt;=[.$K$2]);AND(ROW()&gt;=[.$O$1];ROW()&lt;=[.$O$2]) );[.G179];&quot;&quot;)" office:value-type="float" office:value="0.2244" calcext:value-type="float">
            <text:p>0.2244</text:p>
          </table:table-cell>
          <table:table-cell table:formula="of:=IF(OR(AND(ROW()&gt;=[.$K$1];ROW()&lt;=[.$K$2]);AND(ROW()&gt;=[.$O$1];ROW()&lt;=[.$O$2]));[.H179];&quot;&quot;)" office:value-type="float" office:value="0.2044" calcext:value-type="float">
            <text:p>0.20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190Y0.2088</text:p>
          </table:table-cell>
          <table:table-cell table:formula="of:=MID([.C180];2;6)" office:value-type="string" office:string-value="0.2190" calcext:value-type="string">
            <text:p>0.2190</text:p>
          </table:table-cell>
          <table:table-cell table:formula="of:=MID([.C180];9;6)" office:value-type="string" office:string-value="0.2088" calcext:value-type="string">
            <text:p>0.2088</text:p>
          </table:table-cell>
          <table:table-cell/>
          <table:table-cell office:value-type="float" office:value="0.219" calcext:value-type="float">
            <text:p>0.219</text:p>
          </table:table-cell>
          <table:table-cell office:value-type="float" office:value="0.2088" calcext:value-type="float">
            <text:p>0.2088</text:p>
          </table:table-cell>
          <table:table-cell table:formula="of:=IF(OR(AND(ROW()&gt;=[.$K$1];ROW()&lt;=[.$K$2]);AND(ROW()&gt;=[.$O$1];ROW()&lt;=[.$O$2]) );[.G180];&quot;&quot;)" office:value-type="float" office:value="0.219" calcext:value-type="float">
            <text:p>0.219</text:p>
          </table:table-cell>
          <table:table-cell table:formula="of:=IF(OR(AND(ROW()&gt;=[.$K$1];ROW()&lt;=[.$K$2]);AND(ROW()&gt;=[.$O$1];ROW()&lt;=[.$O$2]));[.H180];&quot;&quot;)" office:value-type="float" office:value="0.2088" calcext:value-type="float">
            <text:p>0.208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102Y0.2129</text:p>
          </table:table-cell>
          <table:table-cell table:formula="of:=MID([.C181];2;6)" office:value-type="string" office:string-value="0.2102" calcext:value-type="string">
            <text:p>0.2102</text:p>
          </table:table-cell>
          <table:table-cell table:formula="of:=MID([.C181];9;6)" office:value-type="string" office:string-value="0.2129" calcext:value-type="string">
            <text:p>0.2129</text:p>
          </table:table-cell>
          <table:table-cell/>
          <table:table-cell office:value-type="float" office:value="0.2102" calcext:value-type="float">
            <text:p>0.2102</text:p>
          </table:table-cell>
          <table:table-cell office:value-type="float" office:value="0.2129" calcext:value-type="float">
            <text:p>0.2129</text:p>
          </table:table-cell>
          <table:table-cell table:formula="of:=IF(OR(AND(ROW()&gt;=[.$K$1];ROW()&lt;=[.$K$2]);AND(ROW()&gt;=[.$O$1];ROW()&lt;=[.$O$2]) );[.G181];&quot;&quot;)" office:value-type="float" office:value="0.2102" calcext:value-type="float">
            <text:p>0.2102</text:p>
          </table:table-cell>
          <table:table-cell table:formula="of:=IF(OR(AND(ROW()&gt;=[.$K$1];ROW()&lt;=[.$K$2]);AND(ROW()&gt;=[.$O$1];ROW()&lt;=[.$O$2]));[.H181];&quot;&quot;)" office:value-type="float" office:value="0.2129" calcext:value-type="float">
            <text:p>0.212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998Y0.2145</text:p>
          </table:table-cell>
          <table:table-cell table:formula="of:=MID([.C182];2;6)" office:value-type="string" office:string-value="0.1998" calcext:value-type="string">
            <text:p>0.1998</text:p>
          </table:table-cell>
          <table:table-cell table:formula="of:=MID([.C182];9;6)" office:value-type="string" office:string-value="0.2145" calcext:value-type="string">
            <text:p>0.2145</text:p>
          </table:table-cell>
          <table:table-cell/>
          <table:table-cell office:value-type="float" office:value="0.1998" calcext:value-type="float">
            <text:p>0.1998</text:p>
          </table:table-cell>
          <table:table-cell office:value-type="float" office:value="0.2145" calcext:value-type="float">
            <text:p>0.2145</text:p>
          </table:table-cell>
          <table:table-cell table:formula="of:=IF(OR(AND(ROW()&gt;=[.$K$1];ROW()&lt;=[.$K$2]);AND(ROW()&gt;=[.$O$1];ROW()&lt;=[.$O$2]) );[.G182];&quot;&quot;)" office:value-type="float" office:value="0.1998" calcext:value-type="float">
            <text:p>0.1998</text:p>
          </table:table-cell>
          <table:table-cell table:formula="of:=IF(OR(AND(ROW()&gt;=[.$K$1];ROW()&lt;=[.$K$2]);AND(ROW()&gt;=[.$O$1];ROW()&lt;=[.$O$2]));[.H182];&quot;&quot;)" office:value-type="float" office:value="0.2145" calcext:value-type="float">
            <text:p>0.21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933Y0.2138</text:p>
          </table:table-cell>
          <table:table-cell table:formula="of:=MID([.C183];2;6)" office:value-type="string" office:string-value="0.1933" calcext:value-type="string">
            <text:p>0.1933</text:p>
          </table:table-cell>
          <table:table-cell table:formula="of:=MID([.C183];9;6)" office:value-type="string" office:string-value="0.2138" calcext:value-type="string">
            <text:p>0.2138</text:p>
          </table:table-cell>
          <table:table-cell/>
          <table:table-cell office:value-type="float" office:value="0.1933" calcext:value-type="float">
            <text:p>0.1933</text:p>
          </table:table-cell>
          <table:table-cell office:value-type="float" office:value="0.2138" calcext:value-type="float">
            <text:p>0.2138</text:p>
          </table:table-cell>
          <table:table-cell table:formula="of:=IF(OR(AND(ROW()&gt;=[.$K$1];ROW()&lt;=[.$K$2]);AND(ROW()&gt;=[.$O$1];ROW()&lt;=[.$O$2]) );[.G183];&quot;&quot;)" office:value-type="float" office:value="0.1933" calcext:value-type="float">
            <text:p>0.1933</text:p>
          </table:table-cell>
          <table:table-cell table:formula="of:=IF(OR(AND(ROW()&gt;=[.$K$1];ROW()&lt;=[.$K$2]);AND(ROW()&gt;=[.$O$1];ROW()&lt;=[.$O$2]));[.H183];&quot;&quot;)" office:value-type="float" office:value="0.2138" calcext:value-type="float">
            <text:p>0.213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868Y0.2119</text:p>
          </table:table-cell>
          <table:table-cell table:formula="of:=MID([.C184];2;6)" office:value-type="string" office:string-value="0.1868" calcext:value-type="string">
            <text:p>0.1868</text:p>
          </table:table-cell>
          <table:table-cell table:formula="of:=MID([.C184];9;6)" office:value-type="string" office:string-value="0.2119" calcext:value-type="string">
            <text:p>0.2119</text:p>
          </table:table-cell>
          <table:table-cell/>
          <table:table-cell office:value-type="float" office:value="0.1868" calcext:value-type="float">
            <text:p>0.1868</text:p>
          </table:table-cell>
          <table:table-cell office:value-type="float" office:value="0.2119" calcext:value-type="float">
            <text:p>0.2119</text:p>
          </table:table-cell>
          <table:table-cell table:formula="of:=IF(OR(AND(ROW()&gt;=[.$K$1];ROW()&lt;=[.$K$2]);AND(ROW()&gt;=[.$O$1];ROW()&lt;=[.$O$2]) );[.G184];&quot;&quot;)" office:value-type="float" office:value="0.1868" calcext:value-type="float">
            <text:p>0.1868</text:p>
          </table:table-cell>
          <table:table-cell table:formula="of:=IF(OR(AND(ROW()&gt;=[.$K$1];ROW()&lt;=[.$K$2]);AND(ROW()&gt;=[.$O$1];ROW()&lt;=[.$O$2]));[.H184];&quot;&quot;)" office:value-type="float" office:value="0.2119" calcext:value-type="float">
            <text:p>0.21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808Y0.2087</text:p>
          </table:table-cell>
          <table:table-cell table:formula="of:=MID([.C185];2;6)" office:value-type="string" office:string-value="0.1808" calcext:value-type="string">
            <text:p>0.1808</text:p>
          </table:table-cell>
          <table:table-cell table:formula="of:=MID([.C185];9;6)" office:value-type="string" office:string-value="0.2087" calcext:value-type="string">
            <text:p>0.2087</text:p>
          </table:table-cell>
          <table:table-cell/>
          <table:table-cell office:value-type="float" office:value="0.1808" calcext:value-type="float">
            <text:p>0.1808</text:p>
          </table:table-cell>
          <table:table-cell office:value-type="float" office:value="0.2087" calcext:value-type="float">
            <text:p>0.2087</text:p>
          </table:table-cell>
          <table:table-cell table:formula="of:=IF(OR(AND(ROW()&gt;=[.$K$1];ROW()&lt;=[.$K$2]);AND(ROW()&gt;=[.$O$1];ROW()&lt;=[.$O$2]) );[.G185];&quot;&quot;)" office:value-type="float" office:value="0.1808" calcext:value-type="float">
            <text:p>0.1808</text:p>
          </table:table-cell>
          <table:table-cell table:formula="of:=IF(OR(AND(ROW()&gt;=[.$K$1];ROW()&lt;=[.$K$2]);AND(ROW()&gt;=[.$O$1];ROW()&lt;=[.$O$2]));[.H185];&quot;&quot;)" office:value-type="float" office:value="0.2087" calcext:value-type="float">
            <text:p>0.20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58Y0.2045</text:p>
          </table:table-cell>
          <table:table-cell table:formula="of:=MID([.C186];2;6)" office:value-type="string" office:string-value="0.1758" calcext:value-type="string">
            <text:p>0.1758</text:p>
          </table:table-cell>
          <table:table-cell table:formula="of:=MID([.C186];9;6)" office:value-type="string" office:string-value="0.2045" calcext:value-type="string">
            <text:p>0.2045</text:p>
          </table:table-cell>
          <table:table-cell/>
          <table:table-cell office:value-type="float" office:value="0.1758" calcext:value-type="float">
            <text:p>0.1758</text:p>
          </table:table-cell>
          <table:table-cell office:value-type="float" office:value="0.2045" calcext:value-type="float">
            <text:p>0.2045</text:p>
          </table:table-cell>
          <table:table-cell table:formula="of:=IF(OR(AND(ROW()&gt;=[.$K$1];ROW()&lt;=[.$K$2]);AND(ROW()&gt;=[.$O$1];ROW()&lt;=[.$O$2]) );[.G186];&quot;&quot;)" office:value-type="float" office:value="0.1758" calcext:value-type="float">
            <text:p>0.1758</text:p>
          </table:table-cell>
          <table:table-cell table:formula="of:=IF(OR(AND(ROW()&gt;=[.$K$1];ROW()&lt;=[.$K$2]);AND(ROW()&gt;=[.$O$1];ROW()&lt;=[.$O$2]));[.H186];&quot;&quot;)" office:value-type="float" office:value="0.2045" calcext:value-type="float">
            <text:p>0.20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695Y0.1961</text:p>
          </table:table-cell>
          <table:table-cell table:formula="of:=MID([.C187];2;6)" office:value-type="string" office:string-value="0.1695" calcext:value-type="string">
            <text:p>0.1695</text:p>
          </table:table-cell>
          <table:table-cell table:formula="of:=MID([.C187];9;6)" office:value-type="string" office:string-value="0.1961" calcext:value-type="string">
            <text:p>0.1961</text:p>
          </table:table-cell>
          <table:table-cell/>
          <table:table-cell office:value-type="float" office:value="0.1695" calcext:value-type="float">
            <text:p>0.1695</text:p>
          </table:table-cell>
          <table:table-cell office:value-type="float" office:value="0.1961" calcext:value-type="float">
            <text:p>0.1961</text:p>
          </table:table-cell>
          <table:table-cell table:formula="of:=IF(OR(AND(ROW()&gt;=[.$K$1];ROW()&lt;=[.$K$2]);AND(ROW()&gt;=[.$O$1];ROW()&lt;=[.$O$2]) );[.G187];&quot;&quot;)" office:value-type="float" office:value="0.1695" calcext:value-type="float">
            <text:p>0.1695</text:p>
          </table:table-cell>
          <table:table-cell table:formula="of:=IF(OR(AND(ROW()&gt;=[.$K$1];ROW()&lt;=[.$K$2]);AND(ROW()&gt;=[.$O$1];ROW()&lt;=[.$O$2]));[.H187];&quot;&quot;)" office:value-type="float" office:value="0.1961" calcext:value-type="float">
            <text:p>0.19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670Y0.1900</text:p>
          </table:table-cell>
          <table:table-cell table:formula="of:=MID([.C188];2;6)" office:value-type="string" office:string-value="0.1670" calcext:value-type="string">
            <text:p>0.1670</text:p>
          </table:table-cell>
          <table:table-cell table:formula="of:=MID([.C188];9;6)" office:value-type="string" office:string-value="0.1900" calcext:value-type="string">
            <text:p>0.1900</text:p>
          </table:table-cell>
          <table:table-cell/>
          <table:table-cell office:value-type="float" office:value="0.167" calcext:value-type="float">
            <text:p>0.167</text:p>
          </table:table-cell>
          <table:table-cell office:value-type="float" office:value="0.19" calcext:value-type="float">
            <text:p>0.19</text:p>
          </table:table-cell>
          <table:table-cell table:formula="of:=IF(OR(AND(ROW()&gt;=[.$K$1];ROW()&lt;=[.$K$2]);AND(ROW()&gt;=[.$O$1];ROW()&lt;=[.$O$2]) );[.G188];&quot;&quot;)" office:value-type="float" office:value="0.167" calcext:value-type="float">
            <text:p>0.167</text:p>
          </table:table-cell>
          <table:table-cell table:formula="of:=IF(OR(AND(ROW()&gt;=[.$K$1];ROW()&lt;=[.$K$2]);AND(ROW()&gt;=[.$O$1];ROW()&lt;=[.$O$2]));[.H188];&quot;&quot;)" office:value-type="float" office:value="0.19" calcext:value-type="float">
            <text:p>0.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656Y0.1832</text:p>
          </table:table-cell>
          <table:table-cell table:formula="of:=MID([.C189];2;6)" office:value-type="string" office:string-value="0.1656" calcext:value-type="string">
            <text:p>0.1656</text:p>
          </table:table-cell>
          <table:table-cell table:formula="of:=MID([.C189];9;6)" office:value-type="string" office:string-value="0.1832" calcext:value-type="string">
            <text:p>0.1832</text:p>
          </table:table-cell>
          <table:table-cell/>
          <table:table-cell office:value-type="float" office:value="0.1656" calcext:value-type="float">
            <text:p>0.1656</text:p>
          </table:table-cell>
          <table:table-cell office:value-type="float" office:value="0.1832" calcext:value-type="float">
            <text:p>0.1832</text:p>
          </table:table-cell>
          <table:table-cell table:formula="of:=IF(OR(AND(ROW()&gt;=[.$K$1];ROW()&lt;=[.$K$2]);AND(ROW()&gt;=[.$O$1];ROW()&lt;=[.$O$2]) );[.G189];&quot;&quot;)" office:value-type="float" office:value="0.1656" calcext:value-type="float">
            <text:p>0.1656</text:p>
          </table:table-cell>
          <table:table-cell table:formula="of:=IF(OR(AND(ROW()&gt;=[.$K$1];ROW()&lt;=[.$K$2]);AND(ROW()&gt;=[.$O$1];ROW()&lt;=[.$O$2]));[.H189];&quot;&quot;)" office:value-type="float" office:value="0.1832" calcext:value-type="float">
            <text:p>0.183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655Y0.1199</text:p>
          </table:table-cell>
          <table:table-cell table:formula="of:=MID([.C190];2;6)" office:value-type="string" office:string-value="0.1655" calcext:value-type="string">
            <text:p>0.1655</text:p>
          </table:table-cell>
          <table:table-cell table:formula="of:=MID([.C190];9;6)" office:value-type="string" office:string-value="0.1199" calcext:value-type="string">
            <text:p>0.1199</text:p>
          </table:table-cell>
          <table:table-cell/>
          <table:table-cell office:value-type="float" office:value="0.1655" calcext:value-type="float">
            <text:p>0.1655</text:p>
          </table:table-cell>
          <table:table-cell office:value-type="float" office:value="0.1199" calcext:value-type="float">
            <text:p>0.1199</text:p>
          </table:table-cell>
          <table:table-cell table:formula="of:=IF(OR(AND(ROW()&gt;=[.$K$1];ROW()&lt;=[.$K$2]);AND(ROW()&gt;=[.$O$1];ROW()&lt;=[.$O$2]) );[.G190];&quot;&quot;)" office:value-type="float" office:value="0.1655" calcext:value-type="float">
            <text:p>0.1655</text:p>
          </table:table-cell>
          <table:table-cell table:formula="of:=IF(OR(AND(ROW()&gt;=[.$K$1];ROW()&lt;=[.$K$2]);AND(ROW()&gt;=[.$O$1];ROW()&lt;=[.$O$2]));[.H190];&quot;&quot;)" office:value-type="float" office:value="0.1199" calcext:value-type="float">
            <text:p>0.119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662Y0.1133</text:p>
          </table:table-cell>
          <table:table-cell table:formula="of:=MID([.C191];2;6)" office:value-type="string" office:string-value="0.1662" calcext:value-type="string">
            <text:p>0.1662</text:p>
          </table:table-cell>
          <table:table-cell table:formula="of:=MID([.C191];9;6)" office:value-type="string" office:string-value="0.1133" calcext:value-type="string">
            <text:p>0.1133</text:p>
          </table:table-cell>
          <table:table-cell/>
          <table:table-cell office:value-type="float" office:value="0.1662" calcext:value-type="float">
            <text:p>0.1662</text:p>
          </table:table-cell>
          <table:table-cell office:value-type="float" office:value="0.1133" calcext:value-type="float">
            <text:p>0.1133</text:p>
          </table:table-cell>
          <table:table-cell table:formula="of:=IF(OR(AND(ROW()&gt;=[.$K$1];ROW()&lt;=[.$K$2]);AND(ROW()&gt;=[.$O$1];ROW()&lt;=[.$O$2]) );[.G191];&quot;&quot;)" office:value-type="float" office:value="0.1662" calcext:value-type="float">
            <text:p>0.1662</text:p>
          </table:table-cell>
          <table:table-cell table:formula="of:=IF(OR(AND(ROW()&gt;=[.$K$1];ROW()&lt;=[.$K$2]);AND(ROW()&gt;=[.$O$1];ROW()&lt;=[.$O$2]));[.H191];&quot;&quot;)" office:value-type="float" office:value="0.1133" calcext:value-type="float">
            <text:p>0.113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680Y0.1070</text:p>
          </table:table-cell>
          <table:table-cell table:formula="of:=MID([.C192];2;6)" office:value-type="string" office:string-value="0.1680" calcext:value-type="string">
            <text:p>0.1680</text:p>
          </table:table-cell>
          <table:table-cell table:formula="of:=MID([.C192];9;6)" office:value-type="string" office:string-value="0.1070" calcext:value-type="string">
            <text:p>0.1070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0.107" calcext:value-type="float">
            <text:p>0.107</text:p>
          </table:table-cell>
          <table:table-cell table:formula="of:=IF(OR(AND(ROW()&gt;=[.$K$1];ROW()&lt;=[.$K$2]);AND(ROW()&gt;=[.$O$1];ROW()&lt;=[.$O$2]) );[.G192];&quot;&quot;)" office:value-type="float" office:value="0.168" calcext:value-type="float">
            <text:p>0.168</text:p>
          </table:table-cell>
          <table:table-cell table:formula="of:=IF(OR(AND(ROW()&gt;=[.$K$1];ROW()&lt;=[.$K$2]);AND(ROW()&gt;=[.$O$1];ROW()&lt;=[.$O$2]));[.H192];&quot;&quot;)" office:value-type="float" office:value="0.107" calcext:value-type="float">
            <text:p>0.1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33Y0.0981</text:p>
          </table:table-cell>
          <table:table-cell table:formula="of:=MID([.C193];2;6)" office:value-type="string" office:string-value="0.1733" calcext:value-type="string">
            <text:p>0.1733</text:p>
          </table:table-cell>
          <table:table-cell table:formula="of:=MID([.C193];9;6)" office:value-type="string" office:string-value="0.0981" calcext:value-type="string">
            <text:p>0.0981</text:p>
          </table:table-cell>
          <table:table-cell/>
          <table:table-cell office:value-type="float" office:value="0.1733" calcext:value-type="float">
            <text:p>0.1733</text:p>
          </table:table-cell>
          <table:table-cell office:value-type="float" office:value="0.0981" calcext:value-type="float">
            <text:p>0.0981</text:p>
          </table:table-cell>
          <table:table-cell table:formula="of:=IF(OR(AND(ROW()&gt;=[.$K$1];ROW()&lt;=[.$K$2]);AND(ROW()&gt;=[.$O$1];ROW()&lt;=[.$O$2]) );[.G193];&quot;&quot;)" office:value-type="float" office:value="0.1733" calcext:value-type="float">
            <text:p>0.1733</text:p>
          </table:table-cell>
          <table:table-cell table:formula="of:=IF(OR(AND(ROW()&gt;=[.$K$1];ROW()&lt;=[.$K$2]);AND(ROW()&gt;=[.$O$1];ROW()&lt;=[.$O$2]));[.H193];&quot;&quot;)" office:value-type="float" office:value="0.0981" calcext:value-type="float">
            <text:p>0.098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810Y0.0912</text:p>
          </table:table-cell>
          <table:table-cell table:formula="of:=MID([.C194];2;6)" office:value-type="string" office:string-value="0.1810" calcext:value-type="string">
            <text:p>0.1810</text:p>
          </table:table-cell>
          <table:table-cell table:formula="of:=MID([.C194];9;6)" office:value-type="string" office:string-value="0.0912" calcext:value-type="string">
            <text:p>0.0912</text:p>
          </table:table-cell>
          <table:table-cell/>
          <table:table-cell office:value-type="float" office:value="0.181" calcext:value-type="float">
            <text:p>0.181</text:p>
          </table:table-cell>
          <table:table-cell office:value-type="float" office:value="0.0912" calcext:value-type="float">
            <text:p>0.0912</text:p>
          </table:table-cell>
          <table:table-cell table:formula="of:=IF(OR(AND(ROW()&gt;=[.$K$1];ROW()&lt;=[.$K$2]);AND(ROW()&gt;=[.$O$1];ROW()&lt;=[.$O$2]) );[.G194];&quot;&quot;)" office:value-type="float" office:value="0.181" calcext:value-type="float">
            <text:p>0.181</text:p>
          </table:table-cell>
          <table:table-cell table:formula="of:=IF(OR(AND(ROW()&gt;=[.$K$1];ROW()&lt;=[.$K$2]);AND(ROW()&gt;=[.$O$1];ROW()&lt;=[.$O$2]));[.H194];&quot;&quot;)" office:value-type="float" office:value="0.0912" calcext:value-type="float">
            <text:p>0.09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868Y0.0881</text:p>
          </table:table-cell>
          <table:table-cell table:formula="of:=MID([.C195];2;6)" office:value-type="string" office:string-value="0.1868" calcext:value-type="string">
            <text:p>0.1868</text:p>
          </table:table-cell>
          <table:table-cell table:formula="of:=MID([.C195];9;6)" office:value-type="string" office:string-value="0.0881" calcext:value-type="string">
            <text:p>0.0881</text:p>
          </table:table-cell>
          <table:table-cell/>
          <table:table-cell office:value-type="float" office:value="0.1868" calcext:value-type="float">
            <text:p>0.1868</text:p>
          </table:table-cell>
          <table:table-cell office:value-type="float" office:value="0.0881" calcext:value-type="float">
            <text:p>0.0881</text:p>
          </table:table-cell>
          <table:table-cell table:formula="of:=IF(OR(AND(ROW()&gt;=[.$K$1];ROW()&lt;=[.$K$2]);AND(ROW()&gt;=[.$O$1];ROW()&lt;=[.$O$2]) );[.G195];&quot;&quot;)" office:value-type="float" office:value="0.1868" calcext:value-type="float">
            <text:p>0.1868</text:p>
          </table:table-cell>
          <table:table-cell table:formula="of:=IF(OR(AND(ROW()&gt;=[.$K$1];ROW()&lt;=[.$K$2]);AND(ROW()&gt;=[.$O$1];ROW()&lt;=[.$O$2]));[.H195];&quot;&quot;)" office:value-type="float" office:value="0.0881" calcext:value-type="float">
            <text:p>0.088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925Y0.0864</text:p>
          </table:table-cell>
          <table:table-cell table:formula="of:=MID([.C196];2;6)" office:value-type="string" office:string-value="0.1925" calcext:value-type="string">
            <text:p>0.1925</text:p>
          </table:table-cell>
          <table:table-cell table:formula="of:=MID([.C196];9;6)" office:value-type="string" office:string-value="0.0864" calcext:value-type="string">
            <text:p>0.0864</text:p>
          </table:table-cell>
          <table:table-cell/>
          <table:table-cell office:value-type="float" office:value="0.1925" calcext:value-type="float">
            <text:p>0.1925</text:p>
          </table:table-cell>
          <table:table-cell office:value-type="float" office:value="0.0864" calcext:value-type="float">
            <text:p>0.0864</text:p>
          </table:table-cell>
          <table:table-cell table:formula="of:=IF(OR(AND(ROW()&gt;=[.$K$1];ROW()&lt;=[.$K$2]);AND(ROW()&gt;=[.$O$1];ROW()&lt;=[.$O$2]) );[.G196];&quot;&quot;)" office:value-type="float" office:value="0.1925" calcext:value-type="float">
            <text:p>0.1925</text:p>
          </table:table-cell>
          <table:table-cell table:formula="of:=IF(OR(AND(ROW()&gt;=[.$K$1];ROW()&lt;=[.$K$2]);AND(ROW()&gt;=[.$O$1];ROW()&lt;=[.$O$2]));[.H196];&quot;&quot;)" office:value-type="float" office:value="0.0864" calcext:value-type="float">
            <text:p>0.08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925Y0.0493</text:p>
          </table:table-cell>
          <table:table-cell table:formula="of:=MID([.C197];2;6)" office:value-type="string" office:string-value="0.1925" calcext:value-type="string">
            <text:p>0.1925</text:p>
          </table:table-cell>
          <table:table-cell table:formula="of:=MID([.C197];9;6)" office:value-type="string" office:string-value="0.0493" calcext:value-type="string">
            <text:p>0.0493</text:p>
          </table:table-cell>
          <table:table-cell/>
          <table:table-cell office:value-type="float" office:value="0.1925" calcext:value-type="float">
            <text:p>0.1925</text:p>
          </table:table-cell>
          <table:table-cell office:value-type="float" office:value="0.0493" calcext:value-type="float">
            <text:p>0.0493</text:p>
          </table:table-cell>
          <table:table-cell table:formula="of:=IF(OR(AND(ROW()&gt;=[.$K$1];ROW()&lt;=[.$K$2]);AND(ROW()&gt;=[.$O$1];ROW()&lt;=[.$O$2]) );[.G197];&quot;&quot;)" office:value-type="float" office:value="0.1925" calcext:value-type="float">
            <text:p>0.1925</text:p>
          </table:table-cell>
          <table:table-cell table:formula="of:=IF(OR(AND(ROW()&gt;=[.$K$1];ROW()&lt;=[.$K$2]);AND(ROW()&gt;=[.$O$1];ROW()&lt;=[.$O$2]));[.H197];&quot;&quot;)" office:value-type="float" office:value="0.0493" calcext:value-type="float">
            <text:p>0.049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941Y0.0454</text:p>
          </table:table-cell>
          <table:table-cell table:formula="of:=MID([.C198];2;6)" office:value-type="string" office:string-value="0.1941" calcext:value-type="string">
            <text:p>0.1941</text:p>
          </table:table-cell>
          <table:table-cell table:formula="of:=MID([.C198];9;6)" office:value-type="string" office:string-value="0.0454" calcext:value-type="string">
            <text:p>0.0454</text:p>
          </table:table-cell>
          <table:table-cell/>
          <table:table-cell office:value-type="float" office:value="0.1941" calcext:value-type="float">
            <text:p>0.1941</text:p>
          </table:table-cell>
          <table:table-cell office:value-type="float" office:value="0.0454" calcext:value-type="float">
            <text:p>0.0454</text:p>
          </table:table-cell>
          <table:table-cell table:formula="of:=IF(OR(AND(ROW()&gt;=[.$K$1];ROW()&lt;=[.$K$2]);AND(ROW()&gt;=[.$O$1];ROW()&lt;=[.$O$2]) );[.G198];&quot;&quot;)" office:value-type="float" office:value="0.1941" calcext:value-type="float">
            <text:p>0.1941</text:p>
          </table:table-cell>
          <table:table-cell table:formula="of:=IF(OR(AND(ROW()&gt;=[.$K$1];ROW()&lt;=[.$K$2]);AND(ROW()&gt;=[.$O$1];ROW()&lt;=[.$O$2]));[.H198];&quot;&quot;)" office:value-type="float" office:value="0.0454" calcext:value-type="float">
            <text:p>0.045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971Y0.0431</text:p>
          </table:table-cell>
          <table:table-cell table:formula="of:=MID([.C199];2;6)" office:value-type="string" office:string-value="0.1971" calcext:value-type="string">
            <text:p>0.1971</text:p>
          </table:table-cell>
          <table:table-cell table:formula="of:=MID([.C199];9;6)" office:value-type="string" office:string-value="0.0431" calcext:value-type="string">
            <text:p>0.0431</text:p>
          </table:table-cell>
          <table:table-cell/>
          <table:table-cell office:value-type="float" office:value="0.1971" calcext:value-type="float">
            <text:p>0.1971</text:p>
          </table:table-cell>
          <table:table-cell office:value-type="float" office:value="0.0431" calcext:value-type="float">
            <text:p>0.0431</text:p>
          </table:table-cell>
          <table:table-cell table:formula="of:=IF(OR(AND(ROW()&gt;=[.$K$1];ROW()&lt;=[.$K$2]);AND(ROW()&gt;=[.$O$1];ROW()&lt;=[.$O$2]) );[.G199];&quot;&quot;)" office:value-type="float" office:value="0.1971" calcext:value-type="float">
            <text:p>0.1971</text:p>
          </table:table-cell>
          <table:table-cell table:formula="of:=IF(OR(AND(ROW()&gt;=[.$K$1];ROW()&lt;=[.$K$2]);AND(ROW()&gt;=[.$O$1];ROW()&lt;=[.$O$2]));[.H199];&quot;&quot;)" office:value-type="float" office:value="0.0431" calcext:value-type="float">
            <text:p>0.04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00Y0.0425</text:p>
          </table:table-cell>
          <table:table-cell table:formula="of:=MID([.C200];2;6)" office:value-type="string" office:string-value="0.2000" calcext:value-type="string">
            <text:p>0.2000</text:p>
          </table:table-cell>
          <table:table-cell table:formula="of:=MID([.C200];9;6)" office:value-type="string" office:string-value="0.0425" calcext:value-type="string">
            <text:p>0.042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425" calcext:value-type="float">
            <text:p>0.0425</text:p>
          </table:table-cell>
          <table:table-cell table:formula="of:=IF(OR(AND(ROW()&gt;=[.$K$1];ROW()&lt;=[.$K$2]);AND(ROW()&gt;=[.$O$1];ROW()&lt;=[.$O$2]) );[.G200];&quot;&quot;)" office:value-type="float" office:value="0.2" calcext:value-type="float">
            <text:p>0.2</text:p>
          </table:table-cell>
          <table:table-cell table:formula="of:=IF(OR(AND(ROW()&gt;=[.$K$1];ROW()&lt;=[.$K$2]);AND(ROW()&gt;=[.$O$1];ROW()&lt;=[.$O$2]));[.H200];&quot;&quot;)" office:value-type="float" office:value="0.0425" calcext:value-type="float">
            <text:p>0.0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500Y0.0425</text:p>
          </table:table-cell>
          <table:table-cell table:formula="of:=MID([.C201];2;6)" office:value-type="string" office:string-value="0.3500" calcext:value-type="string">
            <text:p>0.3500</text:p>
          </table:table-cell>
          <table:table-cell table:formula="of:=MID([.C201];9;6)" office:value-type="string" office:string-value="0.0425" calcext:value-type="string">
            <text:p>0.0425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0425" calcext:value-type="float">
            <text:p>0.0425</text:p>
          </table:table-cell>
          <table:table-cell table:formula="of:=IF(OR(AND(ROW()&gt;=[.$K$1];ROW()&lt;=[.$K$2]);AND(ROW()&gt;=[.$O$1];ROW()&lt;=[.$O$2]) );[.G201];&quot;&quot;)" office:value-type="float" office:value="0.35" calcext:value-type="float">
            <text:p>0.35</text:p>
          </table:table-cell>
          <table:table-cell table:formula="of:=IF(OR(AND(ROW()&gt;=[.$K$1];ROW()&lt;=[.$K$2]);AND(ROW()&gt;=[.$O$1];ROW()&lt;=[.$O$2]));[.H201];&quot;&quot;)" office:value-type="float" office:value="0.0425" calcext:value-type="float">
            <text:p>0.0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529Y0.0431</text:p>
          </table:table-cell>
          <table:table-cell table:formula="of:=MID([.C202];2;6)" office:value-type="string" office:string-value="0.3529" calcext:value-type="string">
            <text:p>0.3529</text:p>
          </table:table-cell>
          <table:table-cell table:formula="of:=MID([.C202];9;6)" office:value-type="string" office:string-value="0.0431" calcext:value-type="string">
            <text:p>0.0431</text:p>
          </table:table-cell>
          <table:table-cell/>
          <table:table-cell office:value-type="float" office:value="0.3529" calcext:value-type="float">
            <text:p>0.3529</text:p>
          </table:table-cell>
          <table:table-cell office:value-type="float" office:value="0.0431" calcext:value-type="float">
            <text:p>0.0431</text:p>
          </table:table-cell>
          <table:table-cell table:formula="of:=IF(OR(AND(ROW()&gt;=[.$K$1];ROW()&lt;=[.$K$2]);AND(ROW()&gt;=[.$O$1];ROW()&lt;=[.$O$2]) );[.G202];&quot;&quot;)" office:value-type="float" office:value="0.3529" calcext:value-type="float">
            <text:p>0.3529</text:p>
          </table:table-cell>
          <table:table-cell table:formula="of:=IF(OR(AND(ROW()&gt;=[.$K$1];ROW()&lt;=[.$K$2]);AND(ROW()&gt;=[.$O$1];ROW()&lt;=[.$O$2]));[.H202];&quot;&quot;)" office:value-type="float" office:value="0.0431" calcext:value-type="float">
            <text:p>0.04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562Y0.0458</text:p>
          </table:table-cell>
          <table:table-cell table:formula="of:=MID([.C203];2;6)" office:value-type="string" office:string-value="0.3562" calcext:value-type="string">
            <text:p>0.3562</text:p>
          </table:table-cell>
          <table:table-cell table:formula="of:=MID([.C203];9;6)" office:value-type="string" office:string-value="0.0458" calcext:value-type="string">
            <text:p>0.0458</text:p>
          </table:table-cell>
          <table:table-cell/>
          <table:table-cell office:value-type="float" office:value="0.3562" calcext:value-type="float">
            <text:p>0.3562</text:p>
          </table:table-cell>
          <table:table-cell office:value-type="float" office:value="0.0458" calcext:value-type="float">
            <text:p>0.0458</text:p>
          </table:table-cell>
          <table:table-cell table:formula="of:=IF(OR(AND(ROW()&gt;=[.$K$1];ROW()&lt;=[.$K$2]);AND(ROW()&gt;=[.$O$1];ROW()&lt;=[.$O$2]) );[.G203];&quot;&quot;)" office:value-type="float" office:value="0.3562" calcext:value-type="float">
            <text:p>0.3562</text:p>
          </table:table-cell>
          <table:table-cell table:formula="of:=IF(OR(AND(ROW()&gt;=[.$K$1];ROW()&lt;=[.$K$2]);AND(ROW()&gt;=[.$O$1];ROW()&lt;=[.$O$2]));[.H203];&quot;&quot;)" office:value-type="float" office:value="0.0458" calcext:value-type="float">
            <text:p>0.045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575Y0.0500</text:p>
          </table:table-cell>
          <table:table-cell table:formula="of:=MID([.C204];2;6)" office:value-type="string" office:string-value="0.3575" calcext:value-type="string">
            <text:p>0.3575</text:p>
          </table:table-cell>
          <table:table-cell table:formula="of:=MID([.C204];9;6)" office:value-type="string" office:string-value="0.0500" calcext:value-type="string">
            <text:p>0.0500</text:p>
          </table:table-cell>
          <table:table-cell/>
          <table:table-cell office:value-type="float" office:value="0.3575" calcext:value-type="float">
            <text:p>0.3575</text:p>
          </table:table-cell>
          <table:table-cell office:value-type="float" office:value="0.05" calcext:value-type="float">
            <text:p>0.05</text:p>
          </table:table-cell>
          <table:table-cell table:formula="of:=IF(OR(AND(ROW()&gt;=[.$K$1];ROW()&lt;=[.$K$2]);AND(ROW()&gt;=[.$O$1];ROW()&lt;=[.$O$2]) );[.G204];&quot;&quot;)" office:value-type="float" office:value="0.3575" calcext:value-type="float">
            <text:p>0.3575</text:p>
          </table:table-cell>
          <table:table-cell table:formula="of:=IF(OR(AND(ROW()&gt;=[.$K$1];ROW()&lt;=[.$K$2]);AND(ROW()&gt;=[.$O$1];ROW()&lt;=[.$O$2]));[.H204];&quot;&quot;)"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575Y0.5500</text:p>
          </table:table-cell>
          <table:table-cell table:formula="of:=MID([.C205];2;6)" office:value-type="string" office:string-value="0.3575" calcext:value-type="string">
            <text:p>0.3575</text:p>
          </table:table-cell>
          <table:table-cell table:formula="of:=MID([.C205];9;6)" office:value-type="string" office:string-value="0.5500" calcext:value-type="string">
            <text:p>0.5500</text:p>
          </table:table-cell>
          <table:table-cell/>
          <table:table-cell office:value-type="float" office:value="0.3575" calcext:value-type="float">
            <text:p>0.3575</text:p>
          </table:table-cell>
          <table:table-cell office:value-type="float" office:value="0.55" calcext:value-type="float">
            <text:p>0.55</text:p>
          </table:table-cell>
          <table:table-cell table:formula="of:=IF(OR(AND(ROW()&gt;=[.$K$1];ROW()&lt;=[.$K$2]);AND(ROW()&gt;=[.$O$1];ROW()&lt;=[.$O$2]) );[.G205];&quot;&quot;)" office:value-type="float" office:value="0.3575" calcext:value-type="float">
            <text:p>0.3575</text:p>
          </table:table-cell>
          <table:table-cell table:formula="of:=IF(OR(AND(ROW()&gt;=[.$K$1];ROW()&lt;=[.$K$2]);AND(ROW()&gt;=[.$O$1];ROW()&lt;=[.$O$2]));[.H205];&quot;&quot;)"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569Y0.5529</text:p>
          </table:table-cell>
          <table:table-cell table:formula="of:=MID([.C206];2;6)" office:value-type="string" office:string-value="0.3569" calcext:value-type="string">
            <text:p>0.3569</text:p>
          </table:table-cell>
          <table:table-cell table:formula="of:=MID([.C206];9;6)" office:value-type="string" office:string-value="0.5529" calcext:value-type="string">
            <text:p>0.5529</text:p>
          </table:table-cell>
          <table:table-cell/>
          <table:table-cell office:value-type="float" office:value="0.3569" calcext:value-type="float">
            <text:p>0.3569</text:p>
          </table:table-cell>
          <table:table-cell office:value-type="float" office:value="0.5529" calcext:value-type="float">
            <text:p>0.5529</text:p>
          </table:table-cell>
          <table:table-cell table:formula="of:=IF(OR(AND(ROW()&gt;=[.$K$1];ROW()&lt;=[.$K$2]);AND(ROW()&gt;=[.$O$1];ROW()&lt;=[.$O$2]) );[.G206];&quot;&quot;)" office:value-type="float" office:value="0.3569" calcext:value-type="float">
            <text:p>0.3569</text:p>
          </table:table-cell>
          <table:table-cell table:formula="of:=IF(OR(AND(ROW()&gt;=[.$K$1];ROW()&lt;=[.$K$2]);AND(ROW()&gt;=[.$O$1];ROW()&lt;=[.$O$2]));[.H206];&quot;&quot;)" office:value-type="float" office:value="0.5529" calcext:value-type="float">
            <text:p>0.552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542Y0.5562</text:p>
          </table:table-cell>
          <table:table-cell table:formula="of:=MID([.C207];2;6)" office:value-type="string" office:string-value="0.3542" calcext:value-type="string">
            <text:p>0.3542</text:p>
          </table:table-cell>
          <table:table-cell table:formula="of:=MID([.C207];9;6)" office:value-type="string" office:string-value="0.5562" calcext:value-type="string">
            <text:p>0.5562</text:p>
          </table:table-cell>
          <table:table-cell/>
          <table:table-cell office:value-type="float" office:value="0.3542" calcext:value-type="float">
            <text:p>0.3542</text:p>
          </table:table-cell>
          <table:table-cell office:value-type="float" office:value="0.5562" calcext:value-type="float">
            <text:p>0.5562</text:p>
          </table:table-cell>
          <table:table-cell table:formula="of:=IF(OR(AND(ROW()&gt;=[.$K$1];ROW()&lt;=[.$K$2]);AND(ROW()&gt;=[.$O$1];ROW()&lt;=[.$O$2]) );[.G207];&quot;&quot;)" office:value-type="float" office:value="0.3542" calcext:value-type="float">
            <text:p>0.3542</text:p>
          </table:table-cell>
          <table:table-cell table:formula="of:=IF(OR(AND(ROW()&gt;=[.$K$1];ROW()&lt;=[.$K$2]);AND(ROW()&gt;=[.$O$1];ROW()&lt;=[.$O$2]));[.H207];&quot;&quot;)" office:value-type="float" office:value="0.5562" calcext:value-type="float">
            <text:p>0.556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501Y0.5575</text:p>
          </table:table-cell>
          <table:table-cell table:formula="of:=MID([.C208];2;6)" office:value-type="string" office:string-value="0.3501" calcext:value-type="string">
            <text:p>0.3501</text:p>
          </table:table-cell>
          <table:table-cell table:formula="of:=MID([.C208];9;6)" office:value-type="string" office:string-value="0.5575" calcext:value-type="string">
            <text:p>0.5575</text:p>
          </table:table-cell>
          <table:table-cell/>
          <table:table-cell office:value-type="float" office:value="0.3501" calcext:value-type="float">
            <text:p>0.3501</text:p>
          </table:table-cell>
          <table:table-cell office:value-type="float" office:value="0.5575" calcext:value-type="float">
            <text:p>0.5575</text:p>
          </table:table-cell>
          <table:table-cell table:formula="of:=IF(OR(AND(ROW()&gt;=[.$K$1];ROW()&lt;=[.$K$2]);AND(ROW()&gt;=[.$O$1];ROW()&lt;=[.$O$2]) );[.G208];&quot;&quot;)" office:value-type="float" office:value="0.3501" calcext:value-type="float">
            <text:p>0.3501</text:p>
          </table:table-cell>
          <table:table-cell table:formula="of:=IF(OR(AND(ROW()&gt;=[.$K$1];ROW()&lt;=[.$K$2]);AND(ROW()&gt;=[.$O$1];ROW()&lt;=[.$O$2]));[.H208];&quot;&quot;)" office:value-type="float" office:value="0.5575" calcext:value-type="float">
            <text:p>0.55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499Y0.5575</text:p>
          </table:table-cell>
          <table:table-cell table:formula="of:=MID([.C209];2;6)" office:value-type="string" office:string-value="0.1499" calcext:value-type="string">
            <text:p>0.1499</text:p>
          </table:table-cell>
          <table:table-cell table:formula="of:=MID([.C209];9;6)" office:value-type="string" office:string-value="0.5575" calcext:value-type="string">
            <text:p>0.5575</text:p>
          </table:table-cell>
          <table:table-cell/>
          <table:table-cell office:value-type="float" office:value="0.1499" calcext:value-type="float">
            <text:p>0.1499</text:p>
          </table:table-cell>
          <table:table-cell office:value-type="float" office:value="0.5575" calcext:value-type="float">
            <text:p>0.5575</text:p>
          </table:table-cell>
          <table:table-cell table:formula="of:=IF(OR(AND(ROW()&gt;=[.$K$1];ROW()&lt;=[.$K$2]);AND(ROW()&gt;=[.$O$1];ROW()&lt;=[.$O$2]) );[.G209];&quot;&quot;)" office:value-type="float" office:value="0.1499" calcext:value-type="float">
            <text:p>0.1499</text:p>
          </table:table-cell>
          <table:table-cell table:formula="of:=IF(OR(AND(ROW()&gt;=[.$K$1];ROW()&lt;=[.$K$2]);AND(ROW()&gt;=[.$O$1];ROW()&lt;=[.$O$2]));[.H209];&quot;&quot;)" office:value-type="float" office:value="0.5575" calcext:value-type="float">
            <text:p>0.55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471Y0.5569</text:p>
          </table:table-cell>
          <table:table-cell table:formula="of:=MID([.C210];2;6)" office:value-type="string" office:string-value="0.1471" calcext:value-type="string">
            <text:p>0.1471</text:p>
          </table:table-cell>
          <table:table-cell table:formula="of:=MID([.C210];9;6)" office:value-type="string" office:string-value="0.5569" calcext:value-type="string">
            <text:p>0.5569</text:p>
          </table:table-cell>
          <table:table-cell/>
          <table:table-cell office:value-type="float" office:value="0.1471" calcext:value-type="float">
            <text:p>0.1471</text:p>
          </table:table-cell>
          <table:table-cell office:value-type="float" office:value="0.5569" calcext:value-type="float">
            <text:p>0.5569</text:p>
          </table:table-cell>
          <table:table-cell table:formula="of:=IF(OR(AND(ROW()&gt;=[.$K$1];ROW()&lt;=[.$K$2]);AND(ROW()&gt;=[.$O$1];ROW()&lt;=[.$O$2]) );[.G210];&quot;&quot;)" office:value-type="float" office:value="0.1471" calcext:value-type="float">
            <text:p>0.1471</text:p>
          </table:table-cell>
          <table:table-cell table:formula="of:=IF(OR(AND(ROW()&gt;=[.$K$1];ROW()&lt;=[.$K$2]);AND(ROW()&gt;=[.$O$1];ROW()&lt;=[.$O$2]));[.H210];&quot;&quot;)" office:value-type="float" office:value="0.5569" calcext:value-type="float">
            <text:p>0.556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447Y0.5553</text:p>
          </table:table-cell>
          <table:table-cell table:formula="of:=MID([.C211];2;6)" office:value-type="string" office:string-value="0.1447" calcext:value-type="string">
            <text:p>0.1447</text:p>
          </table:table-cell>
          <table:table-cell table:formula="of:=MID([.C211];9;6)" office:value-type="string" office:string-value="0.5553" calcext:value-type="string">
            <text:p>0.5553</text:p>
          </table:table-cell>
          <table:table-cell/>
          <table:table-cell office:value-type="float" office:value="0.1447" calcext:value-type="float">
            <text:p>0.1447</text:p>
          </table:table-cell>
          <table:table-cell office:value-type="float" office:value="0.5553" calcext:value-type="float">
            <text:p>0.5553</text:p>
          </table:table-cell>
          <table:table-cell table:formula="of:=IF(OR(AND(ROW()&gt;=[.$K$1];ROW()&lt;=[.$K$2]);AND(ROW()&gt;=[.$O$1];ROW()&lt;=[.$O$2]) );[.G211];&quot;&quot;)" office:value-type="float" office:value="0.1447" calcext:value-type="float">
            <text:p>0.1447</text:p>
          </table:table-cell>
          <table:table-cell table:formula="of:=IF(OR(AND(ROW()&gt;=[.$K$1];ROW()&lt;=[.$K$2]);AND(ROW()&gt;=[.$O$1];ROW()&lt;=[.$O$2]));[.H211];&quot;&quot;)" office:value-type="float" office:value="0.5553" calcext:value-type="float">
            <text:p>0.555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431Y0.5529</text:p>
          </table:table-cell>
          <table:table-cell table:formula="of:=MID([.C212];2;6)" office:value-type="string" office:string-value="0.1431" calcext:value-type="string">
            <text:p>0.1431</text:p>
          </table:table-cell>
          <table:table-cell table:formula="of:=MID([.C212];9;6)" office:value-type="string" office:string-value="0.5529" calcext:value-type="string">
            <text:p>0.5529</text:p>
          </table:table-cell>
          <table:table-cell/>
          <table:table-cell office:value-type="float" office:value="0.1431" calcext:value-type="float">
            <text:p>0.1431</text:p>
          </table:table-cell>
          <table:table-cell office:value-type="float" office:value="0.5529" calcext:value-type="float">
            <text:p>0.5529</text:p>
          </table:table-cell>
          <table:table-cell table:formula="of:=IF(OR(AND(ROW()&gt;=[.$K$1];ROW()&lt;=[.$K$2]);AND(ROW()&gt;=[.$O$1];ROW()&lt;=[.$O$2]) );[.G212];&quot;&quot;)" office:value-type="float" office:value="0.1431" calcext:value-type="float">
            <text:p>0.1431</text:p>
          </table:table-cell>
          <table:table-cell table:formula="of:=IF(OR(AND(ROW()&gt;=[.$K$1];ROW()&lt;=[.$K$2]);AND(ROW()&gt;=[.$O$1];ROW()&lt;=[.$O$2]));[.H212];&quot;&quot;)" office:value-type="float" office:value="0.5529" calcext:value-type="float">
            <text:p>0.552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425Y0.5501</text:p>
          </table:table-cell>
          <table:table-cell table:formula="of:=MID([.C213];2;6)" office:value-type="string" office:string-value="0.1425" calcext:value-type="string">
            <text:p>0.1425</text:p>
          </table:table-cell>
          <table:table-cell table:formula="of:=MID([.C213];9;6)" office:value-type="string" office:string-value="0.5501" calcext:value-type="string">
            <text:p>0.5501</text:p>
          </table:table-cell>
          <table:table-cell/>
          <table:table-cell office:value-type="float" office:value="0.1425" calcext:value-type="float">
            <text:p>0.1425</text:p>
          </table:table-cell>
          <table:table-cell office:value-type="float" office:value="0.5501" calcext:value-type="float">
            <text:p>0.5501</text:p>
          </table:table-cell>
          <table:table-cell table:formula="of:=IF(OR(AND(ROW()&gt;=[.$K$1];ROW()&lt;=[.$K$2]);AND(ROW()&gt;=[.$O$1];ROW()&lt;=[.$O$2]) );[.G213];&quot;&quot;)" office:value-type="float" office:value="0.1425" calcext:value-type="float">
            <text:p>0.1425</text:p>
          </table:table-cell>
          <table:table-cell table:formula="of:=IF(OR(AND(ROW()&gt;=[.$K$1];ROW()&lt;=[.$K$2]);AND(ROW()&gt;=[.$O$1];ROW()&lt;=[.$O$2]));[.H213];&quot;&quot;)" office:value-type="float" office:value="0.5501" calcext:value-type="float">
            <text:p>0.5501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G00</text:p>
          </table:table-cell>
          <table:table-cell/>
          <table:table-cell table:formula="of:=MID([.C214];2;6)">
            <text:p/>
          </table:table-cell>
          <table:table-cell table:formula="of:=MID([.C214];9;6)">
            <text:p/>
          </table:table-cell>
          <table:table-cell table:number-columns-repeated="3"/>
          <table:table-cell table:formula="of:=IF(ROW()&lt;=[.$F$1];[.G214];&quot;&quot;)">
            <text:p/>
          </table:table-cell>
          <table:table-cell table:formula="of:=IF(ROW()&lt;=[.$F$1];[.H214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0</text:p>
          </table:table-cell>
          <table:table-cell office:value-type="string" calcext:value-type="string">
            <text:p>X0.2305Y0.7240</text:p>
          </table:table-cell>
          <table:table-cell table:formula="of:=MID([.C215];2;6)" office:value-type="string" office:string-value="0.2305" calcext:value-type="string">
            <text:p>0.2305</text:p>
          </table:table-cell>
          <table:table-cell table:formula="of:=MID([.C215];9;6)" office:value-type="string" office:string-value="0.7240" calcext:value-type="string">
            <text:p>0.7240</text:p>
          </table:table-cell>
          <table:table-cell/>
          <table:table-cell office:value-type="float" office:value="0.2305" calcext:value-type="float">
            <text:p>0.2305</text:p>
          </table:table-cell>
          <table:table-cell office:value-type="float" office:value="0.724" calcext:value-type="float">
            <text:p>0.724</text:p>
          </table:table-cell>
          <table:table-cell table:formula="of:=IF(OR(AND(ROW()&gt;=[.$K$1];ROW()&lt;=[.$K$2]);AND(ROW()&gt;=[.$O$1];ROW()&lt;=[.$O$2]) );[.G215];&quot;&quot;)" office:value-type="float" office:value="0.2305" calcext:value-type="float">
            <text:p>0.2305</text:p>
          </table:table-cell>
          <table:table-cell table:formula="of:=IF(OR(AND(ROW()&gt;=[.$K$1];ROW()&lt;=[.$K$2]);AND(ROW()&gt;=[.$O$1];ROW()&lt;=[.$O$2]));[.H215];&quot;&quot;)" office:value-type="float" office:value="0.724" calcext:value-type="float">
            <text:p>0.724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G01</text:p>
          </table:table-cell>
          <table:table-cell/>
          <table:table-cell table:formula="of:=MID([.C216];2;6)">
            <text:p/>
          </table:table-cell>
          <table:table-cell table:formula="of:=MID([.C216];9;6)">
            <text:p/>
          </table:table-cell>
          <table:table-cell table:number-columns-repeated="3"/>
          <table:table-cell table:formula="of:=IF(ROW()&lt;=[.$F$1];[.G216];&quot;&quot;)">
            <text:p/>
          </table:table-cell>
          <table:table-cell table:formula="of:=IF(ROW()&lt;=[.$F$1];[.H216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304Y0.7788</text:p>
          </table:table-cell>
          <table:table-cell table:formula="of:=MID([.C217];2;6)" office:value-type="string" office:string-value="0.2304" calcext:value-type="string">
            <text:p>0.2304</text:p>
          </table:table-cell>
          <table:table-cell table:formula="of:=MID([.C217];9;6)" office:value-type="string" office:string-value="0.7788" calcext:value-type="string">
            <text:p>0.7788</text:p>
          </table:table-cell>
          <table:table-cell/>
          <table:table-cell office:value-type="float" office:value="0.2304" calcext:value-type="float">
            <text:p>0.2304</text:p>
          </table:table-cell>
          <table:table-cell office:value-type="float" office:value="0.7788" calcext:value-type="float">
            <text:p>0.7788</text:p>
          </table:table-cell>
          <table:table-cell table:formula="of:=IF(OR(AND(ROW()&gt;=[.$K$1];ROW()&lt;=[.$K$2]);AND(ROW()&gt;=[.$O$1];ROW()&lt;=[.$O$2]) );[.G217];&quot;&quot;)" office:value-type="float" office:value="0.2304" calcext:value-type="float">
            <text:p>0.2304</text:p>
          </table:table-cell>
          <table:table-cell table:formula="of:=IF(OR(AND(ROW()&gt;=[.$K$1];ROW()&lt;=[.$K$2]);AND(ROW()&gt;=[.$O$1];ROW()&lt;=[.$O$2]));[.H217];&quot;&quot;)" office:value-type="float" office:value="0.7788" calcext:value-type="float">
            <text:p>0.778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92Y0.7849</text:p>
          </table:table-cell>
          <table:table-cell table:formula="of:=MID([.C218];2;6)" office:value-type="string" office:string-value="0.2292" calcext:value-type="string">
            <text:p>0.2292</text:p>
          </table:table-cell>
          <table:table-cell table:formula="of:=MID([.C218];9;6)" office:value-type="string" office:string-value="0.7849" calcext:value-type="string">
            <text:p>0.7849</text:p>
          </table:table-cell>
          <table:table-cell/>
          <table:table-cell office:value-type="float" office:value="0.2292" calcext:value-type="float">
            <text:p>0.2292</text:p>
          </table:table-cell>
          <table:table-cell office:value-type="float" office:value="0.7849" calcext:value-type="float">
            <text:p>0.7849</text:p>
          </table:table-cell>
          <table:table-cell table:formula="of:=IF(OR(AND(ROW()&gt;=[.$K$1];ROW()&lt;=[.$K$2]);AND(ROW()&gt;=[.$O$1];ROW()&lt;=[.$O$2]) );[.G218];&quot;&quot;)" office:value-type="float" office:value="0.2292" calcext:value-type="float">
            <text:p>0.2292</text:p>
          </table:table-cell>
          <table:table-cell table:formula="of:=IF(OR(AND(ROW()&gt;=[.$K$1];ROW()&lt;=[.$K$2]);AND(ROW()&gt;=[.$O$1];ROW()&lt;=[.$O$2]));[.H218];&quot;&quot;)" office:value-type="float" office:value="0.7849" calcext:value-type="float">
            <text:p>0.78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68Y0.7906</text:p>
          </table:table-cell>
          <table:table-cell table:formula="of:=MID([.C219];2;6)" office:value-type="string" office:string-value="0.2268" calcext:value-type="string">
            <text:p>0.2268</text:p>
          </table:table-cell>
          <table:table-cell table:formula="of:=MID([.C219];9;6)" office:value-type="string" office:string-value="0.7906" calcext:value-type="string">
            <text:p>0.7906</text:p>
          </table:table-cell>
          <table:table-cell/>
          <table:table-cell office:value-type="float" office:value="0.2268" calcext:value-type="float">
            <text:p>0.2268</text:p>
          </table:table-cell>
          <table:table-cell office:value-type="float" office:value="0.7906" calcext:value-type="float">
            <text:p>0.7906</text:p>
          </table:table-cell>
          <table:table-cell table:formula="of:=IF(OR(AND(ROW()&gt;=[.$K$1];ROW()&lt;=[.$K$2]);AND(ROW()&gt;=[.$O$1];ROW()&lt;=[.$O$2]) );[.G219];&quot;&quot;)" office:value-type="float" office:value="0.2268" calcext:value-type="float">
            <text:p>0.2268</text:p>
          </table:table-cell>
          <table:table-cell table:formula="of:=IF(OR(AND(ROW()&gt;=[.$K$1];ROW()&lt;=[.$K$2]);AND(ROW()&gt;=[.$O$1];ROW()&lt;=[.$O$2]));[.H219];&quot;&quot;)" office:value-type="float" office:value="0.7906" calcext:value-type="float">
            <text:p>0.79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36Y0.7953</text:p>
          </table:table-cell>
          <table:table-cell table:formula="of:=MID([.C220];2;6)" office:value-type="string" office:string-value="0.2236" calcext:value-type="string">
            <text:p>0.2236</text:p>
          </table:table-cell>
          <table:table-cell table:formula="of:=MID([.C220];9;6)" office:value-type="string" office:string-value="0.7953" calcext:value-type="string">
            <text:p>0.7953</text:p>
          </table:table-cell>
          <table:table-cell/>
          <table:table-cell office:value-type="float" office:value="0.2236" calcext:value-type="float">
            <text:p>0.2236</text:p>
          </table:table-cell>
          <table:table-cell office:value-type="float" office:value="0.7953" calcext:value-type="float">
            <text:p>0.7953</text:p>
          </table:table-cell>
          <table:table-cell table:formula="of:=IF(OR(AND(ROW()&gt;=[.$K$1];ROW()&lt;=[.$K$2]);AND(ROW()&gt;=[.$O$1];ROW()&lt;=[.$O$2]) );[.G220];&quot;&quot;)" office:value-type="float" office:value="0.2236" calcext:value-type="float">
            <text:p>0.2236</text:p>
          </table:table-cell>
          <table:table-cell table:formula="of:=IF(OR(AND(ROW()&gt;=[.$K$1];ROW()&lt;=[.$K$2]);AND(ROW()&gt;=[.$O$1];ROW()&lt;=[.$O$2]));[.H220];&quot;&quot;)" office:value-type="float" office:value="0.7953" calcext:value-type="float">
            <text:p>0.795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193Y0.7996</text:p>
          </table:table-cell>
          <table:table-cell table:formula="of:=MID([.C221];2;6)" office:value-type="string" office:string-value="0.2193" calcext:value-type="string">
            <text:p>0.2193</text:p>
          </table:table-cell>
          <table:table-cell table:formula="of:=MID([.C221];9;6)" office:value-type="string" office:string-value="0.7996" calcext:value-type="string">
            <text:p>0.7996</text:p>
          </table:table-cell>
          <table:table-cell/>
          <table:table-cell office:value-type="float" office:value="0.2193" calcext:value-type="float">
            <text:p>0.2193</text:p>
          </table:table-cell>
          <table:table-cell office:value-type="float" office:value="0.7996" calcext:value-type="float">
            <text:p>0.7996</text:p>
          </table:table-cell>
          <table:table-cell table:formula="of:=IF(OR(AND(ROW()&gt;=[.$K$1];ROW()&lt;=[.$K$2]);AND(ROW()&gt;=[.$O$1];ROW()&lt;=[.$O$2]) );[.G221];&quot;&quot;)" office:value-type="float" office:value="0.2193" calcext:value-type="float">
            <text:p>0.2193</text:p>
          </table:table-cell>
          <table:table-cell table:formula="of:=IF(OR(AND(ROW()&gt;=[.$K$1];ROW()&lt;=[.$K$2]);AND(ROW()&gt;=[.$O$1];ROW()&lt;=[.$O$2]));[.H221];&quot;&quot;)" office:value-type="float" office:value="0.7996" calcext:value-type="float">
            <text:p>0.799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144Y0.8029</text:p>
          </table:table-cell>
          <table:table-cell table:formula="of:=MID([.C222];2;6)" office:value-type="string" office:string-value="0.2144" calcext:value-type="string">
            <text:p>0.2144</text:p>
          </table:table-cell>
          <table:table-cell table:formula="of:=MID([.C222];9;6)" office:value-type="string" office:string-value="0.8029" calcext:value-type="string">
            <text:p>0.8029</text:p>
          </table:table-cell>
          <table:table-cell/>
          <table:table-cell office:value-type="float" office:value="0.2144" calcext:value-type="float">
            <text:p>0.2144</text:p>
          </table:table-cell>
          <table:table-cell office:value-type="float" office:value="0.8029" calcext:value-type="float">
            <text:p>0.8029</text:p>
          </table:table-cell>
          <table:table-cell table:formula="of:=IF(OR(AND(ROW()&gt;=[.$K$1];ROW()&lt;=[.$K$2]);AND(ROW()&gt;=[.$O$1];ROW()&lt;=[.$O$2]) );[.G222];&quot;&quot;)" office:value-type="float" office:value="0.2144" calcext:value-type="float">
            <text:p>0.2144</text:p>
          </table:table-cell>
          <table:table-cell table:formula="of:=IF(OR(AND(ROW()&gt;=[.$K$1];ROW()&lt;=[.$K$2]);AND(ROW()&gt;=[.$O$1];ROW()&lt;=[.$O$2]));[.H222];&quot;&quot;)" office:value-type="float" office:value="0.8029" calcext:value-type="float">
            <text:p>0.802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89Y0.8052</text:p>
          </table:table-cell>
          <table:table-cell table:formula="of:=MID([.C223];2;6)" office:value-type="string" office:string-value="0.2089" calcext:value-type="string">
            <text:p>0.2089</text:p>
          </table:table-cell>
          <table:table-cell table:formula="of:=MID([.C223];9;6)" office:value-type="string" office:string-value="0.8052" calcext:value-type="string">
            <text:p>0.8052</text:p>
          </table:table-cell>
          <table:table-cell/>
          <table:table-cell office:value-type="float" office:value="0.2089" calcext:value-type="float">
            <text:p>0.2089</text:p>
          </table:table-cell>
          <table:table-cell office:value-type="float" office:value="0.8052" calcext:value-type="float">
            <text:p>0.8052</text:p>
          </table:table-cell>
          <table:table-cell table:formula="of:=IF(OR(AND(ROW()&gt;=[.$K$1];ROW()&lt;=[.$K$2]);AND(ROW()&gt;=[.$O$1];ROW()&lt;=[.$O$2]) );[.G223];&quot;&quot;)" office:value-type="float" office:value="0.2089" calcext:value-type="float">
            <text:p>0.2089</text:p>
          </table:table-cell>
          <table:table-cell table:formula="of:=IF(OR(AND(ROW()&gt;=[.$K$1];ROW()&lt;=[.$K$2]);AND(ROW()&gt;=[.$O$1];ROW()&lt;=[.$O$2]));[.H223];&quot;&quot;)" office:value-type="float" office:value="0.8052" calcext:value-type="float">
            <text:p>0.805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30Y0.8064</text:p>
          </table:table-cell>
          <table:table-cell table:formula="of:=MID([.C224];2;6)" office:value-type="string" office:string-value="0.2030" calcext:value-type="string">
            <text:p>0.2030</text:p>
          </table:table-cell>
          <table:table-cell table:formula="of:=MID([.C224];9;6)" office:value-type="string" office:string-value="0.8064" calcext:value-type="string">
            <text:p>0.8064</text:p>
          </table:table-cell>
          <table:table-cell/>
          <table:table-cell office:value-type="float" office:value="0.203" calcext:value-type="float">
            <text:p>0.203</text:p>
          </table:table-cell>
          <table:table-cell office:value-type="float" office:value="0.8064" calcext:value-type="float">
            <text:p>0.8064</text:p>
          </table:table-cell>
          <table:table-cell table:formula="of:=IF(OR(AND(ROW()&gt;=[.$K$1];ROW()&lt;=[.$K$2]);AND(ROW()&gt;=[.$O$1];ROW()&lt;=[.$O$2]) );[.G224];&quot;&quot;)" office:value-type="float" office:value="0.203" calcext:value-type="float">
            <text:p>0.203</text:p>
          </table:table-cell>
          <table:table-cell table:formula="of:=IF(OR(AND(ROW()&gt;=[.$K$1];ROW()&lt;=[.$K$2]);AND(ROW()&gt;=[.$O$1];ROW()&lt;=[.$O$2]));[.H224];&quot;&quot;)" office:value-type="float" office:value="0.8064" calcext:value-type="float">
            <text:p>0.80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970Y0.8064</text:p>
          </table:table-cell>
          <table:table-cell table:formula="of:=MID([.C225];2;6)" office:value-type="string" office:string-value="0.1970" calcext:value-type="string">
            <text:p>0.1970</text:p>
          </table:table-cell>
          <table:table-cell table:formula="of:=MID([.C225];9;6)" office:value-type="string" office:string-value="0.8064" calcext:value-type="string">
            <text:p>0.8064</text:p>
          </table:table-cell>
          <table:table-cell/>
          <table:table-cell office:value-type="float" office:value="0.197" calcext:value-type="float">
            <text:p>0.197</text:p>
          </table:table-cell>
          <table:table-cell office:value-type="float" office:value="0.8064" calcext:value-type="float">
            <text:p>0.8064</text:p>
          </table:table-cell>
          <table:table-cell table:formula="of:=IF(OR(AND(ROW()&gt;=[.$K$1];ROW()&lt;=[.$K$2]);AND(ROW()&gt;=[.$O$1];ROW()&lt;=[.$O$2]) );[.G225];&quot;&quot;)" office:value-type="float" office:value="0.197" calcext:value-type="float">
            <text:p>0.197</text:p>
          </table:table-cell>
          <table:table-cell table:formula="of:=IF(OR(AND(ROW()&gt;=[.$K$1];ROW()&lt;=[.$K$2]);AND(ROW()&gt;=[.$O$1];ROW()&lt;=[.$O$2]));[.H225];&quot;&quot;)" office:value-type="float" office:value="0.8064" calcext:value-type="float">
            <text:p>0.80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911Y0.8052</text:p>
          </table:table-cell>
          <table:table-cell table:formula="of:=MID([.C226];2;6)" office:value-type="string" office:string-value="0.1911" calcext:value-type="string">
            <text:p>0.1911</text:p>
          </table:table-cell>
          <table:table-cell table:formula="of:=MID([.C226];9;6)" office:value-type="string" office:string-value="0.8052" calcext:value-type="string">
            <text:p>0.8052</text:p>
          </table:table-cell>
          <table:table-cell/>
          <table:table-cell office:value-type="float" office:value="0.1911" calcext:value-type="float">
            <text:p>0.1911</text:p>
          </table:table-cell>
          <table:table-cell office:value-type="float" office:value="0.8052" calcext:value-type="float">
            <text:p>0.8052</text:p>
          </table:table-cell>
          <table:table-cell table:formula="of:=IF(OR(AND(ROW()&gt;=[.$K$1];ROW()&lt;=[.$K$2]);AND(ROW()&gt;=[.$O$1];ROW()&lt;=[.$O$2]) );[.G226];&quot;&quot;)" office:value-type="float" office:value="0.1911" calcext:value-type="float">
            <text:p>0.1911</text:p>
          </table:table-cell>
          <table:table-cell table:formula="of:=IF(OR(AND(ROW()&gt;=[.$K$1];ROW()&lt;=[.$K$2]);AND(ROW()&gt;=[.$O$1];ROW()&lt;=[.$O$2]));[.H226];&quot;&quot;)" office:value-type="float" office:value="0.8052" calcext:value-type="float">
            <text:p>0.805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854Y0.8028</text:p>
          </table:table-cell>
          <table:table-cell table:formula="of:=MID([.C227];2;6)" office:value-type="string" office:string-value="0.1854" calcext:value-type="string">
            <text:p>0.1854</text:p>
          </table:table-cell>
          <table:table-cell table:formula="of:=MID([.C227];9;6)" office:value-type="string" office:string-value="0.8028" calcext:value-type="string">
            <text:p>0.8028</text:p>
          </table:table-cell>
          <table:table-cell/>
          <table:table-cell office:value-type="float" office:value="0.1854" calcext:value-type="float">
            <text:p>0.1854</text:p>
          </table:table-cell>
          <table:table-cell office:value-type="float" office:value="0.8028" calcext:value-type="float">
            <text:p>0.8028</text:p>
          </table:table-cell>
          <table:table-cell table:formula="of:=IF(OR(AND(ROW()&gt;=[.$K$1];ROW()&lt;=[.$K$2]);AND(ROW()&gt;=[.$O$1];ROW()&lt;=[.$O$2]) );[.G227];&quot;&quot;)" office:value-type="float" office:value="0.1854" calcext:value-type="float">
            <text:p>0.1854</text:p>
          </table:table-cell>
          <table:table-cell table:formula="of:=IF(OR(AND(ROW()&gt;=[.$K$1];ROW()&lt;=[.$K$2]);AND(ROW()&gt;=[.$O$1];ROW()&lt;=[.$O$2]));[.H227];&quot;&quot;)" office:value-type="float" office:value="0.8028" calcext:value-type="float">
            <text:p>0.802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86Y0.7977</text:p>
          </table:table-cell>
          <table:table-cell table:formula="of:=MID([.C228];2;6)" office:value-type="string" office:string-value="0.1786" calcext:value-type="string">
            <text:p>0.1786</text:p>
          </table:table-cell>
          <table:table-cell table:formula="of:=MID([.C228];9;6)" office:value-type="string" office:string-value="0.7977" calcext:value-type="string">
            <text:p>0.7977</text:p>
          </table:table-cell>
          <table:table-cell/>
          <table:table-cell office:value-type="float" office:value="0.1786" calcext:value-type="float">
            <text:p>0.1786</text:p>
          </table:table-cell>
          <table:table-cell office:value-type="float" office:value="0.7977" calcext:value-type="float">
            <text:p>0.7977</text:p>
          </table:table-cell>
          <table:table-cell table:formula="of:=IF(OR(AND(ROW()&gt;=[.$K$1];ROW()&lt;=[.$K$2]);AND(ROW()&gt;=[.$O$1];ROW()&lt;=[.$O$2]) );[.G228];&quot;&quot;)" office:value-type="float" office:value="0.1786" calcext:value-type="float">
            <text:p>0.1786</text:p>
          </table:table-cell>
          <table:table-cell table:formula="of:=IF(OR(AND(ROW()&gt;=[.$K$1];ROW()&lt;=[.$K$2]);AND(ROW()&gt;=[.$O$1];ROW()&lt;=[.$O$2]));[.H228];&quot;&quot;)" office:value-type="float" office:value="0.7977" calcext:value-type="float">
            <text:p>0.797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46Y0.7929</text:p>
          </table:table-cell>
          <table:table-cell table:formula="of:=MID([.C229];2;6)" office:value-type="string" office:string-value="0.1746" calcext:value-type="string">
            <text:p>0.1746</text:p>
          </table:table-cell>
          <table:table-cell table:formula="of:=MID([.C229];9;6)" office:value-type="string" office:string-value="0.7929" calcext:value-type="string">
            <text:p>0.7929</text:p>
          </table:table-cell>
          <table:table-cell/>
          <table:table-cell office:value-type="float" office:value="0.1746" calcext:value-type="float">
            <text:p>0.1746</text:p>
          </table:table-cell>
          <table:table-cell office:value-type="float" office:value="0.7929" calcext:value-type="float">
            <text:p>0.7929</text:p>
          </table:table-cell>
          <table:table-cell table:formula="of:=IF(OR(AND(ROW()&gt;=[.$K$1];ROW()&lt;=[.$K$2]);AND(ROW()&gt;=[.$O$1];ROW()&lt;=[.$O$2]) );[.G229];&quot;&quot;)" office:value-type="float" office:value="0.1746" calcext:value-type="float">
            <text:p>0.1746</text:p>
          </table:table-cell>
          <table:table-cell table:formula="of:=IF(OR(AND(ROW()&gt;=[.$K$1];ROW()&lt;=[.$K$2]);AND(ROW()&gt;=[.$O$1];ROW()&lt;=[.$O$2]));[.H229];&quot;&quot;)" office:value-type="float" office:value="0.7929" calcext:value-type="float">
            <text:p>0.792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17Y0.7875</text:p>
          </table:table-cell>
          <table:table-cell table:formula="of:=MID([.C230];2;6)" office:value-type="string" office:string-value="0.1717" calcext:value-type="string">
            <text:p>0.1717</text:p>
          </table:table-cell>
          <table:table-cell table:formula="of:=MID([.C230];9;6)" office:value-type="string" office:string-value="0.7875" calcext:value-type="string">
            <text:p>0.7875</text:p>
          </table:table-cell>
          <table:table-cell/>
          <table:table-cell office:value-type="float" office:value="0.1717" calcext:value-type="float">
            <text:p>0.1717</text:p>
          </table:table-cell>
          <table:table-cell office:value-type="float" office:value="0.7875" calcext:value-type="float">
            <text:p>0.7875</text:p>
          </table:table-cell>
          <table:table-cell table:formula="of:=IF(OR(AND(ROW()&gt;=[.$K$1];ROW()&lt;=[.$K$2]);AND(ROW()&gt;=[.$O$1];ROW()&lt;=[.$O$2]) );[.G230];&quot;&quot;)" office:value-type="float" office:value="0.1717" calcext:value-type="float">
            <text:p>0.1717</text:p>
          </table:table-cell>
          <table:table-cell table:formula="of:=IF(OR(AND(ROW()&gt;=[.$K$1];ROW()&lt;=[.$K$2]);AND(ROW()&gt;=[.$O$1];ROW()&lt;=[.$O$2]));[.H230];&quot;&quot;)" office:value-type="float" office:value="0.7875" calcext:value-type="float">
            <text:p>0.78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697Y0.7792</text:p>
          </table:table-cell>
          <table:table-cell table:formula="of:=MID([.C231];2;6)" office:value-type="string" office:string-value="0.1697" calcext:value-type="string">
            <text:p>0.1697</text:p>
          </table:table-cell>
          <table:table-cell table:formula="of:=MID([.C231];9;6)" office:value-type="string" office:string-value="0.7792" calcext:value-type="string">
            <text:p>0.7792</text:p>
          </table:table-cell>
          <table:table-cell/>
          <table:table-cell office:value-type="float" office:value="0.1697" calcext:value-type="float">
            <text:p>0.1697</text:p>
          </table:table-cell>
          <table:table-cell office:value-type="float" office:value="0.7792" calcext:value-type="float">
            <text:p>0.7792</text:p>
          </table:table-cell>
          <table:table-cell table:formula="of:=IF(OR(AND(ROW()&gt;=[.$K$1];ROW()&lt;=[.$K$2]);AND(ROW()&gt;=[.$O$1];ROW()&lt;=[.$O$2]) );[.G231];&quot;&quot;)" office:value-type="float" office:value="0.1697" calcext:value-type="float">
            <text:p>0.1697</text:p>
          </table:table-cell>
          <table:table-cell table:formula="of:=IF(OR(AND(ROW()&gt;=[.$K$1];ROW()&lt;=[.$K$2]);AND(ROW()&gt;=[.$O$1];ROW()&lt;=[.$O$2]));[.H231];&quot;&quot;)" office:value-type="float" office:value="0.7792" calcext:value-type="float">
            <text:p>0.779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696Y0.7212</text:p>
          </table:table-cell>
          <table:table-cell table:formula="of:=MID([.C232];2;6)" office:value-type="string" office:string-value="0.1696" calcext:value-type="string">
            <text:p>0.1696</text:p>
          </table:table-cell>
          <table:table-cell table:formula="of:=MID([.C232];9;6)" office:value-type="string" office:string-value="0.7212" calcext:value-type="string">
            <text:p>0.7212</text:p>
          </table:table-cell>
          <table:table-cell/>
          <table:table-cell office:value-type="float" office:value="0.1696" calcext:value-type="float">
            <text:p>0.1696</text:p>
          </table:table-cell>
          <table:table-cell office:value-type="float" office:value="0.7212" calcext:value-type="float">
            <text:p>0.7212</text:p>
          </table:table-cell>
          <table:table-cell table:formula="of:=IF(OR(AND(ROW()&gt;=[.$K$1];ROW()&lt;=[.$K$2]);AND(ROW()&gt;=[.$O$1];ROW()&lt;=[.$O$2]) );[.G232];&quot;&quot;)" office:value-type="float" office:value="0.1696" calcext:value-type="float">
            <text:p>0.1696</text:p>
          </table:table-cell>
          <table:table-cell table:formula="of:=IF(OR(AND(ROW()&gt;=[.$K$1];ROW()&lt;=[.$K$2]);AND(ROW()&gt;=[.$O$1];ROW()&lt;=[.$O$2]));[.H232];&quot;&quot;)" office:value-type="float" office:value="0.7212" calcext:value-type="float">
            <text:p>0.72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08Y0.7151</text:p>
          </table:table-cell>
          <table:table-cell table:formula="of:=MID([.C233];2;6)" office:value-type="string" office:string-value="0.1708" calcext:value-type="string">
            <text:p>0.1708</text:p>
          </table:table-cell>
          <table:table-cell table:formula="of:=MID([.C233];9;6)" office:value-type="string" office:string-value="0.7151" calcext:value-type="string">
            <text:p>0.7151</text:p>
          </table:table-cell>
          <table:table-cell/>
          <table:table-cell office:value-type="float" office:value="0.1708" calcext:value-type="float">
            <text:p>0.1708</text:p>
          </table:table-cell>
          <table:table-cell office:value-type="float" office:value="0.7151" calcext:value-type="float">
            <text:p>0.7151</text:p>
          </table:table-cell>
          <table:table-cell table:formula="of:=IF(OR(AND(ROW()&gt;=[.$K$1];ROW()&lt;=[.$K$2]);AND(ROW()&gt;=[.$O$1];ROW()&lt;=[.$O$2]) );[.G233];&quot;&quot;)" office:value-type="float" office:value="0.1708" calcext:value-type="float">
            <text:p>0.1708</text:p>
          </table:table-cell>
          <table:table-cell table:formula="of:=IF(OR(AND(ROW()&gt;=[.$K$1];ROW()&lt;=[.$K$2]);AND(ROW()&gt;=[.$O$1];ROW()&lt;=[.$O$2]));[.H233];&quot;&quot;)" office:value-type="float" office:value="0.7151" calcext:value-type="float">
            <text:p>0.71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32Y0.7094</text:p>
          </table:table-cell>
          <table:table-cell table:formula="of:=MID([.C234];2;6)" office:value-type="string" office:string-value="0.1732" calcext:value-type="string">
            <text:p>0.1732</text:p>
          </table:table-cell>
          <table:table-cell table:formula="of:=MID([.C234];9;6)" office:value-type="string" office:string-value="0.7094" calcext:value-type="string">
            <text:p>0.7094</text:p>
          </table:table-cell>
          <table:table-cell/>
          <table:table-cell office:value-type="float" office:value="0.1732" calcext:value-type="float">
            <text:p>0.1732</text:p>
          </table:table-cell>
          <table:table-cell office:value-type="float" office:value="0.7094" calcext:value-type="float">
            <text:p>0.7094</text:p>
          </table:table-cell>
          <table:table-cell table:formula="of:=IF(OR(AND(ROW()&gt;=[.$K$1];ROW()&lt;=[.$K$2]);AND(ROW()&gt;=[.$O$1];ROW()&lt;=[.$O$2]) );[.G234];&quot;&quot;)" office:value-type="float" office:value="0.1732" calcext:value-type="float">
            <text:p>0.1732</text:p>
          </table:table-cell>
          <table:table-cell table:formula="of:=IF(OR(AND(ROW()&gt;=[.$K$1];ROW()&lt;=[.$K$2]);AND(ROW()&gt;=[.$O$1];ROW()&lt;=[.$O$2]));[.H234];&quot;&quot;)" office:value-type="float" office:value="0.7094" calcext:value-type="float">
            <text:p>0.70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764Y0.7047</text:p>
          </table:table-cell>
          <table:table-cell table:formula="of:=MID([.C235];2;6)" office:value-type="string" office:string-value="0.1764" calcext:value-type="string">
            <text:p>0.1764</text:p>
          </table:table-cell>
          <table:table-cell table:formula="of:=MID([.C235];9;6)" office:value-type="string" office:string-value="0.7047" calcext:value-type="string">
            <text:p>0.7047</text:p>
          </table:table-cell>
          <table:table-cell/>
          <table:table-cell office:value-type="float" office:value="0.1764" calcext:value-type="float">
            <text:p>0.1764</text:p>
          </table:table-cell>
          <table:table-cell office:value-type="float" office:value="0.7047" calcext:value-type="float">
            <text:p>0.7047</text:p>
          </table:table-cell>
          <table:table-cell table:formula="of:=IF(OR(AND(ROW()&gt;=[.$K$1];ROW()&lt;=[.$K$2]);AND(ROW()&gt;=[.$O$1];ROW()&lt;=[.$O$2]) );[.G235];&quot;&quot;)" office:value-type="float" office:value="0.1764" calcext:value-type="float">
            <text:p>0.1764</text:p>
          </table:table-cell>
          <table:table-cell table:formula="of:=IF(OR(AND(ROW()&gt;=[.$K$1];ROW()&lt;=[.$K$2]);AND(ROW()&gt;=[.$O$1];ROW()&lt;=[.$O$2]));[.H235];&quot;&quot;)" office:value-type="float" office:value="0.7047" calcext:value-type="float">
            <text:p>0.704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805Y0.7006</text:p>
          </table:table-cell>
          <table:table-cell table:formula="of:=MID([.C236];2;6)" office:value-type="string" office:string-value="0.1805" calcext:value-type="string">
            <text:p>0.1805</text:p>
          </table:table-cell>
          <table:table-cell table:formula="of:=MID([.C236];9;6)" office:value-type="string" office:string-value="0.7006" calcext:value-type="string">
            <text:p>0.7006</text:p>
          </table:table-cell>
          <table:table-cell/>
          <table:table-cell office:value-type="float" office:value="0.1805" calcext:value-type="float">
            <text:p>0.1805</text:p>
          </table:table-cell>
          <table:table-cell office:value-type="float" office:value="0.7006" calcext:value-type="float">
            <text:p>0.7006</text:p>
          </table:table-cell>
          <table:table-cell table:formula="of:=IF(OR(AND(ROW()&gt;=[.$K$1];ROW()&lt;=[.$K$2]);AND(ROW()&gt;=[.$O$1];ROW()&lt;=[.$O$2]) );[.G236];&quot;&quot;)" office:value-type="float" office:value="0.1805" calcext:value-type="float">
            <text:p>0.1805</text:p>
          </table:table-cell>
          <table:table-cell table:formula="of:=IF(OR(AND(ROW()&gt;=[.$K$1];ROW()&lt;=[.$K$2]);AND(ROW()&gt;=[.$O$1];ROW()&lt;=[.$O$2]));[.H236];&quot;&quot;)" office:value-type="float" office:value="0.7006" calcext:value-type="float">
            <text:p>0.70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883Y0.6958</text:p>
          </table:table-cell>
          <table:table-cell table:formula="of:=MID([.C237];2;6)" office:value-type="string" office:string-value="0.1883" calcext:value-type="string">
            <text:p>0.1883</text:p>
          </table:table-cell>
          <table:table-cell table:formula="of:=MID([.C237];9;6)" office:value-type="string" office:string-value="0.6958" calcext:value-type="string">
            <text:p>0.6958</text:p>
          </table:table-cell>
          <table:table-cell/>
          <table:table-cell office:value-type="float" office:value="0.1883" calcext:value-type="float">
            <text:p>0.1883</text:p>
          </table:table-cell>
          <table:table-cell office:value-type="float" office:value="0.6958" calcext:value-type="float">
            <text:p>0.6958</text:p>
          </table:table-cell>
          <table:table-cell table:formula="of:=IF(OR(AND(ROW()&gt;=[.$K$1];ROW()&lt;=[.$K$2]);AND(ROW()&gt;=[.$O$1];ROW()&lt;=[.$O$2]) );[.G237];&quot;&quot;)" office:value-type="float" office:value="0.1883" calcext:value-type="float">
            <text:p>0.1883</text:p>
          </table:table-cell>
          <table:table-cell table:formula="of:=IF(OR(AND(ROW()&gt;=[.$K$1];ROW()&lt;=[.$K$2]);AND(ROW()&gt;=[.$O$1];ROW()&lt;=[.$O$2]));[.H237];&quot;&quot;)" office:value-type="float" office:value="0.6958" calcext:value-type="float">
            <text:p>0.695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1972Y0.6936</text:p>
          </table:table-cell>
          <table:table-cell table:formula="of:=MID([.C238];2;6)" office:value-type="string" office:string-value="0.1972" calcext:value-type="string">
            <text:p>0.1972</text:p>
          </table:table-cell>
          <table:table-cell table:formula="of:=MID([.C238];9;6)" office:value-type="string" office:string-value="0.6936" calcext:value-type="string">
            <text:p>0.6936</text:p>
          </table:table-cell>
          <table:table-cell/>
          <table:table-cell office:value-type="float" office:value="0.1972" calcext:value-type="float">
            <text:p>0.1972</text:p>
          </table:table-cell>
          <table:table-cell office:value-type="float" office:value="0.6936" calcext:value-type="float">
            <text:p>0.6936</text:p>
          </table:table-cell>
          <table:table-cell table:formula="of:=IF(OR(AND(ROW()&gt;=[.$K$1];ROW()&lt;=[.$K$2]);AND(ROW()&gt;=[.$O$1];ROW()&lt;=[.$O$2]) );[.G238];&quot;&quot;)" office:value-type="float" office:value="0.1972" calcext:value-type="float">
            <text:p>0.1972</text:p>
          </table:table-cell>
          <table:table-cell table:formula="of:=IF(OR(AND(ROW()&gt;=[.$K$1];ROW()&lt;=[.$K$2]);AND(ROW()&gt;=[.$O$1];ROW()&lt;=[.$O$2]));[.H238];&quot;&quot;)" office:value-type="float" office:value="0.6936" calcext:value-type="float">
            <text:p>0.69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30Y0.6936</text:p>
          </table:table-cell>
          <table:table-cell table:formula="of:=MID([.C239];2;6)" office:value-type="string" office:string-value="0.2030" calcext:value-type="string">
            <text:p>0.2030</text:p>
          </table:table-cell>
          <table:table-cell table:formula="of:=MID([.C239];9;6)" office:value-type="string" office:string-value="0.6936" calcext:value-type="string">
            <text:p>0.6936</text:p>
          </table:table-cell>
          <table:table-cell/>
          <table:table-cell office:value-type="float" office:value="0.203" calcext:value-type="float">
            <text:p>0.203</text:p>
          </table:table-cell>
          <table:table-cell office:value-type="float" office:value="0.6936" calcext:value-type="float">
            <text:p>0.6936</text:p>
          </table:table-cell>
          <table:table-cell table:formula="of:=IF(OR(AND(ROW()&gt;=[.$K$1];ROW()&lt;=[.$K$2]);AND(ROW()&gt;=[.$O$1];ROW()&lt;=[.$O$2]) );[.G239];&quot;&quot;)" office:value-type="float" office:value="0.203" calcext:value-type="float">
            <text:p>0.203</text:p>
          </table:table-cell>
          <table:table-cell table:formula="of:=IF(OR(AND(ROW()&gt;=[.$K$1];ROW()&lt;=[.$K$2]);AND(ROW()&gt;=[.$O$1];ROW()&lt;=[.$O$2]));[.H239];&quot;&quot;)" office:value-type="float" office:value="0.6936" calcext:value-type="float">
            <text:p>0.69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086Y0.6948</text:p>
          </table:table-cell>
          <table:table-cell table:formula="of:=MID([.C240];2;6)" office:value-type="string" office:string-value="0.2086" calcext:value-type="string">
            <text:p>0.2086</text:p>
          </table:table-cell>
          <table:table-cell table:formula="of:=MID([.C240];9;6)" office:value-type="string" office:string-value="0.6948" calcext:value-type="string">
            <text:p>0.6948</text:p>
          </table:table-cell>
          <table:table-cell/>
          <table:table-cell office:value-type="float" office:value="0.2086" calcext:value-type="float">
            <text:p>0.2086</text:p>
          </table:table-cell>
          <table:table-cell office:value-type="float" office:value="0.6948" calcext:value-type="float">
            <text:p>0.6948</text:p>
          </table:table-cell>
          <table:table-cell table:formula="of:=IF(OR(AND(ROW()&gt;=[.$K$1];ROW()&lt;=[.$K$2]);AND(ROW()&gt;=[.$O$1];ROW()&lt;=[.$O$2]) );[.G240];&quot;&quot;)" office:value-type="float" office:value="0.2086" calcext:value-type="float">
            <text:p>0.2086</text:p>
          </table:table-cell>
          <table:table-cell table:formula="of:=IF(OR(AND(ROW()&gt;=[.$K$1];ROW()&lt;=[.$K$2]);AND(ROW()&gt;=[.$O$1];ROW()&lt;=[.$O$2]));[.H240];&quot;&quot;)" office:value-type="float" office:value="0.6948" calcext:value-type="float">
            <text:p>0.694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169Y0.6986</text:p>
          </table:table-cell>
          <table:table-cell table:formula="of:=MID([.C241];2;6)" office:value-type="string" office:string-value="0.2169" calcext:value-type="string">
            <text:p>0.2169</text:p>
          </table:table-cell>
          <table:table-cell table:formula="of:=MID([.C241];9;6)" office:value-type="string" office:string-value="0.6986" calcext:value-type="string">
            <text:p>0.6986</text:p>
          </table:table-cell>
          <table:table-cell/>
          <table:table-cell office:value-type="float" office:value="0.2169" calcext:value-type="float">
            <text:p>0.2169</text:p>
          </table:table-cell>
          <table:table-cell office:value-type="float" office:value="0.6986" calcext:value-type="float">
            <text:p>0.6986</text:p>
          </table:table-cell>
          <table:table-cell table:formula="of:=IF(OR(AND(ROW()&gt;=[.$K$1];ROW()&lt;=[.$K$2]);AND(ROW()&gt;=[.$O$1];ROW()&lt;=[.$O$2]) );[.G241];&quot;&quot;)" office:value-type="float" office:value="0.2169" calcext:value-type="float">
            <text:p>0.2169</text:p>
          </table:table-cell>
          <table:table-cell table:formula="of:=IF(OR(AND(ROW()&gt;=[.$K$1];ROW()&lt;=[.$K$2]);AND(ROW()&gt;=[.$O$1];ROW()&lt;=[.$O$2]));[.H241];&quot;&quot;)" office:value-type="float" office:value="0.6986" calcext:value-type="float">
            <text:p>0.698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37Y0.7048</text:p>
          </table:table-cell>
          <table:table-cell table:formula="of:=MID([.C242];2;6)" office:value-type="string" office:string-value="0.2237" calcext:value-type="string">
            <text:p>0.2237</text:p>
          </table:table-cell>
          <table:table-cell table:formula="of:=MID([.C242];9;6)" office:value-type="string" office:string-value="0.7048" calcext:value-type="string">
            <text:p>0.7048</text:p>
          </table:table-cell>
          <table:table-cell/>
          <table:table-cell office:value-type="float" office:value="0.2237" calcext:value-type="float">
            <text:p>0.2237</text:p>
          </table:table-cell>
          <table:table-cell office:value-type="float" office:value="0.7048" calcext:value-type="float">
            <text:p>0.7048</text:p>
          </table:table-cell>
          <table:table-cell table:formula="of:=IF(OR(AND(ROW()&gt;=[.$K$1];ROW()&lt;=[.$K$2]);AND(ROW()&gt;=[.$O$1];ROW()&lt;=[.$O$2]) );[.G242];&quot;&quot;)" office:value-type="float" office:value="0.2237" calcext:value-type="float">
            <text:p>0.2237</text:p>
          </table:table-cell>
          <table:table-cell table:formula="of:=IF(OR(AND(ROW()&gt;=[.$K$1];ROW()&lt;=[.$K$2]);AND(ROW()&gt;=[.$O$1];ROW()&lt;=[.$O$2]));[.H242];&quot;&quot;)" office:value-type="float" office:value="0.7048" calcext:value-type="float">
            <text:p>0.704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69Y0.7096</text:p>
          </table:table-cell>
          <table:table-cell table:formula="of:=MID([.C243];2;6)" office:value-type="string" office:string-value="0.2269" calcext:value-type="string">
            <text:p>0.2269</text:p>
          </table:table-cell>
          <table:table-cell table:formula="of:=MID([.C243];9;6)" office:value-type="string" office:string-value="0.7096" calcext:value-type="string">
            <text:p>0.7096</text:p>
          </table:table-cell>
          <table:table-cell/>
          <table:table-cell office:value-type="float" office:value="0.2269" calcext:value-type="float">
            <text:p>0.2269</text:p>
          </table:table-cell>
          <table:table-cell office:value-type="float" office:value="0.7096" calcext:value-type="float">
            <text:p>0.7096</text:p>
          </table:table-cell>
          <table:table-cell table:formula="of:=IF(OR(AND(ROW()&gt;=[.$K$1];ROW()&lt;=[.$K$2]);AND(ROW()&gt;=[.$O$1];ROW()&lt;=[.$O$2]) );[.G243];&quot;&quot;)" office:value-type="float" office:value="0.2269" calcext:value-type="float">
            <text:p>0.2269</text:p>
          </table:table-cell>
          <table:table-cell table:formula="of:=IF(OR(AND(ROW()&gt;=[.$K$1];ROW()&lt;=[.$K$2]);AND(ROW()&gt;=[.$O$1];ROW()&lt;=[.$O$2]));[.H243];&quot;&quot;)" office:value-type="float" office:value="0.7096" calcext:value-type="float">
            <text:p>0.709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291Y0.7149</text:p>
          </table:table-cell>
          <table:table-cell table:formula="of:=MID([.C244];2;6)" office:value-type="string" office:string-value="0.2291" calcext:value-type="string">
            <text:p>0.2291</text:p>
          </table:table-cell>
          <table:table-cell table:formula="of:=MID([.C244];9;6)" office:value-type="string" office:string-value="0.7149" calcext:value-type="string">
            <text:p>0.7149</text:p>
          </table:table-cell>
          <table:table-cell/>
          <table:table-cell office:value-type="float" office:value="0.2291" calcext:value-type="float">
            <text:p>0.2291</text:p>
          </table:table-cell>
          <table:table-cell office:value-type="float" office:value="0.7149" calcext:value-type="float">
            <text:p>0.7149</text:p>
          </table:table-cell>
          <table:table-cell table:formula="of:=IF(OR(AND(ROW()&gt;=[.$K$1];ROW()&lt;=[.$K$2]);AND(ROW()&gt;=[.$O$1];ROW()&lt;=[.$O$2]) );[.G244];&quot;&quot;)" office:value-type="float" office:value="0.2291" calcext:value-type="float">
            <text:p>0.2291</text:p>
          </table:table-cell>
          <table:table-cell table:formula="of:=IF(OR(AND(ROW()&gt;=[.$K$1];ROW()&lt;=[.$K$2]);AND(ROW()&gt;=[.$O$1];ROW()&lt;=[.$O$2]));[.H244];&quot;&quot;)" office:value-type="float" office:value="0.7149" calcext:value-type="float">
            <text:p>0.71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305Y0.7240</text:p>
          </table:table-cell>
          <table:table-cell table:formula="of:=MID([.C245];2;6)" office:value-type="string" office:string-value="0.2305" calcext:value-type="string">
            <text:p>0.2305</text:p>
          </table:table-cell>
          <table:table-cell table:formula="of:=MID([.C245];9;6)" office:value-type="string" office:string-value="0.7240" calcext:value-type="string">
            <text:p>0.7240</text:p>
          </table:table-cell>
          <table:table-cell/>
          <table:table-cell office:value-type="float" office:value="0.2305" calcext:value-type="float">
            <text:p>0.2305</text:p>
          </table:table-cell>
          <table:table-cell office:value-type="float" office:value="0.724" calcext:value-type="float">
            <text:p>0.724</text:p>
          </table:table-cell>
          <table:table-cell table:formula="of:=IF(OR(AND(ROW()&gt;=[.$K$1];ROW()&lt;=[.$K$2]);AND(ROW()&gt;=[.$O$1];ROW()&lt;=[.$O$2]) );[.G245];&quot;&quot;)" office:value-type="float" office:value="0.2305" calcext:value-type="float">
            <text:p>0.2305</text:p>
          </table:table-cell>
          <table:table-cell table:formula="of:=IF(OR(AND(ROW()&gt;=[.$K$1];ROW()&lt;=[.$K$2]);AND(ROW()&gt;=[.$O$1];ROW()&lt;=[.$O$2]));[.H245];&quot;&quot;)" office:value-type="float" office:value="0.724" calcext:value-type="float">
            <text:p>0.724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G00</text:p>
          </table:table-cell>
          <table:table-cell/>
          <table:table-cell table:formula="of:=MID([.C246];2;6)">
            <text:p/>
          </table:table-cell>
          <table:table-cell table:formula="of:=MID([.C246];9;6)">
            <text:p/>
          </table:table-cell>
          <table:table-cell table:number-columns-repeated="3"/>
          <table:table-cell table:formula="of:=IF(ROW()&lt;=[.$F$1];[.G246];&quot;&quot;)">
            <text:p/>
          </table:table-cell>
          <table:table-cell table:formula="of:=IF(ROW()&lt;=[.$F$1];[.H246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0</text:p>
          </table:table-cell>
          <table:table-cell office:value-type="string" calcext:value-type="string">
            <text:p>X0.2695Y0.7760</text:p>
          </table:table-cell>
          <table:table-cell table:formula="of:=MID([.C247];2;6)" office:value-type="string" office:string-value="0.2695" calcext:value-type="string">
            <text:p>0.2695</text:p>
          </table:table-cell>
          <table:table-cell table:formula="of:=MID([.C247];9;6)" office:value-type="string" office:string-value="0.7760" calcext:value-type="string">
            <text:p>0.7760</text:p>
          </table:table-cell>
          <table:table-cell/>
          <table:table-cell office:value-type="float" office:value="0.2695" calcext:value-type="float">
            <text:p>0.2695</text:p>
          </table:table-cell>
          <table:table-cell office:value-type="float" office:value="0.776" calcext:value-type="float">
            <text:p>0.776</text:p>
          </table:table-cell>
          <table:table-cell table:formula="of:=IF(OR(AND(ROW()&gt;=[.$K$1];ROW()&lt;=[.$K$2]);AND(ROW()&gt;=[.$O$1];ROW()&lt;=[.$O$2]) );[.G247];&quot;&quot;)" office:value-type="float" office:value="0.2695" calcext:value-type="float">
            <text:p>0.2695</text:p>
          </table:table-cell>
          <table:table-cell table:formula="of:=IF(OR(AND(ROW()&gt;=[.$K$1];ROW()&lt;=[.$K$2]);AND(ROW()&gt;=[.$O$1];ROW()&lt;=[.$O$2]));[.H247];&quot;&quot;)" office:value-type="float" office:value="0.776" calcext:value-type="float">
            <text:p>0.776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G01</text:p>
          </table:table-cell>
          <table:table-cell/>
          <table:table-cell table:formula="of:=MID([.C248];2;6)">
            <text:p/>
          </table:table-cell>
          <table:table-cell table:formula="of:=MID([.C248];9;6)">
            <text:p/>
          </table:table-cell>
          <table:table-cell table:number-columns-repeated="3"/>
          <table:table-cell table:formula="of:=IF(ROW()&lt;=[.$F$1];[.G248];&quot;&quot;)">
            <text:p/>
          </table:table-cell>
          <table:table-cell table:formula="of:=IF(ROW()&lt;=[.$F$1];[.H248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696Y0.7212</text:p>
          </table:table-cell>
          <table:table-cell table:formula="of:=MID([.C249];2;6)" office:value-type="string" office:string-value="0.2696" calcext:value-type="string">
            <text:p>0.2696</text:p>
          </table:table-cell>
          <table:table-cell table:formula="of:=MID([.C249];9;6)" office:value-type="string" office:string-value="0.7212" calcext:value-type="string">
            <text:p>0.7212</text:p>
          </table:table-cell>
          <table:table-cell/>
          <table:table-cell office:value-type="float" office:value="0.2696" calcext:value-type="float">
            <text:p>0.2696</text:p>
          </table:table-cell>
          <table:table-cell office:value-type="float" office:value="0.7212" calcext:value-type="float">
            <text:p>0.7212</text:p>
          </table:table-cell>
          <table:table-cell table:formula="of:=IF(OR(AND(ROW()&gt;=[.$K$1];ROW()&lt;=[.$K$2]);AND(ROW()&gt;=[.$O$1];ROW()&lt;=[.$O$2]) );[.G249];&quot;&quot;)" office:value-type="float" office:value="0.2696" calcext:value-type="float">
            <text:p>0.2696</text:p>
          </table:table-cell>
          <table:table-cell table:formula="of:=IF(OR(AND(ROW()&gt;=[.$K$1];ROW()&lt;=[.$K$2]);AND(ROW()&gt;=[.$O$1];ROW()&lt;=[.$O$2]));[.H249];&quot;&quot;)" office:value-type="float" office:value="0.7212" calcext:value-type="float">
            <text:p>0.72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08Y0.7151</text:p>
          </table:table-cell>
          <table:table-cell table:formula="of:=MID([.C250];2;6)" office:value-type="string" office:string-value="0.2708" calcext:value-type="string">
            <text:p>0.2708</text:p>
          </table:table-cell>
          <table:table-cell table:formula="of:=MID([.C250];9;6)" office:value-type="string" office:string-value="0.7151" calcext:value-type="string">
            <text:p>0.7151</text:p>
          </table:table-cell>
          <table:table-cell/>
          <table:table-cell office:value-type="float" office:value="0.2708" calcext:value-type="float">
            <text:p>0.2708</text:p>
          </table:table-cell>
          <table:table-cell office:value-type="float" office:value="0.7151" calcext:value-type="float">
            <text:p>0.7151</text:p>
          </table:table-cell>
          <table:table-cell table:formula="of:=IF(OR(AND(ROW()&gt;=[.$K$1];ROW()&lt;=[.$K$2]);AND(ROW()&gt;=[.$O$1];ROW()&lt;=[.$O$2]) );[.G250];&quot;&quot;)" office:value-type="float" office:value="0.2708" calcext:value-type="float">
            <text:p>0.2708</text:p>
          </table:table-cell>
          <table:table-cell table:formula="of:=IF(OR(AND(ROW()&gt;=[.$K$1];ROW()&lt;=[.$K$2]);AND(ROW()&gt;=[.$O$1];ROW()&lt;=[.$O$2]));[.H250];&quot;&quot;)" office:value-type="float" office:value="0.7151" calcext:value-type="float">
            <text:p>0.71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32Y0.7094</text:p>
          </table:table-cell>
          <table:table-cell table:formula="of:=MID([.C251];2;6)" office:value-type="string" office:string-value="0.2732" calcext:value-type="string">
            <text:p>0.2732</text:p>
          </table:table-cell>
          <table:table-cell table:formula="of:=MID([.C251];9;6)" office:value-type="string" office:string-value="0.7094" calcext:value-type="string">
            <text:p>0.7094</text:p>
          </table:table-cell>
          <table:table-cell/>
          <table:table-cell office:value-type="float" office:value="0.2732" calcext:value-type="float">
            <text:p>0.2732</text:p>
          </table:table-cell>
          <table:table-cell office:value-type="float" office:value="0.7094" calcext:value-type="float">
            <text:p>0.7094</text:p>
          </table:table-cell>
          <table:table-cell table:formula="of:=IF(OR(AND(ROW()&gt;=[.$K$1];ROW()&lt;=[.$K$2]);AND(ROW()&gt;=[.$O$1];ROW()&lt;=[.$O$2]) );[.G251];&quot;&quot;)" office:value-type="float" office:value="0.2732" calcext:value-type="float">
            <text:p>0.2732</text:p>
          </table:table-cell>
          <table:table-cell table:formula="of:=IF(OR(AND(ROW()&gt;=[.$K$1];ROW()&lt;=[.$K$2]);AND(ROW()&gt;=[.$O$1];ROW()&lt;=[.$O$2]));[.H251];&quot;&quot;)" office:value-type="float" office:value="0.7094" calcext:value-type="float">
            <text:p>0.70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64Y0.7047</text:p>
          </table:table-cell>
          <table:table-cell table:formula="of:=MID([.C252];2;6)" office:value-type="string" office:string-value="0.2764" calcext:value-type="string">
            <text:p>0.2764</text:p>
          </table:table-cell>
          <table:table-cell table:formula="of:=MID([.C252];9;6)" office:value-type="string" office:string-value="0.7047" calcext:value-type="string">
            <text:p>0.7047</text:p>
          </table:table-cell>
          <table:table-cell/>
          <table:table-cell office:value-type="float" office:value="0.2764" calcext:value-type="float">
            <text:p>0.2764</text:p>
          </table:table-cell>
          <table:table-cell office:value-type="float" office:value="0.7047" calcext:value-type="float">
            <text:p>0.7047</text:p>
          </table:table-cell>
          <table:table-cell table:formula="of:=IF(OR(AND(ROW()&gt;=[.$K$1];ROW()&lt;=[.$K$2]);AND(ROW()&gt;=[.$O$1];ROW()&lt;=[.$O$2]) );[.G252];&quot;&quot;)" office:value-type="float" office:value="0.2764" calcext:value-type="float">
            <text:p>0.2764</text:p>
          </table:table-cell>
          <table:table-cell table:formula="of:=IF(OR(AND(ROW()&gt;=[.$K$1];ROW()&lt;=[.$K$2]);AND(ROW()&gt;=[.$O$1];ROW()&lt;=[.$O$2]));[.H252];&quot;&quot;)" office:value-type="float" office:value="0.7047" calcext:value-type="float">
            <text:p>0.704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807Y0.7004</text:p>
          </table:table-cell>
          <table:table-cell table:formula="of:=MID([.C253];2;6)" office:value-type="string" office:string-value="0.2807" calcext:value-type="string">
            <text:p>0.2807</text:p>
          </table:table-cell>
          <table:table-cell table:formula="of:=MID([.C253];9;6)" office:value-type="string" office:string-value="0.7004" calcext:value-type="string">
            <text:p>0.7004</text:p>
          </table:table-cell>
          <table:table-cell/>
          <table:table-cell office:value-type="float" office:value="0.2807" calcext:value-type="float">
            <text:p>0.2807</text:p>
          </table:table-cell>
          <table:table-cell office:value-type="float" office:value="0.7004" calcext:value-type="float">
            <text:p>0.7004</text:p>
          </table:table-cell>
          <table:table-cell table:formula="of:=IF(OR(AND(ROW()&gt;=[.$K$1];ROW()&lt;=[.$K$2]);AND(ROW()&gt;=[.$O$1];ROW()&lt;=[.$O$2]) );[.G253];&quot;&quot;)" office:value-type="float" office:value="0.2807" calcext:value-type="float">
            <text:p>0.2807</text:p>
          </table:table-cell>
          <table:table-cell table:formula="of:=IF(OR(AND(ROW()&gt;=[.$K$1];ROW()&lt;=[.$K$2]);AND(ROW()&gt;=[.$O$1];ROW()&lt;=[.$O$2]));[.H253];&quot;&quot;)" office:value-type="float" office:value="0.7004" calcext:value-type="float">
            <text:p>0.70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856Y0.6971</text:p>
          </table:table-cell>
          <table:table-cell table:formula="of:=MID([.C254];2;6)" office:value-type="string" office:string-value="0.2856" calcext:value-type="string">
            <text:p>0.2856</text:p>
          </table:table-cell>
          <table:table-cell table:formula="of:=MID([.C254];9;6)" office:value-type="string" office:string-value="0.6971" calcext:value-type="string">
            <text:p>0.6971</text:p>
          </table:table-cell>
          <table:table-cell/>
          <table:table-cell office:value-type="float" office:value="0.2856" calcext:value-type="float">
            <text:p>0.2856</text:p>
          </table:table-cell>
          <table:table-cell office:value-type="float" office:value="0.6971" calcext:value-type="float">
            <text:p>0.6971</text:p>
          </table:table-cell>
          <table:table-cell table:formula="of:=IF(OR(AND(ROW()&gt;=[.$K$1];ROW()&lt;=[.$K$2]);AND(ROW()&gt;=[.$O$1];ROW()&lt;=[.$O$2]) );[.G254];&quot;&quot;)" office:value-type="float" office:value="0.2856" calcext:value-type="float">
            <text:p>0.2856</text:p>
          </table:table-cell>
          <table:table-cell table:formula="of:=IF(OR(AND(ROW()&gt;=[.$K$1];ROW()&lt;=[.$K$2]);AND(ROW()&gt;=[.$O$1];ROW()&lt;=[.$O$2]));[.H254];&quot;&quot;)" office:value-type="float" office:value="0.6971" calcext:value-type="float">
            <text:p>0.69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911Y0.6948</text:p>
          </table:table-cell>
          <table:table-cell table:formula="of:=MID([.C255];2;6)" office:value-type="string" office:string-value="0.2911" calcext:value-type="string">
            <text:p>0.2911</text:p>
          </table:table-cell>
          <table:table-cell table:formula="of:=MID([.C255];9;6)" office:value-type="string" office:string-value="0.6948" calcext:value-type="string">
            <text:p>0.6948</text:p>
          </table:table-cell>
          <table:table-cell/>
          <table:table-cell office:value-type="float" office:value="0.2911" calcext:value-type="float">
            <text:p>0.2911</text:p>
          </table:table-cell>
          <table:table-cell office:value-type="float" office:value="0.6948" calcext:value-type="float">
            <text:p>0.6948</text:p>
          </table:table-cell>
          <table:table-cell table:formula="of:=IF(OR(AND(ROW()&gt;=[.$K$1];ROW()&lt;=[.$K$2]);AND(ROW()&gt;=[.$O$1];ROW()&lt;=[.$O$2]) );[.G255];&quot;&quot;)" office:value-type="float" office:value="0.2911" calcext:value-type="float">
            <text:p>0.2911</text:p>
          </table:table-cell>
          <table:table-cell table:formula="of:=IF(OR(AND(ROW()&gt;=[.$K$1];ROW()&lt;=[.$K$2]);AND(ROW()&gt;=[.$O$1];ROW()&lt;=[.$O$2]));[.H255];&quot;&quot;)" office:value-type="float" office:value="0.6948" calcext:value-type="float">
            <text:p>0.694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970Y0.6936</text:p>
          </table:table-cell>
          <table:table-cell table:formula="of:=MID([.C256];2;6)" office:value-type="string" office:string-value="0.2970" calcext:value-type="string">
            <text:p>0.2970</text:p>
          </table:table-cell>
          <table:table-cell table:formula="of:=MID([.C256];9;6)" office:value-type="string" office:string-value="0.6936" calcext:value-type="string">
            <text:p>0.6936</text:p>
          </table:table-cell>
          <table:table-cell/>
          <table:table-cell office:value-type="float" office:value="0.297" calcext:value-type="float">
            <text:p>0.297</text:p>
          </table:table-cell>
          <table:table-cell office:value-type="float" office:value="0.6936" calcext:value-type="float">
            <text:p>0.6936</text:p>
          </table:table-cell>
          <table:table-cell table:formula="of:=IF(OR(AND(ROW()&gt;=[.$K$1];ROW()&lt;=[.$K$2]);AND(ROW()&gt;=[.$O$1];ROW()&lt;=[.$O$2]) );[.G256];&quot;&quot;)" office:value-type="float" office:value="0.297" calcext:value-type="float">
            <text:p>0.297</text:p>
          </table:table-cell>
          <table:table-cell table:formula="of:=IF(OR(AND(ROW()&gt;=[.$K$1];ROW()&lt;=[.$K$2]);AND(ROW()&gt;=[.$O$1];ROW()&lt;=[.$O$2]));[.H256];&quot;&quot;)" office:value-type="float" office:value="0.6936" calcext:value-type="float">
            <text:p>0.69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030Y0.6936</text:p>
          </table:table-cell>
          <table:table-cell table:formula="of:=MID([.C257];2;6)" office:value-type="string" office:string-value="0.3030" calcext:value-type="string">
            <text:p>0.3030</text:p>
          </table:table-cell>
          <table:table-cell table:formula="of:=MID([.C257];9;6)" office:value-type="string" office:string-value="0.6936" calcext:value-type="string">
            <text:p>0.6936</text:p>
          </table:table-cell>
          <table:table-cell/>
          <table:table-cell office:value-type="float" office:value="0.303" calcext:value-type="float">
            <text:p>0.303</text:p>
          </table:table-cell>
          <table:table-cell office:value-type="float" office:value="0.6936" calcext:value-type="float">
            <text:p>0.6936</text:p>
          </table:table-cell>
          <table:table-cell table:formula="of:=IF(OR(AND(ROW()&gt;=[.$K$1];ROW()&lt;=[.$K$2]);AND(ROW()&gt;=[.$O$1];ROW()&lt;=[.$O$2]) );[.G257];&quot;&quot;)" office:value-type="float" office:value="0.303" calcext:value-type="float">
            <text:p>0.303</text:p>
          </table:table-cell>
          <table:table-cell table:formula="of:=IF(OR(AND(ROW()&gt;=[.$K$1];ROW()&lt;=[.$K$2]);AND(ROW()&gt;=[.$O$1];ROW()&lt;=[.$O$2]));[.H257];&quot;&quot;)" office:value-type="float" office:value="0.6936" calcext:value-type="float">
            <text:p>0.69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089Y0.6948</text:p>
          </table:table-cell>
          <table:table-cell table:formula="of:=MID([.C258];2;6)" office:value-type="string" office:string-value="0.3089" calcext:value-type="string">
            <text:p>0.3089</text:p>
          </table:table-cell>
          <table:table-cell table:formula="of:=MID([.C258];9;6)" office:value-type="string" office:string-value="0.6948" calcext:value-type="string">
            <text:p>0.6948</text:p>
          </table:table-cell>
          <table:table-cell/>
          <table:table-cell office:value-type="float" office:value="0.3089" calcext:value-type="float">
            <text:p>0.3089</text:p>
          </table:table-cell>
          <table:table-cell office:value-type="float" office:value="0.6948" calcext:value-type="float">
            <text:p>0.6948</text:p>
          </table:table-cell>
          <table:table-cell table:formula="of:=IF(OR(AND(ROW()&gt;=[.$K$1];ROW()&lt;=[.$K$2]);AND(ROW()&gt;=[.$O$1];ROW()&lt;=[.$O$2]) );[.G258];&quot;&quot;)" office:value-type="float" office:value="0.3089" calcext:value-type="float">
            <text:p>0.3089</text:p>
          </table:table-cell>
          <table:table-cell table:formula="of:=IF(OR(AND(ROW()&gt;=[.$K$1];ROW()&lt;=[.$K$2]);AND(ROW()&gt;=[.$O$1];ROW()&lt;=[.$O$2]));[.H258];&quot;&quot;)" office:value-type="float" office:value="0.6948" calcext:value-type="float">
            <text:p>0.694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146Y0.6972</text:p>
          </table:table-cell>
          <table:table-cell table:formula="of:=MID([.C259];2;6)" office:value-type="string" office:string-value="0.3146" calcext:value-type="string">
            <text:p>0.3146</text:p>
          </table:table-cell>
          <table:table-cell table:formula="of:=MID([.C259];9;6)" office:value-type="string" office:string-value="0.6972" calcext:value-type="string">
            <text:p>0.6972</text:p>
          </table:table-cell>
          <table:table-cell/>
          <table:table-cell office:value-type="float" office:value="0.3146" calcext:value-type="float">
            <text:p>0.3146</text:p>
          </table:table-cell>
          <table:table-cell office:value-type="float" office:value="0.6972" calcext:value-type="float">
            <text:p>0.6972</text:p>
          </table:table-cell>
          <table:table-cell table:formula="of:=IF(OR(AND(ROW()&gt;=[.$K$1];ROW()&lt;=[.$K$2]);AND(ROW()&gt;=[.$O$1];ROW()&lt;=[.$O$2]) );[.G259];&quot;&quot;)" office:value-type="float" office:value="0.3146" calcext:value-type="float">
            <text:p>0.3146</text:p>
          </table:table-cell>
          <table:table-cell table:formula="of:=IF(OR(AND(ROW()&gt;=[.$K$1];ROW()&lt;=[.$K$2]);AND(ROW()&gt;=[.$O$1];ROW()&lt;=[.$O$2]));[.H259];&quot;&quot;)" office:value-type="float" office:value="0.6972" calcext:value-type="float">
            <text:p>0.697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14Y0.7023</text:p>
          </table:table-cell>
          <table:table-cell table:formula="of:=MID([.C260];2;6)" office:value-type="string" office:string-value="0.3214" calcext:value-type="string">
            <text:p>0.3214</text:p>
          </table:table-cell>
          <table:table-cell table:formula="of:=MID([.C260];9;6)" office:value-type="string" office:string-value="0.7023" calcext:value-type="string">
            <text:p>0.7023</text:p>
          </table:table-cell>
          <table:table-cell/>
          <table:table-cell office:value-type="float" office:value="0.3214" calcext:value-type="float">
            <text:p>0.3214</text:p>
          </table:table-cell>
          <table:table-cell office:value-type="float" office:value="0.7023" calcext:value-type="float">
            <text:p>0.7023</text:p>
          </table:table-cell>
          <table:table-cell table:formula="of:=IF(OR(AND(ROW()&gt;=[.$K$1];ROW()&lt;=[.$K$2]);AND(ROW()&gt;=[.$O$1];ROW()&lt;=[.$O$2]) );[.G260];&quot;&quot;)" office:value-type="float" office:value="0.3214" calcext:value-type="float">
            <text:p>0.3214</text:p>
          </table:table-cell>
          <table:table-cell table:formula="of:=IF(OR(AND(ROW()&gt;=[.$K$1];ROW()&lt;=[.$K$2]);AND(ROW()&gt;=[.$O$1];ROW()&lt;=[.$O$2]));[.H260];&quot;&quot;)" office:value-type="float" office:value="0.7023" calcext:value-type="float">
            <text:p>0.702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54Y0.7071</text:p>
          </table:table-cell>
          <table:table-cell table:formula="of:=MID([.C261];2;6)" office:value-type="string" office:string-value="0.3254" calcext:value-type="string">
            <text:p>0.3254</text:p>
          </table:table-cell>
          <table:table-cell table:formula="of:=MID([.C261];9;6)" office:value-type="string" office:string-value="0.7071" calcext:value-type="string">
            <text:p>0.7071</text:p>
          </table:table-cell>
          <table:table-cell/>
          <table:table-cell office:value-type="float" office:value="0.3254" calcext:value-type="float">
            <text:p>0.3254</text:p>
          </table:table-cell>
          <table:table-cell office:value-type="float" office:value="0.7071" calcext:value-type="float">
            <text:p>0.7071</text:p>
          </table:table-cell>
          <table:table-cell table:formula="of:=IF(OR(AND(ROW()&gt;=[.$K$1];ROW()&lt;=[.$K$2]);AND(ROW()&gt;=[.$O$1];ROW()&lt;=[.$O$2]) );[.G261];&quot;&quot;)" office:value-type="float" office:value="0.3254" calcext:value-type="float">
            <text:p>0.3254</text:p>
          </table:table-cell>
          <table:table-cell table:formula="of:=IF(OR(AND(ROW()&gt;=[.$K$1];ROW()&lt;=[.$K$2]);AND(ROW()&gt;=[.$O$1];ROW()&lt;=[.$O$2]));[.H261];&quot;&quot;)" office:value-type="float" office:value="0.7071" calcext:value-type="float">
            <text:p>0.70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83Y0.7125</text:p>
          </table:table-cell>
          <table:table-cell table:formula="of:=MID([.C262];2;6)" office:value-type="string" office:string-value="0.3283" calcext:value-type="string">
            <text:p>0.3283</text:p>
          </table:table-cell>
          <table:table-cell table:formula="of:=MID([.C262];9;6)" office:value-type="string" office:string-value="0.7125" calcext:value-type="string">
            <text:p>0.7125</text:p>
          </table:table-cell>
          <table:table-cell/>
          <table:table-cell office:value-type="float" office:value="0.3283" calcext:value-type="float">
            <text:p>0.3283</text:p>
          </table:table-cell>
          <table:table-cell office:value-type="float" office:value="0.7125" calcext:value-type="float">
            <text:p>0.7125</text:p>
          </table:table-cell>
          <table:table-cell table:formula="of:=IF(OR(AND(ROW()&gt;=[.$K$1];ROW()&lt;=[.$K$2]);AND(ROW()&gt;=[.$O$1];ROW()&lt;=[.$O$2]) );[.G262];&quot;&quot;)" office:value-type="float" office:value="0.3283" calcext:value-type="float">
            <text:p>0.3283</text:p>
          </table:table-cell>
          <table:table-cell table:formula="of:=IF(OR(AND(ROW()&gt;=[.$K$1];ROW()&lt;=[.$K$2]);AND(ROW()&gt;=[.$O$1];ROW()&lt;=[.$O$2]));[.H262];&quot;&quot;)" office:value-type="float" office:value="0.7125" calcext:value-type="float">
            <text:p>0.71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303Y0.7208</text:p>
          </table:table-cell>
          <table:table-cell table:formula="of:=MID([.C263];2;6)" office:value-type="string" office:string-value="0.3303" calcext:value-type="string">
            <text:p>0.3303</text:p>
          </table:table-cell>
          <table:table-cell table:formula="of:=MID([.C263];9;6)" office:value-type="string" office:string-value="0.7208" calcext:value-type="string">
            <text:p>0.7208</text:p>
          </table:table-cell>
          <table:table-cell/>
          <table:table-cell office:value-type="float" office:value="0.3303" calcext:value-type="float">
            <text:p>0.3303</text:p>
          </table:table-cell>
          <table:table-cell office:value-type="float" office:value="0.7208" calcext:value-type="float">
            <text:p>0.7208</text:p>
          </table:table-cell>
          <table:table-cell table:formula="of:=IF(OR(AND(ROW()&gt;=[.$K$1];ROW()&lt;=[.$K$2]);AND(ROW()&gt;=[.$O$1];ROW()&lt;=[.$O$2]) );[.G263];&quot;&quot;)" office:value-type="float" office:value="0.3303" calcext:value-type="float">
            <text:p>0.3303</text:p>
          </table:table-cell>
          <table:table-cell table:formula="of:=IF(OR(AND(ROW()&gt;=[.$K$1];ROW()&lt;=[.$K$2]);AND(ROW()&gt;=[.$O$1];ROW()&lt;=[.$O$2]));[.H263];&quot;&quot;)" office:value-type="float" office:value="0.7208" calcext:value-type="float">
            <text:p>0.72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304Y0.7788</text:p>
          </table:table-cell>
          <table:table-cell table:formula="of:=MID([.C264];2;6)" office:value-type="string" office:string-value="0.3304" calcext:value-type="string">
            <text:p>0.3304</text:p>
          </table:table-cell>
          <table:table-cell table:formula="of:=MID([.C264];9;6)" office:value-type="string" office:string-value="0.7788" calcext:value-type="string">
            <text:p>0.7788</text:p>
          </table:table-cell>
          <table:table-cell/>
          <table:table-cell office:value-type="float" office:value="0.3304" calcext:value-type="float">
            <text:p>0.3304</text:p>
          </table:table-cell>
          <table:table-cell office:value-type="float" office:value="0.7788" calcext:value-type="float">
            <text:p>0.7788</text:p>
          </table:table-cell>
          <table:table-cell table:formula="of:=IF(OR(AND(ROW()&gt;=[.$K$1];ROW()&lt;=[.$K$2]);AND(ROW()&gt;=[.$O$1];ROW()&lt;=[.$O$2]) );[.G264];&quot;&quot;)" office:value-type="float" office:value="0.3304" calcext:value-type="float">
            <text:p>0.3304</text:p>
          </table:table-cell>
          <table:table-cell table:formula="of:=IF(OR(AND(ROW()&gt;=[.$K$1];ROW()&lt;=[.$K$2]);AND(ROW()&gt;=[.$O$1];ROW()&lt;=[.$O$2]));[.H264];&quot;&quot;)" office:value-type="float" office:value="0.7788" calcext:value-type="float">
            <text:p>0.778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92Y0.7849</text:p>
          </table:table-cell>
          <table:table-cell table:formula="of:=MID([.C265];2;6)" office:value-type="string" office:string-value="0.3292" calcext:value-type="string">
            <text:p>0.3292</text:p>
          </table:table-cell>
          <table:table-cell table:formula="of:=MID([.C265];9;6)" office:value-type="string" office:string-value="0.7849" calcext:value-type="string">
            <text:p>0.7849</text:p>
          </table:table-cell>
          <table:table-cell/>
          <table:table-cell office:value-type="float" office:value="0.3292" calcext:value-type="float">
            <text:p>0.3292</text:p>
          </table:table-cell>
          <table:table-cell office:value-type="float" office:value="0.7849" calcext:value-type="float">
            <text:p>0.7849</text:p>
          </table:table-cell>
          <table:table-cell table:formula="of:=IF(OR(AND(ROW()&gt;=[.$K$1];ROW()&lt;=[.$K$2]);AND(ROW()&gt;=[.$O$1];ROW()&lt;=[.$O$2]) );[.G265];&quot;&quot;)" office:value-type="float" office:value="0.3292" calcext:value-type="float">
            <text:p>0.3292</text:p>
          </table:table-cell>
          <table:table-cell table:formula="of:=IF(OR(AND(ROW()&gt;=[.$K$1];ROW()&lt;=[.$K$2]);AND(ROW()&gt;=[.$O$1];ROW()&lt;=[.$O$2]));[.H265];&quot;&quot;)" office:value-type="float" office:value="0.7849" calcext:value-type="float">
            <text:p>0.78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68Y0.7906</text:p>
          </table:table-cell>
          <table:table-cell table:formula="of:=MID([.C266];2;6)" office:value-type="string" office:string-value="0.3268" calcext:value-type="string">
            <text:p>0.3268</text:p>
          </table:table-cell>
          <table:table-cell table:formula="of:=MID([.C266];9;6)" office:value-type="string" office:string-value="0.7906" calcext:value-type="string">
            <text:p>0.7906</text:p>
          </table:table-cell>
          <table:table-cell/>
          <table:table-cell office:value-type="float" office:value="0.3268" calcext:value-type="float">
            <text:p>0.3268</text:p>
          </table:table-cell>
          <table:table-cell office:value-type="float" office:value="0.7906" calcext:value-type="float">
            <text:p>0.7906</text:p>
          </table:table-cell>
          <table:table-cell table:formula="of:=IF(OR(AND(ROW()&gt;=[.$K$1];ROW()&lt;=[.$K$2]);AND(ROW()&gt;=[.$O$1];ROW()&lt;=[.$O$2]) );[.G266];&quot;&quot;)" office:value-type="float" office:value="0.3268" calcext:value-type="float">
            <text:p>0.3268</text:p>
          </table:table-cell>
          <table:table-cell table:formula="of:=IF(OR(AND(ROW()&gt;=[.$K$1];ROW()&lt;=[.$K$2]);AND(ROW()&gt;=[.$O$1];ROW()&lt;=[.$O$2]));[.H266];&quot;&quot;)" office:value-type="float" office:value="0.7906" calcext:value-type="float">
            <text:p>0.79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236Y0.7953</text:p>
          </table:table-cell>
          <table:table-cell table:formula="of:=MID([.C267];2;6)" office:value-type="string" office:string-value="0.3236" calcext:value-type="string">
            <text:p>0.3236</text:p>
          </table:table-cell>
          <table:table-cell table:formula="of:=MID([.C267];9;6)" office:value-type="string" office:string-value="0.7953" calcext:value-type="string">
            <text:p>0.7953</text:p>
          </table:table-cell>
          <table:table-cell/>
          <table:table-cell office:value-type="float" office:value="0.3236" calcext:value-type="float">
            <text:p>0.3236</text:p>
          </table:table-cell>
          <table:table-cell office:value-type="float" office:value="0.7953" calcext:value-type="float">
            <text:p>0.7953</text:p>
          </table:table-cell>
          <table:table-cell table:formula="of:=IF(OR(AND(ROW()&gt;=[.$K$1];ROW()&lt;=[.$K$2]);AND(ROW()&gt;=[.$O$1];ROW()&lt;=[.$O$2]) );[.G267];&quot;&quot;)" office:value-type="float" office:value="0.3236" calcext:value-type="float">
            <text:p>0.3236</text:p>
          </table:table-cell>
          <table:table-cell table:formula="of:=IF(OR(AND(ROW()&gt;=[.$K$1];ROW()&lt;=[.$K$2]);AND(ROW()&gt;=[.$O$1];ROW()&lt;=[.$O$2]));[.H267];&quot;&quot;)" office:value-type="float" office:value="0.7953" calcext:value-type="float">
            <text:p>0.795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195Y0.7994</text:p>
          </table:table-cell>
          <table:table-cell table:formula="of:=MID([.C268];2;6)" office:value-type="string" office:string-value="0.3195" calcext:value-type="string">
            <text:p>0.3195</text:p>
          </table:table-cell>
          <table:table-cell table:formula="of:=MID([.C268];9;6)" office:value-type="string" office:string-value="0.7994" calcext:value-type="string">
            <text:p>0.7994</text:p>
          </table:table-cell>
          <table:table-cell/>
          <table:table-cell office:value-type="float" office:value="0.3195" calcext:value-type="float">
            <text:p>0.3195</text:p>
          </table:table-cell>
          <table:table-cell office:value-type="float" office:value="0.7994" calcext:value-type="float">
            <text:p>0.7994</text:p>
          </table:table-cell>
          <table:table-cell table:formula="of:=IF(OR(AND(ROW()&gt;=[.$K$1];ROW()&lt;=[.$K$2]);AND(ROW()&gt;=[.$O$1];ROW()&lt;=[.$O$2]) );[.G268];&quot;&quot;)" office:value-type="float" office:value="0.3195" calcext:value-type="float">
            <text:p>0.3195</text:p>
          </table:table-cell>
          <table:table-cell table:formula="of:=IF(OR(AND(ROW()&gt;=[.$K$1];ROW()&lt;=[.$K$2]);AND(ROW()&gt;=[.$O$1];ROW()&lt;=[.$O$2]));[.H268];&quot;&quot;)" office:value-type="float" office:value="0.7994" calcext:value-type="float">
            <text:p>0.79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117Y0.8042</text:p>
          </table:table-cell>
          <table:table-cell table:formula="of:=MID([.C269];2;6)" office:value-type="string" office:string-value="0.3117" calcext:value-type="string">
            <text:p>0.3117</text:p>
          </table:table-cell>
          <table:table-cell table:formula="of:=MID([.C269];9;6)" office:value-type="string" office:string-value="0.8042" calcext:value-type="string">
            <text:p>0.8042</text:p>
          </table:table-cell>
          <table:table-cell/>
          <table:table-cell office:value-type="float" office:value="0.3117" calcext:value-type="float">
            <text:p>0.3117</text:p>
          </table:table-cell>
          <table:table-cell office:value-type="float" office:value="0.8042" calcext:value-type="float">
            <text:p>0.8042</text:p>
          </table:table-cell>
          <table:table-cell table:formula="of:=IF(OR(AND(ROW()&gt;=[.$K$1];ROW()&lt;=[.$K$2]);AND(ROW()&gt;=[.$O$1];ROW()&lt;=[.$O$2]) );[.G269];&quot;&quot;)" office:value-type="float" office:value="0.3117" calcext:value-type="float">
            <text:p>0.3117</text:p>
          </table:table-cell>
          <table:table-cell table:formula="of:=IF(OR(AND(ROW()&gt;=[.$K$1];ROW()&lt;=[.$K$2]);AND(ROW()&gt;=[.$O$1];ROW()&lt;=[.$O$2]));[.H269];&quot;&quot;)" office:value-type="float" office:value="0.8042" calcext:value-type="float">
            <text:p>0.804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028Y0.8064</text:p>
          </table:table-cell>
          <table:table-cell table:formula="of:=MID([.C270];2;6)" office:value-type="string" office:string-value="0.3028" calcext:value-type="string">
            <text:p>0.3028</text:p>
          </table:table-cell>
          <table:table-cell table:formula="of:=MID([.C270];9;6)" office:value-type="string" office:string-value="0.8064" calcext:value-type="string">
            <text:p>0.8064</text:p>
          </table:table-cell>
          <table:table-cell/>
          <table:table-cell office:value-type="float" office:value="0.3028" calcext:value-type="float">
            <text:p>0.3028</text:p>
          </table:table-cell>
          <table:table-cell office:value-type="float" office:value="0.8064" calcext:value-type="float">
            <text:p>0.8064</text:p>
          </table:table-cell>
          <table:table-cell table:formula="of:=IF(OR(AND(ROW()&gt;=[.$K$1];ROW()&lt;=[.$K$2]);AND(ROW()&gt;=[.$O$1];ROW()&lt;=[.$O$2]) );[.G270];&quot;&quot;)" office:value-type="float" office:value="0.3028" calcext:value-type="float">
            <text:p>0.3028</text:p>
          </table:table-cell>
          <table:table-cell table:formula="of:=IF(OR(AND(ROW()&gt;=[.$K$1];ROW()&lt;=[.$K$2]);AND(ROW()&gt;=[.$O$1];ROW()&lt;=[.$O$2]));[.H270];&quot;&quot;)" office:value-type="float" office:value="0.8064" calcext:value-type="float">
            <text:p>0.80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970Y0.8064</text:p>
          </table:table-cell>
          <table:table-cell table:formula="of:=MID([.C271];2;6)" office:value-type="string" office:string-value="0.2970" calcext:value-type="string">
            <text:p>0.2970</text:p>
          </table:table-cell>
          <table:table-cell table:formula="of:=MID([.C271];9;6)" office:value-type="string" office:string-value="0.8064" calcext:value-type="string">
            <text:p>0.8064</text:p>
          </table:table-cell>
          <table:table-cell/>
          <table:table-cell office:value-type="float" office:value="0.297" calcext:value-type="float">
            <text:p>0.297</text:p>
          </table:table-cell>
          <table:table-cell office:value-type="float" office:value="0.8064" calcext:value-type="float">
            <text:p>0.8064</text:p>
          </table:table-cell>
          <table:table-cell table:formula="of:=IF(OR(AND(ROW()&gt;=[.$K$1];ROW()&lt;=[.$K$2]);AND(ROW()&gt;=[.$O$1];ROW()&lt;=[.$O$2]) );[.G271];&quot;&quot;)" office:value-type="float" office:value="0.297" calcext:value-type="float">
            <text:p>0.297</text:p>
          </table:table-cell>
          <table:table-cell table:formula="of:=IF(OR(AND(ROW()&gt;=[.$K$1];ROW()&lt;=[.$K$2]);AND(ROW()&gt;=[.$O$1];ROW()&lt;=[.$O$2]));[.H271];&quot;&quot;)" office:value-type="float" office:value="0.8064" calcext:value-type="float">
            <text:p>0.80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914Y0.8052</text:p>
          </table:table-cell>
          <table:table-cell table:formula="of:=MID([.C272];2;6)" office:value-type="string" office:string-value="0.2914" calcext:value-type="string">
            <text:p>0.2914</text:p>
          </table:table-cell>
          <table:table-cell table:formula="of:=MID([.C272];9;6)" office:value-type="string" office:string-value="0.8052" calcext:value-type="string">
            <text:p>0.8052</text:p>
          </table:table-cell>
          <table:table-cell/>
          <table:table-cell office:value-type="float" office:value="0.2914" calcext:value-type="float">
            <text:p>0.2914</text:p>
          </table:table-cell>
          <table:table-cell office:value-type="float" office:value="0.8052" calcext:value-type="float">
            <text:p>0.8052</text:p>
          </table:table-cell>
          <table:table-cell table:formula="of:=IF(OR(AND(ROW()&gt;=[.$K$1];ROW()&lt;=[.$K$2]);AND(ROW()&gt;=[.$O$1];ROW()&lt;=[.$O$2]) );[.G272];&quot;&quot;)" office:value-type="float" office:value="0.2914" calcext:value-type="float">
            <text:p>0.2914</text:p>
          </table:table-cell>
          <table:table-cell table:formula="of:=IF(OR(AND(ROW()&gt;=[.$K$1];ROW()&lt;=[.$K$2]);AND(ROW()&gt;=[.$O$1];ROW()&lt;=[.$O$2]));[.H272];&quot;&quot;)" office:value-type="float" office:value="0.8052" calcext:value-type="float">
            <text:p>0.805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831Y0.8014</text:p>
          </table:table-cell>
          <table:table-cell table:formula="of:=MID([.C273];2;6)" office:value-type="string" office:string-value="0.2831" calcext:value-type="string">
            <text:p>0.2831</text:p>
          </table:table-cell>
          <table:table-cell table:formula="of:=MID([.C273];9;6)" office:value-type="string" office:string-value="0.8014" calcext:value-type="string">
            <text:p>0.8014</text:p>
          </table:table-cell>
          <table:table-cell/>
          <table:table-cell office:value-type="float" office:value="0.2831" calcext:value-type="float">
            <text:p>0.2831</text:p>
          </table:table-cell>
          <table:table-cell office:value-type="float" office:value="0.8014" calcext:value-type="float">
            <text:p>0.8014</text:p>
          </table:table-cell>
          <table:table-cell table:formula="of:=IF(OR(AND(ROW()&gt;=[.$K$1];ROW()&lt;=[.$K$2]);AND(ROW()&gt;=[.$O$1];ROW()&lt;=[.$O$2]) );[.G273];&quot;&quot;)" office:value-type="float" office:value="0.2831" calcext:value-type="float">
            <text:p>0.2831</text:p>
          </table:table-cell>
          <table:table-cell table:formula="of:=IF(OR(AND(ROW()&gt;=[.$K$1];ROW()&lt;=[.$K$2]);AND(ROW()&gt;=[.$O$1];ROW()&lt;=[.$O$2]));[.H273];&quot;&quot;)" office:value-type="float" office:value="0.8014" calcext:value-type="float">
            <text:p>0.8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63Y0.7952</text:p>
          </table:table-cell>
          <table:table-cell table:formula="of:=MID([.C274];2;6)" office:value-type="string" office:string-value="0.2763" calcext:value-type="string">
            <text:p>0.2763</text:p>
          </table:table-cell>
          <table:table-cell table:formula="of:=MID([.C274];9;6)" office:value-type="string" office:string-value="0.7952" calcext:value-type="string">
            <text:p>0.7952</text:p>
          </table:table-cell>
          <table:table-cell/>
          <table:table-cell office:value-type="float" office:value="0.2763" calcext:value-type="float">
            <text:p>0.2763</text:p>
          </table:table-cell>
          <table:table-cell office:value-type="float" office:value="0.7952" calcext:value-type="float">
            <text:p>0.7952</text:p>
          </table:table-cell>
          <table:table-cell table:formula="of:=IF(OR(AND(ROW()&gt;=[.$K$1];ROW()&lt;=[.$K$2]);AND(ROW()&gt;=[.$O$1];ROW()&lt;=[.$O$2]) );[.G274];&quot;&quot;)" office:value-type="float" office:value="0.2763" calcext:value-type="float">
            <text:p>0.2763</text:p>
          </table:table-cell>
          <table:table-cell table:formula="of:=IF(OR(AND(ROW()&gt;=[.$K$1];ROW()&lt;=[.$K$2]);AND(ROW()&gt;=[.$O$1];ROW()&lt;=[.$O$2]));[.H274];&quot;&quot;)" office:value-type="float" office:value="0.7952" calcext:value-type="float">
            <text:p>0.795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31Y0.7904</text:p>
          </table:table-cell>
          <table:table-cell table:formula="of:=MID([.C275];2;6)" office:value-type="string" office:string-value="0.2731" calcext:value-type="string">
            <text:p>0.2731</text:p>
          </table:table-cell>
          <table:table-cell table:formula="of:=MID([.C275];9;6)" office:value-type="string" office:string-value="0.7904" calcext:value-type="string">
            <text:p>0.7904</text:p>
          </table:table-cell>
          <table:table-cell/>
          <table:table-cell office:value-type="float" office:value="0.2731" calcext:value-type="float">
            <text:p>0.2731</text:p>
          </table:table-cell>
          <table:table-cell office:value-type="float" office:value="0.7904" calcext:value-type="float">
            <text:p>0.7904</text:p>
          </table:table-cell>
          <table:table-cell table:formula="of:=IF(OR(AND(ROW()&gt;=[.$K$1];ROW()&lt;=[.$K$2]);AND(ROW()&gt;=[.$O$1];ROW()&lt;=[.$O$2]) );[.G275];&quot;&quot;)" office:value-type="float" office:value="0.2731" calcext:value-type="float">
            <text:p>0.2731</text:p>
          </table:table-cell>
          <table:table-cell table:formula="of:=IF(OR(AND(ROW()&gt;=[.$K$1];ROW()&lt;=[.$K$2]);AND(ROW()&gt;=[.$O$1];ROW()&lt;=[.$O$2]));[.H275];&quot;&quot;)" office:value-type="float" office:value="0.7904" calcext:value-type="float">
            <text:p>0.79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709Y0.7851</text:p>
          </table:table-cell>
          <table:table-cell table:formula="of:=MID([.C276];2;6)" office:value-type="string" office:string-value="0.2709" calcext:value-type="string">
            <text:p>0.2709</text:p>
          </table:table-cell>
          <table:table-cell table:formula="of:=MID([.C276];9;6)" office:value-type="string" office:string-value="0.7851" calcext:value-type="string">
            <text:p>0.7851</text:p>
          </table:table-cell>
          <table:table-cell/>
          <table:table-cell office:value-type="float" office:value="0.2709" calcext:value-type="float">
            <text:p>0.2709</text:p>
          </table:table-cell>
          <table:table-cell office:value-type="float" office:value="0.7851" calcext:value-type="float">
            <text:p>0.7851</text:p>
          </table:table-cell>
          <table:table-cell table:formula="of:=IF(OR(AND(ROW()&gt;=[.$K$1];ROW()&lt;=[.$K$2]);AND(ROW()&gt;=[.$O$1];ROW()&lt;=[.$O$2]) );[.G276];&quot;&quot;)" office:value-type="float" office:value="0.2709" calcext:value-type="float">
            <text:p>0.2709</text:p>
          </table:table-cell>
          <table:table-cell table:formula="of:=IF(OR(AND(ROW()&gt;=[.$K$1];ROW()&lt;=[.$K$2]);AND(ROW()&gt;=[.$O$1];ROW()&lt;=[.$O$2]));[.H276];&quot;&quot;)" office:value-type="float" office:value="0.7851" calcext:value-type="float">
            <text:p>0.78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2695Y0.7760</text:p>
          </table:table-cell>
          <table:table-cell table:formula="of:=MID([.C277];2;6)" office:value-type="string" office:string-value="0.2695" calcext:value-type="string">
            <text:p>0.2695</text:p>
          </table:table-cell>
          <table:table-cell table:formula="of:=MID([.C277];9;6)" office:value-type="string" office:string-value="0.7760" calcext:value-type="string">
            <text:p>0.7760</text:p>
          </table:table-cell>
          <table:table-cell/>
          <table:table-cell office:value-type="float" office:value="0.2695" calcext:value-type="float">
            <text:p>0.2695</text:p>
          </table:table-cell>
          <table:table-cell office:value-type="float" office:value="0.776" calcext:value-type="float">
            <text:p>0.776</text:p>
          </table:table-cell>
          <table:table-cell table:formula="of:=IF(OR(AND(ROW()&gt;=[.$K$1];ROW()&lt;=[.$K$2]);AND(ROW()&gt;=[.$O$1];ROW()&lt;=[.$O$2]) );[.G277];&quot;&quot;)" office:value-type="float" office:value="0.2695" calcext:value-type="float">
            <text:p>0.2695</text:p>
          </table:table-cell>
          <table:table-cell table:formula="of:=IF(OR(AND(ROW()&gt;=[.$K$1];ROW()&lt;=[.$K$2]);AND(ROW()&gt;=[.$O$1];ROW()&lt;=[.$O$2]));[.H277];&quot;&quot;)" office:value-type="float" office:value="0.776" calcext:value-type="float">
            <text:p>0.776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G00</text:p>
          </table:table-cell>
          <table:table-cell/>
          <table:table-cell table:formula="of:=MID([.C278];2;6)">
            <text:p/>
          </table:table-cell>
          <table:table-cell table:formula="of:=MID([.C278];9;6)">
            <text:p/>
          </table:table-cell>
          <table:table-cell table:number-columns-repeated="3"/>
          <table:table-cell table:formula="of:=IF(ROW()&lt;=[.$F$1];[.G278];&quot;&quot;)">
            <text:p/>
          </table:table-cell>
          <table:table-cell table:formula="of:=IF(ROW()&lt;=[.$F$1];[.H278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0</text:p>
          </table:table-cell>
          <table:table-cell office:value-type="string" calcext:value-type="string">
            <text:p>X0.3695Y0.7760</text:p>
          </table:table-cell>
          <table:table-cell table:formula="of:=MID([.C279];2;6)" office:value-type="string" office:string-value="0.3695" calcext:value-type="string">
            <text:p>0.3695</text:p>
          </table:table-cell>
          <table:table-cell table:formula="of:=MID([.C279];9;6)" office:value-type="string" office:string-value="0.7760" calcext:value-type="string">
            <text:p>0.7760</text:p>
          </table:table-cell>
          <table:table-cell/>
          <table:table-cell office:value-type="float" office:value="0.3695" calcext:value-type="float">
            <text:p>0.3695</text:p>
          </table:table-cell>
          <table:table-cell office:value-type="float" office:value="0.776" calcext:value-type="float">
            <text:p>0.776</text:p>
          </table:table-cell>
          <table:table-cell table:formula="of:=IF(OR(AND(ROW()&gt;=[.$K$1];ROW()&lt;=[.$K$2]);AND(ROW()&gt;=[.$O$1];ROW()&lt;=[.$O$2]) );[.G279];&quot;&quot;)" office:value-type="float" office:value="0.3695" calcext:value-type="float">
            <text:p>0.3695</text:p>
          </table:table-cell>
          <table:table-cell table:formula="of:=IF(OR(AND(ROW()&gt;=[.$K$1];ROW()&lt;=[.$K$2]);AND(ROW()&gt;=[.$O$1];ROW()&lt;=[.$O$2]));[.H279];&quot;&quot;)" office:value-type="float" office:value="0.776" calcext:value-type="float">
            <text:p>0.776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G01</text:p>
          </table:table-cell>
          <table:table-cell/>
          <table:table-cell table:formula="of:=MID([.C280];2;6)">
            <text:p/>
          </table:table-cell>
          <table:table-cell table:formula="of:=MID([.C280];9;6)">
            <text:p/>
          </table:table-cell>
          <table:table-cell table:number-columns-repeated="3"/>
          <table:table-cell table:formula="of:=IF(ROW()&lt;=[.$F$1];[.G280];&quot;&quot;)">
            <text:p/>
          </table:table-cell>
          <table:table-cell table:formula="of:=IF(ROW()&lt;=[.$F$1];[.H280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696Y0.7212</text:p>
          </table:table-cell>
          <table:table-cell table:formula="of:=MID([.C281];2;6)" office:value-type="string" office:string-value="0.3696" calcext:value-type="string">
            <text:p>0.3696</text:p>
          </table:table-cell>
          <table:table-cell table:formula="of:=MID([.C281];9;6)" office:value-type="string" office:string-value="0.7212" calcext:value-type="string">
            <text:p>0.7212</text:p>
          </table:table-cell>
          <table:table-cell/>
          <table:table-cell office:value-type="float" office:value="0.3696" calcext:value-type="float">
            <text:p>0.3696</text:p>
          </table:table-cell>
          <table:table-cell office:value-type="float" office:value="0.7212" calcext:value-type="float">
            <text:p>0.7212</text:p>
          </table:table-cell>
          <table:table-cell table:formula="of:=IF(OR(AND(ROW()&gt;=[.$K$1];ROW()&lt;=[.$K$2]);AND(ROW()&gt;=[.$O$1];ROW()&lt;=[.$O$2]) );[.G281];&quot;&quot;)" office:value-type="float" office:value="0.3696" calcext:value-type="float">
            <text:p>0.3696</text:p>
          </table:table-cell>
          <table:table-cell table:formula="of:=IF(OR(AND(ROW()&gt;=[.$K$1];ROW()&lt;=[.$K$2]);AND(ROW()&gt;=[.$O$1];ROW()&lt;=[.$O$2]));[.H281];&quot;&quot;)" office:value-type="float" office:value="0.7212" calcext:value-type="float">
            <text:p>0.72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08Y0.7151</text:p>
          </table:table-cell>
          <table:table-cell table:formula="of:=MID([.C282];2;6)" office:value-type="string" office:string-value="0.3708" calcext:value-type="string">
            <text:p>0.3708</text:p>
          </table:table-cell>
          <table:table-cell table:formula="of:=MID([.C282];9;6)" office:value-type="string" office:string-value="0.7151" calcext:value-type="string">
            <text:p>0.7151</text:p>
          </table:table-cell>
          <table:table-cell/>
          <table:table-cell office:value-type="float" office:value="0.3708" calcext:value-type="float">
            <text:p>0.3708</text:p>
          </table:table-cell>
          <table:table-cell office:value-type="float" office:value="0.7151" calcext:value-type="float">
            <text:p>0.7151</text:p>
          </table:table-cell>
          <table:table-cell table:formula="of:=IF(OR(AND(ROW()&gt;=[.$K$1];ROW()&lt;=[.$K$2]);AND(ROW()&gt;=[.$O$1];ROW()&lt;=[.$O$2]) );[.G282];&quot;&quot;)" office:value-type="float" office:value="0.3708" calcext:value-type="float">
            <text:p>0.3708</text:p>
          </table:table-cell>
          <table:table-cell table:formula="of:=IF(OR(AND(ROW()&gt;=[.$K$1];ROW()&lt;=[.$K$2]);AND(ROW()&gt;=[.$O$1];ROW()&lt;=[.$O$2]));[.H282];&quot;&quot;)" office:value-type="float" office:value="0.7151" calcext:value-type="float">
            <text:p>0.71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32Y0.7094</text:p>
          </table:table-cell>
          <table:table-cell table:formula="of:=MID([.C283];2;6)" office:value-type="string" office:string-value="0.3732" calcext:value-type="string">
            <text:p>0.3732</text:p>
          </table:table-cell>
          <table:table-cell table:formula="of:=MID([.C283];9;6)" office:value-type="string" office:string-value="0.7094" calcext:value-type="string">
            <text:p>0.7094</text:p>
          </table:table-cell>
          <table:table-cell/>
          <table:table-cell office:value-type="float" office:value="0.3732" calcext:value-type="float">
            <text:p>0.3732</text:p>
          </table:table-cell>
          <table:table-cell office:value-type="float" office:value="0.7094" calcext:value-type="float">
            <text:p>0.7094</text:p>
          </table:table-cell>
          <table:table-cell table:formula="of:=IF(OR(AND(ROW()&gt;=[.$K$1];ROW()&lt;=[.$K$2]);AND(ROW()&gt;=[.$O$1];ROW()&lt;=[.$O$2]) );[.G283];&quot;&quot;)" office:value-type="float" office:value="0.3732" calcext:value-type="float">
            <text:p>0.3732</text:p>
          </table:table-cell>
          <table:table-cell table:formula="of:=IF(OR(AND(ROW()&gt;=[.$K$1];ROW()&lt;=[.$K$2]);AND(ROW()&gt;=[.$O$1];ROW()&lt;=[.$O$2]));[.H283];&quot;&quot;)" office:value-type="float" office:value="0.7094" calcext:value-type="float">
            <text:p>0.70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64Y0.7047</text:p>
          </table:table-cell>
          <table:table-cell table:formula="of:=MID([.C284];2;6)" office:value-type="string" office:string-value="0.3764" calcext:value-type="string">
            <text:p>0.3764</text:p>
          </table:table-cell>
          <table:table-cell table:formula="of:=MID([.C284];9;6)" office:value-type="string" office:string-value="0.7047" calcext:value-type="string">
            <text:p>0.7047</text:p>
          </table:table-cell>
          <table:table-cell/>
          <table:table-cell office:value-type="float" office:value="0.3764" calcext:value-type="float">
            <text:p>0.3764</text:p>
          </table:table-cell>
          <table:table-cell office:value-type="float" office:value="0.7047" calcext:value-type="float">
            <text:p>0.7047</text:p>
          </table:table-cell>
          <table:table-cell table:formula="of:=IF(OR(AND(ROW()&gt;=[.$K$1];ROW()&lt;=[.$K$2]);AND(ROW()&gt;=[.$O$1];ROW()&lt;=[.$O$2]) );[.G284];&quot;&quot;)" office:value-type="float" office:value="0.3764" calcext:value-type="float">
            <text:p>0.3764</text:p>
          </table:table-cell>
          <table:table-cell table:formula="of:=IF(OR(AND(ROW()&gt;=[.$K$1];ROW()&lt;=[.$K$2]);AND(ROW()&gt;=[.$O$1];ROW()&lt;=[.$O$2]));[.H284];&quot;&quot;)" office:value-type="float" office:value="0.7047" calcext:value-type="float">
            <text:p>0.704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807Y0.7004</text:p>
          </table:table-cell>
          <table:table-cell table:formula="of:=MID([.C285];2;6)" office:value-type="string" office:string-value="0.3807" calcext:value-type="string">
            <text:p>0.3807</text:p>
          </table:table-cell>
          <table:table-cell table:formula="of:=MID([.C285];9;6)" office:value-type="string" office:string-value="0.7004" calcext:value-type="string">
            <text:p>0.7004</text:p>
          </table:table-cell>
          <table:table-cell/>
          <table:table-cell office:value-type="float" office:value="0.3807" calcext:value-type="float">
            <text:p>0.3807</text:p>
          </table:table-cell>
          <table:table-cell office:value-type="float" office:value="0.7004" calcext:value-type="float">
            <text:p>0.7004</text:p>
          </table:table-cell>
          <table:table-cell table:formula="of:=IF(OR(AND(ROW()&gt;=[.$K$1];ROW()&lt;=[.$K$2]);AND(ROW()&gt;=[.$O$1];ROW()&lt;=[.$O$2]) );[.G285];&quot;&quot;)" office:value-type="float" office:value="0.3807" calcext:value-type="float">
            <text:p>0.3807</text:p>
          </table:table-cell>
          <table:table-cell table:formula="of:=IF(OR(AND(ROW()&gt;=[.$K$1];ROW()&lt;=[.$K$2]);AND(ROW()&gt;=[.$O$1];ROW()&lt;=[.$O$2]));[.H285];&quot;&quot;)" office:value-type="float" office:value="0.7004" calcext:value-type="float">
            <text:p>0.70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856Y0.6971</text:p>
          </table:table-cell>
          <table:table-cell table:formula="of:=MID([.C286];2;6)" office:value-type="string" office:string-value="0.3856" calcext:value-type="string">
            <text:p>0.3856</text:p>
          </table:table-cell>
          <table:table-cell table:formula="of:=MID([.C286];9;6)" office:value-type="string" office:string-value="0.6971" calcext:value-type="string">
            <text:p>0.6971</text:p>
          </table:table-cell>
          <table:table-cell/>
          <table:table-cell office:value-type="float" office:value="0.3856" calcext:value-type="float">
            <text:p>0.3856</text:p>
          </table:table-cell>
          <table:table-cell office:value-type="float" office:value="0.6971" calcext:value-type="float">
            <text:p>0.6971</text:p>
          </table:table-cell>
          <table:table-cell table:formula="of:=IF(OR(AND(ROW()&gt;=[.$K$1];ROW()&lt;=[.$K$2]);AND(ROW()&gt;=[.$O$1];ROW()&lt;=[.$O$2]) );[.G286];&quot;&quot;)" office:value-type="float" office:value="0.3856" calcext:value-type="float">
            <text:p>0.3856</text:p>
          </table:table-cell>
          <table:table-cell table:formula="of:=IF(OR(AND(ROW()&gt;=[.$K$1];ROW()&lt;=[.$K$2]);AND(ROW()&gt;=[.$O$1];ROW()&lt;=[.$O$2]));[.H286];&quot;&quot;)" office:value-type="float" office:value="0.6971" calcext:value-type="float">
            <text:p>0.69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911Y0.6948</text:p>
          </table:table-cell>
          <table:table-cell table:formula="of:=MID([.C287];2;6)" office:value-type="string" office:string-value="0.3911" calcext:value-type="string">
            <text:p>0.3911</text:p>
          </table:table-cell>
          <table:table-cell table:formula="of:=MID([.C287];9;6)" office:value-type="string" office:string-value="0.6948" calcext:value-type="string">
            <text:p>0.6948</text:p>
          </table:table-cell>
          <table:table-cell/>
          <table:table-cell office:value-type="float" office:value="0.3911" calcext:value-type="float">
            <text:p>0.3911</text:p>
          </table:table-cell>
          <table:table-cell office:value-type="float" office:value="0.6948" calcext:value-type="float">
            <text:p>0.6948</text:p>
          </table:table-cell>
          <table:table-cell table:formula="of:=IF(OR(AND(ROW()&gt;=[.$K$1];ROW()&lt;=[.$K$2]);AND(ROW()&gt;=[.$O$1];ROW()&lt;=[.$O$2]) );[.G287];&quot;&quot;)" office:value-type="float" office:value="0.3911" calcext:value-type="float">
            <text:p>0.3911</text:p>
          </table:table-cell>
          <table:table-cell table:formula="of:=IF(OR(AND(ROW()&gt;=[.$K$1];ROW()&lt;=[.$K$2]);AND(ROW()&gt;=[.$O$1];ROW()&lt;=[.$O$2]));[.H287];&quot;&quot;)" office:value-type="float" office:value="0.6948" calcext:value-type="float">
            <text:p>0.694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970Y0.6936</text:p>
          </table:table-cell>
          <table:table-cell table:formula="of:=MID([.C288];2;6)" office:value-type="string" office:string-value="0.3970" calcext:value-type="string">
            <text:p>0.3970</text:p>
          </table:table-cell>
          <table:table-cell table:formula="of:=MID([.C288];9;6)" office:value-type="string" office:string-value="0.6936" calcext:value-type="string">
            <text:p>0.6936</text:p>
          </table:table-cell>
          <table:table-cell/>
          <table:table-cell office:value-type="float" office:value="0.397" calcext:value-type="float">
            <text:p>0.397</text:p>
          </table:table-cell>
          <table:table-cell office:value-type="float" office:value="0.6936" calcext:value-type="float">
            <text:p>0.6936</text:p>
          </table:table-cell>
          <table:table-cell table:formula="of:=IF(OR(AND(ROW()&gt;=[.$K$1];ROW()&lt;=[.$K$2]);AND(ROW()&gt;=[.$O$1];ROW()&lt;=[.$O$2]) );[.G288];&quot;&quot;)" office:value-type="float" office:value="0.397" calcext:value-type="float">
            <text:p>0.397</text:p>
          </table:table-cell>
          <table:table-cell table:formula="of:=IF(OR(AND(ROW()&gt;=[.$K$1];ROW()&lt;=[.$K$2]);AND(ROW()&gt;=[.$O$1];ROW()&lt;=[.$O$2]));[.H288];&quot;&quot;)" office:value-type="float" office:value="0.6936" calcext:value-type="float">
            <text:p>0.69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030Y0.6936</text:p>
          </table:table-cell>
          <table:table-cell table:formula="of:=MID([.C289];2;6)" office:value-type="string" office:string-value="0.4030" calcext:value-type="string">
            <text:p>0.4030</text:p>
          </table:table-cell>
          <table:table-cell table:formula="of:=MID([.C289];9;6)" office:value-type="string" office:string-value="0.6936" calcext:value-type="string">
            <text:p>0.6936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0.6936" calcext:value-type="float">
            <text:p>0.6936</text:p>
          </table:table-cell>
          <table:table-cell table:formula="of:=IF(OR(AND(ROW()&gt;=[.$K$1];ROW()&lt;=[.$K$2]);AND(ROW()&gt;=[.$O$1];ROW()&lt;=[.$O$2]) );[.G289];&quot;&quot;)" office:value-type="float" office:value="0.403" calcext:value-type="float">
            <text:p>0.403</text:p>
          </table:table-cell>
          <table:table-cell table:formula="of:=IF(OR(AND(ROW()&gt;=[.$K$1];ROW()&lt;=[.$K$2]);AND(ROW()&gt;=[.$O$1];ROW()&lt;=[.$O$2]));[.H289];&quot;&quot;)" office:value-type="float" office:value="0.6936" calcext:value-type="float">
            <text:p>0.69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089Y0.6948</text:p>
          </table:table-cell>
          <table:table-cell table:formula="of:=MID([.C290];2;6)" office:value-type="string" office:string-value="0.4089" calcext:value-type="string">
            <text:p>0.4089</text:p>
          </table:table-cell>
          <table:table-cell table:formula="of:=MID([.C290];9;6)" office:value-type="string" office:string-value="0.6948" calcext:value-type="string">
            <text:p>0.6948</text:p>
          </table:table-cell>
          <table:table-cell/>
          <table:table-cell office:value-type="float" office:value="0.4089" calcext:value-type="float">
            <text:p>0.4089</text:p>
          </table:table-cell>
          <table:table-cell office:value-type="float" office:value="0.6948" calcext:value-type="float">
            <text:p>0.6948</text:p>
          </table:table-cell>
          <table:table-cell table:formula="of:=IF(OR(AND(ROW()&gt;=[.$K$1];ROW()&lt;=[.$K$2]);AND(ROW()&gt;=[.$O$1];ROW()&lt;=[.$O$2]) );[.G290];&quot;&quot;)" office:value-type="float" office:value="0.4089" calcext:value-type="float">
            <text:p>0.4089</text:p>
          </table:table-cell>
          <table:table-cell table:formula="of:=IF(OR(AND(ROW()&gt;=[.$K$1];ROW()&lt;=[.$K$2]);AND(ROW()&gt;=[.$O$1];ROW()&lt;=[.$O$2]));[.H290];&quot;&quot;)" office:value-type="float" office:value="0.6948" calcext:value-type="float">
            <text:p>0.694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146Y0.6972</text:p>
          </table:table-cell>
          <table:table-cell table:formula="of:=MID([.C291];2;6)" office:value-type="string" office:string-value="0.4146" calcext:value-type="string">
            <text:p>0.4146</text:p>
          </table:table-cell>
          <table:table-cell table:formula="of:=MID([.C291];9;6)" office:value-type="string" office:string-value="0.6972" calcext:value-type="string">
            <text:p>0.6972</text:p>
          </table:table-cell>
          <table:table-cell/>
          <table:table-cell office:value-type="float" office:value="0.4146" calcext:value-type="float">
            <text:p>0.4146</text:p>
          </table:table-cell>
          <table:table-cell office:value-type="float" office:value="0.6972" calcext:value-type="float">
            <text:p>0.6972</text:p>
          </table:table-cell>
          <table:table-cell table:formula="of:=IF(OR(AND(ROW()&gt;=[.$K$1];ROW()&lt;=[.$K$2]);AND(ROW()&gt;=[.$O$1];ROW()&lt;=[.$O$2]) );[.G291];&quot;&quot;)" office:value-type="float" office:value="0.4146" calcext:value-type="float">
            <text:p>0.4146</text:p>
          </table:table-cell>
          <table:table-cell table:formula="of:=IF(OR(AND(ROW()&gt;=[.$K$1];ROW()&lt;=[.$K$2]);AND(ROW()&gt;=[.$O$1];ROW()&lt;=[.$O$2]));[.H291];&quot;&quot;)" office:value-type="float" office:value="0.6972" calcext:value-type="float">
            <text:p>0.697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14Y0.7023</text:p>
          </table:table-cell>
          <table:table-cell table:formula="of:=MID([.C292];2;6)" office:value-type="string" office:string-value="0.4214" calcext:value-type="string">
            <text:p>0.4214</text:p>
          </table:table-cell>
          <table:table-cell table:formula="of:=MID([.C292];9;6)" office:value-type="string" office:string-value="0.7023" calcext:value-type="string">
            <text:p>0.7023</text:p>
          </table:table-cell>
          <table:table-cell/>
          <table:table-cell office:value-type="float" office:value="0.4214" calcext:value-type="float">
            <text:p>0.4214</text:p>
          </table:table-cell>
          <table:table-cell office:value-type="float" office:value="0.7023" calcext:value-type="float">
            <text:p>0.7023</text:p>
          </table:table-cell>
          <table:table-cell table:formula="of:=IF(OR(AND(ROW()&gt;=[.$K$1];ROW()&lt;=[.$K$2]);AND(ROW()&gt;=[.$O$1];ROW()&lt;=[.$O$2]) );[.G292];&quot;&quot;)" office:value-type="float" office:value="0.4214" calcext:value-type="float">
            <text:p>0.4214</text:p>
          </table:table-cell>
          <table:table-cell table:formula="of:=IF(OR(AND(ROW()&gt;=[.$K$1];ROW()&lt;=[.$K$2]);AND(ROW()&gt;=[.$O$1];ROW()&lt;=[.$O$2]));[.H292];&quot;&quot;)" office:value-type="float" office:value="0.7023" calcext:value-type="float">
            <text:p>0.702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54Y0.7071</text:p>
          </table:table-cell>
          <table:table-cell table:formula="of:=MID([.C293];2;6)" office:value-type="string" office:string-value="0.4254" calcext:value-type="string">
            <text:p>0.4254</text:p>
          </table:table-cell>
          <table:table-cell table:formula="of:=MID([.C293];9;6)" office:value-type="string" office:string-value="0.7071" calcext:value-type="string">
            <text:p>0.7071</text:p>
          </table:table-cell>
          <table:table-cell/>
          <table:table-cell office:value-type="float" office:value="0.4254" calcext:value-type="float">
            <text:p>0.4254</text:p>
          </table:table-cell>
          <table:table-cell office:value-type="float" office:value="0.7071" calcext:value-type="float">
            <text:p>0.7071</text:p>
          </table:table-cell>
          <table:table-cell table:formula="of:=IF(OR(AND(ROW()&gt;=[.$K$1];ROW()&lt;=[.$K$2]);AND(ROW()&gt;=[.$O$1];ROW()&lt;=[.$O$2]) );[.G293];&quot;&quot;)" office:value-type="float" office:value="0.4254" calcext:value-type="float">
            <text:p>0.4254</text:p>
          </table:table-cell>
          <table:table-cell table:formula="of:=IF(OR(AND(ROW()&gt;=[.$K$1];ROW()&lt;=[.$K$2]);AND(ROW()&gt;=[.$O$1];ROW()&lt;=[.$O$2]));[.H293];&quot;&quot;)" office:value-type="float" office:value="0.7071" calcext:value-type="float">
            <text:p>0.70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83Y0.7125</text:p>
          </table:table-cell>
          <table:table-cell table:formula="of:=MID([.C294];2;6)" office:value-type="string" office:string-value="0.4283" calcext:value-type="string">
            <text:p>0.4283</text:p>
          </table:table-cell>
          <table:table-cell table:formula="of:=MID([.C294];9;6)" office:value-type="string" office:string-value="0.7125" calcext:value-type="string">
            <text:p>0.7125</text:p>
          </table:table-cell>
          <table:table-cell/>
          <table:table-cell office:value-type="float" office:value="0.4283" calcext:value-type="float">
            <text:p>0.4283</text:p>
          </table:table-cell>
          <table:table-cell office:value-type="float" office:value="0.7125" calcext:value-type="float">
            <text:p>0.7125</text:p>
          </table:table-cell>
          <table:table-cell table:formula="of:=IF(OR(AND(ROW()&gt;=[.$K$1];ROW()&lt;=[.$K$2]);AND(ROW()&gt;=[.$O$1];ROW()&lt;=[.$O$2]) );[.G294];&quot;&quot;)" office:value-type="float" office:value="0.4283" calcext:value-type="float">
            <text:p>0.4283</text:p>
          </table:table-cell>
          <table:table-cell table:formula="of:=IF(OR(AND(ROW()&gt;=[.$K$1];ROW()&lt;=[.$K$2]);AND(ROW()&gt;=[.$O$1];ROW()&lt;=[.$O$2]));[.H294];&quot;&quot;)" office:value-type="float" office:value="0.7125" calcext:value-type="float">
            <text:p>0.71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303Y0.7208</text:p>
          </table:table-cell>
          <table:table-cell table:formula="of:=MID([.C295];2;6)" office:value-type="string" office:string-value="0.4303" calcext:value-type="string">
            <text:p>0.4303</text:p>
          </table:table-cell>
          <table:table-cell table:formula="of:=MID([.C295];9;6)" office:value-type="string" office:string-value="0.7208" calcext:value-type="string">
            <text:p>0.7208</text:p>
          </table:table-cell>
          <table:table-cell/>
          <table:table-cell office:value-type="float" office:value="0.4303" calcext:value-type="float">
            <text:p>0.4303</text:p>
          </table:table-cell>
          <table:table-cell office:value-type="float" office:value="0.7208" calcext:value-type="float">
            <text:p>0.7208</text:p>
          </table:table-cell>
          <table:table-cell table:formula="of:=IF(OR(AND(ROW()&gt;=[.$K$1];ROW()&lt;=[.$K$2]);AND(ROW()&gt;=[.$O$1];ROW()&lt;=[.$O$2]) );[.G295];&quot;&quot;)" office:value-type="float" office:value="0.4303" calcext:value-type="float">
            <text:p>0.4303</text:p>
          </table:table-cell>
          <table:table-cell table:formula="of:=IF(OR(AND(ROW()&gt;=[.$K$1];ROW()&lt;=[.$K$2]);AND(ROW()&gt;=[.$O$1];ROW()&lt;=[.$O$2]));[.H295];&quot;&quot;)" office:value-type="float" office:value="0.7208" calcext:value-type="float">
            <text:p>0.72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304Y0.7788</text:p>
          </table:table-cell>
          <table:table-cell table:formula="of:=MID([.C296];2;6)" office:value-type="string" office:string-value="0.4304" calcext:value-type="string">
            <text:p>0.4304</text:p>
          </table:table-cell>
          <table:table-cell table:formula="of:=MID([.C296];9;6)" office:value-type="string" office:string-value="0.7788" calcext:value-type="string">
            <text:p>0.7788</text:p>
          </table:table-cell>
          <table:table-cell/>
          <table:table-cell office:value-type="float" office:value="0.4304" calcext:value-type="float">
            <text:p>0.4304</text:p>
          </table:table-cell>
          <table:table-cell office:value-type="float" office:value="0.7788" calcext:value-type="float">
            <text:p>0.7788</text:p>
          </table:table-cell>
          <table:table-cell table:formula="of:=IF(OR(AND(ROW()&gt;=[.$K$1];ROW()&lt;=[.$K$2]);AND(ROW()&gt;=[.$O$1];ROW()&lt;=[.$O$2]) );[.G296];&quot;&quot;)" office:value-type="float" office:value="0.4304" calcext:value-type="float">
            <text:p>0.4304</text:p>
          </table:table-cell>
          <table:table-cell table:formula="of:=IF(OR(AND(ROW()&gt;=[.$K$1];ROW()&lt;=[.$K$2]);AND(ROW()&gt;=[.$O$1];ROW()&lt;=[.$O$2]));[.H296];&quot;&quot;)" office:value-type="float" office:value="0.7788" calcext:value-type="float">
            <text:p>0.778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92Y0.7849</text:p>
          </table:table-cell>
          <table:table-cell table:formula="of:=MID([.C297];2;6)" office:value-type="string" office:string-value="0.4292" calcext:value-type="string">
            <text:p>0.4292</text:p>
          </table:table-cell>
          <table:table-cell table:formula="of:=MID([.C297];9;6)" office:value-type="string" office:string-value="0.7849" calcext:value-type="string">
            <text:p>0.7849</text:p>
          </table:table-cell>
          <table:table-cell/>
          <table:table-cell office:value-type="float" office:value="0.4292" calcext:value-type="float">
            <text:p>0.4292</text:p>
          </table:table-cell>
          <table:table-cell office:value-type="float" office:value="0.7849" calcext:value-type="float">
            <text:p>0.7849</text:p>
          </table:table-cell>
          <table:table-cell table:formula="of:=IF(OR(AND(ROW()&gt;=[.$K$1];ROW()&lt;=[.$K$2]);AND(ROW()&gt;=[.$O$1];ROW()&lt;=[.$O$2]) );[.G297];&quot;&quot;)" office:value-type="float" office:value="0.4292" calcext:value-type="float">
            <text:p>0.4292</text:p>
          </table:table-cell>
          <table:table-cell table:formula="of:=IF(OR(AND(ROW()&gt;=[.$K$1];ROW()&lt;=[.$K$2]);AND(ROW()&gt;=[.$O$1];ROW()&lt;=[.$O$2]));[.H297];&quot;&quot;)" office:value-type="float" office:value="0.7849" calcext:value-type="float">
            <text:p>0.78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68Y0.7906</text:p>
          </table:table-cell>
          <table:table-cell table:formula="of:=MID([.C298];2;6)" office:value-type="string" office:string-value="0.4268" calcext:value-type="string">
            <text:p>0.4268</text:p>
          </table:table-cell>
          <table:table-cell table:formula="of:=MID([.C298];9;6)" office:value-type="string" office:string-value="0.7906" calcext:value-type="string">
            <text:p>0.7906</text:p>
          </table:table-cell>
          <table:table-cell/>
          <table:table-cell office:value-type="float" office:value="0.4268" calcext:value-type="float">
            <text:p>0.4268</text:p>
          </table:table-cell>
          <table:table-cell office:value-type="float" office:value="0.7906" calcext:value-type="float">
            <text:p>0.7906</text:p>
          </table:table-cell>
          <table:table-cell table:formula="of:=IF(OR(AND(ROW()&gt;=[.$K$1];ROW()&lt;=[.$K$2]);AND(ROW()&gt;=[.$O$1];ROW()&lt;=[.$O$2]) );[.G298];&quot;&quot;)" office:value-type="float" office:value="0.4268" calcext:value-type="float">
            <text:p>0.4268</text:p>
          </table:table-cell>
          <table:table-cell table:formula="of:=IF(OR(AND(ROW()&gt;=[.$K$1];ROW()&lt;=[.$K$2]);AND(ROW()&gt;=[.$O$1];ROW()&lt;=[.$O$2]));[.H298];&quot;&quot;)" office:value-type="float" office:value="0.7906" calcext:value-type="float">
            <text:p>0.79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236Y0.7953</text:p>
          </table:table-cell>
          <table:table-cell table:formula="of:=MID([.C299];2;6)" office:value-type="string" office:string-value="0.4236" calcext:value-type="string">
            <text:p>0.4236</text:p>
          </table:table-cell>
          <table:table-cell table:formula="of:=MID([.C299];9;6)" office:value-type="string" office:string-value="0.7953" calcext:value-type="string">
            <text:p>0.7953</text:p>
          </table:table-cell>
          <table:table-cell/>
          <table:table-cell office:value-type="float" office:value="0.4236" calcext:value-type="float">
            <text:p>0.4236</text:p>
          </table:table-cell>
          <table:table-cell office:value-type="float" office:value="0.7953" calcext:value-type="float">
            <text:p>0.7953</text:p>
          </table:table-cell>
          <table:table-cell table:formula="of:=IF(OR(AND(ROW()&gt;=[.$K$1];ROW()&lt;=[.$K$2]);AND(ROW()&gt;=[.$O$1];ROW()&lt;=[.$O$2]) );[.G299];&quot;&quot;)" office:value-type="float" office:value="0.4236" calcext:value-type="float">
            <text:p>0.4236</text:p>
          </table:table-cell>
          <table:table-cell table:formula="of:=IF(OR(AND(ROW()&gt;=[.$K$1];ROW()&lt;=[.$K$2]);AND(ROW()&gt;=[.$O$1];ROW()&lt;=[.$O$2]));[.H299];&quot;&quot;)" office:value-type="float" office:value="0.7953" calcext:value-type="float">
            <text:p>0.795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195Y0.7994</text:p>
          </table:table-cell>
          <table:table-cell table:formula="of:=MID([.C300];2;6)" office:value-type="string" office:string-value="0.4195" calcext:value-type="string">
            <text:p>0.4195</text:p>
          </table:table-cell>
          <table:table-cell table:formula="of:=MID([.C300];9;6)" office:value-type="string" office:string-value="0.7994" calcext:value-type="string">
            <text:p>0.7994</text:p>
          </table:table-cell>
          <table:table-cell/>
          <table:table-cell office:value-type="float" office:value="0.4195" calcext:value-type="float">
            <text:p>0.4195</text:p>
          </table:table-cell>
          <table:table-cell office:value-type="float" office:value="0.7994" calcext:value-type="float">
            <text:p>0.7994</text:p>
          </table:table-cell>
          <table:table-cell table:formula="of:=IF(OR(AND(ROW()&gt;=[.$K$1];ROW()&lt;=[.$K$2]);AND(ROW()&gt;=[.$O$1];ROW()&lt;=[.$O$2]) );[.G300];&quot;&quot;)" office:value-type="float" office:value="0.4195" calcext:value-type="float">
            <text:p>0.4195</text:p>
          </table:table-cell>
          <table:table-cell table:formula="of:=IF(OR(AND(ROW()&gt;=[.$K$1];ROW()&lt;=[.$K$2]);AND(ROW()&gt;=[.$O$1];ROW()&lt;=[.$O$2]));[.H300];&quot;&quot;)" office:value-type="float" office:value="0.7994" calcext:value-type="float">
            <text:p>0.79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117Y0.8042</text:p>
          </table:table-cell>
          <table:table-cell table:formula="of:=MID([.C301];2;6)" office:value-type="string" office:string-value="0.4117" calcext:value-type="string">
            <text:p>0.4117</text:p>
          </table:table-cell>
          <table:table-cell table:formula="of:=MID([.C301];9;6)" office:value-type="string" office:string-value="0.8042" calcext:value-type="string">
            <text:p>0.8042</text:p>
          </table:table-cell>
          <table:table-cell/>
          <table:table-cell office:value-type="float" office:value="0.4117" calcext:value-type="float">
            <text:p>0.4117</text:p>
          </table:table-cell>
          <table:table-cell office:value-type="float" office:value="0.8042" calcext:value-type="float">
            <text:p>0.8042</text:p>
          </table:table-cell>
          <table:table-cell table:formula="of:=IF(OR(AND(ROW()&gt;=[.$K$1];ROW()&lt;=[.$K$2]);AND(ROW()&gt;=[.$O$1];ROW()&lt;=[.$O$2]) );[.G301];&quot;&quot;)" office:value-type="float" office:value="0.4117" calcext:value-type="float">
            <text:p>0.4117</text:p>
          </table:table-cell>
          <table:table-cell table:formula="of:=IF(OR(AND(ROW()&gt;=[.$K$1];ROW()&lt;=[.$K$2]);AND(ROW()&gt;=[.$O$1];ROW()&lt;=[.$O$2]));[.H301];&quot;&quot;)" office:value-type="float" office:value="0.8042" calcext:value-type="float">
            <text:p>0.804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4028Y0.8064</text:p>
          </table:table-cell>
          <table:table-cell table:formula="of:=MID([.C302];2;6)" office:value-type="string" office:string-value="0.4028" calcext:value-type="string">
            <text:p>0.4028</text:p>
          </table:table-cell>
          <table:table-cell table:formula="of:=MID([.C302];9;6)" office:value-type="string" office:string-value="0.8064" calcext:value-type="string">
            <text:p>0.8064</text:p>
          </table:table-cell>
          <table:table-cell/>
          <table:table-cell office:value-type="float" office:value="0.4028" calcext:value-type="float">
            <text:p>0.4028</text:p>
          </table:table-cell>
          <table:table-cell office:value-type="float" office:value="0.8064" calcext:value-type="float">
            <text:p>0.8064</text:p>
          </table:table-cell>
          <table:table-cell table:formula="of:=IF(OR(AND(ROW()&gt;=[.$K$1];ROW()&lt;=[.$K$2]);AND(ROW()&gt;=[.$O$1];ROW()&lt;=[.$O$2]) );[.G302];&quot;&quot;)" office:value-type="float" office:value="0.4028" calcext:value-type="float">
            <text:p>0.4028</text:p>
          </table:table-cell>
          <table:table-cell table:formula="of:=IF(OR(AND(ROW()&gt;=[.$K$1];ROW()&lt;=[.$K$2]);AND(ROW()&gt;=[.$O$1];ROW()&lt;=[.$O$2]));[.H302];&quot;&quot;)" office:value-type="float" office:value="0.8064" calcext:value-type="float">
            <text:p>0.80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970Y0.8064</text:p>
          </table:table-cell>
          <table:table-cell table:formula="of:=MID([.C303];2;6)" office:value-type="string" office:string-value="0.3970" calcext:value-type="string">
            <text:p>0.3970</text:p>
          </table:table-cell>
          <table:table-cell table:formula="of:=MID([.C303];9;6)" office:value-type="string" office:string-value="0.8064" calcext:value-type="string">
            <text:p>0.8064</text:p>
          </table:table-cell>
          <table:table-cell/>
          <table:table-cell office:value-type="float" office:value="0.397" calcext:value-type="float">
            <text:p>0.397</text:p>
          </table:table-cell>
          <table:table-cell office:value-type="float" office:value="0.8064" calcext:value-type="float">
            <text:p>0.8064</text:p>
          </table:table-cell>
          <table:table-cell table:formula="of:=IF(OR(AND(ROW()&gt;=[.$K$1];ROW()&lt;=[.$K$2]);AND(ROW()&gt;=[.$O$1];ROW()&lt;=[.$O$2]) );[.G303];&quot;&quot;)" office:value-type="float" office:value="0.397" calcext:value-type="float">
            <text:p>0.397</text:p>
          </table:table-cell>
          <table:table-cell table:formula="of:=IF(OR(AND(ROW()&gt;=[.$K$1];ROW()&lt;=[.$K$2]);AND(ROW()&gt;=[.$O$1];ROW()&lt;=[.$O$2]));[.H303];&quot;&quot;)" office:value-type="float" office:value="0.8064" calcext:value-type="float">
            <text:p>0.80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914Y0.8052</text:p>
          </table:table-cell>
          <table:table-cell table:formula="of:=MID([.C304];2;6)" office:value-type="string" office:string-value="0.3914" calcext:value-type="string">
            <text:p>0.3914</text:p>
          </table:table-cell>
          <table:table-cell table:formula="of:=MID([.C304];9;6)" office:value-type="string" office:string-value="0.8052" calcext:value-type="string">
            <text:p>0.8052</text:p>
          </table:table-cell>
          <table:table-cell/>
          <table:table-cell office:value-type="float" office:value="0.3914" calcext:value-type="float">
            <text:p>0.3914</text:p>
          </table:table-cell>
          <table:table-cell office:value-type="float" office:value="0.8052" calcext:value-type="float">
            <text:p>0.8052</text:p>
          </table:table-cell>
          <table:table-cell table:formula="of:=IF(OR(AND(ROW()&gt;=[.$K$1];ROW()&lt;=[.$K$2]);AND(ROW()&gt;=[.$O$1];ROW()&lt;=[.$O$2]) );[.G304];&quot;&quot;)" office:value-type="float" office:value="0.3914" calcext:value-type="float">
            <text:p>0.3914</text:p>
          </table:table-cell>
          <table:table-cell table:formula="of:=IF(OR(AND(ROW()&gt;=[.$K$1];ROW()&lt;=[.$K$2]);AND(ROW()&gt;=[.$O$1];ROW()&lt;=[.$O$2]));[.H304];&quot;&quot;)" office:value-type="float" office:value="0.8052" calcext:value-type="float">
            <text:p>0.805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831Y0.8014</text:p>
          </table:table-cell>
          <table:table-cell table:formula="of:=MID([.C305];2;6)" office:value-type="string" office:string-value="0.3831" calcext:value-type="string">
            <text:p>0.3831</text:p>
          </table:table-cell>
          <table:table-cell table:formula="of:=MID([.C305];9;6)" office:value-type="string" office:string-value="0.8014" calcext:value-type="string">
            <text:p>0.8014</text:p>
          </table:table-cell>
          <table:table-cell/>
          <table:table-cell office:value-type="float" office:value="0.3831" calcext:value-type="float">
            <text:p>0.3831</text:p>
          </table:table-cell>
          <table:table-cell office:value-type="float" office:value="0.8014" calcext:value-type="float">
            <text:p>0.8014</text:p>
          </table:table-cell>
          <table:table-cell table:formula="of:=IF(OR(AND(ROW()&gt;=[.$K$1];ROW()&lt;=[.$K$2]);AND(ROW()&gt;=[.$O$1];ROW()&lt;=[.$O$2]) );[.G305];&quot;&quot;)" office:value-type="float" office:value="0.3831" calcext:value-type="float">
            <text:p>0.3831</text:p>
          </table:table-cell>
          <table:table-cell table:formula="of:=IF(OR(AND(ROW()&gt;=[.$K$1];ROW()&lt;=[.$K$2]);AND(ROW()&gt;=[.$O$1];ROW()&lt;=[.$O$2]));[.H305];&quot;&quot;)" office:value-type="float" office:value="0.8014" calcext:value-type="float">
            <text:p>0.8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63Y0.7952</text:p>
          </table:table-cell>
          <table:table-cell table:formula="of:=MID([.C306];2;6)" office:value-type="string" office:string-value="0.3763" calcext:value-type="string">
            <text:p>0.3763</text:p>
          </table:table-cell>
          <table:table-cell table:formula="of:=MID([.C306];9;6)" office:value-type="string" office:string-value="0.7952" calcext:value-type="string">
            <text:p>0.7952</text:p>
          </table:table-cell>
          <table:table-cell/>
          <table:table-cell office:value-type="float" office:value="0.3763" calcext:value-type="float">
            <text:p>0.3763</text:p>
          </table:table-cell>
          <table:table-cell office:value-type="float" office:value="0.7952" calcext:value-type="float">
            <text:p>0.7952</text:p>
          </table:table-cell>
          <table:table-cell table:formula="of:=IF(OR(AND(ROW()&gt;=[.$K$1];ROW()&lt;=[.$K$2]);AND(ROW()&gt;=[.$O$1];ROW()&lt;=[.$O$2]) );[.G306];&quot;&quot;)" office:value-type="float" office:value="0.3763" calcext:value-type="float">
            <text:p>0.3763</text:p>
          </table:table-cell>
          <table:table-cell table:formula="of:=IF(OR(AND(ROW()&gt;=[.$K$1];ROW()&lt;=[.$K$2]);AND(ROW()&gt;=[.$O$1];ROW()&lt;=[.$O$2]));[.H306];&quot;&quot;)" office:value-type="float" office:value="0.7952" calcext:value-type="float">
            <text:p>0.795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31Y0.7904</text:p>
          </table:table-cell>
          <table:table-cell table:formula="of:=MID([.C307];2;6)" office:value-type="string" office:string-value="0.3731" calcext:value-type="string">
            <text:p>0.3731</text:p>
          </table:table-cell>
          <table:table-cell table:formula="of:=MID([.C307];9;6)" office:value-type="string" office:string-value="0.7904" calcext:value-type="string">
            <text:p>0.7904</text:p>
          </table:table-cell>
          <table:table-cell/>
          <table:table-cell office:value-type="float" office:value="0.3731" calcext:value-type="float">
            <text:p>0.3731</text:p>
          </table:table-cell>
          <table:table-cell office:value-type="float" office:value="0.7904" calcext:value-type="float">
            <text:p>0.7904</text:p>
          </table:table-cell>
          <table:table-cell table:formula="of:=IF(OR(AND(ROW()&gt;=[.$K$1];ROW()&lt;=[.$K$2]);AND(ROW()&gt;=[.$O$1];ROW()&lt;=[.$O$2]) );[.G307];&quot;&quot;)" office:value-type="float" office:value="0.3731" calcext:value-type="float">
            <text:p>0.3731</text:p>
          </table:table-cell>
          <table:table-cell table:formula="of:=IF(OR(AND(ROW()&gt;=[.$K$1];ROW()&lt;=[.$K$2]);AND(ROW()&gt;=[.$O$1];ROW()&lt;=[.$O$2]));[.H307];&quot;&quot;)" office:value-type="float" office:value="0.7904" calcext:value-type="float">
            <text:p>0.79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709Y0.7851</text:p>
          </table:table-cell>
          <table:table-cell table:formula="of:=MID([.C308];2;6)" office:value-type="string" office:string-value="0.3709" calcext:value-type="string">
            <text:p>0.3709</text:p>
          </table:table-cell>
          <table:table-cell table:formula="of:=MID([.C308];9;6)" office:value-type="string" office:string-value="0.7851" calcext:value-type="string">
            <text:p>0.7851</text:p>
          </table:table-cell>
          <table:table-cell/>
          <table:table-cell office:value-type="float" office:value="0.3709" calcext:value-type="float">
            <text:p>0.3709</text:p>
          </table:table-cell>
          <table:table-cell office:value-type="float" office:value="0.7851" calcext:value-type="float">
            <text:p>0.7851</text:p>
          </table:table-cell>
          <table:table-cell table:formula="of:=IF(OR(AND(ROW()&gt;=[.$K$1];ROW()&lt;=[.$K$2]);AND(ROW()&gt;=[.$O$1];ROW()&lt;=[.$O$2]) );[.G308];&quot;&quot;)" office:value-type="float" office:value="0.3709" calcext:value-type="float">
            <text:p>0.3709</text:p>
          </table:table-cell>
          <table:table-cell table:formula="of:=IF(OR(AND(ROW()&gt;=[.$K$1];ROW()&lt;=[.$K$2]);AND(ROW()&gt;=[.$O$1];ROW()&lt;=[.$O$2]));[.H308];&quot;&quot;)" office:value-type="float" office:value="0.7851" calcext:value-type="float">
            <text:p>0.78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01</text:p>
          </table:table-cell>
          <table:table-cell office:value-type="string" calcext:value-type="string">
            <text:p>X0.3695Y0.7760</text:p>
          </table:table-cell>
          <table:table-cell table:formula="of:=MID([.C309];2;6)" office:value-type="string" office:string-value="0.3695" calcext:value-type="string">
            <text:p>0.3695</text:p>
          </table:table-cell>
          <table:table-cell table:formula="of:=MID([.C309];9;6)" office:value-type="string" office:string-value="0.7760" calcext:value-type="string">
            <text:p>0.7760</text:p>
          </table:table-cell>
          <table:table-cell/>
          <table:table-cell office:value-type="float" office:value="0.3695" calcext:value-type="float">
            <text:p>0.3695</text:p>
          </table:table-cell>
          <table:table-cell office:value-type="float" office:value="0.776" calcext:value-type="float">
            <text:p>0.776</text:p>
          </table:table-cell>
          <table:table-cell table:formula="of:=IF(OR(AND(ROW()&gt;=[.$K$1];ROW()&lt;=[.$K$2]);AND(ROW()&gt;=[.$O$1];ROW()&lt;=[.$O$2]) );[.G309];&quot;&quot;)" office:value-type="float" office:value="0.3695" calcext:value-type="float">
            <text:p>0.3695</text:p>
          </table:table-cell>
          <table:table-cell table:formula="of:=IF(OR(AND(ROW()&gt;=[.$K$1];ROW()&lt;=[.$K$2]);AND(ROW()&gt;=[.$O$1];ROW()&lt;=[.$O$2]));[.H309];&quot;&quot;)" office:value-type="float" office:value="0.776" calcext:value-type="float">
            <text:p>0.776</text:p>
          </table:table-cell>
          <table:table-cell table:number-columns-repeated="9"/>
        </table:table-row>
        <table:table-row table:style-name="ro1" table:visibility="collapse">
          <table:table-cell/>
          <table:table-cell office:value-type="string" calcext:value-type="string">
            <text:p>G00</text:p>
          </table:table-cell>
          <table:table-cell table:number-columns-repeated="6"/>
          <table:table-cell table:style-name="ce2" table:formula="of:=IF(ROW()&lt;=[.$F$1];[.G310];&quot;&quot;)">
            <text:p/>
          </table:table-cell>
          <table:table-cell table:style-name="ce2" table:formula="of:=IF(ROW()&lt;=[.$F$1];[.H310];&quot;&quot;)">
            <text:p/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00-00-00</text:date>, <text:time style:data-style-name="N2" text:time-value="14:20:06.1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0:43:09.914000000</meta:creation-date>
    <dc:date>2018-10-21T15:41:16.362000000</dc:date>
    <meta:editing-duration>PT19M52S</meta:editing-duration>
    <meta:editing-cycles>5</meta:editing-cycles>
    <meta:generator>LibreOffice/6.0.6.2$Windows_X86_64 LibreOffice_project/0c292870b25a325b5ed35f6b45599d2ea4458e77</meta:generator>
    <meta:document-statistic meta:table-count="1" meta:cell-count="24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41cm" svg:height="27.32cm" xlink:href=".." xlink:type="simple" chart:class="chart:scatter" chart:style-name="ch1">
        <chart:legend chart:legend-position="end" svg:x="20.194cm" svg:y="13.358cm" style:legend-expansion="high" chart:style-name="ch2"/>
        <chart:plot-area chart:style-name="ch3" table:cell-range-address="Sheet1.I2:Sheet1.J311" svg:x="0.423cm" svg:y="-0.087cm" svg:width="12.366cm" svg:height="26.608cm">
          <chartooo:coordinate-region svg:x="1.161cm" svg:y="0.116cm" svg:width="11.383cm" svg:height="25.7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311" chart:class="chart:scatter">
            <chart:domain table:cell-range-address="Sheet1.I2:Sheet1.I311"/>
            <chart:data-point chart:repeated="2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25">
                <text:p>0.2925</text:p>
                <draw:g>
                  <svg:desc>Sheet1.I2:Sheet1.I311</svg:desc>
                </draw:g>
              </table:table-cell>
              <table:table-cell office:value-type="float" office:value="0.2136">
                <text:p>0.2136</text:p>
                <draw:g>
                  <svg:desc>Sheet1.J2:Sheet1.J3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37">
                <text:p>0.2837</text:p>
              </table:table-cell>
              <table:table-cell office:value-type="float" office:value="0.2104">
                <text:p>0.2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58">
                <text:p>0.2758</text:p>
              </table:table-cell>
              <table:table-cell office:value-type="float" office:value="0.2045">
                <text:p>0.2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12">
                <text:p>0.2712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69">
                <text:p>0.2669</text:p>
              </table:table-cell>
              <table:table-cell office:value-type="float" office:value="0.1898">
                <text:p>0.1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55">
                <text:p>0.2655</text:p>
              </table:table-cell>
              <table:table-cell office:value-type="float" office:value="0.1801">
                <text:p>0.1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57">
                <text:p>0.2657</text:p>
              </table:table-cell>
              <table:table-cell office:value-type="float" office:value="0.1166">
                <text:p>0.1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7">
                <text:p>0.26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96">
                <text:p>0.2696</text:p>
              </table:table-cell>
              <table:table-cell office:value-type="float" office:value="0.1037">
                <text:p>0.1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33">
                <text:p>0.2733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81">
                <text:p>0.2781</text:p>
              </table:table-cell>
              <table:table-cell office:value-type="float" office:value="0.0933">
                <text:p>0.0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37">
                <text:p>0.2837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">
                <text:p>0.29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66">
                <text:p>0.2966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34">
                <text:p>0.3034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32">
                <text:p>0.3132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19">
                <text:p>0.3219</text:p>
              </table:table-cell>
              <table:table-cell office:value-type="float" office:value="0.0933">
                <text:p>0.0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87">
                <text:p>0.3287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3">
                <text:p>0.33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45">
                <text:p>0.3345</text:p>
              </table:table-cell>
              <table:table-cell office:value-type="float" office:value="0.1199">
                <text:p>0.1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45">
                <text:p>0.334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38">
                <text:p>0.3338</text:p>
              </table:table-cell>
              <table:table-cell office:value-type="float" office:value="0.1867">
                <text:p>0.1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2">
                <text:p>0.332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67">
                <text:p>0.3267</text:p>
              </table:table-cell>
              <table:table-cell office:value-type="float" office:value="0.2019">
                <text:p>0.2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9">
                <text:p>0.319</text:p>
              </table:table-cell>
              <table:table-cell office:value-type="float" office:value="0.2088">
                <text:p>0.2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32">
                <text:p>0.3132</text:p>
              </table:table-cell>
              <table:table-cell office:value-type="float" office:value="0.2119">
                <text:p>0.2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75">
                <text:p>0.3075</text:p>
              </table:table-cell>
              <table:table-cell office:value-type="float" office:value="0.2136">
                <text:p>0.2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75">
                <text:p>0.3075</text:p>
              </table:table-cell>
              <table:table-cell office:value-type="float" office:value="0.3945">
                <text:p>0.3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44">
                <text:p>0.3144</text:p>
              </table:table-cell>
              <table:table-cell office:value-type="float" office:value="0.3971">
                <text:p>0.39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16">
                <text:p>0.3216</text:p>
              </table:table-cell>
              <table:table-cell office:value-type="float" office:value="0.4024">
                <text:p>0.40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68">
                <text:p>0.3268</text:p>
              </table:table-cell>
              <table:table-cell office:value-type="float" office:value="0.4094">
                <text:p>0.4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92">
                <text:p>0.3292</text:p>
              </table:table-cell>
              <table:table-cell office:value-type="float" office:value="0.4154">
                <text:p>0.4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05">
                <text:p>0.3305</text:p>
              </table:table-cell>
              <table:table-cell office:value-type="float" office:value="0.4239">
                <text:p>0.42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04">
                <text:p>0.3304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92">
                <text:p>0.3292</text:p>
              </table:table-cell>
              <table:table-cell office:value-type="float" office:value="0.4849">
                <text:p>0.48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7">
                <text:p>0.327</text:p>
              </table:table-cell>
              <table:table-cell office:value-type="float" office:value="0.4902">
                <text:p>0.49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14">
                <text:p>0.3214</text:p>
              </table:table-cell>
              <table:table-cell office:value-type="float" office:value="0.4977">
                <text:p>0.4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69">
                <text:p>0.3169</text:p>
              </table:table-cell>
              <table:table-cell office:value-type="float" office:value="0.5014">
                <text:p>0.5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17">
                <text:p>0.3117</text:p>
              </table:table-cell>
              <table:table-cell office:value-type="float" office:value="0.5042">
                <text:p>0.5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6">
                <text:p>0.306</text:p>
              </table:table-cell>
              <table:table-cell office:value-type="float" office:value="0.5059">
                <text:p>0.50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02">
                <text:p>0.3002</text:p>
              </table:table-cell>
              <table:table-cell office:value-type="float" office:value="0.5065">
                <text:p>0.50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4">
                <text:p>0.294</text:p>
              </table:table-cell>
              <table:table-cell office:value-type="float" office:value="0.5059">
                <text:p>0.50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83">
                <text:p>0.2883</text:p>
              </table:table-cell>
              <table:table-cell office:value-type="float" office:value="0.5042">
                <text:p>0.50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31">
                <text:p>0.2831</text:p>
              </table:table-cell>
              <table:table-cell office:value-type="float" office:value="0.5014">
                <text:p>0.5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84">
                <text:p>0.2784</text:p>
              </table:table-cell>
              <table:table-cell office:value-type="float" office:value="0.4976">
                <text:p>0.4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46">
                <text:p>0.2746</text:p>
              </table:table-cell>
              <table:table-cell office:value-type="float" office:value="0.4929">
                <text:p>0.49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18">
                <text:p>0.2718</text:p>
              </table:table-cell>
              <table:table-cell office:value-type="float" office:value="0.4877">
                <text:p>0.48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01">
                <text:p>0.2701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695">
                <text:p>0.2695</text:p>
              </table:table-cell>
              <table:table-cell office:value-type="float" office:value="0.4761">
                <text:p>0.47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95">
                <text:p>0.2695</text:p>
              </table:table-cell>
              <table:table-cell office:value-type="float" office:value="0.4239">
                <text:p>0.42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08">
                <text:p>0.2708</text:p>
              </table:table-cell>
              <table:table-cell office:value-type="float" office:value="0.4151">
                <text:p>0.41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45">
                <text:p>0.2745</text:p>
              </table:table-cell>
              <table:table-cell office:value-type="float" office:value="0.4072">
                <text:p>0.4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84">
                <text:p>0.2784</text:p>
              </table:table-cell>
              <table:table-cell office:value-type="float" office:value="0.4024">
                <text:p>0.40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56">
                <text:p>0.2856</text:p>
              </table:table-cell>
              <table:table-cell office:value-type="float" office:value="0.3971">
                <text:p>0.39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25">
                <text:p>0.2925</text:p>
              </table:table-cell>
              <table:table-cell office:value-type="float" office:value="0.3945">
                <text:p>0.3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25">
                <text:p>0.2925</text:p>
              </table:table-cell>
              <table:table-cell office:value-type="float" office:value="0.2136">
                <text:p>0.2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55">
                <text:p>0.365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56">
                <text:p>0.3656</text:p>
              </table:table-cell>
              <table:table-cell office:value-type="float" office:value="0.1168">
                <text:p>0.1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7">
                <text:p>0.36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96">
                <text:p>0.3696</text:p>
              </table:table-cell>
              <table:table-cell office:value-type="float" office:value="0.1037">
                <text:p>0.10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33">
                <text:p>0.3733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781">
                <text:p>0.3781</text:p>
              </table:table-cell>
              <table:table-cell office:value-type="float" office:value="0.0933">
                <text:p>0.0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37">
                <text:p>0.3837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">
                <text:p>0.39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66">
                <text:p>0.3966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34">
                <text:p>0.4034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">
                <text:p>0.41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63">
                <text:p>0.4163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42">
                <text:p>0.4242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287">
                <text:p>0.4287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32">
                <text:p>0.43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43">
                <text:p>0.4343</text:p>
              </table:table-cell>
              <table:table-cell office:value-type="float" office:value="0.1164">
                <text:p>0.11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45">
                <text:p>0.4345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31">
                <text:p>0.4331</text:p>
              </table:table-cell>
              <table:table-cell office:value-type="float" office:value="0.1898">
                <text:p>0.18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304">
                <text:p>0.4304</text:p>
              </table:table-cell>
              <table:table-cell office:value-type="float" office:value="0.1963">
                <text:p>0.1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267">
                <text:p>0.4267</text:p>
              </table:table-cell>
              <table:table-cell office:value-type="float" office:value="0.2019">
                <text:p>0.20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221">
                <text:p>0.4221</text:p>
              </table:table-cell>
              <table:table-cell office:value-type="float" office:value="0.2065">
                <text:p>0.20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32">
                <text:p>0.4132</text:p>
              </table:table-cell>
              <table:table-cell office:value-type="float" office:value="0.2119">
                <text:p>0.21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32">
                <text:p>0.4032</text:p>
              </table:table-cell>
              <table:table-cell office:value-type="float" office:value="0.2144">
                <text:p>0.2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66">
                <text:p>0.3966</text:p>
              </table:table-cell>
              <table:table-cell office:value-type="float" office:value="0.2143">
                <text:p>0.2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02">
                <text:p>0.3902</text:p>
              </table:table-cell>
              <table:table-cell office:value-type="float" office:value="0.2131">
                <text:p>0.2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08">
                <text:p>0.3808</text:p>
              </table:table-cell>
              <table:table-cell office:value-type="float" office:value="0.2087">
                <text:p>0.20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732">
                <text:p>0.3732</text:p>
              </table:table-cell>
              <table:table-cell office:value-type="float" office:value="0.2017">
                <text:p>0.2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696">
                <text:p>0.3696</text:p>
              </table:table-cell>
              <table:table-cell office:value-type="float" office:value="0.1963">
                <text:p>0.1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71">
                <text:p>0.3671</text:p>
              </table:table-cell>
              <table:table-cell office:value-type="float" office:value="0.1902">
                <text:p>0.19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655">
                <text:p>0.365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95">
                <text:p>0.3695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96">
                <text:p>0.3696</text:p>
              </table:table-cell>
              <table:table-cell office:value-type="float" office:value="0.4212">
                <text:p>0.4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">
                <text:p>0.3708</text:p>
              </table:table-cell>
              <table:table-cell office:value-type="float" office:value="0.4151">
                <text:p>0.4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32">
                <text:p>0.3732</text:p>
              </table:table-cell>
              <table:table-cell office:value-type="float" office:value="0.4094">
                <text:p>0.40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64">
                <text:p>0.3764</text:p>
              </table:table-cell>
              <table:table-cell office:value-type="float" office:value="0.4047">
                <text:p>0.40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07">
                <text:p>0.3807</text:p>
              </table:table-cell>
              <table:table-cell office:value-type="float" office:value="0.4004">
                <text:p>0.40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56">
                <text:p>0.3856</text:p>
              </table:table-cell>
              <table:table-cell office:value-type="float" office:value="0.3971">
                <text:p>0.39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1">
                <text:p>0.3911</text:p>
              </table:table-cell>
              <table:table-cell office:value-type="float" office:value="0.3948">
                <text:p>0.3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7">
                <text:p>0.397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3">
                <text:p>0.403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89">
                <text:p>0.4089</text:p>
              </table:table-cell>
              <table:table-cell office:value-type="float" office:value="0.3948">
                <text:p>0.39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146">
                <text:p>0.4146</text:p>
              </table:table-cell>
              <table:table-cell office:value-type="float" office:value="0.3972">
                <text:p>0.39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214">
                <text:p>0.4214</text:p>
              </table:table-cell>
              <table:table-cell office:value-type="float" office:value="0.4023">
                <text:p>0.40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254">
                <text:p>0.4254</text:p>
              </table:table-cell>
              <table:table-cell office:value-type="float" office:value="0.4071">
                <text:p>0.40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83">
                <text:p>0.4283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303">
                <text:p>0.4303</text:p>
              </table:table-cell>
              <table:table-cell office:value-type="float" office:value="0.4208">
                <text:p>0.42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304">
                <text:p>0.4304</text:p>
              </table:table-cell>
              <table:table-cell office:value-type="float" office:value="0.4788">
                <text:p>0.47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92">
                <text:p>0.4292</text:p>
              </table:table-cell>
              <table:table-cell office:value-type="float" office:value="0.4849">
                <text:p>0.48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68">
                <text:p>0.4268</text:p>
              </table:table-cell>
              <table:table-cell office:value-type="float" office:value="0.4906">
                <text:p>0.49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236">
                <text:p>0.4236</text:p>
              </table:table-cell>
              <table:table-cell office:value-type="float" office:value="0.4953">
                <text:p>0.49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95">
                <text:p>0.4195</text:p>
              </table:table-cell>
              <table:table-cell office:value-type="float" office:value="0.4994">
                <text:p>0.49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117">
                <text:p>0.4117</text:p>
              </table:table-cell>
              <table:table-cell office:value-type="float" office:value="0.5042">
                <text:p>0.50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028">
                <text:p>0.4028</text:p>
              </table:table-cell>
              <table:table-cell office:value-type="float" office:value="0.5064">
                <text:p>0.5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97">
                <text:p>0.397</text:p>
              </table:table-cell>
              <table:table-cell office:value-type="float" office:value="0.5064">
                <text:p>0.50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914">
                <text:p>0.3914</text:p>
              </table:table-cell>
              <table:table-cell office:value-type="float" office:value="0.5052">
                <text:p>0.50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31">
                <text:p>0.3831</text:p>
              </table:table-cell>
              <table:table-cell office:value-type="float" office:value="0.5014">
                <text:p>0.50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763">
                <text:p>0.3763</text:p>
              </table:table-cell>
              <table:table-cell office:value-type="float" office:value="0.4952">
                <text:p>0.49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731">
                <text:p>0.3731</text:p>
              </table:table-cell>
              <table:table-cell office:value-type="float" office:value="0.4904">
                <text:p>0.49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709">
                <text:p>0.3709</text:p>
              </table:table-cell>
              <table:table-cell office:value-type="float" office:value="0.4851">
                <text:p>0.48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695">
                <text:p>0.3695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425">
                <text:p>0.1425</text:p>
              </table:table-cell>
              <table:table-cell office:value-type="float" office:value="0.5501">
                <text:p>0.55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425">
                <text:p>0.1425</text:p>
              </table:table-cell>
              <table:table-cell office:value-type="float" office:value="0.2999">
                <text:p>0.2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431">
                <text:p>0.1431</text:p>
              </table:table-cell>
              <table:table-cell office:value-type="float" office:value="0.2971">
                <text:p>0.29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447">
                <text:p>0.1447</text:p>
              </table:table-cell>
              <table:table-cell office:value-type="float" office:value="0.2947">
                <text:p>0.29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471">
                <text:p>0.1471</text:p>
              </table:table-cell>
              <table:table-cell office:value-type="float" office:value="0.2931">
                <text:p>0.29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98">
                <text:p>0.1498</text:p>
              </table:table-cell>
              <table:table-cell office:value-type="float" office:value="0.2925">
                <text:p>0.29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05">
                <text:p>0.2005</text:p>
              </table:table-cell>
              <table:table-cell office:value-type="float" office:value="0.2925">
                <text:p>0.29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4">
                <text:p>0.204</text:p>
              </table:table-cell>
              <table:table-cell office:value-type="float" office:value="0.2936">
                <text:p>0.29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64">
                <text:p>0.2064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75">
                <text:p>0.20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075">
                <text:p>0.2075</text:p>
              </table:table-cell>
              <table:table-cell office:value-type="float" office:value="0.3945">
                <text:p>0.39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69">
                <text:p>0.2169</text:p>
              </table:table-cell>
              <table:table-cell office:value-type="float" office:value="0.3986">
                <text:p>0.39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36">
                <text:p>0.2236</text:p>
              </table:table-cell>
              <table:table-cell office:value-type="float" office:value="0.4047">
                <text:p>0.40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283">
                <text:p>0.2283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99">
                <text:p>0.2299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305">
                <text:p>0.2305</text:p>
              </table:table-cell>
              <table:table-cell office:value-type="float" office:value="0.4239">
                <text:p>0.42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304">
                <text:p>0.2304</text:p>
              </table:table-cell>
              <table:table-cell office:value-type="float" office:value="0.4788">
                <text:p>0.47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92">
                <text:p>0.2292</text:p>
              </table:table-cell>
              <table:table-cell office:value-type="float" office:value="0.4849">
                <text:p>0.48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68">
                <text:p>0.2268</text:p>
              </table:table-cell>
              <table:table-cell office:value-type="float" office:value="0.4906">
                <text:p>0.49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36">
                <text:p>0.2236</text:p>
              </table:table-cell>
              <table:table-cell office:value-type="float" office:value="0.4953">
                <text:p>0.49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193">
                <text:p>0.2193</text:p>
              </table:table-cell>
              <table:table-cell office:value-type="float" office:value="0.4996">
                <text:p>0.4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144">
                <text:p>0.2144</text:p>
              </table:table-cell>
              <table:table-cell office:value-type="float" office:value="0.5029">
                <text:p>0.50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089">
                <text:p>0.2089</text:p>
              </table:table-cell>
              <table:table-cell office:value-type="float" office:value="0.5052">
                <text:p>0.5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03">
                <text:p>0.203</text:p>
              </table:table-cell>
              <table:table-cell office:value-type="float" office:value="0.5064">
                <text:p>0.50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7">
                <text:p>0.197</text:p>
              </table:table-cell>
              <table:table-cell office:value-type="float" office:value="0.5064">
                <text:p>0.50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11">
                <text:p>0.1911</text:p>
              </table:table-cell>
              <table:table-cell office:value-type="float" office:value="0.5052">
                <text:p>0.50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854">
                <text:p>0.1854</text:p>
              </table:table-cell>
              <table:table-cell office:value-type="float" office:value="0.5028">
                <text:p>0.50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86">
                <text:p>0.1786</text:p>
              </table:table-cell>
              <table:table-cell office:value-type="float" office:value="0.4977">
                <text:p>0.49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748">
                <text:p>0.1748</text:p>
              </table:table-cell>
              <table:table-cell office:value-type="float" office:value="0.4931">
                <text:p>0.49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718">
                <text:p>0.1718</text:p>
              </table:table-cell>
              <table:table-cell office:value-type="float" office:value="0.4877">
                <text:p>0.48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701">
                <text:p>0.1701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95">
                <text:p>0.1695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95">
                <text:p>0.1695</text:p>
              </table:table-cell>
              <table:table-cell office:value-type="float" office:value="0.4239">
                <text:p>0.42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701">
                <text:p>0.1701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717">
                <text:p>0.1717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764">
                <text:p>0.1764</text:p>
              </table:table-cell>
              <table:table-cell office:value-type="float" office:value="0.4047">
                <text:p>0.40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31">
                <text:p>0.1831</text:p>
              </table:table-cell>
              <table:table-cell office:value-type="float" office:value="0.3986">
                <text:p>0.39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925">
                <text:p>0.1925</text:p>
              </table:table-cell>
              <table:table-cell office:value-type="float" office:value="0.3945">
                <text:p>0.39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925">
                <text:p>0.1925</text:p>
              </table:table-cell>
              <table:table-cell office:value-type="float" office:value="0.3075">
                <text:p>0.30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75">
                <text:p>0.1575</text:p>
              </table:table-cell>
              <table:table-cell office:value-type="float" office:value="0.3075">
                <text:p>0.30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75">
                <text:p>0.1575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425">
                <text:p>0.3425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425">
                <text:p>0.3425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075">
                <text:p>0.2075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75">
                <text:p>0.2075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132">
                <text:p>0.2132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19">
                <text:p>0.219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267">
                <text:p>0.2267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32">
                <text:p>0.23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338">
                <text:p>0.2338</text:p>
              </table:table-cell>
              <table:table-cell office:value-type="float" office:value="0.1133">
                <text:p>0.11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345">
                <text:p>0.2345</text:p>
              </table:table-cell>
              <table:table-cell office:value-type="float" office:value="0.1199">
                <text:p>0.11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345">
                <text:p>0.2345</text:p>
              </table:table-cell>
              <table:table-cell office:value-type="float" office:value="0.1801">
                <text:p>0.18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331">
                <text:p>0.2331</text:p>
              </table:table-cell>
              <table:table-cell office:value-type="float" office:value="0.1898">
                <text:p>0.18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303">
                <text:p>0.2303</text:p>
              </table:table-cell>
              <table:table-cell office:value-type="float" office:value="0.1965">
                <text:p>0.19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244">
                <text:p>0.2244</text:p>
              </table:table-cell>
              <table:table-cell office:value-type="float" office:value="0.2044">
                <text:p>0.20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19">
                <text:p>0.219</text:p>
              </table:table-cell>
              <table:table-cell office:value-type="float" office:value="0.2088">
                <text:p>0.20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102">
                <text:p>0.2102</text:p>
              </table:table-cell>
              <table:table-cell office:value-type="float" office:value="0.2129">
                <text:p>0.21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998">
                <text:p>0.1998</text:p>
              </table:table-cell>
              <table:table-cell office:value-type="float" office:value="0.2145">
                <text:p>0.2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33">
                <text:p>0.1933</text:p>
              </table:table-cell>
              <table:table-cell office:value-type="float" office:value="0.2138">
                <text:p>0.21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868">
                <text:p>0.1868</text:p>
              </table:table-cell>
              <table:table-cell office:value-type="float" office:value="0.2119">
                <text:p>0.2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808">
                <text:p>0.1808</text:p>
              </table:table-cell>
              <table:table-cell office:value-type="float" office:value="0.2087">
                <text:p>0.20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58">
                <text:p>0.1758</text:p>
              </table:table-cell>
              <table:table-cell office:value-type="float" office:value="0.2045">
                <text:p>0.20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695">
                <text:p>0.1695</text:p>
              </table:table-cell>
              <table:table-cell office:value-type="float" office:value="0.1961">
                <text:p>0.19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67">
                <text:p>0.16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56">
                <text:p>0.1656</text:p>
              </table:table-cell>
              <table:table-cell office:value-type="float" office:value="0.1832">
                <text:p>0.18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55">
                <text:p>0.1655</text:p>
              </table:table-cell>
              <table:table-cell office:value-type="float" office:value="0.1199">
                <text:p>0.11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62">
                <text:p>0.1662</text:p>
              </table:table-cell>
              <table:table-cell office:value-type="float" office:value="0.1133">
                <text:p>0.11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68">
                <text:p>0.16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733">
                <text:p>0.1733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1">
                <text:p>0.181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8">
                <text:p>0.1868</text:p>
              </table:table-cell>
              <table:table-cell office:value-type="float" office:value="0.0881">
                <text:p>0.08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25">
                <text:p>0.1925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25">
                <text:p>0.1925</text:p>
              </table:table-cell>
              <table:table-cell office:value-type="float" office:value="0.0493">
                <text:p>0.04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41">
                <text:p>0.1941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71">
                <text:p>0.1971</text:p>
              </table:table-cell>
              <table:table-cell office:value-type="float" office:value="0.0431">
                <text:p>0.04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">
                <text:p>0.2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5">
                <text:p>0.35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529">
                <text:p>0.3529</text:p>
              </table:table-cell>
              <table:table-cell office:value-type="float" office:value="0.0431">
                <text:p>0.04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562">
                <text:p>0.3562</text:p>
              </table:table-cell>
              <table:table-cell office:value-type="float" office:value="0.0458">
                <text:p>0.04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575">
                <text:p>0.35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575">
                <text:p>0.35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569">
                <text:p>0.3569</text:p>
              </table:table-cell>
              <table:table-cell office:value-type="float" office:value="0.5529">
                <text:p>0.55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542">
                <text:p>0.3542</text:p>
              </table:table-cell>
              <table:table-cell office:value-type="float" office:value="0.5562">
                <text:p>0.55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501">
                <text:p>0.3501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499">
                <text:p>0.1499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471">
                <text:p>0.1471</text:p>
              </table:table-cell>
              <table:table-cell office:value-type="float" office:value="0.5569">
                <text:p>0.55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447">
                <text:p>0.1447</text:p>
              </table:table-cell>
              <table:table-cell office:value-type="float" office:value="0.5553">
                <text:p>0.55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431">
                <text:p>0.1431</text:p>
              </table:table-cell>
              <table:table-cell office:value-type="float" office:value="0.5529">
                <text:p>0.55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425">
                <text:p>0.1425</text:p>
              </table:table-cell>
              <table:table-cell office:value-type="float" office:value="0.5501">
                <text:p>0.55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305">
                <text:p>0.2305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304">
                <text:p>0.2304</text:p>
              </table:table-cell>
              <table:table-cell office:value-type="float" office:value="0.7788">
                <text:p>0.77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292">
                <text:p>0.2292</text:p>
              </table:table-cell>
              <table:table-cell office:value-type="float" office:value="0.7849">
                <text:p>0.78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268">
                <text:p>0.2268</text:p>
              </table:table-cell>
              <table:table-cell office:value-type="float" office:value="0.7906">
                <text:p>0.79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236">
                <text:p>0.2236</text:p>
              </table:table-cell>
              <table:table-cell office:value-type="float" office:value="0.7953">
                <text:p>0.79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93">
                <text:p>0.2193</text:p>
              </table:table-cell>
              <table:table-cell office:value-type="float" office:value="0.7996">
                <text:p>0.79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44">
                <text:p>0.2144</text:p>
              </table:table-cell>
              <table:table-cell office:value-type="float" office:value="0.8029">
                <text:p>0.80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89">
                <text:p>0.2089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3">
                <text:p>0.203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97">
                <text:p>0.197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911">
                <text:p>0.1911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854">
                <text:p>0.1854</text:p>
              </table:table-cell>
              <table:table-cell office:value-type="float" office:value="0.8028">
                <text:p>0.80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786">
                <text:p>0.1786</text:p>
              </table:table-cell>
              <table:table-cell office:value-type="float" office:value="0.7977">
                <text:p>0.79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746">
                <text:p>0.1746</text:p>
              </table:table-cell>
              <table:table-cell office:value-type="float" office:value="0.7929">
                <text:p>0.79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717">
                <text:p>0.1717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697">
                <text:p>0.1697</text:p>
              </table:table-cell>
              <table:table-cell office:value-type="float" office:value="0.7792">
                <text:p>0.77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696">
                <text:p>0.1696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708">
                <text:p>0.1708</text:p>
              </table:table-cell>
              <table:table-cell office:value-type="float" office:value="0.7151">
                <text:p>0.71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732">
                <text:p>0.1732</text:p>
              </table:table-cell>
              <table:table-cell office:value-type="float" office:value="0.7094">
                <text:p>0.70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764">
                <text:p>0.1764</text:p>
              </table:table-cell>
              <table:table-cell office:value-type="float" office:value="0.7047">
                <text:p>0.70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805">
                <text:p>0.1805</text:p>
              </table:table-cell>
              <table:table-cell office:value-type="float" office:value="0.7006">
                <text:p>0.70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883">
                <text:p>0.1883</text:p>
              </table:table-cell>
              <table:table-cell office:value-type="float" office:value="0.6958">
                <text:p>0.69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72">
                <text:p>0.1972</text:p>
              </table:table-cell>
              <table:table-cell office:value-type="float" office:value="0.6936">
                <text:p>0.69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03">
                <text:p>0.203</text:p>
              </table:table-cell>
              <table:table-cell office:value-type="float" office:value="0.6936">
                <text:p>0.69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086">
                <text:p>0.2086</text:p>
              </table:table-cell>
              <table:table-cell office:value-type="float" office:value="0.6948">
                <text:p>0.69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169">
                <text:p>0.2169</text:p>
              </table:table-cell>
              <table:table-cell office:value-type="float" office:value="0.6986">
                <text:p>0.69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237">
                <text:p>0.2237</text:p>
              </table:table-cell>
              <table:table-cell office:value-type="float" office:value="0.7048">
                <text:p>0.70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69">
                <text:p>0.2269</text:p>
              </table:table-cell>
              <table:table-cell office:value-type="float" office:value="0.7096">
                <text:p>0.70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91">
                <text:p>0.2291</text:p>
              </table:table-cell>
              <table:table-cell office:value-type="float" office:value="0.7149">
                <text:p>0.71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05">
                <text:p>0.2305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695">
                <text:p>0.2695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696">
                <text:p>0.2696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708">
                <text:p>0.2708</text:p>
              </table:table-cell>
              <table:table-cell office:value-type="float" office:value="0.7151">
                <text:p>0.71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732">
                <text:p>0.2732</text:p>
              </table:table-cell>
              <table:table-cell office:value-type="float" office:value="0.7094">
                <text:p>0.70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764">
                <text:p>0.2764</text:p>
              </table:table-cell>
              <table:table-cell office:value-type="float" office:value="0.7047">
                <text:p>0.70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807">
                <text:p>0.2807</text:p>
              </table:table-cell>
              <table:table-cell office:value-type="float" office:value="0.7004">
                <text:p>0.70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856">
                <text:p>0.2856</text:p>
              </table:table-cell>
              <table:table-cell office:value-type="float" office:value="0.6971">
                <text:p>0.69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11">
                <text:p>0.2911</text:p>
              </table:table-cell>
              <table:table-cell office:value-type="float" office:value="0.6948">
                <text:p>0.69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97">
                <text:p>0.297</text:p>
              </table:table-cell>
              <table:table-cell office:value-type="float" office:value="0.6936">
                <text:p>0.69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03">
                <text:p>0.303</text:p>
              </table:table-cell>
              <table:table-cell office:value-type="float" office:value="0.6936">
                <text:p>0.69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089">
                <text:p>0.3089</text:p>
              </table:table-cell>
              <table:table-cell office:value-type="float" office:value="0.6948">
                <text:p>0.69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146">
                <text:p>0.3146</text:p>
              </table:table-cell>
              <table:table-cell office:value-type="float" office:value="0.6972">
                <text:p>0.69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214">
                <text:p>0.3214</text:p>
              </table:table-cell>
              <table:table-cell office:value-type="float" office:value="0.7023">
                <text:p>0.70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254">
                <text:p>0.3254</text:p>
              </table:table-cell>
              <table:table-cell office:value-type="float" office:value="0.7071">
                <text:p>0.70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283">
                <text:p>0.3283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303">
                <text:p>0.3303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304">
                <text:p>0.3304</text:p>
              </table:table-cell>
              <table:table-cell office:value-type="float" office:value="0.7788">
                <text:p>0.77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292">
                <text:p>0.3292</text:p>
              </table:table-cell>
              <table:table-cell office:value-type="float" office:value="0.7849">
                <text:p>0.78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268">
                <text:p>0.3268</text:p>
              </table:table-cell>
              <table:table-cell office:value-type="float" office:value="0.7906">
                <text:p>0.79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236">
                <text:p>0.3236</text:p>
              </table:table-cell>
              <table:table-cell office:value-type="float" office:value="0.7953">
                <text:p>0.79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195">
                <text:p>0.3195</text:p>
              </table:table-cell>
              <table:table-cell office:value-type="float" office:value="0.7994">
                <text:p>0.79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117">
                <text:p>0.3117</text:p>
              </table:table-cell>
              <table:table-cell office:value-type="float" office:value="0.8042">
                <text:p>0.80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028">
                <text:p>0.3028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97">
                <text:p>0.297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914">
                <text:p>0.2914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831">
                <text:p>0.2831</text:p>
              </table:table-cell>
              <table:table-cell office:value-type="float" office:value="0.8014">
                <text:p>0.80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763">
                <text:p>0.2763</text:p>
              </table:table-cell>
              <table:table-cell office:value-type="float" office:value="0.7952">
                <text:p>0.79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731">
                <text:p>0.2731</text:p>
              </table:table-cell>
              <table:table-cell office:value-type="float" office:value="0.7904">
                <text:p>0.79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709">
                <text:p>0.2709</text:p>
              </table:table-cell>
              <table:table-cell office:value-type="float" office:value="0.7851">
                <text:p>0.78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95">
                <text:p>0.2695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695">
                <text:p>0.3695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696">
                <text:p>0.3696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08">
                <text:p>0.3708</text:p>
              </table:table-cell>
              <table:table-cell office:value-type="float" office:value="0.7151">
                <text:p>0.71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732">
                <text:p>0.3732</text:p>
              </table:table-cell>
              <table:table-cell office:value-type="float" office:value="0.7094">
                <text:p>0.70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64">
                <text:p>0.3764</text:p>
              </table:table-cell>
              <table:table-cell office:value-type="float" office:value="0.7047">
                <text:p>0.70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807">
                <text:p>0.3807</text:p>
              </table:table-cell>
              <table:table-cell office:value-type="float" office:value="0.7004">
                <text:p>0.70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856">
                <text:p>0.3856</text:p>
              </table:table-cell>
              <table:table-cell office:value-type="float" office:value="0.6971">
                <text:p>0.69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911">
                <text:p>0.3911</text:p>
              </table:table-cell>
              <table:table-cell office:value-type="float" office:value="0.6948">
                <text:p>0.69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97">
                <text:p>0.397</text:p>
              </table:table-cell>
              <table:table-cell office:value-type="float" office:value="0.6936">
                <text:p>0.69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03">
                <text:p>0.403</text:p>
              </table:table-cell>
              <table:table-cell office:value-type="float" office:value="0.6936">
                <text:p>0.69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089">
                <text:p>0.4089</text:p>
              </table:table-cell>
              <table:table-cell office:value-type="float" office:value="0.6948">
                <text:p>0.69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146">
                <text:p>0.4146</text:p>
              </table:table-cell>
              <table:table-cell office:value-type="float" office:value="0.6972">
                <text:p>0.69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214">
                <text:p>0.4214</text:p>
              </table:table-cell>
              <table:table-cell office:value-type="float" office:value="0.7023">
                <text:p>0.70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254">
                <text:p>0.4254</text:p>
              </table:table-cell>
              <table:table-cell office:value-type="float" office:value="0.7071">
                <text:p>0.70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283">
                <text:p>0.4283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03">
                <text:p>0.4303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304">
                <text:p>0.4304</text:p>
              </table:table-cell>
              <table:table-cell office:value-type="float" office:value="0.7788">
                <text:p>0.77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292">
                <text:p>0.4292</text:p>
              </table:table-cell>
              <table:table-cell office:value-type="float" office:value="0.7849">
                <text:p>0.78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268">
                <text:p>0.4268</text:p>
              </table:table-cell>
              <table:table-cell office:value-type="float" office:value="0.7906">
                <text:p>0.79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236">
                <text:p>0.4236</text:p>
              </table:table-cell>
              <table:table-cell office:value-type="float" office:value="0.7953">
                <text:p>0.79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195">
                <text:p>0.4195</text:p>
              </table:table-cell>
              <table:table-cell office:value-type="float" office:value="0.7994">
                <text:p>0.79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117">
                <text:p>0.4117</text:p>
              </table:table-cell>
              <table:table-cell office:value-type="float" office:value="0.8042">
                <text:p>0.80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028">
                <text:p>0.4028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97">
                <text:p>0.397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914">
                <text:p>0.3914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831">
                <text:p>0.3831</text:p>
              </table:table-cell>
              <table:table-cell office:value-type="float" office:value="0.8014">
                <text:p>0.80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63">
                <text:p>0.3763</text:p>
              </table:table-cell>
              <table:table-cell office:value-type="float" office:value="0.7952">
                <text:p>0.79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31">
                <text:p>0.3731</text:p>
              </table:table-cell>
              <table:table-cell office:value-type="float" office:value="0.7904">
                <text:p>0.79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709">
                <text:p>0.3709</text:p>
              </table:table-cell>
              <table:table-cell office:value-type="float" office:value="0.7851">
                <text:p>0.78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695">
                <text:p>0.3695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